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37/" manifest:media-type="application/vnd.oasis.opendocument.chart"/>
  <manifest:file-entry manifest:full-path="Object 38/" manifest:media-type="application/vnd.oasis.opendocument.chart"/>
  <manifest:file-entry manifest:full-path="Object 39/" manifest:media-type="application/vnd.oasis.opendocument.chart"/>
  <manifest:file-entry manifest:full-path="Object 4/" manifest:media-type="application/vnd.oasis.opendocument.chart"/>
  <manifest:file-entry manifest:full-path="Object 40/" manifest:media-type="application/vnd.oasis.opendocument.chart"/>
  <manifest:file-entry manifest:full-path="Object 41/" manifest:media-type="application/vnd.oasis.opendocument.chart"/>
  <manifest:file-entry manifest:full-path="Object 42/" manifest:media-type="application/vnd.oasis.opendocument.chart"/>
  <manifest:file-entry manifest:full-path="Object 43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ck solid #000000" fo:border-left="thin solid #000000" fo:border-right="thin double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ck solid #000000" fo:border-left="thin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Pourcentage" style:data-style-name="N1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Pourcentage" style:data-style-name="N1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Pourcentage" style:data-style-name="N1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Pourcentage" style:data-style-name="N1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thin solid #000000" fo:border-left="thick solid #000000" fo:border-right="2pt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ck solid #000000" fo:border-bottom="thin solid #000000" fo:border-left="2pt solid #000000" fo:border-right="thick solid #000000" style:vertical-align="middle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Pourcentage" style:data-style-name="N13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42" style:family="table-cell" style:parent-style-name="Pourcentage" style:data-style-name="N13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double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0" style:family="table-cell" style:parent-style-name="Pourcentage" style:data-style-name="N13">
      <style:table-cell-properties fo:border-top="thin solid #000000" fo:border-bottom="none" fo:border-left="thin solid #000000" fo:border-right="thick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double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7" style:family="table-cell" style:parent-style-name="Default" style:data-style-name="N2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8" style:family="table-cell" style:parent-style-name="Pourcentage" style:data-style-name="N13">
      <style:table-cell-properties fo:border-top="2pt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5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2pt solid #000000" fo:border-left="thick solid #000000" fo:border-right="thin solid #000000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double #000000"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7" style:family="table-cell" style:parent-style-name="Pourcentage" style:data-style-name="N13">
      <style:table-cell-properties fo:border-top="thin solid #000000" fo:border-bottom="2pt solid #000000" fo:border-left="thin solid #000000" fo:border-right="thick solid #000000" style:vertical-align="middl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2pt solid #000000" fo:border-left="thin solid #000000" fo:border-right="thick solid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ck solid #000000" fo:border-right="none"/>
    </style:style>
    <style:style style:name="ce78" style:family="table-cell" style:parent-style-name="Default" style:data-style-name="N0">
      <style:table-cell-properties fo:border-top="thin solid #000000" fo:border-bottom="thin solid #000000" fo:border-left="thick solid #000000" fo:border-right="none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ck solid #000000" fo:border-left="thick solid #000000" fo:border-right="none"/>
    </style:style>
    <style:style style:name="ce81" style:family="table-cell" style:parent-style-name="Default" style:data-style-name="N0">
      <style:table-cell-properties fo:border-top="thin solid #000000" fo:border-bottom="thick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ck solid #000000" fo:border-bottom="thin solid #000000" fo:border-left="2pt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automatic" fo:background-color="transparent" style:rotation-angle="90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automatic" fo:background-color="transparent" style:rotation-angle="90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background-color="transparent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5.21229166666667cm"/>
    </style:style>
    <style:style style:name="co9" style:family="table-column">
      <style:table-column-properties fo:break-before="auto" style:column-width="5.39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thout_protection" table:style-name="ta1">
        <table:table-column table:style-name="co1" table:number-columns-repeated="2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1" table:default-cell-style-name="ce2"/>
        <table:table-column table:style-name="co7" table:default-cell-style-name="ce2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16341" table:default-cell-style-name="ce2"/>
        <table:table-row table:style-name="ro1">
          <table:table-cell table:style-name="ce1"/>
          <table:table-cell table:number-columns-repeated="3" table:style-name="ce2"/>
          <table:table-cell table:number-columns-spanned="9" table:number-rows-spanned="1" table:style-name="ce34"/>
          <table:covered-table-cell table:number-columns-repeated="8"/>
          <table:table-cell table:number-columns-repeated="34" table:style-name="ce2"/>
          <table:table-cell table:number-columns-repeated="16337" table:style-name="ce1"/>
        </table:table-row>
        <table:table-row table:style-name="ro2">
          <table:table-cell table:style-name="ce1"/>
          <table:table-cell table:number-columns-repeated="46" table:style-name="ce2"/>
          <table:table-cell table:number-columns-repeated="16337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35">
            <text:p>distance in mm</text:p>
          </table:table-cell>
          <table:covered-table-cell/>
          <table:table-cell office:value-type="string" table:number-columns-spanned="10" table:number-rows-spanned="1" table:style-name="ce36">
            <text:p>sensor 1</text:p>
          </table:table-cell>
          <table:covered-table-cell table:number-columns-repeated="9"/>
          <table:table-cell office:value-type="string" table:number-columns-spanned="10" table:number-rows-spanned="1" table:style-name="ce37">
            <text:p>sensor 2</text:p>
          </table:table-cell>
          <table:covered-table-cell table:number-columns-repeated="9"/>
          <table:table-cell office:value-type="string" office:string-value="distance in mm" table:formula="of:=[.$B3]" table:number-columns-spanned="2" table:number-rows-spanned="1" table:style-name="ce35">
            <text:p>distance in mm</text:p>
          </table:table-cell>
          <table:covered-table-cell/>
          <table:table-cell office:value-type="string" table:number-columns-spanned="10" table:number-rows-spanned="1" table:style-name="ce36">
            <text:p>sensor 3</text:p>
          </table:table-cell>
          <table:covered-table-cell table:number-columns-repeated="9"/>
          <table:table-cell office:value-type="string" table:number-columns-spanned="10" table:number-rows-spanned="1" table:style-name="ce37">
            <text:p>sensor 4</text:p>
          </table:table-cell>
          <table:covered-table-cell table:number-columns-repeated="9"/>
          <table:table-cell office:value-type="string" office:string-value="distance in mm" table:formula="of:=[.$B3]" table:number-columns-spanned="2" table:number-rows-spanned="1" table:style-name="ce35">
            <text:p>distance in mm</text:p>
          </table:table-cell>
          <table:covered-table-cell/>
          <table:table-cell table:number-columns-repeated="16337" table:style-name="ce1"/>
        </table:table-row>
        <table:table-row table:style-name="ro3">
          <table:table-cell table:style-name="ce1"/>
          <table:table-cell office:value-type="string" table:style-name="ce3">
            <text:p>measured</text:p>
          </table:table-cell>
          <table:table-cell office:value-type="string" table:style-name="ce4">
            <text:p>re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d deviation / distance_real</text:p>
          </table:table-cell>
          <table:table-cell office:value-type="string" table:style-name="ce6">
            <text:p>mean</text:p>
          </table:table-cell>
          <table:table-cell office:value-type="string" table:style-name="ce9">
            <text:p>error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8">
            <text:p>error</text:p>
          </table:table-cell>
          <table:table-cell office:value-type="string" office:string-value="measured" table:formula="of:=[.$B4]" table:style-name="ce3">
            <text:p>measured</text:p>
          </table:table-cell>
          <table:table-cell office:value-type="string" office:string-value="real" table:formula="of:=[.$C4]" table:style-name="ce10">
            <text:p>real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9">
            <text:p>error</text:p>
          </table:table-cell>
          <table:table-cell office:value-type="float" office:value="1" table:formula="of:=[.$D4]" table:style-name="ce8">
            <text:p>1</text:p>
          </table:table-cell>
          <table:table-cell office:value-type="float" office:value="2" table:formula="of:=[.$E4]" table:style-name="ce8">
            <text:p>2</text:p>
          </table:table-cell>
          <table:table-cell office:value-type="float" office:value="3" table:formula="of:=[.$F4]" table:style-name="ce8">
            <text:p>3</text:p>
          </table:table-cell>
          <table:table-cell office:value-type="float" office:value="4" table:formula="of:=[.$G4]" table:style-name="ce8">
            <text:p>4</text:p>
          </table:table-cell>
          <table:table-cell office:value-type="float" office:value="5" table:formula="of:=[.$H4]" table:style-name="ce7">
            <text:p>5</text:p>
          </table:table-cell>
          <table:table-cell office:value-type="string" office:string-value="min" table:formula="of:=[.$I4]" table:style-name="ce8">
            <text:p>min</text:p>
          </table:table-cell>
          <table:table-cell office:value-type="string" office:string-value="max" table:formula="of:=[.$J4]" table:style-name="ce8">
            <text:p>max</text:p>
          </table:table-cell>
          <table:table-cell office:value-type="string" office:string-value="std deviation / distance_real" table:formula="of:=[.$K4]" table:style-name="ce8">
            <text:p>std deviation / distance_real</text:p>
          </table:table-cell>
          <table:table-cell office:value-type="string" office:string-value="mean" table:formula="of:=[.$L4]" table:style-name="ce8">
            <text:p>mean</text:p>
          </table:table-cell>
          <table:table-cell office:value-type="string" office:string-value="error" table:formula="of:=[.$M4]" table:style-name="ce9">
            <text:p>error</text:p>
          </table:table-cell>
          <table:table-cell office:value-type="string" office:string-value="measured" table:formula="of:=[.$B4]" table:style-name="ce3">
            <text:p>measured</text:p>
          </table:table-cell>
          <table:table-cell office:value-type="string" office:string-value="real" table:formula="of:=[.$C4]" table:style-name="ce4">
            <text:p>real</text:p>
          </table:table-cell>
          <table:table-cell table:number-columns-repeated="16337" table:style-name="ce1"/>
        </table:table-row>
        <table:table-row table:style-name="ro3">
          <table:table-cell table:style-name="ce1"/>
          <table:table-cell office:value-type="float" office:value="5" table:style-name="ce11">
            <text:p>5</text:p>
          </table:table-cell>
          <table:table-cell office:value-type="float" office:value="8.44" table:formula="of:=[.B5]+[.$C$30]" table:style-name="ce12">
            <text:p>8,4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3" table:formula="of:=MIN([.D5:.H5])" table:style-name="ce16">
            <text:p>3</text:p>
          </table:table-cell>
          <table:table-cell office:value-type="float" office:value="5" table:formula="of:=MAX([.D5:.H5])" table:style-name="ce14">
            <text:p>5</text:p>
          </table:table-cell>
          <table:table-cell office:value-type="float" office:value="8.378042431120232E-2" table:formula="of:=STDEV([.D5:.H5])/[.$C5]" table:style-name="ce14">
            <text:p>0,083780424</text:p>
          </table:table-cell>
          <table:table-cell office:value-type="float" office:value="4" table:formula="of:=AVERAGE([.D5:.H5])" table:style-name="ce14">
            <text:p>4</text:p>
          </table:table-cell>
          <table:table-cell office:value-type="percentage" office:value="-0.52606635071090047" table:formula="of:=([.L5]-[.$C5])/[.$C5]" table:style-name="ce17">
            <text:p>-53%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N5:.R5])" table:style-name="ce16">
            <text:p>0</text:p>
          </table:table-cell>
          <table:table-cell office:value-type="float" office:value="0" table:formula="of:=MAX([.N5:.R5])" table:style-name="ce14">
            <text:p>0</text:p>
          </table:table-cell>
          <table:table-cell office:value-type="float" office:value="0" table:formula="of:=STDEV([.N5:.R5])/[.$C5]" table:style-name="ce14">
            <text:p>0</text:p>
          </table:table-cell>
          <table:table-cell office:value-type="float" office:value="0" table:formula="of:=AVERAGE([.N5:.R5])" table:style-name="ce14">
            <text:p>0</text:p>
          </table:table-cell>
          <table:table-cell office:value-type="percentage" office:value="-1" table:formula="of:=([.V5]-[.$C5])/[.$C5]" table:style-name="ce18">
            <text:p>-100%</text:p>
          </table:table-cell>
          <table:table-cell office:value-type="float" office:value="5" table:formula="of:=[.$B5]" table:style-name="ce11">
            <text:p>5</text:p>
          </table:table-cell>
          <table:table-cell office:value-type="float" office:value="8.44" table:formula="of:=[.$C5]" table:style-name="ce12">
            <text:p>8,4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Z5:.AD5])" table:style-name="ce16">
            <text:p>0</text:p>
          </table:table-cell>
          <table:table-cell office:value-type="float" office:value="0" table:formula="of:=MAX([.Z5:.AD5])" table:style-name="ce14">
            <text:p>0</text:p>
          </table:table-cell>
          <table:table-cell office:value-type="float" office:value="0" table:formula="of:=STDEV([.Z5:.AD5])/[.$C5]" table:style-name="ce14">
            <text:p>0</text:p>
          </table:table-cell>
          <table:table-cell office:value-type="float" office:value="0" table:formula="of:=AVERAGE([.Z5:.AD5])" table:style-name="ce14">
            <text:p>0</text:p>
          </table:table-cell>
          <table:table-cell office:value-type="percentage" office:value="-1" table:formula="of:=([.AH5]-[.$C5])/[.$C5]" table:style-name="ce17">
            <text:p>-100%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MIN([.AJ5:.AN5])" table:style-name="ce16">
            <text:p>0</text:p>
          </table:table-cell>
          <table:table-cell office:value-type="float" office:value="0" table:formula="of:=MAX([.AJ5:.AN5])" table:style-name="ce14">
            <text:p>0</text:p>
          </table:table-cell>
          <table:table-cell office:value-type="float" office:value="0" table:formula="of:=STDEV([.AJ5:.AN5])/[.$C5]" table:style-name="ce14">
            <text:p>0</text:p>
          </table:table-cell>
          <table:table-cell office:value-type="float" office:value="0" table:formula="of:=AVERAGE([.AJ5:.AN5])" table:style-name="ce14">
            <text:p>0</text:p>
          </table:table-cell>
          <table:table-cell office:value-type="percentage" office:value="-1" table:formula="of:=([.AR5]-[.$C5])/[.$C5]" table:style-name="ce18">
            <text:p>-100%</text:p>
          </table:table-cell>
          <table:table-cell office:value-type="float" office:value="5" table:formula="of:=[.$B5]" table:style-name="ce11">
            <text:p>5</text:p>
          </table:table-cell>
          <table:table-cell office:value-type="float" office:value="8.44" table:formula="of:=[.$C5]" table:style-name="ce12">
            <text:p>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" table:style-name="ce19">
            <text:p>10</text:p>
          </table:table-cell>
          <table:table-cell office:value-type="float" office:value="13.44" table:formula="of:=[.B6]+[.$C$30]" table:style-name="ce20">
            <text:p>13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D6:.H6])" table:style-name="ce24">
            <text:p>0</text:p>
          </table:table-cell>
          <table:table-cell office:value-type="float" office:value="0" table:formula="of:=MAX([.D6:.H6])" table:style-name="ce22">
            <text:p>0</text:p>
          </table:table-cell>
          <table:table-cell office:value-type="float" office:value="0" table:formula="of:=STDEV([.D6:.H6])/[.$C6]" table:style-name="ce22">
            <text:p>0</text:p>
          </table:table-cell>
          <table:table-cell office:value-type="float" office:value="0" table:formula="of:=AVERAGE([.D6:.H6])" table:style-name="ce25">
            <text:p>0,00</text:p>
          </table:table-cell>
          <table:table-cell office:value-type="percentage" office:value="-1" table:formula="of:=([.L6]-[.$C6])/[.$C6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6:.R6])" table:style-name="ce24">
            <text:p>0</text:p>
          </table:table-cell>
          <table:table-cell office:value-type="float" office:value="0" table:formula="of:=MAX([.N6:.R6])" table:style-name="ce22">
            <text:p>0</text:p>
          </table:table-cell>
          <table:table-cell office:value-type="float" office:value="0" table:formula="of:=STDEV([.N6:.R6])/[.$C6]" table:style-name="ce22">
            <text:p>0</text:p>
          </table:table-cell>
          <table:table-cell office:value-type="float" office:value="0" table:formula="of:=AVERAGE([.N6:.R6])" table:style-name="ce25">
            <text:p>0,00</text:p>
          </table:table-cell>
          <table:table-cell office:value-type="percentage" office:value="-1" table:formula="of:=([.V6]-[.$C6])/[.$C6]" table:style-name="ce27">
            <text:p>-100%</text:p>
          </table:table-cell>
          <table:table-cell office:value-type="float" office:value="10" table:formula="of:=[.$B6]" table:style-name="ce11">
            <text:p>10</text:p>
          </table:table-cell>
          <table:table-cell office:value-type="float" office:value="13.44" table:formula="of:=[.$C6]" table:style-name="ce12">
            <text:p>13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Z6:.AD6])" table:style-name="ce24">
            <text:p>0</text:p>
          </table:table-cell>
          <table:table-cell office:value-type="float" office:value="0" table:formula="of:=MAX([.Z6:.AD6])" table:style-name="ce22">
            <text:p>0</text:p>
          </table:table-cell>
          <table:table-cell office:value-type="float" office:value="0" table:formula="of:=STDEV([.Z6:.AD6])/[.$C6]" table:style-name="ce22">
            <text:p>0</text:p>
          </table:table-cell>
          <table:table-cell office:value-type="float" office:value="0" table:formula="of:=AVERAGE([.Z6:.AD6])" table:style-name="ce25">
            <text:p>0,00</text:p>
          </table:table-cell>
          <table:table-cell office:value-type="percentage" office:value="-1" table:formula="of:=([.AH6]-[.$C6])/[.$C6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6:.AN6])" table:style-name="ce24">
            <text:p>0</text:p>
          </table:table-cell>
          <table:table-cell office:value-type="float" office:value="0" table:formula="of:=MAX([.AJ6:.AN6])" table:style-name="ce22">
            <text:p>0</text:p>
          </table:table-cell>
          <table:table-cell office:value-type="float" office:value="0" table:formula="of:=STDEV([.AJ6:.AN6])/[.$C6]" table:style-name="ce22">
            <text:p>0</text:p>
          </table:table-cell>
          <table:table-cell office:value-type="float" office:value="0" table:formula="of:=AVERAGE([.AJ6:.AN6])" table:style-name="ce25">
            <text:p>0,00</text:p>
          </table:table-cell>
          <table:table-cell office:value-type="percentage" office:value="-1" table:formula="of:=([.AR6]-[.$C6])/[.$C6]" table:style-name="ce27">
            <text:p>-100%</text:p>
          </table:table-cell>
          <table:table-cell office:value-type="float" office:value="10" table:formula="of:=[.$B6]" table:style-name="ce11">
            <text:p>10</text:p>
          </table:table-cell>
          <table:table-cell office:value-type="float" office:value="13.44" table:formula="of:=[.$C6]" table:style-name="ce12">
            <text:p>1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" table:style-name="ce19">
            <text:p>15</text:p>
          </table:table-cell>
          <table:table-cell office:value-type="float" office:value="18.440000000000001" table:formula="of:=[.B7]+[.$C$30]" table:style-name="ce20">
            <text:p>18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D7:.H7])" table:style-name="ce24">
            <text:p>0</text:p>
          </table:table-cell>
          <table:table-cell office:value-type="float" office:value="0" table:formula="of:=MAX([.D7:.H7])" table:style-name="ce22">
            <text:p>0</text:p>
          </table:table-cell>
          <table:table-cell office:value-type="float" office:value="0" table:formula="of:=STDEV([.D7:.H7])/[.$C7]" table:style-name="ce22">
            <text:p>0</text:p>
          </table:table-cell>
          <table:table-cell office:value-type="float" office:value="0" table:formula="of:=AVERAGE([.D7:.H7])" table:style-name="ce25">
            <text:p>0,00</text:p>
          </table:table-cell>
          <table:table-cell office:value-type="percentage" office:value="-1" table:formula="of:=([.L7]-[.$C7])/[.$C7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7:.R7])" table:style-name="ce24">
            <text:p>0</text:p>
          </table:table-cell>
          <table:table-cell office:value-type="float" office:value="0" table:formula="of:=MAX([.N7:.R7])" table:style-name="ce22">
            <text:p>0</text:p>
          </table:table-cell>
          <table:table-cell office:value-type="float" office:value="0" table:formula="of:=STDEV([.N7:.R7])/[.$C7]" table:style-name="ce22">
            <text:p>0</text:p>
          </table:table-cell>
          <table:table-cell office:value-type="float" office:value="0" table:formula="of:=AVERAGE([.N7:.R7])" table:style-name="ce25">
            <text:p>0,00</text:p>
          </table:table-cell>
          <table:table-cell office:value-type="percentage" office:value="-1" table:formula="of:=([.V7]-[.$C7])/[.$C7]" table:style-name="ce27">
            <text:p>-100%</text:p>
          </table:table-cell>
          <table:table-cell office:value-type="float" office:value="15" table:formula="of:=[.$B7]" table:style-name="ce11">
            <text:p>15</text:p>
          </table:table-cell>
          <table:table-cell office:value-type="float" office:value="18.440000000000001" table:formula="of:=[.$C7]" table:style-name="ce12">
            <text:p>18,4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Z7:.AD7])" table:style-name="ce24">
            <text:p>0</text:p>
          </table:table-cell>
          <table:table-cell office:value-type="float" office:value="0" table:formula="of:=MAX([.Z7:.AD7])" table:style-name="ce22">
            <text:p>0</text:p>
          </table:table-cell>
          <table:table-cell office:value-type="float" office:value="0" table:formula="of:=STDEV([.Z7:.AD7])/[.$C7]" table:style-name="ce22">
            <text:p>0</text:p>
          </table:table-cell>
          <table:table-cell office:value-type="float" office:value="0" table:formula="of:=AVERAGE([.Z7:.AD7])" table:style-name="ce25">
            <text:p>0,00</text:p>
          </table:table-cell>
          <table:table-cell office:value-type="percentage" office:value="-1" table:formula="of:=([.AH7]-[.$C7])/[.$C7]" table:style-name="ce26">
            <text:p>-10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7:.AN7])" table:style-name="ce24">
            <text:p>0</text:p>
          </table:table-cell>
          <table:table-cell office:value-type="float" office:value="0" table:formula="of:=MAX([.AJ7:.AN7])" table:style-name="ce22">
            <text:p>0</text:p>
          </table:table-cell>
          <table:table-cell office:value-type="float" office:value="0" table:formula="of:=STDEV([.AJ7:.AN7])/[.$C7]" table:style-name="ce22">
            <text:p>0</text:p>
          </table:table-cell>
          <table:table-cell office:value-type="float" office:value="0" table:formula="of:=AVERAGE([.AJ7:.AN7])" table:style-name="ce25">
            <text:p>0,00</text:p>
          </table:table-cell>
          <table:table-cell office:value-type="percentage" office:value="-1" table:formula="of:=([.AR7]-[.$C7])/[.$C7]" table:style-name="ce27">
            <text:p>-100%</text:p>
          </table:table-cell>
          <table:table-cell office:value-type="float" office:value="15" table:formula="of:=[.$B7]" table:style-name="ce11">
            <text:p>15</text:p>
          </table:table-cell>
          <table:table-cell office:value-type="float" office:value="18.440000000000001" table:formula="of:=[.$C7]" table:style-name="ce12">
            <text:p>1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" table:style-name="ce19">
            <text:p>20</text:p>
          </table:table-cell>
          <table:table-cell office:value-type="float" office:value="23.44" table:formula="of:=[.B8]+[.$C$30]" table:style-name="ce20">
            <text:p>23,44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18" table:formula="of:=MIN([.D8:.H8])" table:style-name="ce24">
            <text:p>18</text:p>
          </table:table-cell>
          <table:table-cell office:value-type="float" office:value="20" table:formula="of:=MAX([.D8:.H8])" table:style-name="ce22">
            <text:p>20</text:p>
          </table:table-cell>
          <table:table-cell office:value-type="float" office:value="3.5693687138825744E-2" table:formula="of:=STDEV([.D8:.H8])/[.$C8]" table:style-name="ce22">
            <text:p>0,035693687</text:p>
          </table:table-cell>
          <table:table-cell office:value-type="float" office:value="18.8" table:formula="of:=AVERAGE([.D8:.H8])" table:style-name="ce25">
            <text:p>18,80</text:p>
          </table:table-cell>
          <table:table-cell office:value-type="percentage" office:value="-0.19795221843003413" table:formula="of:=([.L8]-[.$C8])/[.$C8]" table:style-name="ce26">
            <text:p>-20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8:.R8])" table:style-name="ce24">
            <text:p>0</text:p>
          </table:table-cell>
          <table:table-cell office:value-type="float" office:value="0" table:formula="of:=MAX([.N8:.R8])" table:style-name="ce22">
            <text:p>0</text:p>
          </table:table-cell>
          <table:table-cell office:value-type="float" office:value="0" table:formula="of:=STDEV([.N8:.R8])/[.$C8]" table:style-name="ce22">
            <text:p>0</text:p>
          </table:table-cell>
          <table:table-cell office:value-type="float" office:value="0" table:formula="of:=AVERAGE([.N8:.R8])" table:style-name="ce25">
            <text:p>0,00</text:p>
          </table:table-cell>
          <table:table-cell office:value-type="percentage" office:value="-1" table:formula="of:=([.V8]-[.$C8])/[.$C8]" table:style-name="ce27">
            <text:p>-100%</text:p>
          </table:table-cell>
          <table:table-cell office:value-type="float" office:value="20" table:formula="of:=[.$B8]" table:style-name="ce11">
            <text:p>20</text:p>
          </table:table-cell>
          <table:table-cell office:value-type="float" office:value="23.44" table:formula="of:=[.$C8]" table:style-name="ce12">
            <text:p>23,44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formula="of:=MIN([.Z8:.AD8])" table:style-name="ce24">
            <text:p>6</text:p>
          </table:table-cell>
          <table:table-cell office:value-type="float" office:value="8" table:formula="of:=MAX([.Z8:.AD8])" table:style-name="ce22">
            <text:p>8</text:p>
          </table:table-cell>
          <table:table-cell office:value-type="float" office:value="3.5693687138825821E-2" table:formula="of:=STDEV([.Z8:.AD8])/[.$C8]" table:style-name="ce22">
            <text:p>0,035693687</text:p>
          </table:table-cell>
          <table:table-cell office:value-type="float" office:value="6.8" table:formula="of:=AVERAGE([.Z8:.AD8])" table:style-name="ce25">
            <text:p>6,80</text:p>
          </table:table-cell>
          <table:table-cell office:value-type="percentage" office:value="-0.70989761092150172" table:formula="of:=([.AH8]-[.$C8])/[.$C8]" table:style-name="ce26">
            <text:p>-71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8:.AN8])" table:style-name="ce24">
            <text:p>0</text:p>
          </table:table-cell>
          <table:table-cell office:value-type="float" office:value="0" table:formula="of:=MAX([.AJ8:.AN8])" table:style-name="ce22">
            <text:p>0</text:p>
          </table:table-cell>
          <table:table-cell office:value-type="float" office:value="0" table:formula="of:=STDEV([.AJ8:.AN8])/[.$C8]" table:style-name="ce22">
            <text:p>0</text:p>
          </table:table-cell>
          <table:table-cell office:value-type="float" office:value="0" table:formula="of:=AVERAGE([.AJ8:.AN8])" table:style-name="ce25">
            <text:p>0,00</text:p>
          </table:table-cell>
          <table:table-cell office:value-type="percentage" office:value="-1" table:formula="of:=([.AR8]-[.$C8])/[.$C8]" table:style-name="ce27">
            <text:p>-100%</text:p>
          </table:table-cell>
          <table:table-cell office:value-type="float" office:value="20" table:formula="of:=[.$B8]" table:style-name="ce11">
            <text:p>20</text:p>
          </table:table-cell>
          <table:table-cell office:value-type="float" office:value="23.44" table:formula="of:=[.$C8]" table:style-name="ce12">
            <text:p>2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" table:style-name="ce19">
            <text:p>25</text:p>
          </table:table-cell>
          <table:table-cell office:value-type="float" office:value="28.44" table:formula="of:=[.B9]+[.$C$30]" table:style-name="ce20">
            <text:p>28,4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3">
            <text:p>27</text:p>
          </table:table-cell>
          <table:table-cell office:value-type="float" office:value="25" table:formula="of:=MIN([.D9:.H9])" table:style-name="ce24">
            <text:p>25</text:p>
          </table:table-cell>
          <table:table-cell office:value-type="float" office:value="28" table:formula="of:=MAX([.D9:.H9])" table:style-name="ce22">
            <text:p>28</text:p>
          </table:table-cell>
          <table:table-cell office:value-type="float" office:value="4.0090556438085019E-2" table:formula="of:=STDEV([.D9:.H9])/[.$C9]" table:style-name="ce22">
            <text:p>0,040090556</text:p>
          </table:table-cell>
          <table:table-cell office:value-type="float" office:value="26.4" table:formula="of:=AVERAGE([.D9:.H9])" table:style-name="ce25">
            <text:p>26,40</text:p>
          </table:table-cell>
          <table:table-cell office:value-type="percentage" office:value="-7.1729957805907268E-2" table:formula="of:=([.L9]-[.$C9])/[.$C9]" table:style-name="ce26">
            <text:p>-7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N9:.R9])" table:style-name="ce24">
            <text:p>0</text:p>
          </table:table-cell>
          <table:table-cell office:value-type="float" office:value="0" table:formula="of:=MAX([.N9:.R9])" table:style-name="ce22">
            <text:p>0</text:p>
          </table:table-cell>
          <table:table-cell office:value-type="float" office:value="0" table:formula="of:=STDEV([.N9:.R9])/[.$C9]" table:style-name="ce22">
            <text:p>0</text:p>
          </table:table-cell>
          <table:table-cell office:value-type="float" office:value="0" table:formula="of:=AVERAGE([.N9:.R9])" table:style-name="ce25">
            <text:p>0,00</text:p>
          </table:table-cell>
          <table:table-cell office:value-type="percentage" office:value="-1" table:formula="of:=([.V9]-[.$C9])/[.$C9]" table:style-name="ce27">
            <text:p>-100%</text:p>
          </table:table-cell>
          <table:table-cell office:value-type="float" office:value="25" table:formula="of:=[.$B9]" table:style-name="ce11">
            <text:p>25</text:p>
          </table:table-cell>
          <table:table-cell office:value-type="float" office:value="28.44" table:formula="of:=[.$C9]" table:style-name="ce12">
            <text:p>28,44</text:p>
          </table:table-cell>
          <table:table-cell office:value-type="float" office:value="11" table:style-name="ce21">
            <text:p>11</text:p>
          </table:table-cell>
          <table:table-cell office:value-type="float" office:value="14" table:style-name="ce22">
            <text:p>14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3">
            <text:p>11</text:p>
          </table:table-cell>
          <table:table-cell office:value-type="float" office:value="11" table:formula="of:=MIN([.Z9:.AD9])" table:style-name="ce24">
            <text:p>11</text:p>
          </table:table-cell>
          <table:table-cell office:value-type="float" office:value="14" table:formula="of:=MAX([.Z9:.AD9])" table:style-name="ce22">
            <text:p>14</text:p>
          </table:table-cell>
          <table:table-cell office:value-type="float" office:value="5.3325425063653786E-2" table:formula="of:=STDEV([.Z9:.AD9])/[.$C9]" table:style-name="ce22">
            <text:p>0,053325425</text:p>
          </table:table-cell>
          <table:table-cell office:value-type="float" office:value="12.4" table:formula="of:=AVERAGE([.Z9:.AD9])" table:style-name="ce25">
            <text:p>12,40</text:p>
          </table:table-cell>
          <table:table-cell office:value-type="percentage" office:value="-0.56399437412095632" table:formula="of:=([.AH9]-[.$C9])/[.$C9]" table:style-name="ce26">
            <text:p>-56%</text:p>
          </table:table-cell>
          <table:table-cell office:value-type="float" office:value="34" table:style-name="ce24">
            <text:p>34</text:p>
          </table:table-cell>
          <table:table-cell office:value-type="float" office:value="36" table:style-name="ce22">
            <text:p>36</text:p>
          </table:table-cell>
          <table:table-cell office:value-type="float" office:value="37" table:style-name="ce22">
            <text:p>37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4" table:formula="of:=MIN([.AJ9:.AN9])" table:style-name="ce24">
            <text:p>34</text:p>
          </table:table-cell>
          <table:table-cell office:value-type="float" office:value="37" table:formula="of:=MAX([.AJ9:.AN9])" table:style-name="ce22">
            <text:p>37</text:p>
          </table:table-cell>
          <table:table-cell office:value-type="float" office:value="4.5845305240524957E-2" table:formula="of:=STDEV([.AJ9:.AN9])/[.$C9]" table:style-name="ce22">
            <text:p>0,045845305</text:p>
          </table:table-cell>
          <table:table-cell office:value-type="float" office:value="35.200000000000003" table:formula="of:=AVERAGE([.AJ9:.AN9])" table:style-name="ce25">
            <text:p>35,20</text:p>
          </table:table-cell>
          <table:table-cell office:value-type="percentage" office:value="0.23769338959212383" table:formula="of:=([.AR9]-[.$C9])/[.$C9]" table:style-name="ce27">
            <text:p>24%</text:p>
          </table:table-cell>
          <table:table-cell office:value-type="float" office:value="25" table:formula="of:=[.$B9]" table:style-name="ce11">
            <text:p>25</text:p>
          </table:table-cell>
          <table:table-cell office:value-type="float" office:value="28.44" table:formula="of:=[.$C9]" table:style-name="ce12">
            <text:p>2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" table:style-name="ce19">
            <text:p>30</text:p>
          </table:table-cell>
          <table:table-cell office:value-type="float" office:value="33.44" table:formula="of:=[.B10]+[.$C$30]" table:style-name="ce20">
            <text:p>33,44</text:p>
          </table:table-cell>
          <table:table-cell office:value-type="float" office:value="34" table:style-name="ce21">
            <text:p>34</text:p>
          </table:table-cell>
          <table:table-cell office:value-type="float" office:value="36" table:style-name="ce22">
            <text:p>36</text:p>
          </table:table-cell>
          <table:table-cell office:value-type="float" office:value="18" table:style-name="ce22">
            <text:p>18</text:p>
          </table:table-cell>
          <table:table-cell office:value-type="float" office:value="16" table:style-name="ce22">
            <text:p>16</text:p>
          </table:table-cell>
          <table:table-cell office:value-type="float" office:value="36" table:style-name="ce23">
            <text:p>36</text:p>
          </table:table-cell>
          <table:table-cell office:value-type="float" office:value="16" table:formula="of:=MIN([.D10:.H10])" table:style-name="ce24">
            <text:p>16</text:p>
          </table:table-cell>
          <table:table-cell office:value-type="float" office:value="36" table:formula="of:=MAX([.D10:.H10])" table:style-name="ce22">
            <text:p>36</text:p>
          </table:table-cell>
          <table:table-cell office:value-type="float" office:value="0.30201868834814827" table:formula="of:=STDEV([.D10:.H10])/[.$C10]" table:style-name="ce22">
            <text:p>0,302018688</text:p>
          </table:table-cell>
          <table:table-cell office:value-type="float" office:value="28" table:formula="of:=AVERAGE([.D10:.H10])" table:style-name="ce25">
            <text:p>28,00</text:p>
          </table:table-cell>
          <table:table-cell office:value-type="percentage" office:value="-0.16267942583732051" table:formula="of:=([.L10]-[.$C10])/[.$C10]" table:style-name="ce26">
            <text:p>-16%</text:p>
          </table:table-cell>
          <table:table-cell office:value-type="float" office:value="22" table:style-name="ce24">
            <text:p>22</text:p>
          </table:table-cell>
          <table:table-cell office:value-type="float" office:value="22" table:style-name="ce22">
            <text:p>22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2" table:style-name="ce23">
            <text:p>22</text:p>
          </table:table-cell>
          <table:table-cell office:value-type="float" office:value="19" table:formula="of:=MIN([.N10:.R10])" table:style-name="ce24">
            <text:p>19</text:p>
          </table:table-cell>
          <table:table-cell office:value-type="float" office:value="22" table:formula="of:=MAX([.N10:.R10])" table:style-name="ce22">
            <text:p>22</text:p>
          </table:table-cell>
          <table:table-cell office:value-type="float" office:value="4.2291075429817443E-2" table:formula="of:=STDEV([.N10:.R10])/[.$C10]" table:style-name="ce22">
            <text:p>0,042291075</text:p>
          </table:table-cell>
          <table:table-cell office:value-type="float" office:value="21" table:formula="of:=AVERAGE([.N10:.R10])" table:style-name="ce25">
            <text:p>21,00</text:p>
          </table:table-cell>
          <table:table-cell office:value-type="percentage" office:value="-0.3720095693779904" table:formula="of:=([.V10]-[.$C10])/[.$C10]" table:style-name="ce27">
            <text:p>-37%</text:p>
          </table:table-cell>
          <table:table-cell office:value-type="float" office:value="30" table:formula="of:=[.$B10]" table:style-name="ce11">
            <text:p>30</text:p>
          </table:table-cell>
          <table:table-cell office:value-type="float" office:value="33.44" table:formula="of:=[.$C10]" table:style-name="ce12">
            <text:p>33,44</text:p>
          </table:table-cell>
          <table:table-cell office:value-type="float" office:value="26" table:style-name="ce21">
            <text:p>26</text:p>
          </table:table-cell>
          <table:table-cell office:value-type="float" office:value="16" table:style-name="ce22">
            <text:p>16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24" table:style-name="ce23">
            <text:p>24</text:p>
          </table:table-cell>
          <table:table-cell office:value-type="float" office:value="16" table:formula="of:=MIN([.Z10:.AD10])" table:style-name="ce24">
            <text:p>16</text:p>
          </table:table-cell>
          <table:table-cell office:value-type="float" office:value="26" table:formula="of:=MAX([.Z10:.AD10])" table:style-name="ce22">
            <text:p>26</text:p>
          </table:table-cell>
          <table:table-cell office:value-type="float" office:value="0.14403821266497976" table:formula="of:=STDEV([.Z10:.AD10])/[.$C10]" table:style-name="ce22">
            <text:p>0,144038213</text:p>
          </table:table-cell>
          <table:table-cell office:value-type="float" office:value="21.2" table:formula="of:=AVERAGE([.Z10:.AD10])" table:style-name="ce25">
            <text:p>21,20</text:p>
          </table:table-cell>
          <table:table-cell office:value-type="percentage" office:value="-0.36602870813397126" table:formula="of:=([.AH10]-[.$C10])/[.$C10]" table:style-name="ce26">
            <text:p>-37%</text:p>
          </table:table-cell>
          <table:table-cell office:value-type="float" office:value="42" table:style-name="ce24">
            <text:p>42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2" table:style-name="ce23">
            <text:p>42</text:p>
          </table:table-cell>
          <table:table-cell office:value-type="float" office:value="42" table:formula="of:=MIN([.AJ10:.AN10])" table:style-name="ce24">
            <text:p>42</text:p>
          </table:table-cell>
          <table:table-cell office:value-type="float" office:value="44" table:formula="of:=MAX([.AJ10:.AN10])" table:style-name="ce22">
            <text:p>44</text:p>
          </table:table-cell>
          <table:table-cell office:value-type="float" office:value="3.2758526166576922E-2" table:formula="of:=STDEV([.AJ10:.AN10])/[.$C10]" table:style-name="ce22">
            <text:p>0,032758526</text:p>
          </table:table-cell>
          <table:table-cell office:value-type="float" office:value="43.2" table:formula="of:=AVERAGE([.AJ10:.AN10])" table:style-name="ce25">
            <text:p>43,20</text:p>
          </table:table-cell>
          <table:table-cell office:value-type="percentage" office:value="0.29186602870813416" table:formula="of:=([.AR10]-[.$C10])/[.$C10]" table:style-name="ce27">
            <text:p>29%</text:p>
          </table:table-cell>
          <table:table-cell office:value-type="float" office:value="30" table:formula="of:=[.$B10]" table:style-name="ce11">
            <text:p>30</text:p>
          </table:table-cell>
          <table:table-cell office:value-type="float" office:value="33.44" table:formula="of:=[.$C10]" table:style-name="ce12">
            <text:p>3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" table:style-name="ce19">
            <text:p>35</text:p>
          </table:table-cell>
          <table:table-cell office:value-type="float" office:value="38.44" table:formula="of:=[.B11]+[.$C$30]" table:style-name="ce20">
            <text:p>38,44</text:p>
          </table:table-cell>
          <table:table-cell office:value-type="float" office:value="42" table:style-name="ce21">
            <text:p>42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43" table:style-name="ce22">
            <text:p>43</text:p>
          </table:table-cell>
          <table:table-cell office:value-type="float" office:value="45" table:style-name="ce23">
            <text:p>45</text:p>
          </table:table-cell>
          <table:table-cell office:value-type="float" office:value="27" table:formula="of:=MIN([.D11:.H11])" table:style-name="ce24">
            <text:p>27</text:p>
          </table:table-cell>
          <table:table-cell office:value-type="float" office:value="45" table:formula="of:=MAX([.D11:.H11])" table:style-name="ce22">
            <text:p>45</text:p>
          </table:table-cell>
          <table:table-cell office:value-type="float" office:value="0.2275345432431829" table:formula="of:=STDEV([.D11:.H11])/[.$C11]" table:style-name="ce22">
            <text:p>0,227534543</text:p>
          </table:table-cell>
          <table:table-cell office:value-type="float" office:value="37" table:formula="of:=AVERAGE([.D11:.H11])" table:style-name="ce25">
            <text:p>37,00</text:p>
          </table:table-cell>
          <table:table-cell office:value-type="percentage" office:value="-3.746097814776269E-2" table:formula="of:=([.L11]-[.$C11])/[.$C11]" table:style-name="ce26">
            <text:p>-4%</text:p>
          </table:table-cell>
          <table:table-cell office:value-type="float" office:value="26" table:style-name="ce24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4" table:style-name="ce22">
            <text:p>24</text:p>
          </table:table-cell>
          <table:table-cell office:value-type="float" office:value="26" table:style-name="ce23">
            <text:p>26</text:p>
          </table:table-cell>
          <table:table-cell office:value-type="float" office:value="24" table:formula="of:=MIN([.N11:.R11])" table:style-name="ce24">
            <text:p>24</text:p>
          </table:table-cell>
          <table:table-cell office:value-type="float" office:value="26" table:formula="of:=MAX([.N11:.R11])" table:style-name="ce22">
            <text:p>26</text:p>
          </table:table-cell>
          <table:table-cell office:value-type="float" office:value="2.3268137122786574E-2" table:formula="of:=STDEV([.N11:.R11])/[.$C11]" table:style-name="ce22">
            <text:p>0,023268137</text:p>
          </table:table-cell>
          <table:table-cell office:value-type="float" office:value="25.6" table:formula="of:=AVERAGE([.N11:.R11])" table:style-name="ce25">
            <text:p>25,60</text:p>
          </table:table-cell>
          <table:table-cell office:value-type="percentage" office:value="-0.33402705515088443" table:formula="of:=([.V11]-[.$C11])/[.$C11]" table:style-name="ce27">
            <text:p>-33%</text:p>
          </table:table-cell>
          <table:table-cell office:value-type="float" office:value="35" table:formula="of:=[.$B11]" table:style-name="ce11">
            <text:p>35</text:p>
          </table:table-cell>
          <table:table-cell office:value-type="float" office:value="38.44" table:formula="of:=[.$C11]" table:style-name="ce12">
            <text:p>38,44</text:p>
          </table:table-cell>
          <table:table-cell office:value-type="float" office:value="32" table:style-name="ce21">
            <text:p>32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32" table:style-name="ce22">
            <text:p>32</text:p>
          </table:table-cell>
          <table:table-cell office:value-type="float" office:value="32" table:style-name="ce23">
            <text:p>32</text:p>
          </table:table-cell>
          <table:table-cell office:value-type="float" office:value="12" table:formula="of:=MIN([.Z11:.AD11])" table:style-name="ce24">
            <text:p>12</text:p>
          </table:table-cell>
          <table:table-cell office:value-type="float" office:value="32" table:formula="of:=MAX([.Z11:.AD11])" table:style-name="ce22">
            <text:p>32</text:p>
          </table:table-cell>
          <table:table-cell office:value-type="float" office:value="0.27135077649126527" table:formula="of:=STDEV([.Z11:.AD11])/[.$C11]" table:style-name="ce22">
            <text:p>0,271350776</text:p>
          </table:table-cell>
          <table:table-cell office:value-type="float" office:value="24.4" table:formula="of:=AVERAGE([.Z11:.AD11])" table:style-name="ce25">
            <text:p>24,40</text:p>
          </table:table-cell>
          <table:table-cell office:value-type="percentage" office:value="-0.36524453694068676" table:formula="of:=([.AH11]-[.$C11])/[.$C11]" table:style-name="ce26">
            <text:p>-37%</text:p>
          </table:table-cell>
          <table:table-cell office:value-type="float" office:value="48" table:style-name="ce24">
            <text:p>48</text:p>
          </table:table-cell>
          <table:table-cell office:value-type="float" office:value="48" table:style-name="ce22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50" table:style-name="ce22">
            <text:p>50</text:p>
          </table:table-cell>
          <table:table-cell office:value-type="float" office:value="49" table:style-name="ce23">
            <text:p>49</text:p>
          </table:table-cell>
          <table:table-cell office:value-type="float" office:value="48" table:formula="of:=MIN([.AJ11:.AN11])" table:style-name="ce24">
            <text:p>48</text:p>
          </table:table-cell>
          <table:table-cell office:value-type="float" office:value="50" table:formula="of:=MAX([.AJ11:.AN11])" table:style-name="ce22">
            <text:p>50</text:p>
          </table:table-cell>
          <table:table-cell office:value-type="float" office:value="2.6014568158168577E-2" table:formula="of:=STDEV([.AJ11:.AN11])/[.$C11]" table:style-name="ce22">
            <text:p>0,026014568</text:p>
          </table:table-cell>
          <table:table-cell office:value-type="float" office:value="49" table:formula="of:=AVERAGE([.AJ11:.AN11])" table:style-name="ce25">
            <text:p>49,00</text:p>
          </table:table-cell>
          <table:table-cell office:value-type="percentage" office:value="0.2747138397502602" table:formula="of:=([.AR11]-[.$C11])/[.$C11]" table:style-name="ce27">
            <text:p>27%</text:p>
          </table:table-cell>
          <table:table-cell office:value-type="float" office:value="35" table:formula="of:=[.$B11]" table:style-name="ce11">
            <text:p>35</text:p>
          </table:table-cell>
          <table:table-cell office:value-type="float" office:value="38.44" table:formula="of:=[.$C11]" table:style-name="ce12">
            <text:p>3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" table:style-name="ce19">
            <text:p>40</text:p>
          </table:table-cell>
          <table:table-cell office:value-type="float" office:value="43.44" table:formula="of:=[.B12]+[.$C$30]" table:style-name="ce20">
            <text:p>43,44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0" table:style-name="ce22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0" table:formula="of:=MIN([.D12:.H12])" table:style-name="ce24">
            <text:p>40</text:p>
          </table:table-cell>
          <table:table-cell office:value-type="float" office:value="41" table:formula="of:=MAX([.D12:.H12])" table:style-name="ce22">
            <text:p>41</text:p>
          </table:table-cell>
          <table:table-cell office:value-type="float" office:value="1.029497227209848E-2" table:formula="of:=STDEV([.D12:.H12])/[.$C12]" table:style-name="ce22">
            <text:p>0,010294972</text:p>
          </table:table-cell>
          <table:table-cell office:value-type="float" office:value="40.200000000000003" table:formula="of:=AVERAGE([.D12:.H12])" table:style-name="ce25">
            <text:p>40,20</text:p>
          </table:table-cell>
          <table:table-cell office:value-type="percentage" office:value="-7.4585635359115915E-2" table:formula="of:=([.L12]-[.$C12])/[.$C12]" table:style-name="ce26">
            <text:p>-7%</text:p>
          </table:table-cell>
          <table:table-cell office:value-type="float" office:value="20" table:style-name="ce24">
            <text:p>20</text:p>
          </table:table-cell>
          <table:table-cell office:value-type="float" office:value="37" table:style-name="ce22">
            <text:p>37</text:p>
          </table:table-cell>
          <table:table-cell office:value-type="float" office:value="21" table:style-name="ce22">
            <text:p>21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3">
            <text:p>19</text:p>
          </table:table-cell>
          <table:table-cell office:value-type="float" office:value="19" table:formula="of:=MIN([.N12:.R12])" table:style-name="ce24">
            <text:p>19</text:p>
          </table:table-cell>
          <table:table-cell office:value-type="float" office:value="37" table:formula="of:=MAX([.N12:.R12])" table:style-name="ce22">
            <text:p>37</text:p>
          </table:table-cell>
          <table:table-cell office:value-type="float" office:value="0.1757698818491811" table:formula="of:=STDEV([.N12:.R12])/[.$C12]" table:style-name="ce22">
            <text:p>0,175769882</text:p>
          </table:table-cell>
          <table:table-cell office:value-type="float" office:value="23.4" table:formula="of:=AVERAGE([.N12:.R12])" table:style-name="ce25">
            <text:p>23,40</text:p>
          </table:table-cell>
          <table:table-cell office:value-type="percentage" office:value="-0.46132596685082872" table:formula="of:=([.V12]-[.$C12])/[.$C12]" table:style-name="ce27">
            <text:p>-46%</text:p>
          </table:table-cell>
          <table:table-cell office:value-type="float" office:value="40" table:formula="of:=[.$B12]" table:style-name="ce11">
            <text:p>40</text:p>
          </table:table-cell>
          <table:table-cell office:value-type="float" office:value="43.44" table:formula="of:=[.$C12]" table:style-name="ce12">
            <text:p>43,44</text:p>
          </table:table-cell>
          <table:table-cell office:value-type="float" office:value="19" table:style-name="ce21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2">
            <text:p>40</text:p>
          </table:table-cell>
          <table:table-cell office:value-type="float" office:value="14" table:style-name="ce23">
            <text:p>14</text:p>
          </table:table-cell>
          <table:table-cell office:value-type="float" office:value="14" table:formula="of:=MIN([.Z12:.AD12])" table:style-name="ce24">
            <text:p>14</text:p>
          </table:table-cell>
          <table:table-cell office:value-type="float" office:value="40" table:formula="of:=MAX([.Z12:.AD12])" table:style-name="ce22">
            <text:p>40</text:p>
          </table:table-cell>
          <table:table-cell office:value-type="float" office:value="0.28033721783371812" table:formula="of:=STDEV([.Z12:.AD12])/[.$C12]" table:style-name="ce22">
            <text:p>0,280337218</text:p>
          </table:table-cell>
          <table:table-cell office:value-type="float" office:value="26.4" table:formula="of:=AVERAGE([.Z12:.AD12])" table:style-name="ce25">
            <text:p>26,40</text:p>
          </table:table-cell>
          <table:table-cell office:value-type="percentage" office:value="-0.39226519337016574" table:formula="of:=([.AH12]-[.$C12])/[.$C12]" table:style-name="ce26">
            <text:p>-39%</text:p>
          </table:table-cell>
          <table:table-cell office:value-type="float" office:value="56" table:style-name="ce24">
            <text:p>56</text:p>
          </table:table-cell>
          <table:table-cell office:value-type="float" office:value="31" table:style-name="ce22">
            <text:p>31</text:p>
          </table:table-cell>
          <table:table-cell office:value-type="float" office:value="58" table:style-name="ce22">
            <text:p>58</text:p>
          </table:table-cell>
          <table:table-cell office:value-type="float" office:value="31" table:style-name="ce22">
            <text:p>31</text:p>
          </table:table-cell>
          <table:table-cell office:value-type="float" office:value="57" table:style-name="ce23">
            <text:p>57</text:p>
          </table:table-cell>
          <table:table-cell office:value-type="float" office:value="31" table:formula="of:=MIN([.AJ12:.AN12])" table:style-name="ce24">
            <text:p>31</text:p>
          </table:table-cell>
          <table:table-cell office:value-type="float" office:value="58" table:formula="of:=MAX([.AJ12:.AN12])" table:style-name="ce22">
            <text:p>58</text:p>
          </table:table-cell>
          <table:table-cell office:value-type="float" office:value="0.32823045345557245" table:formula="of:=STDEV([.AJ12:.AN12])/[.$C12]" table:style-name="ce22">
            <text:p>0,328230453</text:p>
          </table:table-cell>
          <table:table-cell office:value-type="float" office:value="46.6" table:formula="of:=AVERAGE([.AJ12:.AN12])" table:style-name="ce25">
            <text:p>46,60</text:p>
          </table:table-cell>
          <table:table-cell office:value-type="percentage" office:value="7.2744014732965101E-2" table:formula="of:=([.AR12]-[.$C12])/[.$C12]" table:style-name="ce27">
            <text:p>7%</text:p>
          </table:table-cell>
          <table:table-cell office:value-type="float" office:value="40" table:formula="of:=[.$B12]" table:style-name="ce11">
            <text:p>40</text:p>
          </table:table-cell>
          <table:table-cell office:value-type="float" office:value="43.44" table:formula="of:=[.$C12]" table:style-name="ce12">
            <text:p>4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" table:style-name="ce19">
            <text:p>45</text:p>
          </table:table-cell>
          <table:table-cell office:value-type="float" office:value="48.44" table:formula="of:=[.B13]+[.$C$30]" table:style-name="ce20">
            <text:p>48,44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2">
            <text:p>38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37" table:formula="of:=MIN([.D13:.H13])" table:style-name="ce24">
            <text:p>37</text:p>
          </table:table-cell>
          <table:table-cell office:value-type="float" office:value="40" table:formula="of:=MAX([.D13:.H13])" table:style-name="ce22">
            <text:p>40</text:p>
          </table:table-cell>
          <table:table-cell office:value-type="float" office:value="2.3537890691559413E-2" table:formula="of:=STDEV([.D13:.H13])/[.$C13]" table:style-name="ce22">
            <text:p>0,023537891</text:p>
          </table:table-cell>
          <table:table-cell office:value-type="float" office:value="38.4" table:formula="of:=AVERAGE([.D13:.H13])" table:style-name="ce25">
            <text:p>38,40</text:p>
          </table:table-cell>
          <table:table-cell office:value-type="percentage" office:value="-0.20726672171758875" table:formula="of:=([.L13]-[.$C13])/[.$C13]" table:style-name="ce26">
            <text:p>-21%</text:p>
          </table:table-cell>
          <table:table-cell office:value-type="float" office:value="27" table:style-name="ce24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5" table:formula="of:=MIN([.N13:.R13])" table:style-name="ce24">
            <text:p>25</text:p>
          </table:table-cell>
          <table:table-cell office:value-type="float" office:value="27" table:formula="of:=MAX([.N13:.R13])" table:style-name="ce22">
            <text:p>27</text:p>
          </table:table-cell>
          <table:table-cell office:value-type="float" office:value="1.8464640606934681E-2" table:formula="of:=STDEV([.N13:.R13])/[.$C13]" table:style-name="ce22">
            <text:p>0,018464641</text:p>
          </table:table-cell>
          <table:table-cell office:value-type="float" office:value="26.4" table:formula="of:=AVERAGE([.N13:.R13])" table:style-name="ce25">
            <text:p>26,40</text:p>
          </table:table-cell>
          <table:table-cell office:value-type="percentage" office:value="-0.45499587118084228" table:formula="of:=([.V13]-[.$C13])/[.$C13]" table:style-name="ce27">
            <text:p>-45%</text:p>
          </table:table-cell>
          <table:table-cell office:value-type="float" office:value="45" table:formula="of:=[.$B13]" table:style-name="ce11">
            <text:p>45</text:p>
          </table:table-cell>
          <table:table-cell office:value-type="float" office:value="48.44" table:formula="of:=[.$C13]" table:style-name="ce12">
            <text:p>48,44</text:p>
          </table:table-cell>
          <table:table-cell office:value-type="float" office:value="19" table:style-name="ce21">
            <text:p>19</text:p>
          </table:table-cell>
          <table:table-cell office:value-type="float" office:value="19" table:style-name="ce22">
            <text:p>19</text:p>
          </table:table-cell>
          <table:table-cell office:value-type="float" office:value="30" table:style-name="ce22">
            <text:p>30</text:p>
          </table:table-cell>
          <table:table-cell office:value-type="float" office:value="31" table:style-name="ce22">
            <text:p>31</text:p>
          </table:table-cell>
          <table:table-cell office:value-type="float" office:value="45" table:style-name="ce23">
            <text:p>45</text:p>
          </table:table-cell>
          <table:table-cell office:value-type="float" office:value="19" table:formula="of:=MIN([.Z13:.AD13])" table:style-name="ce24">
            <text:p>19</text:p>
          </table:table-cell>
          <table:table-cell office:value-type="float" office:value="45" table:formula="of:=MAX([.Z13:.AD13])" table:style-name="ce22">
            <text:p>45</text:p>
          </table:table-cell>
          <table:table-cell office:value-type="float" office:value="0.22157568728321619" table:formula="of:=STDEV([.Z13:.AD13])/[.$C13]" table:style-name="ce22">
            <text:p>0,221575687</text:p>
          </table:table-cell>
          <table:table-cell office:value-type="float" office:value="28.8" table:formula="of:=AVERAGE([.Z13:.AD13])" table:style-name="ce25">
            <text:p>28,80</text:p>
          </table:table-cell>
          <table:table-cell office:value-type="percentage" office:value="-0.40545004128819151" table:formula="of:=([.AH13]-[.$C13])/[.$C13]" table:style-name="ce26">
            <text:p>-41%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64" table:style-name="ce22">
            <text:p>64</text:p>
          </table:table-cell>
          <table:table-cell office:value-type="float" office:value="64" table:style-name="ce22">
            <text:p>64</text:p>
          </table:table-cell>
          <table:table-cell office:value-type="float" office:value="35" table:style-name="ce23">
            <text:p>35</text:p>
          </table:table-cell>
          <table:table-cell office:value-type="float" office:value="35" table:formula="of:=MIN([.AJ13:.AN13])" table:style-name="ce24">
            <text:p>35</text:p>
          </table:table-cell>
          <table:table-cell office:value-type="float" office:value="64" table:formula="of:=MAX([.AJ13:.AN13])" table:style-name="ce22">
            <text:p>64</text:p>
          </table:table-cell>
          <table:table-cell office:value-type="float" office:value="0.32790987133876598" table:formula="of:=STDEV([.AJ13:.AN13])/[.$C13]" table:style-name="ce22">
            <text:p>0,327909871</text:p>
          </table:table-cell>
          <table:table-cell office:value-type="float" office:value="46.6" table:formula="of:=AVERAGE([.AJ13:.AN13])" table:style-name="ce25">
            <text:p>46,60</text:p>
          </table:table-cell>
          <table:table-cell office:value-type="percentage" office:value="-3.7985136251032128E-2" table:formula="of:=([.AR13]-[.$C13])/[.$C13]" table:style-name="ce27">
            <text:p>-4%</text:p>
          </table:table-cell>
          <table:table-cell office:value-type="float" office:value="45" table:formula="of:=[.$B13]" table:style-name="ce11">
            <text:p>45</text:p>
          </table:table-cell>
          <table:table-cell office:value-type="float" office:value="48.44" table:formula="of:=[.$C13]" table:style-name="ce12">
            <text:p>4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" table:style-name="ce19">
            <text:p>50</text:p>
          </table:table-cell>
          <table:table-cell office:value-type="float" office:value="53.44" table:formula="of:=[.B14]+[.$C$30]" table:style-name="ce20">
            <text:p>53,44</text:p>
          </table:table-cell>
          <table:table-cell office:value-type="float" office:value="43" table:style-name="ce21">
            <text:p>43</text:p>
          </table:table-cell>
          <table:table-cell office:value-type="float" office:value="43" table:style-name="ce22">
            <text:p>43</text:p>
          </table:table-cell>
          <table:table-cell office:value-type="float" office:value="48" table:style-name="ce22">
            <text:p>48</text:p>
          </table:table-cell>
          <table:table-cell office:value-type="float" office:value="46" table:style-name="ce22">
            <text:p>46</text:p>
          </table:table-cell>
          <table:table-cell office:value-type="float" office:value="44" table:style-name="ce23">
            <text:p>44</text:p>
          </table:table-cell>
          <table:table-cell office:value-type="float" office:value="43" table:formula="of:=MIN([.D14:.H14])" table:style-name="ce24">
            <text:p>43</text:p>
          </table:table-cell>
          <table:table-cell office:value-type="float" office:value="48" table:formula="of:=MAX([.D14:.H14])" table:style-name="ce22">
            <text:p>48</text:p>
          </table:table-cell>
          <table:table-cell office:value-type="float" office:value="4.0567895562647463E-2" table:formula="of:=STDEV([.D14:.H14])/[.$C14]" table:style-name="ce22">
            <text:p>0,040567896</text:p>
          </table:table-cell>
          <table:table-cell office:value-type="float" office:value="44.8" table:formula="of:=AVERAGE([.D14:.H14])" table:style-name="ce25">
            <text:p>44,80</text:p>
          </table:table-cell>
          <table:table-cell office:value-type="percentage" office:value="-0.16167664670658685" table:formula="of:=([.L14]-[.$C14])/[.$C14]" table:style-name="ce26">
            <text:p>-16%</text:p>
          </table:table-cell>
          <table:table-cell office:value-type="float" office:value="36" table:style-name="ce24">
            <text:p>36</text:p>
          </table:table-cell>
          <table:table-cell office:value-type="float" office:value="41" table:style-name="ce22">
            <text:p>41</text:p>
          </table:table-cell>
          <table:table-cell office:value-type="float" office:value="39" table:style-name="ce22">
            <text:p>39</text:p>
          </table:table-cell>
          <table:table-cell office:value-type="float" office:value="37" table:style-name="ce22">
            <text:p>37</text:p>
          </table:table-cell>
          <table:table-cell office:value-type="float" office:value="35" table:style-name="ce23">
            <text:p>35</text:p>
          </table:table-cell>
          <table:table-cell office:value-type="float" office:value="35" table:formula="of:=MIN([.N14:.R14])" table:style-name="ce24">
            <text:p>35</text:p>
          </table:table-cell>
          <table:table-cell office:value-type="float" office:value="41" table:formula="of:=MAX([.N14:.R14])" table:style-name="ce22">
            <text:p>41</text:p>
          </table:table-cell>
          <table:table-cell office:value-type="float" office:value="4.5065847974522066E-2" table:formula="of:=STDEV([.N14:.R14])/[.$C14]" table:style-name="ce22">
            <text:p>0,045065848</text:p>
          </table:table-cell>
          <table:table-cell office:value-type="float" office:value="37.6" table:formula="of:=AVERAGE([.N14:.R14])" table:style-name="ce25">
            <text:p>37,60</text:p>
          </table:table-cell>
          <table:table-cell office:value-type="percentage" office:value="-0.29640718562874246" table:formula="of:=([.V14]-[.$C14])/[.$C14]" table:style-name="ce27">
            <text:p>-30%</text:p>
          </table:table-cell>
          <table:table-cell office:value-type="float" office:value="50" table:formula="of:=[.$B14]" table:style-name="ce11">
            <text:p>50</text:p>
          </table:table-cell>
          <table:table-cell office:value-type="float" office:value="53.44" table:formula="of:=[.$C14]" table:style-name="ce12">
            <text:p>53,44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2">
            <text:p>34</text:p>
          </table:table-cell>
          <table:table-cell office:value-type="float" office:value="37" table:style-name="ce22">
            <text:p>37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3" table:formula="of:=MIN([.Z14:.AD14])" table:style-name="ce24">
            <text:p>33</text:p>
          </table:table-cell>
          <table:table-cell office:value-type="float" office:value="37" table:formula="of:=MAX([.Z14:.AD14])" table:style-name="ce22">
            <text:p>37</text:p>
          </table:table-cell>
          <table:table-cell office:value-type="float" office:value="3.0747898063538517E-2" table:formula="of:=STDEV([.Z14:.AD14])/[.$C14]" table:style-name="ce22">
            <text:p>0,030747898</text:p>
          </table:table-cell>
          <table:table-cell office:value-type="float" office:value="34.200000000000003" table:formula="of:=AVERAGE([.Z14:.AD14])" table:style-name="ce25">
            <text:p>34,20</text:p>
          </table:table-cell>
          <table:table-cell office:value-type="percentage" office:value="-0.36002994011976042" table:formula="of:=([.AH14]-[.$C14])/[.$C14]" table:style-name="ce26">
            <text:p>-36%</text:p>
          </table:table-cell>
          <table:table-cell office:value-type="float" office:value="59" table:style-name="ce24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46" table:style-name="ce22">
            <text:p>46</text:p>
          </table:table-cell>
          <table:table-cell office:value-type="float" office:value="48" table:style-name="ce22">
            <text:p>48</text:p>
          </table:table-cell>
          <table:table-cell office:value-type="float" office:value="52" table:style-name="ce23">
            <text:p>52</text:p>
          </table:table-cell>
          <table:table-cell office:value-type="float" office:value="46" table:formula="of:=MIN([.AJ14:.AN14])" table:style-name="ce24">
            <text:p>46</text:p>
          </table:table-cell>
          <table:table-cell office:value-type="float" office:value="59" table:formula="of:=MAX([.AJ14:.AN14])" table:style-name="ce22">
            <text:p>59</text:p>
          </table:table-cell>
          <table:table-cell office:value-type="float" office:value="0.11336176071003684" table:formula="of:=STDEV([.AJ14:.AN14])/[.$C14]" table:style-name="ce22">
            <text:p>0,113361761</text:p>
          </table:table-cell>
          <table:table-cell office:value-type="float" office:value="52.8" table:formula="of:=AVERAGE([.AJ14:.AN14])" table:style-name="ce25">
            <text:p>52,80</text:p>
          </table:table-cell>
          <table:table-cell office:value-type="percentage" office:value="-1.1976047904191628E-2" table:formula="of:=([.AR14]-[.$C14])/[.$C14]" table:style-name="ce27">
            <text:p>-1%</text:p>
          </table:table-cell>
          <table:table-cell office:value-type="float" office:value="50" table:formula="of:=[.$B14]" table:style-name="ce11">
            <text:p>50</text:p>
          </table:table-cell>
          <table:table-cell office:value-type="float" office:value="53.44" table:formula="of:=[.$C14]" table:style-name="ce12">
            <text:p>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60" table:style-name="ce19">
            <text:p>60</text:p>
          </table:table-cell>
          <table:table-cell office:value-type="float" office:value="63.44" table:formula="of:=[.B15]+[.$C$30]" table:style-name="ce20">
            <text:p>63,44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2">
            <text:p>57</text:p>
          </table:table-cell>
          <table:table-cell office:value-type="float" office:value="59" table:style-name="ce22">
            <text:p>59</text:p>
          </table:table-cell>
          <table:table-cell office:value-type="float" office:value="56" table:style-name="ce22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6" table:formula="of:=MIN([.D15:.H15])" table:style-name="ce24">
            <text:p>56</text:p>
          </table:table-cell>
          <table:table-cell office:value-type="float" office:value="59" table:formula="of:=MAX([.D15:.H15])" table:style-name="ce22">
            <text:p>59</text:p>
          </table:table-cell>
          <table:table-cell office:value-type="float" office:value="1.9305562285491629E-2" table:formula="of:=STDEV([.D15:.H15])/[.$C15]" table:style-name="ce22">
            <text:p>0,019305562</text:p>
          </table:table-cell>
          <table:table-cell office:value-type="float" office:value="57" table:formula="of:=AVERAGE([.D15:.H15])" table:style-name="ce25">
            <text:p>57,00</text:p>
          </table:table-cell>
          <table:table-cell office:value-type="percentage" office:value="-0.10151324085750311" table:formula="of:=([.L15]-[.$C15])/[.$C15]" table:style-name="ce26">
            <text:p>-10%</text:p>
          </table:table-cell>
          <table:table-cell office:value-type="float" office:value="62" table:style-name="ce24">
            <text:p>62</text:p>
          </table:table-cell>
          <table:table-cell office:value-type="float" office:value="59" table:style-name="ce22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58" table:style-name="ce22">
            <text:p>58</text:p>
          </table:table-cell>
          <table:table-cell office:value-type="float" office:value="58" table:style-name="ce23">
            <text:p>58</text:p>
          </table:table-cell>
          <table:table-cell office:value-type="float" office:value="58" table:formula="of:=MIN([.N15:.R15])" table:style-name="ce24">
            <text:p>58</text:p>
          </table:table-cell>
          <table:table-cell office:value-type="float" office:value="62" table:formula="of:=MAX([.N15:.R15])" table:style-name="ce22">
            <text:p>62</text:p>
          </table:table-cell>
          <table:table-cell office:value-type="float" office:value="2.5901129768529291E-2" table:formula="of:=STDEV([.N15:.R15])/[.$C15]" table:style-name="ce22">
            <text:p>0,02590113</text:p>
          </table:table-cell>
          <table:table-cell office:value-type="float" office:value="59.2" table:formula="of:=AVERAGE([.N15:.R15])" table:style-name="ce25">
            <text:p>59,20</text:p>
          </table:table-cell>
          <table:table-cell office:value-type="percentage" office:value="-6.68348045397225E-2" table:formula="of:=([.V15]-[.$C15])/[.$C15]" table:style-name="ce27">
            <text:p>-7%</text:p>
          </table:table-cell>
          <table:table-cell office:value-type="float" office:value="60" table:formula="of:=[.$B15]" table:style-name="ce11">
            <text:p>60</text:p>
          </table:table-cell>
          <table:table-cell office:value-type="float" office:value="63.44" table:formula="of:=[.$C15]" table:style-name="ce12">
            <text:p>63,44</text:p>
          </table:table-cell>
          <table:table-cell office:value-type="float" office:value="42" table:style-name="ce21">
            <text:p>42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2">
            <text:p>37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3">
            <text:p>38</text:p>
          </table:table-cell>
          <table:table-cell office:value-type="float" office:value="37" table:formula="of:=MIN([.Z15:.AD15])" table:style-name="ce24">
            <text:p>37</text:p>
          </table:table-cell>
          <table:table-cell office:value-type="float" office:value="42" table:formula="of:=MAX([.Z15:.AD15])" table:style-name="ce22">
            <text:p>42</text:p>
          </table:table-cell>
          <table:table-cell office:value-type="float" office:value="3.0727598817178323E-2" table:formula="of:=STDEV([.Z15:.AD15])/[.$C15]" table:style-name="ce22">
            <text:p>0,030727599</text:p>
          </table:table-cell>
          <table:table-cell office:value-type="float" office:value="38.6" table:formula="of:=AVERAGE([.Z15:.AD15])" table:style-name="ce25">
            <text:p>38,60</text:p>
          </table:table-cell>
          <table:table-cell office:value-type="percentage" office:value="-0.39155107187894067" table:formula="of:=([.AH15]-[.$C15])/[.$C15]" table:style-name="ce26">
            <text:p>-39%</text:p>
          </table:table-cell>
          <table:table-cell office:value-type="float" office:value="57" table:style-name="ce24">
            <text:p>57</text:p>
          </table:table-cell>
          <table:table-cell office:value-type="float" office:value="57" table:style-name="ce22">
            <text:p>57</text:p>
          </table:table-cell>
          <table:table-cell office:value-type="float" office:value="55" table:style-name="ce22">
            <text:p>55</text:p>
          </table:table-cell>
          <table:table-cell office:value-type="float" office:value="57" table:style-name="ce22">
            <text:p>57</text:p>
          </table:table-cell>
          <table:table-cell office:value-type="float" office:value="57" table:style-name="ce23">
            <text:p>57</text:p>
          </table:table-cell>
          <table:table-cell office:value-type="float" office:value="55" table:formula="of:=MIN([.AJ15:.AN15])" table:style-name="ce24">
            <text:p>55</text:p>
          </table:table-cell>
          <table:table-cell office:value-type="float" office:value="57" table:formula="of:=MAX([.AJ15:.AN15])" table:style-name="ce22">
            <text:p>57</text:p>
          </table:table-cell>
          <table:table-cell office:value-type="float" office:value="1.4098789265446341E-2" table:formula="of:=STDEV([.AJ15:.AN15])/[.$C15]" table:style-name="ce22">
            <text:p>0,014098789</text:p>
          </table:table-cell>
          <table:table-cell office:value-type="float" office:value="56.6" table:formula="of:=AVERAGE([.AJ15:.AN15])" table:style-name="ce25">
            <text:p>56,60</text:p>
          </table:table-cell>
          <table:table-cell office:value-type="percentage" office:value="-0.10781841109709957" table:formula="of:=([.AR15]-[.$C15])/[.$C15]" table:style-name="ce27">
            <text:p>-11%</text:p>
          </table:table-cell>
          <table:table-cell office:value-type="float" office:value="60" table:formula="of:=[.$B15]" table:style-name="ce11">
            <text:p>60</text:p>
          </table:table-cell>
          <table:table-cell office:value-type="float" office:value="63.44" table:formula="of:=[.$C15]" table:style-name="ce12">
            <text:p>6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70" table:style-name="ce19">
            <text:p>70</text:p>
          </table:table-cell>
          <table:table-cell office:value-type="float" office:value="73.44" table:formula="of:=[.B16]+[.$C$30]" table:style-name="ce20">
            <text:p>73,44</text:p>
          </table:table-cell>
          <table:table-cell office:value-type="float" office:value="66" table:style-name="ce21">
            <text:p>66</text:p>
          </table:table-cell>
          <table:table-cell office:value-type="float" office:value="68" table:style-name="ce22">
            <text:p>68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4" table:formula="of:=MIN([.D16:.H16])" table:style-name="ce24">
            <text:p>64</text:p>
          </table:table-cell>
          <table:table-cell office:value-type="float" office:value="68" table:formula="of:=MAX([.D16:.H16])" table:style-name="ce22">
            <text:p>68</text:p>
          </table:table-cell>
          <table:table-cell office:value-type="float" office:value="2.0196618973572066E-2" table:formula="of:=STDEV([.D16:.H16])/[.$C16]" table:style-name="ce22">
            <text:p>0,020196619</text:p>
          </table:table-cell>
          <table:table-cell office:value-type="float" office:value="65.8" table:formula="of:=AVERAGE([.D16:.H16])" table:style-name="ce25">
            <text:p>65,80</text:p>
          </table:table-cell>
          <table:table-cell office:value-type="percentage" office:value="-0.10403050108932463" table:formula="of:=([.L16]-[.$C16])/[.$C16]" table:style-name="ce26">
            <text:p>-10%</text:p>
          </table:table-cell>
          <table:table-cell office:value-type="float" office:value="65" table:style-name="ce24">
            <text:p>65</text:p>
          </table:table-cell>
          <table:table-cell office:value-type="float" office:value="65" table:style-name="ce22">
            <text:p>65</text:p>
          </table:table-cell>
          <table:table-cell office:value-type="float" office:value="65" table:style-name="ce22">
            <text:p>65</text:p>
          </table:table-cell>
          <table:table-cell office:value-type="float" office:value="69" table:style-name="ce22">
            <text:p>69</text:p>
          </table:table-cell>
          <table:table-cell office:value-type="float" office:value="62" table:style-name="ce23">
            <text:p>62</text:p>
          </table:table-cell>
          <table:table-cell office:value-type="float" office:value="62" table:formula="of:=MIN([.N16:.R16])" table:style-name="ce24">
            <text:p>62</text:p>
          </table:table-cell>
          <table:table-cell office:value-type="float" office:value="69" table:formula="of:=MAX([.N16:.R16])" table:style-name="ce22">
            <text:p>69</text:p>
          </table:table-cell>
          <table:table-cell office:value-type="float" office:value="3.390495533221332E-2" table:formula="of:=STDEV([.N16:.R16])/[.$C16]" table:style-name="ce22">
            <text:p>0,033904955</text:p>
          </table:table-cell>
          <table:table-cell office:value-type="float" office:value="65.2" table:formula="of:=AVERAGE([.N16:.R16])" table:style-name="ce25">
            <text:p>65,20</text:p>
          </table:table-cell>
          <table:table-cell office:value-type="percentage" office:value="-0.11220043572984743" table:formula="of:=([.V16]-[.$C16])/[.$C16]" table:style-name="ce27">
            <text:p>-11%</text:p>
          </table:table-cell>
          <table:table-cell office:value-type="float" office:value="70" table:formula="of:=[.$B16]" table:style-name="ce11">
            <text:p>70</text:p>
          </table:table-cell>
          <table:table-cell office:value-type="float" office:value="73.44" table:formula="of:=[.$C16]" table:style-name="ce12">
            <text:p>73,44</text:p>
          </table:table-cell>
          <table:table-cell office:value-type="float" office:value="38" table:style-name="ce21">
            <text:p>38</text:p>
          </table:table-cell>
          <table:table-cell office:value-type="float" office:value="33" table:style-name="ce22">
            <text:p>33</text:p>
          </table:table-cell>
          <table:table-cell office:value-type="float" office:value="42" table:style-name="ce22">
            <text:p>42</text:p>
          </table:table-cell>
          <table:table-cell office:value-type="float" office:value="27" table:style-name="ce22">
            <text:p>27</text:p>
          </table:table-cell>
          <table:table-cell office:value-type="float" office:value="37" table:style-name="ce23">
            <text:p>37</text:p>
          </table:table-cell>
          <table:table-cell office:value-type="float" office:value="27" table:formula="of:=MIN([.Z16:.AD16])" table:style-name="ce24">
            <text:p>27</text:p>
          </table:table-cell>
          <table:table-cell office:value-type="float" office:value="42" table:formula="of:=MAX([.Z16:.AD16])" table:style-name="ce22">
            <text:p>42</text:p>
          </table:table-cell>
          <table:table-cell office:value-type="float" office:value="7.7387103694895487E-2" table:formula="of:=STDEV([.Z16:.AD16])/[.$C16]" table:style-name="ce22">
            <text:p>0,077387104</text:p>
          </table:table-cell>
          <table:table-cell office:value-type="float" office:value="35.4" table:formula="of:=AVERAGE([.Z16:.AD16])" table:style-name="ce25">
            <text:p>35,40</text:p>
          </table:table-cell>
          <table:table-cell office:value-type="percentage" office:value="-0.51797385620915037" table:formula="of:=([.AH16]-[.$C16])/[.$C16]" table:style-name="ce26">
            <text:p>-52%</text:p>
          </table:table-cell>
          <table:table-cell office:value-type="float" office:value="75" table:style-name="ce24">
            <text:p>75</text:p>
          </table:table-cell>
          <table:table-cell office:value-type="float" office:value="77" table:style-name="ce22">
            <text:p>77</text:p>
          </table:table-cell>
          <table:table-cell office:value-type="float" office:value="82" table:style-name="ce22">
            <text:p>82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3">
            <text:p>79</text:p>
          </table:table-cell>
          <table:table-cell office:value-type="float" office:value="75" table:formula="of:=MIN([.AJ16:.AN16])" table:style-name="ce24">
            <text:p>75</text:p>
          </table:table-cell>
          <table:table-cell office:value-type="float" office:value="82" table:formula="of:=MAX([.AJ16:.AN16])" table:style-name="ce22">
            <text:p>82</text:p>
          </table:table-cell>
          <table:table-cell office:value-type="float" office:value="3.5507638372563446E-2" table:formula="of:=STDEV([.AJ16:.AN16])/[.$C16]" table:style-name="ce22">
            <text:p>0,035507638</text:p>
          </table:table-cell>
          <table:table-cell office:value-type="float" office:value="78.400000000000006" table:formula="of:=AVERAGE([.AJ16:.AN16])" table:style-name="ce25">
            <text:p>78,40</text:p>
          </table:table-cell>
          <table:table-cell office:value-type="percentage" office:value="6.753812636165589E-2" table:formula="of:=([.AR16]-[.$C16])/[.$C16]" table:style-name="ce27">
            <text:p>7%</text:p>
          </table:table-cell>
          <table:table-cell office:value-type="float" office:value="70" table:formula="of:=[.$B16]" table:style-name="ce11">
            <text:p>70</text:p>
          </table:table-cell>
          <table:table-cell office:value-type="float" office:value="73.44" table:formula="of:=[.$C16]" table:style-name="ce12">
            <text:p>7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80" table:style-name="ce19">
            <text:p>80</text:p>
          </table:table-cell>
          <table:table-cell office:value-type="float" office:value="83.44" table:formula="of:=[.B17]+[.$C$30]" table:style-name="ce20">
            <text:p>83,44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2">
            <text:p>74</text:p>
          </table:table-cell>
          <table:table-cell office:value-type="float" office:value="73" table:style-name="ce22">
            <text:p>73</text:p>
          </table:table-cell>
          <table:table-cell office:value-type="float" office:value="72" table:style-name="ce22">
            <text:p>72</text:p>
          </table:table-cell>
          <table:table-cell office:value-type="float" office:value="75" table:style-name="ce23">
            <text:p>75</text:p>
          </table:table-cell>
          <table:table-cell office:value-type="float" office:value="72" table:formula="of:=MIN([.D17:.H17])" table:style-name="ce24">
            <text:p>72</text:p>
          </table:table-cell>
          <table:table-cell office:value-type="float" office:value="75" table:formula="of:=MAX([.D17:.H17])" table:style-name="ce22">
            <text:p>75</text:p>
          </table:table-cell>
          <table:table-cell office:value-type="float" office:value="1.3664614394764359E-2" table:formula="of:=STDEV([.D17:.H17])/[.$C17]" table:style-name="ce22">
            <text:p>0,013664614</text:p>
          </table:table-cell>
          <table:table-cell office:value-type="float" office:value="73.599999999999994" table:formula="of:=AVERAGE([.D17:.H17])" table:style-name="ce25">
            <text:p>73,60</text:p>
          </table:table-cell>
          <table:table-cell office:value-type="percentage" office:value="-0.1179290508149569" table:formula="of:=([.L17]-[.$C17])/[.$C17]" table:style-name="ce26">
            <text:p>-12%</text:p>
          </table:table-cell>
          <table:table-cell office:value-type="float" office:value="89" table:style-name="ce24">
            <text:p>89</text:p>
          </table:table-cell>
          <table:table-cell office:value-type="float" office:value="86" table:style-name="ce22">
            <text:p>86</text:p>
          </table:table-cell>
          <table:table-cell office:value-type="float" office:value="81" table:style-name="ce22">
            <text:p>81</text:p>
          </table:table-cell>
          <table:table-cell office:value-type="float" office:value="79" table:style-name="ce22">
            <text:p>79</text:p>
          </table:table-cell>
          <table:table-cell office:value-type="float" office:value="74" table:style-name="ce23">
            <text:p>74</text:p>
          </table:table-cell>
          <table:table-cell office:value-type="float" office:value="74" table:formula="of:=MIN([.N17:.R17])" table:style-name="ce24">
            <text:p>74</text:p>
          </table:table-cell>
          <table:table-cell office:value-type="float" office:value="89" table:formula="of:=MAX([.N17:.R17])" table:style-name="ce22">
            <text:p>89</text:p>
          </table:table-cell>
          <table:table-cell office:value-type="float" office:value="7.0597682047090798E-2" table:formula="of:=STDEV([.N17:.R17])/[.$C17]" table:style-name="ce22">
            <text:p>0,070597682</text:p>
          </table:table-cell>
          <table:table-cell office:value-type="float" office:value="81.8" table:formula="of:=AVERAGE([.N17:.R17])" table:style-name="ce25">
            <text:p>81,80</text:p>
          </table:table-cell>
          <table:table-cell office:value-type="percentage" office:value="-1.9654841802492818E-2" table:formula="of:=([.V17]-[.$C17])/[.$C17]" table:style-name="ce27">
            <text:p>-2%</text:p>
          </table:table-cell>
          <table:table-cell office:value-type="float" office:value="80" table:formula="of:=[.$B17]" table:style-name="ce11">
            <text:p>80</text:p>
          </table:table-cell>
          <table:table-cell office:value-type="float" office:value="83.44" table:formula="of:=[.$C17]" table:style-name="ce12">
            <text:p>83,44</text:p>
          </table:table-cell>
          <table:table-cell office:value-type="float" office:value="68" table:style-name="ce21">
            <text:p>68</text:p>
          </table:table-cell>
          <table:table-cell office:value-type="float" office:value="59" table:style-name="ce22">
            <text:p>59</text:p>
          </table:table-cell>
          <table:table-cell office:value-type="float" office:value="58" table:style-name="ce22">
            <text:p>58</text:p>
          </table:table-cell>
          <table:table-cell office:value-type="float" office:value="63" table:style-name="ce22">
            <text:p>63</text:p>
          </table:table-cell>
          <table:table-cell office:value-type="float" office:value="67" table:style-name="ce23">
            <text:p>67</text:p>
          </table:table-cell>
          <table:table-cell office:value-type="float" office:value="58" table:formula="of:=MIN([.Z17:.AD17])" table:style-name="ce24">
            <text:p>58</text:p>
          </table:table-cell>
          <table:table-cell office:value-type="float" office:value="68" table:formula="of:=MAX([.Z17:.AD17])" table:style-name="ce22">
            <text:p>68</text:p>
          </table:table-cell>
          <table:table-cell office:value-type="float" office:value="5.4262854375224219E-2" table:formula="of:=STDEV([.Z17:.AD17])/[.$C17]" table:style-name="ce22">
            <text:p>0,054262854</text:p>
          </table:table-cell>
          <table:table-cell office:value-type="float" office:value="63" table:formula="of:=AVERAGE([.Z17:.AD17])" table:style-name="ce25">
            <text:p>63,00</text:p>
          </table:table-cell>
          <table:table-cell office:value-type="percentage" office:value="-0.24496644295302011" table:formula="of:=([.AH17]-[.$C17])/[.$C17]" table:style-name="ce26">
            <text:p>-24%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2">
            <text:p>79</text:p>
          </table:table-cell>
          <table:table-cell office:value-type="float" office:value="79" table:style-name="ce22">
            <text:p>79</text:p>
          </table:table-cell>
          <table:table-cell office:value-type="float" office:value="78" table:style-name="ce23">
            <text:p>78</text:p>
          </table:table-cell>
          <table:table-cell office:value-type="float" office:value="78" table:formula="of:=MIN([.AJ17:.AN17])" table:style-name="ce24">
            <text:p>78</text:p>
          </table:table-cell>
          <table:table-cell office:value-type="float" office:value="79" table:formula="of:=MAX([.AJ17:.AN17])" table:style-name="ce22">
            <text:p>79</text:p>
          </table:table-cell>
          <table:table-cell office:value-type="float" office:value="6.5642684264761034E-3" table:formula="of:=STDEV([.AJ17:.AN17])/[.$C17]" table:style-name="ce22">
            <text:p>0,006564268</text:p>
          </table:table-cell>
          <table:table-cell office:value-type="float" office:value="78.599999999999994" table:formula="of:=AVERAGE([.AJ17:.AN17])" table:style-name="ce25">
            <text:p>78,60</text:p>
          </table:table-cell>
          <table:table-cell office:value-type="percentage" office:value="-5.8005752636625163E-2" table:formula="of:=([.AR17]-[.$C17])/[.$C17]" table:style-name="ce27">
            <text:p>-6%</text:p>
          </table:table-cell>
          <table:table-cell office:value-type="float" office:value="80" table:formula="of:=[.$B17]" table:style-name="ce11">
            <text:p>80</text:p>
          </table:table-cell>
          <table:table-cell office:value-type="float" office:value="83.44" table:formula="of:=[.$C17]" table:style-name="ce12">
            <text:p>8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90" table:style-name="ce19">
            <text:p>90</text:p>
          </table:table-cell>
          <table:table-cell office:value-type="float" office:value="93.44" table:formula="of:=[.B18]+[.$C$30]" table:style-name="ce20">
            <text:p>93,44</text:p>
          </table:table-cell>
          <table:table-cell office:value-type="float" office:value="82" table:style-name="ce21">
            <text:p>82</text:p>
          </table:table-cell>
          <table:table-cell office:value-type="float" office:value="82" table:style-name="ce22">
            <text:p>82</text:p>
          </table:table-cell>
          <table:table-cell office:value-type="float" office:value="83" table:style-name="ce22">
            <text:p>83</text:p>
          </table:table-cell>
          <table:table-cell office:value-type="float" office:value="80" table:style-name="ce22">
            <text:p>80</text:p>
          </table:table-cell>
          <table:table-cell office:value-type="float" office:value="82" table:style-name="ce23">
            <text:p>82</text:p>
          </table:table-cell>
          <table:table-cell office:value-type="float" office:value="80" table:formula="of:=MIN([.D18:.H18])" table:style-name="ce24">
            <text:p>80</text:p>
          </table:table-cell>
          <table:table-cell office:value-type="float" office:value="83" table:formula="of:=MAX([.D18:.H18])" table:style-name="ce22">
            <text:p>83</text:p>
          </table:table-cell>
          <table:table-cell office:value-type="float" office:value="1.1723513645230438E-2" table:formula="of:=STDEV([.D18:.H18])/[.$C18]" table:style-name="ce22">
            <text:p>0,011723514</text:p>
          </table:table-cell>
          <table:table-cell office:value-type="float" office:value="81.8" table:formula="of:=AVERAGE([.D18:.H18])" table:style-name="ce25">
            <text:p>81,80</text:p>
          </table:table-cell>
          <table:table-cell office:value-type="percentage" office:value="-0.12457191780821919" table:formula="of:=([.L18]-[.$C18])/[.$C18]" table:style-name="ce26">
            <text:p>-12%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2">
            <text:p>86</text:p>
          </table:table-cell>
          <table:table-cell office:value-type="float" office:value="87" table:style-name="ce22">
            <text:p>87</text:p>
          </table:table-cell>
          <table:table-cell office:value-type="float" office:value="82" table:style-name="ce22">
            <text:p>82</text:p>
          </table:table-cell>
          <table:table-cell office:value-type="float" office:value="86" table:style-name="ce23">
            <text:p>86</text:p>
          </table:table-cell>
          <table:table-cell office:value-type="float" office:value="82" table:formula="of:=MIN([.N18:.R18])" table:style-name="ce24">
            <text:p>82</text:p>
          </table:table-cell>
          <table:table-cell office:value-type="float" office:value="87" table:formula="of:=MAX([.N18:.R18])" table:style-name="ce22">
            <text:p>87</text:p>
          </table:table-cell>
          <table:table-cell office:value-type="float" office:value="2.0585813422165394E-2" table:formula="of:=STDEV([.N18:.R18])/[.$C18]" table:style-name="ce22">
            <text:p>0,020585813</text:p>
          </table:table-cell>
          <table:table-cell office:value-type="float" office:value="85.2" table:formula="of:=AVERAGE([.N18:.R18])" table:style-name="ce25">
            <text:p>85,20</text:p>
          </table:table-cell>
          <table:table-cell office:value-type="percentage" office:value="-8.8184931506849265E-2" table:formula="of:=([.V18]-[.$C18])/[.$C18]" table:style-name="ce27">
            <text:p>-9%</text:p>
          </table:table-cell>
          <table:table-cell office:value-type="float" office:value="90" table:formula="of:=[.$B18]" table:style-name="ce11">
            <text:p>90</text:p>
          </table:table-cell>
          <table:table-cell office:value-type="float" office:value="93.44" table:formula="of:=[.$C18]" table:style-name="ce12">
            <text:p>93,44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2">
            <text:p>74</text:p>
          </table:table-cell>
          <table:table-cell office:value-type="float" office:value="60" table:style-name="ce22">
            <text:p>60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3">
            <text:p>64</text:p>
          </table:table-cell>
          <table:table-cell office:value-type="float" office:value="60" table:formula="of:=MIN([.Z18:.AD18])" table:style-name="ce24">
            <text:p>60</text:p>
          </table:table-cell>
          <table:table-cell office:value-type="float" office:value="74" table:formula="of:=MAX([.Z18:.AD18])" table:style-name="ce22">
            <text:p>74</text:p>
          </table:table-cell>
          <table:table-cell office:value-type="float" office:value="6.6662720472591766E-2" table:formula="of:=STDEV([.Z18:.AD18])/[.$C18]" table:style-name="ce22">
            <text:p>0,06666272</text:p>
          </table:table-cell>
          <table:table-cell office:value-type="float" office:value="67.599999999999994" table:formula="of:=AVERAGE([.Z18:.AD18])" table:style-name="ce25">
            <text:p>67,60</text:p>
          </table:table-cell>
          <table:table-cell office:value-type="percentage" office:value="-0.27654109589041098" table:formula="of:=([.AH18]-[.$C18])/[.$C18]" table:style-name="ce26">
            <text:p>-28%</text:p>
          </table:table-cell>
          <table:table-cell office:value-type="float" office:value="87" table:style-name="ce24">
            <text:p>87</text:p>
          </table:table-cell>
          <table:table-cell office:value-type="float" office:value="83" table:style-name="ce22">
            <text:p>83</text:p>
          </table:table-cell>
          <table:table-cell office:value-type="float" office:value="81" table:style-name="ce22">
            <text:p>81</text:p>
          </table:table-cell>
          <table:table-cell office:value-type="float" office:value="86" table:style-name="ce22">
            <text:p>86</text:p>
          </table:table-cell>
          <table:table-cell office:value-type="float" office:value="85" table:style-name="ce23">
            <text:p>85</text:p>
          </table:table-cell>
          <table:table-cell office:value-type="float" office:value="81" table:formula="of:=MIN([.AJ18:.AN18])" table:style-name="ce24">
            <text:p>81</text:p>
          </table:table-cell>
          <table:table-cell office:value-type="float" office:value="87" table:formula="of:=MAX([.AJ18:.AN18])" table:style-name="ce22">
            <text:p>87</text:p>
          </table:table-cell>
          <table:table-cell office:value-type="float" office:value="2.5773960999127342E-2" table:formula="of:=STDEV([.AJ18:.AN18])/[.$C18]" table:style-name="ce22">
            <text:p>0,025773961</text:p>
          </table:table-cell>
          <table:table-cell office:value-type="float" office:value="84.4" table:formula="of:=AVERAGE([.AJ18:.AN18])" table:style-name="ce25">
            <text:p>84,40</text:p>
          </table:table-cell>
          <table:table-cell office:value-type="percentage" office:value="-9.6746575342465668E-2" table:formula="of:=([.AR18]-[.$C18])/[.$C18]" table:style-name="ce27">
            <text:p>-10%</text:p>
          </table:table-cell>
          <table:table-cell office:value-type="float" office:value="90" table:formula="of:=[.$B18]" table:style-name="ce11">
            <text:p>90</text:p>
          </table:table-cell>
          <table:table-cell office:value-type="float" office:value="93.44" table:formula="of:=[.$C18]" table:style-name="ce12">
            <text:p>9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0" table:style-name="ce19">
            <text:p>100</text:p>
          </table:table-cell>
          <table:table-cell office:value-type="float" office:value="103.44" table:formula="of:=[.B19]+[.$C$30]" table:style-name="ce20">
            <text:p>103,44</text:p>
          </table:table-cell>
          <table:table-cell office:value-type="float" office:value="91" table:style-name="ce21">
            <text:p>91</text:p>
          </table:table-cell>
          <table:table-cell office:value-type="float" office:value="94" table:style-name="ce22">
            <text:p>94</text:p>
          </table:table-cell>
          <table:table-cell office:value-type="float" office:value="91" table:style-name="ce22">
            <text:p>91</text:p>
          </table:table-cell>
          <table:table-cell office:value-type="float" office:value="94" table:style-name="ce22">
            <text:p>94</text:p>
          </table:table-cell>
          <table:table-cell office:value-type="float" office:value="92" table:style-name="ce23">
            <text:p>92</text:p>
          </table:table-cell>
          <table:table-cell office:value-type="float" office:value="91" table:formula="of:=MIN([.D19:.H19])" table:style-name="ce24">
            <text:p>91</text:p>
          </table:table-cell>
          <table:table-cell office:value-type="float" office:value="94" table:formula="of:=MAX([.D19:.H19])" table:style-name="ce22">
            <text:p>94</text:p>
          </table:table-cell>
          <table:table-cell office:value-type="float" office:value="1.4661398770401296E-2" table:formula="of:=STDEV([.D19:.H19])/[.$C19]" table:style-name="ce22">
            <text:p>0,014661399</text:p>
          </table:table-cell>
          <table:table-cell office:value-type="float" office:value="92.4" table:formula="of:=AVERAGE([.D19:.H19])" table:style-name="ce25">
            <text:p>92,40</text:p>
          </table:table-cell>
          <table:table-cell office:value-type="percentage" office:value="-0.10672853828306257" table:formula="of:=([.L19]-[.$C19])/[.$C19]" table:style-name="ce26">
            <text:p>-11%</text:p>
          </table:table-cell>
          <table:table-cell office:value-type="float" office:value="91" table:style-name="ce24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87" table:style-name="ce22">
            <text:p>87</text:p>
          </table:table-cell>
          <table:table-cell office:value-type="float" office:value="89" table:style-name="ce22">
            <text:p>89</text:p>
          </table:table-cell>
          <table:table-cell office:value-type="float" office:value="91" table:style-name="ce23">
            <text:p>91</text:p>
          </table:table-cell>
          <table:table-cell office:value-type="float" office:value="87" table:formula="of:=MIN([.N19:.R19])" table:style-name="ce24">
            <text:p>87</text:p>
          </table:table-cell>
          <table:table-cell office:value-type="float" office:value="91" table:formula="of:=MAX([.N19:.R19])" table:style-name="ce22">
            <text:p>91</text:p>
          </table:table-cell>
          <table:table-cell office:value-type="float" office:value="1.7293642517399767E-2" table:formula="of:=STDEV([.N19:.R19])/[.$C19]" table:style-name="ce22">
            <text:p>0,017293643</text:p>
          </table:table-cell>
          <table:table-cell office:value-type="float" office:value="89.8" table:formula="of:=AVERAGE([.N19:.R19])" table:style-name="ce25">
            <text:p>89,80</text:p>
          </table:table-cell>
          <table:table-cell office:value-type="percentage" office:value="-0.13186388244392885" table:formula="of:=([.V19]-[.$C19])/[.$C19]" table:style-name="ce27">
            <text:p>-13%</text:p>
          </table:table-cell>
          <table:table-cell office:value-type="float" office:value="100" table:formula="of:=[.$B19]" table:style-name="ce11">
            <text:p>100</text:p>
          </table:table-cell>
          <table:table-cell office:value-type="float" office:value="103.44" table:formula="of:=[.$C19]" table:style-name="ce12">
            <text:p>103,44</text:p>
          </table:table-cell>
          <table:table-cell office:value-type="float" office:value="72" table:style-name="ce21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89" table:style-name="ce22">
            <text:p>89</text:p>
          </table:table-cell>
          <table:table-cell office:value-type="float" office:value="82" table:style-name="ce22">
            <text:p>82</text:p>
          </table:table-cell>
          <table:table-cell office:value-type="float" office:value="96" table:style-name="ce23">
            <text:p>96</text:p>
          </table:table-cell>
          <table:table-cell office:value-type="float" office:value="72" table:formula="of:=MIN([.Z19:.AD19])" table:style-name="ce24">
            <text:p>72</text:p>
          </table:table-cell>
          <table:table-cell office:value-type="float" office:value="96" table:formula="of:=MAX([.Z19:.AD19])" table:style-name="ce22">
            <text:p>96</text:p>
          </table:table-cell>
          <table:table-cell office:value-type="float" office:value="9.5556177827932048E-2" table:formula="of:=STDEV([.Z19:.AD19])/[.$C19]" table:style-name="ce22">
            <text:p>0,095556178</text:p>
          </table:table-cell>
          <table:table-cell office:value-type="float" office:value="82.8" table:formula="of:=AVERAGE([.Z19:.AD19])" table:style-name="ce25">
            <text:p>82,80</text:p>
          </table:table-cell>
          <table:table-cell office:value-type="percentage" office:value="-0.19953596287703018" table:formula="of:=([.AH19]-[.$C19])/[.$C19]" table:style-name="ce26">
            <text:p>-20%</text:p>
          </table:table-cell>
          <table:table-cell office:value-type="float" office:value="86" table:style-name="ce24">
            <text:p>86</text:p>
          </table:table-cell>
          <table:table-cell office:value-type="float" office:value="89" table:style-name="ce22">
            <text:p>89</text:p>
          </table:table-cell>
          <table:table-cell office:value-type="float" office:value="87" table:style-name="ce22">
            <text:p>87</text:p>
          </table:table-cell>
          <table:table-cell office:value-type="float" office:value="89" table:style-name="ce22">
            <text:p>89</text:p>
          </table:table-cell>
          <table:table-cell office:value-type="float" office:value="88" table:style-name="ce23">
            <text:p>88</text:p>
          </table:table-cell>
          <table:table-cell office:value-type="float" office:value="86" table:formula="of:=MIN([.AJ19:.AN19])" table:style-name="ce24">
            <text:p>86</text:p>
          </table:table-cell>
          <table:table-cell office:value-type="float" office:value="89" table:formula="of:=MAX([.AJ19:.AN19])" table:style-name="ce22">
            <text:p>89</text:p>
          </table:table-cell>
          <table:table-cell office:value-type="float" office:value="1.2604799700701178E-2" table:formula="of:=STDEV([.AJ19:.AN19])/[.$C19]" table:style-name="ce22">
            <text:p>0,0126048</text:p>
          </table:table-cell>
          <table:table-cell office:value-type="float" office:value="87.8" table:formula="of:=AVERAGE([.AJ19:.AN19])" table:style-name="ce25">
            <text:p>87,80</text:p>
          </table:table-cell>
          <table:table-cell office:value-type="percentage" office:value="-0.15119876256767209" table:formula="of:=([.AR19]-[.$C19])/[.$C19]" table:style-name="ce27">
            <text:p>-15%</text:p>
          </table:table-cell>
          <table:table-cell office:value-type="float" office:value="100" table:formula="of:=[.$B19]" table:style-name="ce11">
            <text:p>100</text:p>
          </table:table-cell>
          <table:table-cell office:value-type="float" office:value="103.44" table:formula="of:=[.$C19]" table:style-name="ce12">
            <text:p>1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0" table:style-name="ce19">
            <text:p>150</text:p>
          </table:table-cell>
          <table:table-cell office:value-type="float" office:value="153.44" table:formula="of:=[.B20]+[.$C$30]" table:style-name="ce20">
            <text:p>153,44</text:p>
          </table:table-cell>
          <table:table-cell office:value-type="float" office:value="138" table:style-name="ce21">
            <text:p>138</text:p>
          </table:table-cell>
          <table:table-cell office:value-type="float" office:value="142" table:style-name="ce22">
            <text:p>142</text:p>
          </table:table-cell>
          <table:table-cell office:value-type="float" office:value="143" table:style-name="ce22">
            <text:p>143</text:p>
          </table:table-cell>
          <table:table-cell office:value-type="float" office:value="141" table:style-name="ce22">
            <text:p>141</text:p>
          </table:table-cell>
          <table:table-cell office:value-type="float" office:value="140" table:style-name="ce23">
            <text:p>140</text:p>
          </table:table-cell>
          <table:table-cell office:value-type="float" office:value="138" table:formula="of:=MIN([.D20:.H20])" table:style-name="ce24">
            <text:p>138</text:p>
          </table:table-cell>
          <table:table-cell office:value-type="float" office:value="143" table:formula="of:=MAX([.D20:.H20])" table:style-name="ce22">
            <text:p>143</text:p>
          </table:table-cell>
          <table:table-cell office:value-type="float" office:value="1.2536094930703432E-2" table:formula="of:=STDEV([.D20:.H20])/[.$C20]" table:style-name="ce22">
            <text:p>0,012536095</text:p>
          </table:table-cell>
          <table:table-cell office:value-type="float" office:value="140.80000000000001" table:formula="of:=AVERAGE([.D20:.H20])" table:style-name="ce25">
            <text:p>140,80</text:p>
          </table:table-cell>
          <table:table-cell office:value-type="percentage" office:value="-8.2377476538060393E-2" table:formula="of:=([.L20]-[.$C20])/[.$C20]" table:style-name="ce26">
            <text:p>-8%</text:p>
          </table:table-cell>
          <table:table-cell office:value-type="float" office:value="128" table:style-name="ce24">
            <text:p>128</text:p>
          </table:table-cell>
          <table:table-cell office:value-type="float" office:value="140" table:style-name="ce22">
            <text:p>140</text:p>
          </table:table-cell>
          <table:table-cell office:value-type="float" office:value="133" table:style-name="ce22">
            <text:p>133</text:p>
          </table:table-cell>
          <table:table-cell office:value-type="float" office:value="126" table:style-name="ce22">
            <text:p>126</text:p>
          </table:table-cell>
          <table:table-cell office:value-type="float" office:value="133" table:style-name="ce23">
            <text:p>133</text:p>
          </table:table-cell>
          <table:table-cell office:value-type="float" office:value="126" table:formula="of:=MIN([.N20:.R20])" table:style-name="ce24">
            <text:p>126</text:p>
          </table:table-cell>
          <table:table-cell office:value-type="float" office:value="140" table:formula="of:=MAX([.N20:.R20])" table:style-name="ce22">
            <text:p>140</text:p>
          </table:table-cell>
          <table:table-cell office:value-type="float" office:value="3.5397485959333341E-2" table:formula="of:=STDEV([.N20:.R20])/[.$C20]" table:style-name="ce22">
            <text:p>0,035397486</text:p>
          </table:table-cell>
          <table:table-cell office:value-type="float" office:value="132" table:formula="of:=AVERAGE([.N20:.R20])" table:style-name="ce25">
            <text:p>132,00</text:p>
          </table:table-cell>
          <table:table-cell office:value-type="percentage" office:value="-0.1397288842544317" table:formula="of:=([.V20]-[.$C20])/[.$C20]" table:style-name="ce27">
            <text:p>-14%</text:p>
          </table:table-cell>
          <table:table-cell office:value-type="float" office:value="150" table:formula="of:=[.$B20]" table:style-name="ce11">
            <text:p>150</text:p>
          </table:table-cell>
          <table:table-cell office:value-type="float" office:value="153.44" table:formula="of:=[.$C20]" table:style-name="ce12">
            <text:p>153,44</text:p>
          </table:table-cell>
          <table:table-cell office:value-type="float" office:value="136" table:style-name="ce21">
            <text:p>136</text:p>
          </table:table-cell>
          <table:table-cell office:value-type="float" office:value="135" table:style-name="ce22">
            <text:p>135</text:p>
          </table:table-cell>
          <table:table-cell office:value-type="float" office:value="135" table:style-name="ce22">
            <text:p>135</text:p>
          </table:table-cell>
          <table:table-cell office:value-type="float" office:value="137" table:style-name="ce22">
            <text:p>137</text:p>
          </table:table-cell>
          <table:table-cell office:value-type="float" office:value="136" table:style-name="ce23">
            <text:p>136</text:p>
          </table:table-cell>
          <table:table-cell office:value-type="float" office:value="135" table:formula="of:=MIN([.Z20:.AD20])" table:style-name="ce24">
            <text:p>135</text:p>
          </table:table-cell>
          <table:table-cell office:value-type="float" office:value="137" table:formula="of:=MAX([.Z20:.AD20])" table:style-name="ce22">
            <text:p>137</text:p>
          </table:table-cell>
          <table:table-cell office:value-type="float" office:value="5.4526852615620148E-3" table:formula="of:=STDEV([.Z20:.AD20])/[.$C20]" table:style-name="ce22">
            <text:p>0,005452685</text:p>
          </table:table-cell>
          <table:table-cell office:value-type="float" office:value="135.80000000000001" table:formula="of:=AVERAGE([.Z20:.AD20])" table:style-name="ce25">
            <text:p>135,80</text:p>
          </table:table-cell>
          <table:table-cell office:value-type="percentage" office:value="-0.11496350364963495" table:formula="of:=([.AH20]-[.$C20])/[.$C20]" table:style-name="ce26">
            <text:p>-11%</text:p>
          </table:table-cell>
          <table:table-cell office:value-type="float" office:value="143" table:style-name="ce24">
            <text:p>143</text:p>
          </table:table-cell>
          <table:table-cell office:value-type="float" office:value="121" table:style-name="ce22">
            <text:p>121</text:p>
          </table:table-cell>
          <table:table-cell office:value-type="float" office:value="142" table:style-name="ce22">
            <text:p>142</text:p>
          </table:table-cell>
          <table:table-cell office:value-type="float" office:value="142" table:style-name="ce22">
            <text:p>142</text:p>
          </table:table-cell>
          <table:table-cell office:value-type="float" office:value="122" table:style-name="ce23">
            <text:p>122</text:p>
          </table:table-cell>
          <table:table-cell office:value-type="float" office:value="121" table:formula="of:=MIN([.AJ20:.AN20])" table:style-name="ce24">
            <text:p>121</text:p>
          </table:table-cell>
          <table:table-cell office:value-type="float" office:value="143" table:formula="of:=MAX([.AJ20:.AN20])" table:style-name="ce22">
            <text:p>143</text:p>
          </table:table-cell>
          <table:table-cell office:value-type="float" office:value="7.445033667098451E-2" table:formula="of:=STDEV([.AJ20:.AN20])/[.$C20]" table:style-name="ce22">
            <text:p>0,074450337</text:p>
          </table:table-cell>
          <table:table-cell office:value-type="float" office:value="134" table:formula="of:=AVERAGE([.AJ20:.AN20])" table:style-name="ce25">
            <text:p>134,00</text:p>
          </table:table-cell>
          <table:table-cell office:value-type="percentage" office:value="-0.12669447340980186" table:formula="of:=([.AR20]-[.$C20])/[.$C20]" table:style-name="ce27">
            <text:p>-13%</text:p>
          </table:table-cell>
          <table:table-cell office:value-type="float" office:value="150" table:formula="of:=[.$B20]" table:style-name="ce11">
            <text:p>150</text:p>
          </table:table-cell>
          <table:table-cell office:value-type="float" office:value="153.44" table:formula="of:=[.$C20]" table:style-name="ce12">
            <text:p>1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0" table:style-name="ce19">
            <text:p>200</text:p>
          </table:table-cell>
          <table:table-cell office:value-type="float" office:value="203.44" table:formula="of:=[.B21]+[.$C$30]" table:style-name="ce20">
            <text:p>203,44</text:p>
          </table:table-cell>
          <table:table-cell office:value-type="float" office:value="166" table:style-name="ce21">
            <text:p>166</text:p>
          </table:table-cell>
          <table:table-cell office:value-type="float" office:value="168" table:style-name="ce22">
            <text:p>168</text:p>
          </table:table-cell>
          <table:table-cell office:value-type="float" office:value="166" table:style-name="ce22">
            <text:p>166</text:p>
          </table:table-cell>
          <table:table-cell office:value-type="float" office:value="164" table:style-name="ce22">
            <text:p>164</text:p>
          </table:table-cell>
          <table:table-cell office:value-type="float" office:value="166" table:style-name="ce23">
            <text:p>166</text:p>
          </table:table-cell>
          <table:table-cell office:value-type="float" office:value="164" table:formula="of:=MIN([.D21:.H21])" table:style-name="ce24">
            <text:p>164</text:p>
          </table:table-cell>
          <table:table-cell office:value-type="float" office:value="168" table:formula="of:=MAX([.D21:.H21])" table:style-name="ce22">
            <text:p>168</text:p>
          </table:table-cell>
          <table:table-cell office:value-type="float" office:value="6.9515019778465161E-3" table:formula="of:=STDEV([.D21:.H21])/[.$C21]" table:style-name="ce22">
            <text:p>0,006951502</text:p>
          </table:table-cell>
          <table:table-cell office:value-type="float" office:value="166" table:formula="of:=AVERAGE([.D21:.H21])" table:style-name="ce25">
            <text:p>166,00</text:p>
          </table:table-cell>
          <table:table-cell office:value-type="percentage" office:value="-0.18403460479748329" table:formula="of:=([.L21]-[.$C21])/[.$C21]" table:style-name="ce26">
            <text:p>-18%</text:p>
          </table:table-cell>
          <table:table-cell office:value-type="float" office:value="183" table:style-name="ce24">
            <text:p>183</text:p>
          </table:table-cell>
          <table:table-cell office:value-type="float" office:value="184" table:style-name="ce22">
            <text:p>184</text:p>
          </table:table-cell>
          <table:table-cell office:value-type="float" office:value="184" table:style-name="ce22">
            <text:p>184</text:p>
          </table:table-cell>
          <table:table-cell office:value-type="float" office:value="186" table:style-name="ce22">
            <text:p>186</text:p>
          </table:table-cell>
          <table:table-cell office:value-type="float" office:value="183" table:style-name="ce23">
            <text:p>183</text:p>
          </table:table-cell>
          <table:table-cell office:value-type="float" office:value="183" table:formula="of:=MIN([.N21:.R21])" table:style-name="ce24">
            <text:p>183</text:p>
          </table:table-cell>
          <table:table-cell office:value-type="float" office:value="186" table:formula="of:=MAX([.N21:.R21])" table:style-name="ce22">
            <text:p>186</text:p>
          </table:table-cell>
          <table:table-cell office:value-type="float" office:value="6.0201773072728519E-3" table:formula="of:=STDEV([.N21:.R21])/[.$C21]" table:style-name="ce22">
            <text:p>0,006020177</text:p>
          </table:table-cell>
          <table:table-cell office:value-type="float" office:value="184" table:formula="of:=AVERAGE([.N21:.R21])" table:style-name="ce25">
            <text:p>184,00</text:p>
          </table:table-cell>
          <table:table-cell office:value-type="percentage" office:value="-9.5556429414077854E-2" table:formula="of:=([.V21]-[.$C21])/[.$C21]" table:style-name="ce27">
            <text:p>-10%</text:p>
          </table:table-cell>
          <table:table-cell office:value-type="float" office:value="200" table:formula="of:=[.$B21]" table:style-name="ce11">
            <text:p>200</text:p>
          </table:table-cell>
          <table:table-cell office:value-type="float" office:value="203.44" table:formula="of:=[.$C21]" table:style-name="ce12">
            <text:p>203,44</text:p>
          </table:table-cell>
          <table:table-cell office:value-type="float" office:value="164" table:style-name="ce21">
            <text:p>164</text:p>
          </table:table-cell>
          <table:table-cell office:value-type="float" office:value="179" table:style-name="ce22">
            <text:p>179</text:p>
          </table:table-cell>
          <table:table-cell office:value-type="float" office:value="176" table:style-name="ce22">
            <text:p>176</text:p>
          </table:table-cell>
          <table:table-cell office:value-type="float" office:value="176" table:style-name="ce22">
            <text:p>176</text:p>
          </table:table-cell>
          <table:table-cell office:value-type="float" office:value="176" table:style-name="ce23">
            <text:p>176</text:p>
          </table:table-cell>
          <table:table-cell office:value-type="float" office:value="164" table:formula="of:=MIN([.Z21:.AD21])" table:style-name="ce24">
            <text:p>164</text:p>
          </table:table-cell>
          <table:table-cell office:value-type="float" office:value="179" table:formula="of:=MAX([.Z21:.AD21])" table:style-name="ce22">
            <text:p>179</text:p>
          </table:table-cell>
          <table:table-cell office:value-type="float" office:value="2.8745952648866389E-2" table:formula="of:=STDEV([.Z21:.AD21])/[.$C21]" table:style-name="ce22">
            <text:p>0,028745953</text:p>
          </table:table-cell>
          <table:table-cell office:value-type="float" office:value="174.2" table:formula="of:=AVERAGE([.Z21:.AD21])" table:style-name="ce25">
            <text:p>174,20</text:p>
          </table:table-cell>
          <table:table-cell office:value-type="percentage" office:value="-0.1437278804561542" table:formula="of:=([.AH21]-[.$C21])/[.$C21]" table:style-name="ce26">
            <text:p>-14%</text:p>
          </table:table-cell>
          <table:table-cell office:value-type="float" office:value="178" table:style-name="ce24">
            <text:p>178</text:p>
          </table:table-cell>
          <table:table-cell office:value-type="float" office:value="178" table:style-name="ce22">
            <text:p>178</text:p>
          </table:table-cell>
          <table:table-cell office:value-type="float" office:value="171" table:style-name="ce22">
            <text:p>171</text:p>
          </table:table-cell>
          <table:table-cell office:value-type="float" office:value="174" table:style-name="ce22">
            <text:p>174</text:p>
          </table:table-cell>
          <table:table-cell office:value-type="float" office:value="179" table:style-name="ce23">
            <text:p>179</text:p>
          </table:table-cell>
          <table:table-cell office:value-type="float" office:value="171" table:formula="of:=MIN([.AJ21:.AN21])" table:style-name="ce24">
            <text:p>171</text:p>
          </table:table-cell>
          <table:table-cell office:value-type="float" office:value="179" table:formula="of:=MAX([.AJ21:.AN21])" table:style-name="ce22">
            <text:p>179</text:p>
          </table:table-cell>
          <table:table-cell office:value-type="float" office:value="1.6669116159863519E-2" table:formula="of:=STDEV([.AJ21:.AN21])/[.$C21]" table:style-name="ce22">
            <text:p>0,016669116</text:p>
          </table:table-cell>
          <table:table-cell office:value-type="float" office:value="176" table:formula="of:=AVERAGE([.AJ21:.AN21])" table:style-name="ce25">
            <text:p>176,00</text:p>
          </table:table-cell>
          <table:table-cell office:value-type="percentage" office:value="-0.1348800629178136" table:formula="of:=([.AR21]-[.$C21])/[.$C21]" table:style-name="ce27">
            <text:p>-13%</text:p>
          </table:table-cell>
          <table:table-cell office:value-type="float" office:value="200" table:formula="of:=[.$B21]" table:style-name="ce11">
            <text:p>200</text:p>
          </table:table-cell>
          <table:table-cell office:value-type="float" office:value="203.44" table:formula="of:=[.$C21]" table:style-name="ce12">
            <text:p>2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0" table:style-name="ce19">
            <text:p>250</text:p>
          </table:table-cell>
          <table:table-cell office:value-type="float" office:value="253.44" table:formula="of:=[.B22]+[.$C$30]" table:style-name="ce20">
            <text:p>253,44</text:p>
          </table:table-cell>
          <table:table-cell office:value-type="float" office:value="189" table:style-name="ce21">
            <text:p>189</text:p>
          </table:table-cell>
          <table:table-cell office:value-type="float" office:value="188" table:style-name="ce22">
            <text:p>188</text:p>
          </table:table-cell>
          <table:table-cell office:value-type="float" office:value="188" table:style-name="ce22">
            <text:p>188</text:p>
          </table:table-cell>
          <table:table-cell office:value-type="float" office:value="189" table:style-name="ce22">
            <text:p>189</text:p>
          </table:table-cell>
          <table:table-cell office:value-type="float" office:value="188" table:style-name="ce23">
            <text:p>188</text:p>
          </table:table-cell>
          <table:table-cell office:value-type="float" office:value="188" table:formula="of:=MIN([.D22:.H22])" table:style-name="ce24">
            <text:p>188</text:p>
          </table:table-cell>
          <table:table-cell office:value-type="float" office:value="189" table:formula="of:=MAX([.D22:.H22])" table:style-name="ce22">
            <text:p>189</text:p>
          </table:table-cell>
          <table:table-cell office:value-type="float" office:value="2.1611527679338939E-3" table:formula="of:=STDEV([.D22:.H22])/[.$C22]" table:style-name="ce22">
            <text:p>0,002161153</text:p>
          </table:table-cell>
          <table:table-cell office:value-type="float" office:value="188.4" table:formula="of:=AVERAGE([.D22:.H22])" table:style-name="ce22">
            <text:p>188,4</text:p>
          </table:table-cell>
          <table:table-cell office:value-type="percentage" office:value="-0.25662878787878785" table:formula="of:=([.L22]-[.$C22])/[.$C22]" table:style-name="ce26">
            <text:p>-26%</text:p>
          </table:table-cell>
          <table:table-cell office:value-type="float" office:value="208" table:style-name="ce24">
            <text:p>208</text:p>
          </table:table-cell>
          <table:table-cell office:value-type="float" office:value="210" table:style-name="ce22">
            <text:p>210</text:p>
          </table:table-cell>
          <table:table-cell office:value-type="float" office:value="209" table:style-name="ce22">
            <text:p>209</text:p>
          </table:table-cell>
          <table:table-cell office:value-type="float" office:value="208" table:style-name="ce22">
            <text:p>208</text:p>
          </table:table-cell>
          <table:table-cell office:value-type="float" office:value="208" table:style-name="ce23">
            <text:p>208</text:p>
          </table:table-cell>
          <table:table-cell office:value-type="float" office:value="208" table:formula="of:=MIN([.N22:.R22])" table:style-name="ce24">
            <text:p>208</text:p>
          </table:table-cell>
          <table:table-cell office:value-type="float" office:value="210" table:formula="of:=MAX([.N22:.R22])" table:style-name="ce22">
            <text:p>210</text:p>
          </table:table-cell>
          <table:table-cell office:value-type="float" office:value="3.5291476917610315E-3" table:formula="of:=STDEV([.N22:.R22])/[.$C22]" table:style-name="ce22">
            <text:p>0,003529148</text:p>
          </table:table-cell>
          <table:table-cell office:value-type="float" office:value="208.6" table:formula="of:=AVERAGE([.N22:.R22])" table:style-name="ce22">
            <text:p>208,6</text:p>
          </table:table-cell>
          <table:table-cell office:value-type="percentage" office:value="-0.17692550505050506" table:formula="of:=([.V22]-[.$C22])/[.$C22]" table:style-name="ce27">
            <text:p>-18%</text:p>
          </table:table-cell>
          <table:table-cell office:value-type="float" office:value="250" table:formula="of:=[.$B22]" table:style-name="ce11">
            <text:p>250</text:p>
          </table:table-cell>
          <table:table-cell office:value-type="float" office:value="253.44" table:formula="of:=[.$C22]" table:style-name="ce12">
            <text:p>253,44</text:p>
          </table:table-cell>
          <table:table-cell office:value-type="float" office:value="211" table:style-name="ce21">
            <text:p>211</text:p>
          </table:table-cell>
          <table:table-cell office:value-type="float" office:value="201" table:style-name="ce22">
            <text:p>201</text:p>
          </table:table-cell>
          <table:table-cell office:value-type="float" office:value="201" table:style-name="ce22">
            <text:p>201</text:p>
          </table:table-cell>
          <table:table-cell office:value-type="float" office:value="205" table:style-name="ce22">
            <text:p>205</text:p>
          </table:table-cell>
          <table:table-cell office:value-type="float" office:value="209" table:style-name="ce23">
            <text:p>209</text:p>
          </table:table-cell>
          <table:table-cell office:value-type="float" office:value="201" table:formula="of:=MIN([.Z22:.AD22])" table:style-name="ce24">
            <text:p>201</text:p>
          </table:table-cell>
          <table:table-cell office:value-type="float" office:value="211" table:formula="of:=MAX([.Z22:.AD22])" table:style-name="ce22">
            <text:p>211</text:p>
          </table:table-cell>
          <table:table-cell office:value-type="float" office:value="1.7995192946640436E-2" table:formula="of:=STDEV([.Z22:.AD22])/[.$C22]" table:style-name="ce22">
            <text:p>0,017995193</text:p>
          </table:table-cell>
          <table:table-cell office:value-type="float" office:value="205.4" table:formula="of:=AVERAGE([.Z22:.AD22])" table:style-name="ce22">
            <text:p>205,4</text:p>
          </table:table-cell>
          <table:table-cell office:value-type="percentage" office:value="-0.18955176767676765" table:formula="of:=([.AH22]-[.$C22])/[.$C22]" table:style-name="ce26">
            <text:p>-19%</text:p>
          </table:table-cell>
          <table:table-cell office:value-type="float" office:value="199" table:style-name="ce24">
            <text:p>199</text:p>
          </table:table-cell>
          <table:table-cell office:value-type="float" office:value="108" table:style-name="ce22">
            <text:p>108</text:p>
          </table:table-cell>
          <table:table-cell office:value-type="float" office:value="105" table:style-name="ce22">
            <text:p>105</text:p>
          </table:table-cell>
          <table:table-cell office:value-type="float" office:value="205" table:style-name="ce22">
            <text:p>205</text:p>
          </table:table-cell>
          <table:table-cell office:value-type="float" office:value="207" table:style-name="ce23">
            <text:p>207</text:p>
          </table:table-cell>
          <table:table-cell office:value-type="float" office:value="105" table:formula="of:=MIN([.AJ22:.AN22])" table:style-name="ce24">
            <text:p>105</text:p>
          </table:table-cell>
          <table:table-cell office:value-type="float" office:value="207" table:formula="of:=MAX([.AJ22:.AN22])" table:style-name="ce22">
            <text:p>207</text:p>
          </table:table-cell>
          <table:table-cell office:value-type="float" office:value="0.2103546698004683" table:formula="of:=STDEV([.AJ22:.AN22])/[.$C22]" table:style-name="ce22">
            <text:p>0,21035467</text:p>
          </table:table-cell>
          <table:table-cell office:value-type="float" office:value="164.8" table:formula="of:=AVERAGE([.AJ22:.AN22])" table:style-name="ce22">
            <text:p>164,8</text:p>
          </table:table-cell>
          <table:table-cell office:value-type="percentage" office:value="-0.3497474747474747" table:formula="of:=([.AR22]-[.$C22])/[.$C22]" table:style-name="ce27">
            <text:p>-35%</text:p>
          </table:table-cell>
          <table:table-cell office:value-type="float" office:value="250" table:formula="of:=[.$B22]" table:style-name="ce11">
            <text:p>250</text:p>
          </table:table-cell>
          <table:table-cell office:value-type="float" office:value="253.44" table:formula="of:=[.$C22]" table:style-name="ce12">
            <text:p>2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0" table:style-name="ce19">
            <text:p>300</text:p>
          </table:table-cell>
          <table:table-cell office:value-type="float" office:value="303.44" table:formula="of:=[.B23]+[.$C$30]" table:style-name="ce20">
            <text:p>303,44</text:p>
          </table:table-cell>
          <table:table-cell office:value-type="float" office:value="221" table:style-name="ce21">
            <text:p>221</text:p>
          </table:table-cell>
          <table:table-cell office:value-type="float" office:value="217" table:style-name="ce22">
            <text:p>217</text:p>
          </table:table-cell>
          <table:table-cell office:value-type="float" office:value="217" table:style-name="ce22">
            <text:p>217</text:p>
          </table:table-cell>
          <table:table-cell office:value-type="float" office:value="219" table:style-name="ce22">
            <text:p>219</text:p>
          </table:table-cell>
          <table:table-cell office:value-type="float" office:value="217" table:style-name="ce23">
            <text:p>217</text:p>
          </table:table-cell>
          <table:table-cell office:value-type="float" office:value="217" table:formula="of:=MIN([.D23:.H23])" table:style-name="ce24">
            <text:p>217</text:p>
          </table:table-cell>
          <table:table-cell office:value-type="float" office:value="221" table:formula="of:=MAX([.D23:.H23])" table:style-name="ce22">
            <text:p>221</text:p>
          </table:table-cell>
          <table:table-cell office:value-type="float" office:value="5.8952490838380953E-3" table:formula="of:=STDEV([.D23:.H23])/[.$C23]" table:style-name="ce22">
            <text:p>0,005895249</text:p>
          </table:table-cell>
          <table:table-cell office:value-type="float" office:value="218.2" table:formula="of:=AVERAGE([.D23:.H23])" table:style-name="ce22">
            <text:p>218,2</text:p>
          </table:table-cell>
          <table:table-cell office:value-type="percentage" office:value="-0.28091220669654632" table:formula="of:=([.L23]-[.$C23])/[.$C23]" table:style-name="ce26">
            <text:p>-28%</text:p>
          </table:table-cell>
          <table:table-cell office:value-type="float" office:value="255" table:style-name="ce24">
            <text:p>255</text:p>
          </table:table-cell>
          <table:table-cell office:value-type="float" office:value="246" table:style-name="ce22">
            <text:p>246</text:p>
          </table:table-cell>
          <table:table-cell office:value-type="float" office:value="248" table:style-name="ce22">
            <text:p>248</text:p>
          </table:table-cell>
          <table:table-cell office:value-type="float" office:value="248" table:style-name="ce22">
            <text:p>248</text:p>
          </table:table-cell>
          <table:table-cell office:value-type="float" office:value="246" table:style-name="ce23">
            <text:p>246</text:p>
          </table:table-cell>
          <table:table-cell office:value-type="float" office:value="246" table:formula="of:=MIN([.N23:.R23])" table:style-name="ce24">
            <text:p>246</text:p>
          </table:table-cell>
          <table:table-cell office:value-type="float" office:value="255" table:formula="of:=MAX([.N23:.R23])" table:style-name="ce22">
            <text:p>255</text:p>
          </table:table-cell>
          <table:table-cell office:value-type="float" office:value="1.2242404179413861E-2" table:formula="of:=STDEV([.N23:.R23])/[.$C23]" table:style-name="ce22">
            <text:p>0,012242404</text:p>
          </table:table-cell>
          <table:table-cell office:value-type="float" office:value="248.6" table:formula="of:=AVERAGE([.N23:.R23])" table:style-name="ce22">
            <text:p>248,6</text:p>
          </table:table-cell>
          <table:table-cell office:value-type="percentage" office:value="-0.18072765620880571" table:formula="of:=([.V23]-[.$C23])/[.$C23]" table:style-name="ce27">
            <text:p>-18%</text:p>
          </table:table-cell>
          <table:table-cell office:value-type="float" office:value="300" table:formula="of:=[.$B23]" table:style-name="ce11">
            <text:p>300</text:p>
          </table:table-cell>
          <table:table-cell office:value-type="float" office:value="303.44" table:formula="of:=[.$C23]" table:style-name="ce12">
            <text:p>303,44</text:p>
          </table:table-cell>
          <table:table-cell office:value-type="float" office:value="235" table:style-name="ce21">
            <text:p>235</text:p>
          </table:table-cell>
          <table:table-cell office:value-type="float" office:value="235" table:style-name="ce22">
            <text:p>235</text:p>
          </table:table-cell>
          <table:table-cell office:value-type="float" office:value="232" table:style-name="ce22">
            <text:p>232</text:p>
          </table:table-cell>
          <table:table-cell office:value-type="float" office:value="233" table:style-name="ce22">
            <text:p>233</text:p>
          </table:table-cell>
          <table:table-cell office:value-type="float" office:value="237" table:style-name="ce23">
            <text:p>237</text:p>
          </table:table-cell>
          <table:table-cell office:value-type="float" office:value="232" table:formula="of:=MIN([.Z23:.AD23])" table:style-name="ce24">
            <text:p>232</text:p>
          </table:table-cell>
          <table:table-cell office:value-type="float" office:value="237" table:formula="of:=MAX([.Z23:.AD23])" table:style-name="ce22">
            <text:p>237</text:p>
          </table:table-cell>
          <table:table-cell office:value-type="float" office:value="6.4241987508627495E-3" table:formula="of:=STDEV([.Z23:.AD23])/[.$C23]" table:style-name="ce22">
            <text:p>0,006424199</text:p>
          </table:table-cell>
          <table:table-cell office:value-type="float" office:value="234.4" table:formula="of:=AVERAGE([.Z23:.AD23])" table:style-name="ce22">
            <text:p>234,4</text:p>
          </table:table-cell>
          <table:table-cell office:value-type="percentage" office:value="-0.22752438702873712" table:formula="of:=([.AH23]-[.$C23])/[.$C23]" table:style-name="ce26">
            <text:p>-23%</text:p>
          </table:table-cell>
          <table:table-cell office:value-type="float" office:value="237" table:style-name="ce24">
            <text:p>237</text:p>
          </table:table-cell>
          <table:table-cell office:value-type="float" office:value="243" table:style-name="ce22">
            <text:p>243</text:p>
          </table:table-cell>
          <table:table-cell office:value-type="float" office:value="246" table:style-name="ce22">
            <text:p>246</text:p>
          </table:table-cell>
          <table:table-cell office:value-type="float" office:value="237" table:style-name="ce22">
            <text:p>237</text:p>
          </table:table-cell>
          <table:table-cell office:value-type="float" office:value="245" table:style-name="ce23">
            <text:p>245</text:p>
          </table:table-cell>
          <table:table-cell office:value-type="float" office:value="237" table:formula="of:=MIN([.AJ23:.AN23])" table:style-name="ce24">
            <text:p>237</text:p>
          </table:table-cell>
          <table:table-cell office:value-type="float" office:value="246" table:formula="of:=MAX([.AJ23:.AN23])" table:style-name="ce22">
            <text:p>246</text:p>
          </table:table-cell>
          <table:table-cell office:value-type="float" office:value="1.4289140119087003E-2" table:formula="of:=STDEV([.AJ23:.AN23])/[.$C23]" table:style-name="ce22">
            <text:p>0,01428914</text:p>
          </table:table-cell>
          <table:table-cell office:value-type="float" office:value="241.6" table:formula="of:=AVERAGE([.AJ23:.AN23])" table:style-name="ce22">
            <text:p>241,6</text:p>
          </table:table-cell>
          <table:table-cell office:value-type="percentage" office:value="-0.20379646717637756" table:formula="of:=([.AR23]-[.$C23])/[.$C23]" table:style-name="ce27">
            <text:p>-20%</text:p>
          </table:table-cell>
          <table:table-cell office:value-type="float" office:value="300" table:formula="of:=[.$B23]" table:style-name="ce11">
            <text:p>300</text:p>
          </table:table-cell>
          <table:table-cell office:value-type="float" office:value="303.44" table:formula="of:=[.$C23]" table:style-name="ce12">
            <text:p>3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0" table:style-name="ce19">
            <text:p>350</text:p>
          </table:table-cell>
          <table:table-cell office:value-type="float" office:value="353.44" table:formula="of:=[.B24]+[.$C$30]" table:style-name="ce20">
            <text:p>353,44</text:p>
          </table:table-cell>
          <table:table-cell office:value-type="float" office:value="257" table:style-name="ce21">
            <text:p>257</text:p>
          </table:table-cell>
          <table:table-cell office:value-type="float" office:value="261" table:style-name="ce22">
            <text:p>261</text:p>
          </table:table-cell>
          <table:table-cell office:value-type="float" office:value="259" table:style-name="ce22">
            <text:p>259</text:p>
          </table:table-cell>
          <table:table-cell office:value-type="float" office:value="259" table:style-name="ce22">
            <text:p>259</text:p>
          </table:table-cell>
          <table:table-cell office:value-type="float" office:value="256" table:style-name="ce23">
            <text:p>256</text:p>
          </table:table-cell>
          <table:table-cell office:value-type="float" office:value="256" table:formula="of:=MIN([.D24:.H24])" table:style-name="ce24">
            <text:p>256</text:p>
          </table:table-cell>
          <table:table-cell office:value-type="float" office:value="261" table:formula="of:=MAX([.D24:.H24])" table:style-name="ce22">
            <text:p>261</text:p>
          </table:table-cell>
          <table:table-cell office:value-type="float" office:value="5.5153883798149412E-3" table:formula="of:=STDEV([.D24:.H24])/[.$C24]" table:style-name="ce22">
            <text:p>0,005515388</text:p>
          </table:table-cell>
          <table:table-cell office:value-type="float" office:value="258.39999999999998" table:formula="of:=AVERAGE([.D24:.H24])" table:style-name="ce22">
            <text:p>258,4</text:p>
          </table:table-cell>
          <table:table-cell office:value-type="percentage" office:value="-0.26889995473064743" table:formula="of:=([.L24]-[.$C24])/[.$C24]" table:style-name="ce26">
            <text:p>-27%</text:p>
          </table:table-cell>
          <table:table-cell office:value-type="float" office:value="292" table:style-name="ce24">
            <text:p>292</text:p>
          </table:table-cell>
          <table:table-cell office:value-type="float" office:value="275" table:style-name="ce22">
            <text:p>275</text:p>
          </table:table-cell>
          <table:table-cell office:value-type="float" office:value="293" table:style-name="ce22">
            <text:p>293</text:p>
          </table:table-cell>
          <table:table-cell office:value-type="float" office:value="282" table:style-name="ce22">
            <text:p>282</text:p>
          </table:table-cell>
          <table:table-cell office:value-type="float" office:value="260" table:style-name="ce23">
            <text:p>260</text:p>
          </table:table-cell>
          <table:table-cell office:value-type="float" office:value="260" table:formula="of:=MIN([.N24:.R24])" table:style-name="ce24">
            <text:p>260</text:p>
          </table:table-cell>
          <table:table-cell office:value-type="float" office:value="293" table:formula="of:=MAX([.N24:.R24])" table:style-name="ce22">
            <text:p>293</text:p>
          </table:table-cell>
          <table:table-cell office:value-type="float" office:value="3.8514300194625692E-2" table:formula="of:=STDEV([.N24:.R24])/[.$C24]" table:style-name="ce22">
            <text:p>0,0385143</text:p>
          </table:table-cell>
          <table:table-cell office:value-type="float" office:value="280.39999999999998" table:formula="of:=AVERAGE([.N24:.R24])" table:style-name="ce22">
            <text:p>280,4</text:p>
          </table:table-cell>
          <table:table-cell office:value-type="percentage" office:value="-0.20665459483929385" table:formula="of:=([.V24]-[.$C24])/[.$C24]" table:style-name="ce27">
            <text:p>-21%</text:p>
          </table:table-cell>
          <table:table-cell office:value-type="float" office:value="350" table:formula="of:=[.$B24]" table:style-name="ce11">
            <text:p>350</text:p>
          </table:table-cell>
          <table:table-cell office:value-type="float" office:value="353.44" table:formula="of:=[.$C24]" table:style-name="ce12">
            <text:p>353,44</text:p>
          </table:table-cell>
          <table:table-cell office:value-type="float" office:value="253" table:style-name="ce21">
            <text:p>253</text:p>
          </table:table-cell>
          <table:table-cell office:value-type="float" office:value="254" table:style-name="ce22">
            <text:p>254</text:p>
          </table:table-cell>
          <table:table-cell office:value-type="float" office:value="246" table:style-name="ce22">
            <text:p>246</text:p>
          </table:table-cell>
          <table:table-cell office:value-type="float" office:value="249" table:style-name="ce22">
            <text:p>249</text:p>
          </table:table-cell>
          <table:table-cell office:value-type="float" office:value="252" table:style-name="ce23">
            <text:p>252</text:p>
          </table:table-cell>
          <table:table-cell office:value-type="float" office:value="246" table:formula="of:=MIN([.Z24:.AD24])" table:style-name="ce24">
            <text:p>246</text:p>
          </table:table-cell>
          <table:table-cell office:value-type="float" office:value="254" table:formula="of:=MAX([.Z24:.AD24])" table:style-name="ce22">
            <text:p>254</text:p>
          </table:table-cell>
          <table:table-cell office:value-type="float" office:value="9.254995039495317E-3" table:formula="of:=STDEV([.Z24:.AD24])/[.$C24]" table:style-name="ce22">
            <text:p>0,009254995</text:p>
          </table:table-cell>
          <table:table-cell office:value-type="float" office:value="250.8" table:formula="of:=AVERAGE([.Z24:.AD24])" table:style-name="ce22">
            <text:p>250,8</text:p>
          </table:table-cell>
          <table:table-cell office:value-type="percentage" office:value="-0.29040289723856944" table:formula="of:=([.AH24]-[.$C24])/[.$C24]" table:style-name="ce26">
            <text:p>-29%</text:p>
          </table:table-cell>
          <table:table-cell office:value-type="float" office:value="251" table:style-name="ce24">
            <text:p>251</text:p>
          </table:table-cell>
          <table:table-cell office:value-type="float" office:value="257" table:style-name="ce22">
            <text:p>257</text:p>
          </table:table-cell>
          <table:table-cell office:value-type="float" office:value="246" table:style-name="ce22">
            <text:p>246</text:p>
          </table:table-cell>
          <table:table-cell office:value-type="float" office:value="250" table:style-name="ce22">
            <text:p>250</text:p>
          </table:table-cell>
          <table:table-cell office:value-type="float" office:value="251" table:style-name="ce23">
            <text:p>251</text:p>
          </table:table-cell>
          <table:table-cell office:value-type="float" office:value="246" table:formula="of:=MIN([.AJ24:.AN24])" table:style-name="ce24">
            <text:p>246</text:p>
          </table:table-cell>
          <table:table-cell office:value-type="float" office:value="257" table:formula="of:=MAX([.AJ24:.AN24])" table:style-name="ce22">
            <text:p>257</text:p>
          </table:table-cell>
          <table:table-cell office:value-type="float" office:value="1.1139101225118565E-2" table:formula="of:=STDEV([.AJ24:.AN24])/[.$C24]" table:style-name="ce22">
            <text:p>0,011139101</text:p>
          </table:table-cell>
          <table:table-cell office:value-type="float" office:value="251" table:formula="of:=AVERAGE([.AJ24:.AN24])" table:style-name="ce22">
            <text:p>251</text:p>
          </table:table-cell>
          <table:table-cell office:value-type="percentage" office:value="-0.28983703033046626" table:formula="of:=([.AR24]-[.$C24])/[.$C24]" table:style-name="ce27">
            <text:p>-29%</text:p>
          </table:table-cell>
          <table:table-cell office:value-type="float" office:value="350" table:formula="of:=[.$B24]" table:style-name="ce11">
            <text:p>350</text:p>
          </table:table-cell>
          <table:table-cell office:value-type="float" office:value="353.44" table:formula="of:=[.$C24]" table:style-name="ce12">
            <text:p>3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0" table:style-name="ce19">
            <text:p>400</text:p>
          </table:table-cell>
          <table:table-cell office:value-type="float" office:value="403.44" table:formula="of:=[.B25]+[.$C$30]" table:style-name="ce20">
            <text:p>403,44</text:p>
          </table:table-cell>
          <table:table-cell office:value-type="float" office:value="225" table:style-name="ce21">
            <text:p>225</text:p>
          </table:table-cell>
          <table:table-cell office:value-type="float" office:value="228" table:style-name="ce22">
            <text:p>228</text:p>
          </table:table-cell>
          <table:table-cell office:value-type="float" office:value="227" table:style-name="ce22">
            <text:p>227</text:p>
          </table:table-cell>
          <table:table-cell office:value-type="float" office:value="227" table:style-name="ce22">
            <text:p>227</text:p>
          </table:table-cell>
          <table:table-cell office:value-type="float" office:value="222" table:style-name="ce23">
            <text:p>222</text:p>
          </table:table-cell>
          <table:table-cell office:value-type="float" office:value="222" table:formula="of:=MIN([.D25:.H25])" table:style-name="ce24">
            <text:p>222</text:p>
          </table:table-cell>
          <table:table-cell office:value-type="float" office:value="228" table:formula="of:=MAX([.D25:.H25])" table:style-name="ce22">
            <text:p>228</text:p>
          </table:table-cell>
          <table:table-cell office:value-type="float" office:value="5.917775325358577E-3" table:formula="of:=STDEV([.D25:.H25])/[.$C25]" table:style-name="ce22">
            <text:p>0,005917775</text:p>
          </table:table-cell>
          <table:table-cell office:value-type="float" office:value="225.8" table:formula="of:=AVERAGE([.D25:.H25])" table:style-name="ce22">
            <text:p>225,8</text:p>
          </table:table-cell>
          <table:table-cell office:value-type="percentage" office:value="-0.44031330557208009" table:formula="of:=([.L25]-[.$C25])/[.$C25]" table:style-name="ce26">
            <text:p>-44%</text:p>
          </table:table-cell>
          <table:table-cell office:value-type="float" office:value="285" table:style-name="ce24">
            <text:p>285</text:p>
          </table:table-cell>
          <table:table-cell office:value-type="float" office:value="286" table:style-name="ce22">
            <text:p>286</text:p>
          </table:table-cell>
          <table:table-cell office:value-type="float" office:value="286" table:style-name="ce22">
            <text:p>286</text:p>
          </table:table-cell>
          <table:table-cell office:value-type="float" office:value="282" table:style-name="ce22">
            <text:p>282</text:p>
          </table:table-cell>
          <table:table-cell office:value-type="float" office:value="280" table:style-name="ce23">
            <text:p>280</text:p>
          </table:table-cell>
          <table:table-cell office:value-type="float" office:value="280" table:formula="of:=MIN([.N25:.R25])" table:style-name="ce24">
            <text:p>280</text:p>
          </table:table-cell>
          <table:table-cell office:value-type="float" office:value="286" table:formula="of:=MAX([.N25:.R25])" table:style-name="ce22">
            <text:p>286</text:p>
          </table:table-cell>
          <table:table-cell office:value-type="float" office:value="6.6510052870309032E-3" table:formula="of:=STDEV([.N25:.R25])/[.$C25]" table:style-name="ce22">
            <text:p>0,006651005</text:p>
          </table:table-cell>
          <table:table-cell office:value-type="float" office:value="283.8" table:formula="of:=AVERAGE([.N25:.R25])" table:style-name="ce22">
            <text:p>283,8</text:p>
          </table:table-cell>
          <table:table-cell office:value-type="percentage" office:value="-0.29654967281380129" table:formula="of:=([.V25]-[.$C25])/[.$C25]" table:style-name="ce27">
            <text:p>-30%</text:p>
          </table:table-cell>
          <table:table-cell office:value-type="float" office:value="400" table:formula="of:=[.$B25]" table:style-name="ce11">
            <text:p>400</text:p>
          </table:table-cell>
          <table:table-cell office:value-type="float" office:value="403.44" table:formula="of:=[.$C25]" table:style-name="ce12">
            <text:p>403,44</text:p>
          </table:table-cell>
          <table:table-cell office:value-type="float" office:value="246" table:style-name="ce21">
            <text:p>246</text:p>
          </table:table-cell>
          <table:table-cell office:value-type="float" office:value="243" table:style-name="ce22">
            <text:p>243</text:p>
          </table:table-cell>
          <table:table-cell office:value-type="float" office:value="236" table:style-name="ce22">
            <text:p>236</text:p>
          </table:table-cell>
          <table:table-cell office:value-type="float" office:value="268" table:style-name="ce22">
            <text:p>268</text:p>
          </table:table-cell>
          <table:table-cell office:value-type="float" office:value="262" table:style-name="ce23">
            <text:p>262</text:p>
          </table:table-cell>
          <table:table-cell office:value-type="float" office:value="236" table:formula="of:=MIN([.Z25:.AD25])" table:style-name="ce24">
            <text:p>236</text:p>
          </table:table-cell>
          <table:table-cell office:value-type="float" office:value="268" table:formula="of:=MAX([.Z25:.AD25])" table:style-name="ce22">
            <text:p>268</text:p>
          </table:table-cell>
          <table:table-cell office:value-type="float" office:value="3.3347273565025058E-2" table:formula="of:=STDEV([.Z25:.AD25])/[.$C25]" table:style-name="ce22">
            <text:p>0,033347274</text:p>
          </table:table-cell>
          <table:table-cell office:value-type="float" office:value="251" table:formula="of:=AVERAGE([.Z25:.AD25])" table:style-name="ce22">
            <text:p>251</text:p>
          </table:table-cell>
          <table:table-cell office:value-type="percentage" office:value="-0.37785048582193137" table:formula="of:=([.AH25]-[.$C25])/[.$C25]" table:style-name="ce26">
            <text:p>-38%</text:p>
          </table:table-cell>
          <table:table-cell office:value-type="float" office:value="235" table:style-name="ce24">
            <text:p>235</text:p>
          </table:table-cell>
          <table:table-cell office:value-type="float" office:value="232" table:style-name="ce22">
            <text:p>232</text:p>
          </table:table-cell>
          <table:table-cell office:value-type="float" office:value="233" table:style-name="ce22">
            <text:p>233</text:p>
          </table:table-cell>
          <table:table-cell office:value-type="float" office:value="235" table:style-name="ce22">
            <text:p>235</text:p>
          </table:table-cell>
          <table:table-cell office:value-type="float" office:value="231" table:style-name="ce23">
            <text:p>231</text:p>
          </table:table-cell>
          <table:table-cell office:value-type="float" office:value="231" table:formula="of:=MIN([.AJ25:.AN25])" table:style-name="ce24">
            <text:p>231</text:p>
          </table:table-cell>
          <table:table-cell office:value-type="float" office:value="235" table:formula="of:=MAX([.AJ25:.AN25])" table:style-name="ce22">
            <text:p>235</text:p>
          </table:table-cell>
          <table:table-cell office:value-type="float" office:value="4.4340035246872691E-3" table:formula="of:=STDEV([.AJ25:.AN25])/[.$C25]" table:style-name="ce22">
            <text:p>0,004434004</text:p>
          </table:table-cell>
          <table:table-cell office:value-type="float" office:value="233.2" table:formula="of:=AVERAGE([.AJ25:.AN25])" table:style-name="ce22">
            <text:p>233,2</text:p>
          </table:table-cell>
          <table:table-cell office:value-type="percentage" office:value="-0.42197104897878251" table:formula="of:=([.AR25]-[.$C25])/[.$C25]" table:style-name="ce27">
            <text:p>-42%</text:p>
          </table:table-cell>
          <table:table-cell office:value-type="float" office:value="400" table:formula="of:=[.$B25]" table:style-name="ce11">
            <text:p>400</text:p>
          </table:table-cell>
          <table:table-cell office:value-type="float" office:value="403.44" table:formula="of:=[.$C25]" table:style-name="ce12">
            <text:p>4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0" table:style-name="ce19">
            <text:p>450</text:p>
          </table:table-cell>
          <table:table-cell office:value-type="float" office:value="453.44" table:formula="of:=[.B26]+[.$C$30]" table:style-name="ce20">
            <text:p>453,44</text:p>
          </table:table-cell>
          <table:table-cell office:value-type="float" office:value="280" table:style-name="ce21">
            <text:p>280</text:p>
          </table:table-cell>
          <table:table-cell office:value-type="float" office:value="277" table:style-name="ce22">
            <text:p>277</text:p>
          </table:table-cell>
          <table:table-cell office:value-type="float" office:value="278" table:style-name="ce22">
            <text:p>278</text:p>
          </table:table-cell>
          <table:table-cell office:value-type="float" office:value="282" table:style-name="ce22">
            <text:p>282</text:p>
          </table:table-cell>
          <table:table-cell office:value-type="float" office:value="278" table:style-name="ce23">
            <text:p>278</text:p>
          </table:table-cell>
          <table:table-cell office:value-type="float" office:value="277" table:formula="of:=MIN([.D26:.H26])" table:style-name="ce24">
            <text:p>277</text:p>
          </table:table-cell>
          <table:table-cell office:value-type="float" office:value="282" table:formula="of:=MAX([.D26:.H26])" table:style-name="ce22">
            <text:p>282</text:p>
          </table:table-cell>
          <table:table-cell office:value-type="float" office:value="4.4107268877911082E-3" table:formula="of:=STDEV([.D26:.H26])/[.$C26]" table:style-name="ce22">
            <text:p>0,004410727</text:p>
          </table:table-cell>
          <table:table-cell office:value-type="float" office:value="279" table:formula="of:=AVERAGE([.D26:.H26])" table:style-name="ce22">
            <text:p>279</text:p>
          </table:table-cell>
          <table:table-cell office:value-type="percentage" office:value="-0.38470359915314045" table:formula="of:=([.L26]-[.$C26])/[.$C26]" table:style-name="ce26">
            <text:p>-38%</text:p>
          </table:table-cell>
          <table:table-cell office:value-type="float" office:value="263" table:style-name="ce24">
            <text:p>263</text:p>
          </table:table-cell>
          <table:table-cell office:value-type="float" office:value="262" table:style-name="ce22">
            <text:p>262</text:p>
          </table:table-cell>
          <table:table-cell office:value-type="float" office:value="266" table:style-name="ce22">
            <text:p>266</text:p>
          </table:table-cell>
          <table:table-cell office:value-type="float" office:value="265" table:style-name="ce22">
            <text:p>265</text:p>
          </table:table-cell>
          <table:table-cell office:value-type="float" office:value="263" table:style-name="ce23">
            <text:p>263</text:p>
          </table:table-cell>
          <table:table-cell office:value-type="float" office:value="262" table:formula="of:=MIN([.N26:.R26])" table:style-name="ce24">
            <text:p>262</text:p>
          </table:table-cell>
          <table:table-cell office:value-type="float" office:value="266" table:formula="of:=MAX([.N26:.R26])" table:style-name="ce22">
            <text:p>266</text:p>
          </table:table-cell>
          <table:table-cell office:value-type="float" office:value="3.6237819171566214E-3" table:formula="of:=STDEV([.N26:.R26])/[.$C26]" table:style-name="ce22">
            <text:p>0,003623782</text:p>
          </table:table-cell>
          <table:table-cell office:value-type="float" office:value="263.8" table:formula="of:=AVERAGE([.N26:.R26])" table:style-name="ce22">
            <text:p>263,8</text:p>
          </table:table-cell>
          <table:table-cell office:value-type="percentage" office:value="-0.41822512350035285" table:formula="of:=([.V26]-[.$C26])/[.$C26]" table:style-name="ce27">
            <text:p>-42%</text:p>
          </table:table-cell>
          <table:table-cell office:value-type="float" office:value="450" table:formula="of:=[.$B26]" table:style-name="ce11">
            <text:p>450</text:p>
          </table:table-cell>
          <table:table-cell office:value-type="float" office:value="453.44" table:formula="of:=[.$C26]" table:style-name="ce12">
            <text:p>453,44</text:p>
          </table:table-cell>
          <table:table-cell office:value-type="float" office:value="256" table:style-name="ce21">
            <text:p>256</text:p>
          </table:table-cell>
          <table:table-cell office:value-type="float" office:value="255" table:style-name="ce22">
            <text:p>255</text:p>
          </table:table-cell>
          <table:table-cell office:value-type="float" office:value="257" table:style-name="ce22">
            <text:p>257</text:p>
          </table:table-cell>
          <table:table-cell office:value-type="float" office:value="256" table:style-name="ce22">
            <text:p>256</text:p>
          </table:table-cell>
          <table:table-cell office:value-type="float" office:value="257" table:style-name="ce23">
            <text:p>257</text:p>
          </table:table-cell>
          <table:table-cell office:value-type="float" office:value="255" table:formula="of:=MIN([.Z26:.AD26])" table:style-name="ce24">
            <text:p>255</text:p>
          </table:table-cell>
          <table:table-cell office:value-type="float" office:value="257" table:formula="of:=MAX([.Z26:.AD26])" table:style-name="ce22">
            <text:p>257</text:p>
          </table:table-cell>
          <table:table-cell office:value-type="float" office:value="1.8451394374869345E-3" table:formula="of:=STDEV([.Z26:.AD26])/[.$C26]" table:style-name="ce22">
            <text:p>0,001845139</text:p>
          </table:table-cell>
          <table:table-cell office:value-type="float" office:value="256.2" table:formula="of:=AVERAGE([.Z26:.AD26])" table:style-name="ce22">
            <text:p>256,2</text:p>
          </table:table-cell>
          <table:table-cell office:value-type="percentage" office:value="-0.43498588567395907" table:formula="of:=([.AH26]-[.$C26])/[.$C26]" table:style-name="ce26">
            <text:p>-43%</text:p>
          </table:table-cell>
          <table:table-cell office:value-type="float" office:value="245" table:style-name="ce24">
            <text:p>245</text:p>
          </table:table-cell>
          <table:table-cell office:value-type="float" office:value="231" table:style-name="ce22">
            <text:p>231</text:p>
          </table:table-cell>
          <table:table-cell office:value-type="float" office:value="230" table:style-name="ce22">
            <text:p>230</text:p>
          </table:table-cell>
          <table:table-cell office:value-type="float" office:value="228" table:style-name="ce22">
            <text:p>228</text:p>
          </table:table-cell>
          <table:table-cell office:value-type="float" office:value="229" table:style-name="ce23">
            <text:p>229</text:p>
          </table:table-cell>
          <table:table-cell office:value-type="float" office:value="228" table:formula="of:=MIN([.AJ26:.AN26])" table:style-name="ce24">
            <text:p>228</text:p>
          </table:table-cell>
          <table:table-cell office:value-type="float" office:value="245" table:formula="of:=MAX([.AJ26:.AN26])" table:style-name="ce22">
            <text:p>245</text:p>
          </table:table-cell>
          <table:table-cell office:value-type="float" office:value="1.5484729782588176E-2" table:formula="of:=STDEV([.AJ26:.AN26])/[.$C26]" table:style-name="ce22">
            <text:p>0,01548473</text:p>
          </table:table-cell>
          <table:table-cell office:value-type="float" office:value="232.6" table:formula="of:=AVERAGE([.AJ26:.AN26])" table:style-name="ce22">
            <text:p>232,6</text:p>
          </table:table-cell>
          <table:table-cell office:value-type="percentage" office:value="-0.48703246294989416" table:formula="of:=([.AR26]-[.$C26])/[.$C26]" table:style-name="ce27">
            <text:p>-49%</text:p>
          </table:table-cell>
          <table:table-cell office:value-type="float" office:value="450" table:formula="of:=[.$B26]" table:style-name="ce11">
            <text:p>450</text:p>
          </table:table-cell>
          <table:table-cell office:value-type="float" office:value="453.44" table:formula="of:=[.$C26]" table:style-name="ce12">
            <text:p>4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0" table:style-name="ce19">
            <text:p>500</text:p>
          </table:table-cell>
          <table:table-cell office:value-type="float" office:value="503.44" table:formula="of:=[.B27]+[.$C$30]" table:style-name="ce20">
            <text:p>503,44</text:p>
          </table:table-cell>
          <table:table-cell office:value-type="float" office:value="319" table:style-name="ce21">
            <text:p>319</text:p>
          </table:table-cell>
          <table:table-cell office:value-type="float" office:value="307" table:style-name="ce22">
            <text:p>307</text:p>
          </table:table-cell>
          <table:table-cell office:value-type="float" office:value="298" table:style-name="ce22">
            <text:p>298</text:p>
          </table:table-cell>
          <table:table-cell office:value-type="float" office:value="297" table:style-name="ce22">
            <text:p>297</text:p>
          </table:table-cell>
          <table:table-cell office:value-type="float" office:value="297" table:style-name="ce23">
            <text:p>297</text:p>
          </table:table-cell>
          <table:table-cell office:value-type="float" office:value="297" table:formula="of:=MIN([.D27:.H27])" table:style-name="ce24">
            <text:p>297</text:p>
          </table:table-cell>
          <table:table-cell office:value-type="float" office:value="319" table:formula="of:=MAX([.D27:.H27])" table:style-name="ce22">
            <text:p>319</text:p>
          </table:table-cell>
          <table:table-cell office:value-type="float" office:value="1.9031526405535491E-2" table:formula="of:=STDEV([.D27:.H27])/[.$C27]" table:style-name="ce22">
            <text:p>0,019031526</text:p>
          </table:table-cell>
          <table:table-cell office:value-type="float" office:value="303.60000000000002" table:formula="of:=AVERAGE([.D27:.H27])" table:style-name="ce22">
            <text:p>303,6</text:p>
          </table:table-cell>
          <table:table-cell office:value-type="percentage" office:value="-0.39694899094231684" table:formula="of:=([.L27]-[.$C27])/[.$C27]" table:style-name="ce26">
            <text:p>-40%</text:p>
          </table:table-cell>
          <table:table-cell office:value-type="float" office:value="295" table:style-name="ce24">
            <text:p>295</text:p>
          </table:table-cell>
          <table:table-cell office:value-type="float" office:value="307" table:style-name="ce22">
            <text:p>307</text:p>
          </table:table-cell>
          <table:table-cell office:value-type="float" office:value="297" table:style-name="ce22">
            <text:p>297</text:p>
          </table:table-cell>
          <table:table-cell office:value-type="float" office:value="293" table:style-name="ce22">
            <text:p>293</text:p>
          </table:table-cell>
          <table:table-cell office:value-type="float" office:value="291" table:style-name="ce23">
            <text:p>291</text:p>
          </table:table-cell>
          <table:table-cell office:value-type="float" office:value="291" table:formula="of:=MIN([.N27:.R27])" table:style-name="ce24">
            <text:p>291</text:p>
          </table:table-cell>
          <table:table-cell office:value-type="float" office:value="307" table:formula="of:=MAX([.N27:.R27])" table:style-name="ce22">
            <text:p>307</text:p>
          </table:table-cell>
          <table:table-cell office:value-type="float" office:value="1.2372804308277004E-2" table:formula="of:=STDEV([.N27:.R27])/[.$C27]" table:style-name="ce22">
            <text:p>0,012372804</text:p>
          </table:table-cell>
          <table:table-cell office:value-type="float" office:value="296.60000000000002" table:formula="of:=AVERAGE([.N27:.R27])" table:style-name="ce22">
            <text:p>296,6</text:p>
          </table:table-cell>
          <table:table-cell office:value-type="percentage" office:value="-0.41085332909582073" table:formula="of:=([.V27]-[.$C27])/[.$C27]" table:style-name="ce27">
            <text:p>-41%</text:p>
          </table:table-cell>
          <table:table-cell office:value-type="float" office:value="500" table:formula="of:=[.$B27]" table:style-name="ce11">
            <text:p>500</text:p>
          </table:table-cell>
          <table:table-cell office:value-type="float" office:value="503.44" table:formula="of:=[.$C27]" table:style-name="ce12">
            <text:p>503,44</text:p>
          </table:table-cell>
          <table:table-cell office:value-type="float" office:value="254" table:style-name="ce21">
            <text:p>254</text:p>
          </table:table-cell>
          <table:table-cell office:value-type="float" office:value="258" table:style-name="ce22">
            <text:p>258</text:p>
          </table:table-cell>
          <table:table-cell office:value-type="float" office:value="258" table:style-name="ce22">
            <text:p>258</text:p>
          </table:table-cell>
          <table:table-cell office:value-type="float" office:value="256" table:style-name="ce22">
            <text:p>256</text:p>
          </table:table-cell>
          <table:table-cell office:value-type="float" office:value="261" table:style-name="ce23">
            <text:p>261</text:p>
          </table:table-cell>
          <table:table-cell office:value-type="float" office:value="254" table:formula="of:=MIN([.Z27:.AD27])" table:style-name="ce24">
            <text:p>254</text:p>
          </table:table-cell>
          <table:table-cell office:value-type="float" office:value="261" table:formula="of:=MAX([.Z27:.AD27])" table:style-name="ce22">
            <text:p>261</text:p>
          </table:table-cell>
          <table:table-cell office:value-type="float" office:value="5.1797254133184875E-3" table:formula="of:=STDEV([.Z27:.AD27])/[.$C27]" table:style-name="ce22">
            <text:p>0,005179725</text:p>
          </table:table-cell>
          <table:table-cell office:value-type="float" office:value="257.39999999999998" table:formula="of:=AVERAGE([.Z27:.AD27])" table:style-name="ce22">
            <text:p>257,4</text:p>
          </table:table-cell>
          <table:table-cell office:value-type="percentage" office:value="-0.48871762275544262" table:formula="of:=([.AH27]-[.$C27])/[.$C27]" table:style-name="ce26">
            <text:p>-49%</text:p>
          </table:table-cell>
          <table:table-cell office:value-type="float" office:value="223" table:style-name="ce24">
            <text:p>223</text:p>
          </table:table-cell>
          <table:table-cell office:value-type="float" office:value="226" table:style-name="ce22">
            <text:p>226</text:p>
          </table:table-cell>
          <table:table-cell office:value-type="float" office:value="233" table:style-name="ce22">
            <text:p>233</text:p>
          </table:table-cell>
          <table:table-cell office:value-type="float" office:value="226" table:style-name="ce22">
            <text:p>226</text:p>
          </table:table-cell>
          <table:table-cell office:value-type="float" office:value="221" table:style-name="ce23">
            <text:p>221</text:p>
          </table:table-cell>
          <table:table-cell office:value-type="float" office:value="221" table:formula="of:=MIN([.AJ27:.AN27])" table:style-name="ce24">
            <text:p>221</text:p>
          </table:table-cell>
          <table:table-cell office:value-type="float" office:value="233" table:formula="of:=MAX([.AJ27:.AN27])" table:style-name="ce22">
            <text:p>233</text:p>
          </table:table-cell>
          <table:table-cell office:value-type="float" office:value="9.0372740871423208E-3" table:formula="of:=STDEV([.AJ27:.AN27])/[.$C27]" table:style-name="ce22">
            <text:p>0,009037274</text:p>
          </table:table-cell>
          <table:table-cell office:value-type="float" office:value="225.8" table:formula="of:=AVERAGE([.AJ27:.AN27])" table:style-name="ce22">
            <text:p>225,8</text:p>
          </table:table-cell>
          <table:table-cell office:value-type="percentage" office:value="-0.55148577784840291" table:formula="of:=([.AR27]-[.$C27])/[.$C27]" table:style-name="ce27">
            <text:p>-55%</text:p>
          </table:table-cell>
          <table:table-cell office:value-type="float" office:value="500" table:formula="of:=[.$B27]" table:style-name="ce11">
            <text:p>500</text:p>
          </table:table-cell>
          <table:table-cell office:value-type="float" office:value="503.44" table:formula="of:=[.$C27]" table:style-name="ce12">
            <text:p>5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number-columns-repeated="16337" table:style-name="ce1"/>
        </table:table-row>
        <table:table-row table:style-name="ro3">
          <table:table-cell table:style-name="ce1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number-columns-repeated="16337" table:style-name="ce1"/>
        </table:table-row>
        <table:table-row table:style-name="ro4">
          <table:table-cell table:style-name="ce1"/>
          <table:table-cell office:value-type="string" table:style-name="ce31">
            <text:p>offset</text:p>
          </table:table-cell>
          <table:table-cell office:value-type="float" office:value="3.44" table:style-name="ce32">
            <text:p>3,44</text:p>
          </table:table-cell>
          <table:table-cell table:number-columns-repeated="20" table:style-name="ce2"/>
          <table:table-cell table:number-columns-repeated="2" table:style-name="ce33"/>
          <table:table-cell table:number-columns-repeated="20" table:style-name="ce2"/>
          <table:table-cell table:number-columns-repeated="2" table:style-name="ce33"/>
          <table:table-cell table:number-columns-repeated="16337" table:style-name="ce1"/>
        </table:table-row>
        <table:table-row table:style-name="ro2">
          <table:table-cell/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88244in" svg:y="0.17857in" svg:width="11.26218in" svg:height="4.519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9" table:style-name="ce2"/>
          <table:table-cell table:style-name="ce2">
            <draw:frame draw:z-index="4" draw:id="id3" draw:style-name="a3" draw:name="Graphique 5" svg:x="0in" svg:y="0in" svg:width="11.26218in" svg:height="4.5197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7" draw:id="id6" draw:style-name="a6" draw:name="Graphique 13" svg:x="0in" svg:y="0in" svg:width="11.26218in" svg:height="4.5197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2" draw:id="id11" draw:style-name="a11" draw:name="Graphique 19" svg:x="0in" svg:y="0in" svg:width="11.26218in" svg:height="4.51974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2" draw:id="id1" draw:style-name="a1" draw:name="Graphique 3" svg:x="0.8631in" svg:y="0.00406in" svg:width="11.26218in" svg:height="4.5197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5" draw:id="id4" draw:style-name="a4" draw:name="Graphique 6" svg:x="0in" svg:y="0in" svg:width="11.26218in" svg:height="4.5197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8" draw:id="id7" draw:style-name="a7" draw:name="Graphique 14" svg:x="0in" svg:y="0in" svg:width="11.26218in" svg:height="4.5197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1" draw:id="id10" draw:style-name="a10" draw:name="Graphique 17" svg:x="0in" svg:y="0in" svg:width="11.26218in" svg:height="4.51974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3" draw:id="id2" draw:style-name="a2" draw:name="Graphique 4" svg:x="0.87798in" svg:y="0in" svg:width="11.26218in" svg:height="4.519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6" draw:id="id5" draw:style-name="a5" draw:name="Graphique 7" svg:x="0in" svg:y="0in" svg:width="11.26218in" svg:height="4.5197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9" draw:id="id8" draw:style-name="a8" draw:name="Graphique 15" svg:x="0in" svg:y="0in" svg:width="11.26218in" svg:height="4.5197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10" draw:id="id9" draw:style-name="a9" draw:name="Graphique 16" svg:x="0in" svg:y="0in" svg:width="11.26218in" svg:height="4.51974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50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4" table:style-name="ce2"/>
          <table:table-cell table:number-columns-repeated="16339" table:style-name="ce1"/>
        </table:table-row>
        <table:table-row table:number-rows-repeated="1048481" table:style-name="ro1">
          <table:table-cell table:number-columns-repeated="16384"/>
        </table:table-row>
      </table:table>
      <table:table table:name="with_protection" table:style-name="ta2">
        <table:table-column table:style-name="co1" table:number-columns-repeated="2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1" table:default-cell-style-name="ce2"/>
        <table:table-column table:style-name="co7" table:default-cell-style-name="ce2"/>
        <table:table-column table:style-name="co5" table:number-columns-repeated="9" table:default-cell-style-name="ce2"/>
        <table:table-column table:style-name="co8" table:default-cell-style-name="ce2"/>
        <table:table-column table:style-name="co5" table:number-columns-repeated="16341" table:default-cell-style-name="ce2"/>
        <table:table-row table:style-name="ro1">
          <table:table-cell table:style-name="ce1"/>
          <table:table-cell table:number-columns-repeated="3" table:style-name="ce2"/>
          <table:table-cell table:number-columns-spanned="9" table:number-rows-spanned="1" table:style-name="ce34"/>
          <table:covered-table-cell table:number-columns-repeated="8"/>
          <table:table-cell table:number-columns-repeated="34" table:style-name="ce2"/>
          <table:table-cell table:number-columns-repeated="16337" table:style-name="ce1"/>
        </table:table-row>
        <table:table-row table:style-name="ro2">
          <table:table-cell table:style-name="ce1"/>
          <table:table-cell table:number-columns-repeated="46" table:style-name="ce2"/>
          <table:table-cell table:number-columns-repeated="16337" table:style-name="ce1"/>
        </table:table-row>
        <table:table-row table:style-name="ro3">
          <table:table-cell table:style-name="ce1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office:value-type="string" office:string-value="sensor 1" table:formula="of:=[without_protection.D3:.M3]" table:number-columns-spanned="10" table:number-rows-spanned="1" table:style-name="ce36">
            <text:p>sensor 1</text:p>
          </table:table-cell>
          <table:covered-table-cell table:number-columns-repeated="9"/>
          <table:table-cell office:value-type="string" office:string-value="sensor 2" table:formula="of:=[without_protection.N3:.W3]" table:number-columns-spanned="10" table:number-rows-spanned="1" table:style-name="ce37">
            <text:p>sensor 2</text:p>
          </table:table-cell>
          <table:covered-table-cell table:number-columns-repeated="9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office:value-type="string" office:string-value="sensor 3" table:formula="of:=[without_protection.Z3:.AI3]" table:number-columns-spanned="10" table:number-rows-spanned="1" table:style-name="ce36">
            <text:p>sensor 3</text:p>
          </table:table-cell>
          <table:covered-table-cell table:number-columns-repeated="9"/>
          <table:table-cell office:value-type="string" office:string-value="sensor 4" table:formula="of:=[without_protection.AJ3:.AS3]" table:number-columns-spanned="10" table:number-rows-spanned="1" table:style-name="ce37">
            <text:p>sensor 4</text:p>
          </table:table-cell>
          <table:covered-table-cell table:number-columns-repeated="9"/>
          <table:table-cell office:value-type="string" office:string-value="distance in mm" table:formula="of:=[without_protection.$B3]" table:number-columns-spanned="2" table:number-rows-spanned="1" table:style-name="ce35">
            <text:p>distance in mm</text:p>
          </table:table-cell>
          <table:covered-table-cell/>
          <table:table-cell table:number-columns-repeated="16337" table:style-name="ce1"/>
        </table:table-row>
        <table:table-row table:style-name="ro3">
          <table:table-cell table:style-name="ce1"/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float" office:value="1" table:formula="of:=[without_protection.$D4]" table:style-name="ce8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float" office:value="1" table:formula="of:=[without_protection.$D4]" table:style-name="ce8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9">
            <text:p>error</text:p>
          </table:table-cell>
          <table:table-cell office:value-type="string" office:string-value="measured" table:formula="of:=[without_protection.$B4]" table:style-name="ce3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table:number-columns-repeated="16337" table:style-name="ce1"/>
        </table:table-row>
        <table:table-row table:style-name="ro3">
          <table:table-cell table:style-name="ce1"/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office:value-type="float" office:value="34" table:style-name="ce13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32" table:style-name="ce14">
            <text:p>32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5">
            <text:p>33</text:p>
          </table:table-cell>
          <table:table-cell office:value-type="float" office:value="32" table:formula="of:=MIN([.D5:.H5])" table:style-name="ce16">
            <text:p>32</text:p>
          </table:table-cell>
          <table:table-cell office:value-type="float" office:value="34" table:formula="of:=MAX([.D5:.H5])" table:style-name="ce14">
            <text:p>34</text:p>
          </table:table-cell>
          <table:table-cell office:value-type="float" office:value="0.10597478566349715" table:formula="of:=STDEV([.D5:.H5])/[.$C5]" table:style-name="ce14">
            <text:p>0,105974786</text:p>
          </table:table-cell>
          <table:table-cell office:value-type="float" office:value="33.4" table:formula="of:=AVERAGE([.D5:.H5])" table:style-name="ce14">
            <text:p>33,4</text:p>
          </table:table-cell>
          <table:table-cell office:value-type="percentage" office:value="2.9573459715639814" table:formula="of:=([.L5]-[.$C5])/[.$C5]" table:style-name="ce17">
            <text:p>296%</text:p>
          </table:table-cell>
          <table:table-cell office:value-type="float" office:value="41" table:style-name="ce16">
            <text:p>41</text:p>
          </table:table-cell>
          <table:table-cell office:value-type="float" office:value="39" table:style-name="ce14">
            <text:p>39</text:p>
          </table:table-cell>
          <table:table-cell office:value-type="float" office:value="40" table:style-name="ce14">
            <text:p>40</text:p>
          </table:table-cell>
          <table:table-cell office:value-type="float" office:value="39" table:style-name="ce14">
            <text:p>39</text:p>
          </table:table-cell>
          <table:table-cell office:value-type="float" office:value="40" table:style-name="ce15">
            <text:p>40</text:p>
          </table:table-cell>
          <table:table-cell office:value-type="float" office:value="39" table:formula="of:=MIN([.N5:.R5])" table:style-name="ce16">
            <text:p>39</text:p>
          </table:table-cell>
          <table:table-cell office:value-type="float" office:value="41" table:formula="of:=MAX([.N5:.R5])" table:style-name="ce14">
            <text:p>41</text:p>
          </table:table-cell>
          <table:table-cell office:value-type="float" office:value="9.913033489740232E-2" table:formula="of:=STDEV([.N5:.R5])/[.$C5]" table:style-name="ce14">
            <text:p>0,099130335</text:p>
          </table:table-cell>
          <table:table-cell office:value-type="float" office:value="39.799999999999997" table:formula="of:=AVERAGE([.N5:.R5])" table:style-name="ce14">
            <text:p>39,8</text:p>
          </table:table-cell>
          <table:table-cell office:value-type="percentage" office:value="3.7156398104265405" table:formula="of:=([.V5]-[.$C5])/[.$C5]" table:style-name="ce18">
            <text:p>372%</text:p>
          </table:table-cell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office:value-type="float" office:value="27" table:style-name="ce13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5">
            <text:p>28</text:p>
          </table:table-cell>
          <table:table-cell office:value-type="float" office:value="27" table:formula="of:=MIN([.Z5:.AD5])" table:style-name="ce16">
            <text:p>27</text:p>
          </table:table-cell>
          <table:table-cell office:value-type="float" office:value="28" table:formula="of:=MAX([.Z5:.AD5])" table:style-name="ce14">
            <text:p>28</text:p>
          </table:table-cell>
          <table:table-cell office:value-type="float" office:value="5.2987392831748574E-2" table:formula="of:=STDEV([.Z5:.AD5])/[.$C5]" table:style-name="ce14">
            <text:p>0,052987393</text:p>
          </table:table-cell>
          <table:table-cell office:value-type="float" office:value="27.2" table:formula="of:=AVERAGE([.Z5:.AD5])" table:style-name="ce14">
            <text:p>27,2</text:p>
          </table:table-cell>
          <table:table-cell office:value-type="percentage" office:value="2.2227488151658767" table:formula="of:=([.AH5]-[.$C5])/[.$C5]" table:style-name="ce17">
            <text:p>222%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MIN([.AJ5:.AN5])" table:style-name="ce16">
            <text:p>10</text:p>
          </table:table-cell>
          <table:table-cell office:value-type="float" office:value="12" table:formula="of:=MAX([.AJ5:.AN5])" table:style-name="ce14">
            <text:p>12</text:p>
          </table:table-cell>
          <table:table-cell office:value-type="float" office:value="9.913033489740232E-2" table:formula="of:=STDEV([.AJ5:.AN5])/[.$C5]" table:style-name="ce14">
            <text:p>0,099130335</text:p>
          </table:table-cell>
          <table:table-cell office:value-type="float" office:value="11.2" table:formula="of:=AVERAGE([.AJ5:.AN5])" table:style-name="ce14">
            <text:p>11,2</text:p>
          </table:table-cell>
          <table:table-cell office:value-type="percentage" office:value="0.32701421800947866" table:formula="of:=([.AR5]-[.$C5])/[.$C5]" table:style-name="ce18">
            <text:p>33%</text:p>
          </table:table-cell>
          <table:table-cell office:value-type="float" office:value="5" table:formula="of:=[without_protection.$B5]" table:style-name="ce11">
            <text:p>5</text:p>
          </table:table-cell>
          <table:table-cell office:value-type="float" office:value="8.44" table:formula="of:=[without_protection.$C5]" table:style-name="ce12">
            <text:p>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2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2" table:formula="of:=MIN([.D6:.H6])" table:style-name="ce24">
            <text:p>32</text:p>
          </table:table-cell>
          <table:table-cell office:value-type="float" office:value="33" table:formula="of:=MAX([.D6:.H6])" table:style-name="ce22">
            <text:p>33</text:p>
          </table:table-cell>
          <table:table-cell office:value-type="float" office:value="3.3274821093746867E-2" table:formula="of:=STDEV([.D6:.H6])/[.$C6]" table:style-name="ce22">
            <text:p>0,033274821</text:p>
          </table:table-cell>
          <table:table-cell office:value-type="float" office:value="32.799999999999997" table:formula="of:=AVERAGE([.D6:.H6])" table:style-name="ce25">
            <text:p>32,80</text:p>
          </table:table-cell>
          <table:table-cell office:value-type="percentage" office:value="1.4404761904761905" table:formula="of:=([.L6]-[.$C6])/[.$C6]" table:style-name="ce26">
            <text:p>144%</text:p>
          </table:table-cell>
          <table:table-cell office:value-type="float" office:value="34" table:style-name="ce24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3" table:formula="of:=MIN([.N6:.R6])" table:style-name="ce24">
            <text:p>33</text:p>
          </table:table-cell>
          <table:table-cell office:value-type="float" office:value="34" table:formula="of:=MAX([.N6:.R6])" table:style-name="ce22">
            <text:p>34</text:p>
          </table:table-cell>
          <table:table-cell office:value-type="float" office:value="3.3274821093746867E-2" table:formula="of:=STDEV([.N6:.R6])/[.$C6]" table:style-name="ce22">
            <text:p>0,033274821</text:p>
          </table:table-cell>
          <table:table-cell office:value-type="float" office:value="33.799999999999997" table:formula="of:=AVERAGE([.N6:.R6])" table:style-name="ce25">
            <text:p>33,80</text:p>
          </table:table-cell>
          <table:table-cell office:value-type="percentage" office:value="1.5148809523809523" table:formula="of:=([.V6]-[.$C6])/[.$C6]" table:style-name="ce27">
            <text:p>151%</text:p>
          </table:table-cell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office:value-type="float" office:value="20" table:style-name="ce21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2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formula="of:=MIN([.Z6:.AD6])" table:style-name="ce24">
            <text:p>19</text:p>
          </table:table-cell>
          <table:table-cell office:value-type="float" office:value="20" table:formula="of:=MAX([.Z6:.AD6])" table:style-name="ce22">
            <text:p>20</text:p>
          </table:table-cell>
          <table:table-cell office:value-type="float" office:value="4.0753166481039146E-2" table:formula="of:=STDEV([.Z6:.AD6])/[.$C6]" table:style-name="ce22">
            <text:p>0,040753166</text:p>
          </table:table-cell>
          <table:table-cell office:value-type="float" office:value="19.399999999999999" table:formula="of:=AVERAGE([.Z6:.AD6])" table:style-name="ce25">
            <text:p>19,40</text:p>
          </table:table-cell>
          <table:table-cell office:value-type="percentage" office:value="0.44345238095238088" table:formula="of:=([.AH6]-[.$C6])/[.$C6]" table:style-name="ce26">
            <text:p>44%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MIN([.AJ6:.AN6])" table:style-name="ce24">
            <text:p>0</text:p>
          </table:table-cell>
          <table:table-cell office:value-type="float" office:value="0" table:formula="of:=MAX([.AJ6:.AN6])" table:style-name="ce22">
            <text:p>0</text:p>
          </table:table-cell>
          <table:table-cell office:value-type="float" office:value="0" table:formula="of:=STDEV([.AJ6:.AN6])/[.$C6]" table:style-name="ce22">
            <text:p>0</text:p>
          </table:table-cell>
          <table:table-cell office:value-type="float" office:value="0" table:formula="of:=AVERAGE([.AJ6:.AN6])" table:style-name="ce25">
            <text:p>0,00</text:p>
          </table:table-cell>
          <table:table-cell office:value-type="percentage" office:value="-1" table:formula="of:=([.AR6]-[.$C6])/[.$C6]" table:style-name="ce27">
            <text:p>-100%</text:p>
          </table:table-cell>
          <table:table-cell office:value-type="float" office:value="10" table:formula="of:=[without_protection.$B6]" table:style-name="ce11">
            <text:p>10</text:p>
          </table:table-cell>
          <table:table-cell office:value-type="float" office:value="13.44" table:formula="of:=[without_protection.$C6]" table:style-name="ce12">
            <text:p>1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3">
            <text:p>32</text:p>
          </table:table-cell>
          <table:table-cell office:value-type="float" office:value="32" table:formula="of:=MIN([.D7:.H7])" table:style-name="ce24">
            <text:p>32</text:p>
          </table:table-cell>
          <table:table-cell office:value-type="float" office:value="35" table:formula="of:=MAX([.D7:.H7])" table:style-name="ce22">
            <text:p>35</text:p>
          </table:table-cell>
          <table:table-cell office:value-type="float" office:value="6.1831639105159313E-2" table:formula="of:=STDEV([.D7:.H7])/[.$C7]" table:style-name="ce22">
            <text:p>0,061831639</text:p>
          </table:table-cell>
          <table:table-cell office:value-type="float" office:value="33.6" table:formula="of:=AVERAGE([.D7:.H7])" table:style-name="ce25">
            <text:p>33,60</text:p>
          </table:table-cell>
          <table:table-cell office:value-type="percentage" office:value="0.8221258134490238" table:formula="of:=([.L7]-[.$C7])/[.$C7]" table:style-name="ce26">
            <text:p>82%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7" table:formula="of:=MIN([.N7:.R7])" table:style-name="ce24">
            <text:p>27</text:p>
          </table:table-cell>
          <table:table-cell office:value-type="float" office:value="29" table:formula="of:=MAX([.N7:.R7])" table:style-name="ce22">
            <text:p>29</text:p>
          </table:table-cell>
          <table:table-cell office:value-type="float" office:value="3.8346354728120799E-2" table:formula="of:=STDEV([.N7:.R7])/[.$C7]" table:style-name="ce22">
            <text:p>0,038346355</text:p>
          </table:table-cell>
          <table:table-cell office:value-type="float" office:value="28" table:formula="of:=AVERAGE([.N7:.R7])" table:style-name="ce25">
            <text:p>28,00</text:p>
          </table:table-cell>
          <table:table-cell office:value-type="percentage" office:value="0.51843817787418645" table:formula="of:=([.V7]-[.$C7])/[.$C7]" table:style-name="ce27">
            <text:p>52%</text:p>
          </table:table-cell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6" table:style-name="ce22">
            <text:p>26</text:p>
          </table:table-cell>
          <table:table-cell office:value-type="float" office:value="26" table:style-name="ce22">
            <text:p>26</text:p>
          </table:table-cell>
          <table:table-cell office:value-type="float" office:value="25" table:style-name="ce23">
            <text:p>25</text:p>
          </table:table-cell>
          <table:table-cell office:value-type="float" office:value="25" table:formula="of:=MIN([.Z7:.AD7])" table:style-name="ce24">
            <text:p>25</text:p>
          </table:table-cell>
          <table:table-cell office:value-type="float" office:value="27" table:formula="of:=MAX([.Z7:.AD7])" table:style-name="ce22">
            <text:p>27</text:p>
          </table:table-cell>
          <table:table-cell office:value-type="float" office:value="3.8346354728120799E-2" table:formula="of:=STDEV([.Z7:.AD7])/[.$C7]" table:style-name="ce22">
            <text:p>0,038346355</text:p>
          </table:table-cell>
          <table:table-cell office:value-type="float" office:value="26" table:formula="of:=AVERAGE([.Z7:.AD7])" table:style-name="ce25">
            <text:p>26,00</text:p>
          </table:table-cell>
          <table:table-cell office:value-type="percentage" office:value="0.40997830802603025" table:formula="of:=([.AH7]-[.$C7])/[.$C7]" table:style-name="ce26">
            <text:p>41%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1" table:style-name="ce23">
            <text:p>11</text:p>
          </table:table-cell>
          <table:table-cell office:value-type="float" office:value="10" table:formula="of:=MIN([.AJ7:.AN7])" table:style-name="ce24">
            <text:p>10</text:p>
          </table:table-cell>
          <table:table-cell office:value-type="float" office:value="12" table:formula="of:=MAX([.AJ7:.AN7])" table:style-name="ce22">
            <text:p>12</text:p>
          </table:table-cell>
          <table:table-cell office:value-type="float" office:value="4.5372018792520362E-2" table:formula="of:=STDEV([.AJ7:.AN7])/[.$C7]" table:style-name="ce22">
            <text:p>0,045372019</text:p>
          </table:table-cell>
          <table:table-cell office:value-type="float" office:value="11.2" table:formula="of:=AVERAGE([.AJ7:.AN7])" table:style-name="ce25">
            <text:p>11,20</text:p>
          </table:table-cell>
          <table:table-cell office:value-type="percentage" office:value="-0.39262472885032546" table:formula="of:=([.AR7]-[.$C7])/[.$C7]" table:style-name="ce27">
            <text:p>-39%</text:p>
          </table:table-cell>
          <table:table-cell office:value-type="float" office:value="15" table:formula="of:=[without_protection.$B7]" table:style-name="ce11">
            <text:p>15</text:p>
          </table:table-cell>
          <table:table-cell office:value-type="float" office:value="18.440000000000001" table:formula="of:=[without_protection.$C7]" table:style-name="ce12">
            <text:p>1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2">
            <text:p>34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5" table:style-name="ce23">
            <text:p>35</text:p>
          </table:table-cell>
          <table:table-cell office:value-type="float" office:value="33" table:formula="of:=MIN([.D8:.H8])" table:style-name="ce24">
            <text:p>33</text:p>
          </table:table-cell>
          <table:table-cell office:value-type="float" office:value="35" table:formula="of:=MAX([.D8:.H8])" table:style-name="ce22">
            <text:p>35</text:p>
          </table:table-cell>
          <table:table-cell office:value-type="float" office:value="4.2662116040955628E-2" table:formula="of:=STDEV([.D8:.H8])/[.$C8]" table:style-name="ce22">
            <text:p>0,042662116</text:p>
          </table:table-cell>
          <table:table-cell office:value-type="float" office:value="34" table:formula="of:=AVERAGE([.D8:.H8])" table:style-name="ce25">
            <text:p>34,00</text:p>
          </table:table-cell>
          <table:table-cell office:value-type="percentage" office:value="0.4505119453924914" table:formula="of:=([.L8]-[.$C8])/[.$C8]" table:style-name="ce26">
            <text:p>45%</text:p>
          </table:table-cell>
          <table:table-cell office:value-type="float" office:value="32" table:style-name="ce24">
            <text:p>32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3" table:style-name="ce22">
            <text:p>33</text:p>
          </table:table-cell>
          <table:table-cell office:value-type="float" office:value="35" table:style-name="ce23">
            <text:p>35</text:p>
          </table:table-cell>
          <table:table-cell office:value-type="float" office:value="32" table:formula="of:=MIN([.N8:.R8])" table:style-name="ce24">
            <text:p>32</text:p>
          </table:table-cell>
          <table:table-cell office:value-type="float" office:value="35" table:formula="of:=MAX([.N8:.R8])" table:style-name="ce22">
            <text:p>35</text:p>
          </table:table-cell>
          <table:table-cell office:value-type="float" office:value="6.0333343104654227E-2" table:formula="of:=STDEV([.N8:.R8])/[.$C8]" table:style-name="ce22">
            <text:p>0,060333343</text:p>
          </table:table-cell>
          <table:table-cell office:value-type="float" office:value="34" table:formula="of:=AVERAGE([.N8:.R8])" table:style-name="ce25">
            <text:p>34,00</text:p>
          </table:table-cell>
          <table:table-cell office:value-type="percentage" office:value="0.4505119453924914" table:formula="of:=([.V8]-[.$C8])/[.$C8]" table:style-name="ce27">
            <text:p>45%</text:p>
          </table:table-cell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2" table:style-name="ce22">
            <text:p>22</text:p>
          </table:table-cell>
          <table:table-cell office:value-type="float" office:value="24" table:style-name="ce22">
            <text:p>24</text:p>
          </table:table-cell>
          <table:table-cell office:value-type="float" office:value="23" table:style-name="ce23">
            <text:p>23</text:p>
          </table:table-cell>
          <table:table-cell office:value-type="float" office:value="22" table:formula="of:=MIN([.Z8:.AD8])" table:style-name="ce24">
            <text:p>22</text:p>
          </table:table-cell>
          <table:table-cell office:value-type="float" office:value="24" table:formula="of:=MAX([.Z8:.AD8])" table:style-name="ce22">
            <text:p>24</text:p>
          </table:table-cell>
          <table:table-cell office:value-type="float" office:value="3.5693687138825744E-2" table:formula="of:=STDEV([.Z8:.AD8])/[.$C8]" table:style-name="ce22">
            <text:p>0,035693687</text:p>
          </table:table-cell>
          <table:table-cell office:value-type="float" office:value="22.8" table:formula="of:=AVERAGE([.Z8:.AD8])" table:style-name="ce25">
            <text:p>22,80</text:p>
          </table:table-cell>
          <table:table-cell office:value-type="percentage" office:value="-2.7303754266211625E-2" table:formula="of:=([.AH8]-[.$C8])/[.$C8]" table:style-name="ce26">
            <text:p>-3%</text:p>
          </table:table-cell>
          <table:table-cell office:value-type="float" office:value="42" table:style-name="ce24">
            <text:p>42</text:p>
          </table:table-cell>
          <table:table-cell office:value-type="float" office:value="41" table:style-name="ce22">
            <text:p>41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2">
            <text:p>44</text:p>
          </table:table-cell>
          <table:table-cell office:value-type="float" office:value="44" table:style-name="ce23">
            <text:p>44</text:p>
          </table:table-cell>
          <table:table-cell office:value-type="float" office:value="41" table:formula="of:=MIN([.AJ8:.AN8])" table:style-name="ce24">
            <text:p>41</text:p>
          </table:table-cell>
          <table:table-cell office:value-type="float" office:value="44" table:formula="of:=MAX([.AJ8:.AN8])" table:style-name="ce22">
            <text:p>44</text:p>
          </table:table-cell>
          <table:table-cell office:value-type="float" office:value="6.0333343104654227E-2" table:formula="of:=STDEV([.AJ8:.AN8])/[.$C8]" table:style-name="ce22">
            <text:p>0,060333343</text:p>
          </table:table-cell>
          <table:table-cell office:value-type="float" office:value="43" table:formula="of:=AVERAGE([.AJ8:.AN8])" table:style-name="ce25">
            <text:p>43,00</text:p>
          </table:table-cell>
          <table:table-cell office:value-type="percentage" office:value="0.83447098976109202" table:formula="of:=([.AR8]-[.$C8])/[.$C8]" table:style-name="ce27">
            <text:p>83%</text:p>
          </table:table-cell>
          <table:table-cell office:value-type="float" office:value="20" table:formula="of:=[without_protection.$B8]" table:style-name="ce11">
            <text:p>20</text:p>
          </table:table-cell>
          <table:table-cell office:value-type="float" office:value="23.44" table:formula="of:=[without_protection.$C8]" table:style-name="ce12">
            <text:p>2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office:value-type="float" office:value="18" table:style-name="ce21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18" table:style-name="ce22">
            <text:p>18</text:p>
          </table:table-cell>
          <table:table-cell office:value-type="float" office:value="20" table:style-name="ce23">
            <text:p>20</text:p>
          </table:table-cell>
          <table:table-cell office:value-type="float" office:value="18" table:formula="of:=MIN([.D9:.H9])" table:style-name="ce24">
            <text:p>18</text:p>
          </table:table-cell>
          <table:table-cell office:value-type="float" office:value="20" table:formula="of:=MAX([.D9:.H9])" table:style-name="ce22">
            <text:p>20</text:p>
          </table:table-cell>
          <table:table-cell office:value-type="float" office:value="3.1449619936705898E-2" table:formula="of:=STDEV([.D9:.H9])/[.$C9]" table:style-name="ce22">
            <text:p>0,03144962</text:p>
          </table:table-cell>
          <table:table-cell office:value-type="float" office:value="18.399999999999999" table:formula="of:=AVERAGE([.D9:.H9])" table:style-name="ce25">
            <text:p>18,40</text:p>
          </table:table-cell>
          <table:table-cell office:value-type="percentage" office:value="-0.35302390998593536" table:formula="of:=([.L9]-[.$C9])/[.$C9]" table:style-name="ce26">
            <text:p>-35%</text:p>
          </table:table-cell>
          <table:table-cell office:value-type="float" office:value="39" table:style-name="ce24">
            <text:p>39</text:p>
          </table:table-cell>
          <table:table-cell office:value-type="float" office:value="40" table:style-name="ce22">
            <text:p>40</text:p>
          </table:table-cell>
          <table:table-cell office:value-type="float" office:value="39" table:style-name="ce22">
            <text:p>39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39" table:formula="of:=MIN([.N9:.R9])" table:style-name="ce24">
            <text:p>39</text:p>
          </table:table-cell>
          <table:table-cell office:value-type="float" office:value="40" table:formula="of:=MAX([.N9:.R9])" table:style-name="ce22">
            <text:p>40</text:p>
          </table:table-cell>
          <table:table-cell office:value-type="float" office:value="1.9258880362347609E-2" table:formula="of:=STDEV([.N9:.R9])/[.$C9]" table:style-name="ce22">
            <text:p>0,01925888</text:p>
          </table:table-cell>
          <table:table-cell office:value-type="float" office:value="39.4" table:formula="of:=AVERAGE([.N9:.R9])" table:style-name="ce25">
            <text:p>39,40</text:p>
          </table:table-cell>
          <table:table-cell office:value-type="percentage" office:value="0.3853727144866384" table:formula="of:=([.V9]-[.$C9])/[.$C9]" table:style-name="ce27">
            <text:p>39%</text:p>
          </table:table-cell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2">
            <text:p>31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2">
            <text:p>30</text:p>
          </table:table-cell>
          <table:table-cell office:value-type="float" office:value="30" table:style-name="ce23">
            <text:p>30</text:p>
          </table:table-cell>
          <table:table-cell office:value-type="float" office:value="29" table:formula="of:=MIN([.Z9:.AD9])" table:style-name="ce24">
            <text:p>29</text:p>
          </table:table-cell>
          <table:table-cell office:value-type="float" office:value="31" table:formula="of:=MAX([.Z9:.AD9])" table:style-name="ce22">
            <text:p>31</text:p>
          </table:table-cell>
          <table:table-cell office:value-type="float" office:value="2.4863107636657791E-2" table:formula="of:=STDEV([.Z9:.AD9])/[.$C9]" table:style-name="ce22">
            <text:p>0,024863108</text:p>
          </table:table-cell>
          <table:table-cell office:value-type="float" office:value="30" table:formula="of:=AVERAGE([.Z9:.AD9])" table:style-name="ce25">
            <text:p>30,00</text:p>
          </table:table-cell>
          <table:table-cell office:value-type="percentage" office:value="5.485232067510544E-2" table:formula="of:=([.AH9]-[.$C9])/[.$C9]" table:style-name="ce26">
            <text:p>5%</text:p>
          </table:table-cell>
          <table:table-cell office:value-type="float" office:value="51" table:style-name="ce24">
            <text:p>51</text:p>
          </table:table-cell>
          <table:table-cell office:value-type="float" office:value="53" table:style-name="ce22">
            <text:p>53</text:p>
          </table:table-cell>
          <table:table-cell office:value-type="float" office:value="52" table:style-name="ce22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1" table:formula="of:=MIN([.AJ9:.AN9])" table:style-name="ce24">
            <text:p>51</text:p>
          </table:table-cell>
          <table:table-cell office:value-type="float" office:value="53" table:formula="of:=MAX([.AJ9:.AN9])" table:style-name="ce22">
            <text:p>53</text:p>
          </table:table-cell>
          <table:table-cell office:value-type="float" office:value="2.9418425686852163E-2" table:formula="of:=STDEV([.AJ9:.AN9])/[.$C9]" table:style-name="ce22">
            <text:p>0,029418426</text:p>
          </table:table-cell>
          <table:table-cell office:value-type="float" office:value="52.2" table:formula="of:=AVERAGE([.AJ9:.AN9])" table:style-name="ce25">
            <text:p>52,20</text:p>
          </table:table-cell>
          <table:table-cell office:value-type="percentage" office:value="0.83544303797468356" table:formula="of:=([.AR9]-[.$C9])/[.$C9]" table:style-name="ce27">
            <text:p>84%</text:p>
          </table:table-cell>
          <table:table-cell office:value-type="float" office:value="25" table:formula="of:=[without_protection.$B9]" table:style-name="ce11">
            <text:p>25</text:p>
          </table:table-cell>
          <table:table-cell office:value-type="float" office:value="28.44" table:formula="of:=[without_protection.$C9]" table:style-name="ce12">
            <text:p>2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office:value-type="float" office:value="28" table:style-name="ce21">
            <text:p>28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7" table:style-name="ce22">
            <text:p>27</text:p>
          </table:table-cell>
          <table:table-cell office:value-type="float" office:value="29" table:style-name="ce23">
            <text:p>29</text:p>
          </table:table-cell>
          <table:table-cell office:value-type="float" office:value="27" table:formula="of:=MIN([.D10:.H10])" table:style-name="ce24">
            <text:p>27</text:p>
          </table:table-cell>
          <table:table-cell office:value-type="float" office:value="29" table:formula="of:=MAX([.D10:.H10])" table:style-name="ce22">
            <text:p>29</text:p>
          </table:table-cell>
          <table:table-cell office:value-type="float" office:value="2.6747224611241505E-2" table:formula="of:=STDEV([.D10:.H10])/[.$C10]" table:style-name="ce22">
            <text:p>0,026747225</text:p>
          </table:table-cell>
          <table:table-cell office:value-type="float" office:value="27.6" table:formula="of:=AVERAGE([.D10:.H10])" table:style-name="ce25">
            <text:p>27,60</text:p>
          </table:table-cell>
          <table:table-cell office:value-type="percentage" office:value="-0.17464114832535876" table:formula="of:=([.L10]-[.$C10])/[.$C10]" table:style-name="ce26">
            <text:p>-17%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5" table:style-name="ce22">
            <text:p>35</text:p>
          </table:table-cell>
          <table:table-cell office:value-type="float" office:value="36" table:style-name="ce22">
            <text:p>36</text:p>
          </table:table-cell>
          <table:table-cell office:value-type="float" office:value="36" table:style-name="ce23">
            <text:p>36</text:p>
          </table:table-cell>
          <table:table-cell office:value-type="float" office:value="35" table:formula="of:=MIN([.N10:.R10])" table:style-name="ce24">
            <text:p>35</text:p>
          </table:table-cell>
          <table:table-cell office:value-type="float" office:value="36" table:formula="of:=MAX([.N10:.R10])" table:style-name="ce22">
            <text:p>36</text:p>
          </table:table-cell>
          <table:table-cell office:value-type="float" office:value="1.6379263083288461E-2" table:formula="of:=STDEV([.N10:.R10])/[.$C10]" table:style-name="ce22">
            <text:p>0,016379263</text:p>
          </table:table-cell>
          <table:table-cell office:value-type="float" office:value="35.4" table:formula="of:=AVERAGE([.N10:.R10])" table:style-name="ce25">
            <text:p>35,40</text:p>
          </table:table-cell>
          <table:table-cell office:value-type="percentage" office:value="5.8612440191387588E-2" table:formula="of:=([.V10]-[.$C10])/[.$C10]" table:style-name="ce27">
            <text:p>6%</text:p>
          </table:table-cell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office:value-type="float" office:value="36" table:style-name="ce21">
            <text:p>36</text:p>
          </table:table-cell>
          <table:table-cell office:value-type="float" office:value="32" table:style-name="ce22">
            <text:p>32</text:p>
          </table:table-cell>
          <table:table-cell office:value-type="float" office:value="37" table:style-name="ce22">
            <text:p>37</text:p>
          </table:table-cell>
          <table:table-cell office:value-type="float" office:value="37" table:style-name="ce22">
            <text:p>37</text:p>
          </table:table-cell>
          <table:table-cell office:value-type="float" office:value="32" table:style-name="ce23">
            <text:p>32</text:p>
          </table:table-cell>
          <table:table-cell office:value-type="float" office:value="32" table:formula="of:=MIN([.Z10:.AD10])" table:style-name="ce24">
            <text:p>32</text:p>
          </table:table-cell>
          <table:table-cell office:value-type="float" office:value="37" table:formula="of:=MAX([.Z10:.AD10])" table:style-name="ce22">
            <text:p>37</text:p>
          </table:table-cell>
          <table:table-cell office:value-type="float" office:value="7.7405377425507085E-2" table:formula="of:=STDEV([.Z10:.AD10])/[.$C10]" table:style-name="ce22">
            <text:p>0,077405377</text:p>
          </table:table-cell>
          <table:table-cell office:value-type="float" office:value="34.799999999999997" table:formula="of:=AVERAGE([.Z10:.AD10])" table:style-name="ce25">
            <text:p>34,80</text:p>
          </table:table-cell>
          <table:table-cell office:value-type="percentage" office:value="4.0669856459330127E-2" table:formula="of:=([.AH10]-[.$C10])/[.$C10]" table:style-name="ce26">
            <text:p>4%</text:p>
          </table:table-cell>
          <table:table-cell office:value-type="float" office:value="62" table:style-name="ce24">
            <text:p>62</text:p>
          </table:table-cell>
          <table:table-cell office:value-type="float" office:value="51" table:style-name="ce22">
            <text:p>51</text:p>
          </table:table-cell>
          <table:table-cell office:value-type="float" office:value="65" table:style-name="ce22">
            <text:p>65</text:p>
          </table:table-cell>
          <table:table-cell office:value-type="float" office:value="50" table:style-name="ce22">
            <text:p>50</text:p>
          </table:table-cell>
          <table:table-cell office:value-type="float" office:value="65" table:style-name="ce23">
            <text:p>65</text:p>
          </table:table-cell>
          <table:table-cell office:value-type="float" office:value="50" table:formula="of:=MIN([.AJ10:.AN10])" table:style-name="ce24">
            <text:p>50</text:p>
          </table:table-cell>
          <table:table-cell office:value-type="float" office:value="65" table:formula="of:=MAX([.AJ10:.AN10])" table:style-name="ce22">
            <text:p>65</text:p>
          </table:table-cell>
          <table:table-cell office:value-type="float" office:value="0.22438195552995338" table:formula="of:=STDEV([.AJ10:.AN10])/[.$C10]" table:style-name="ce22">
            <text:p>0,224381956</text:p>
          </table:table-cell>
          <table:table-cell office:value-type="float" office:value="58.6" table:formula="of:=AVERAGE([.AJ10:.AN10])" table:style-name="ce25">
            <text:p>58,60</text:p>
          </table:table-cell>
          <table:table-cell office:value-type="percentage" office:value="0.75239234449760783" table:formula="of:=([.AR10]-[.$C10])/[.$C10]" table:style-name="ce27">
            <text:p>75%</text:p>
          </table:table-cell>
          <table:table-cell office:value-type="float" office:value="30" table:formula="of:=[without_protection.$B10]" table:style-name="ce11">
            <text:p>30</text:p>
          </table:table-cell>
          <table:table-cell office:value-type="float" office:value="33.44" table:formula="of:=[without_protection.$C10]" table:style-name="ce12">
            <text:p>3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0" table:formula="of:=MIN([.D11:.H11])" table:style-name="ce24">
            <text:p>20</text:p>
          </table:table-cell>
          <table:table-cell office:value-type="float" office:value="22" table:formula="of:=MAX([.D11:.H11])" table:style-name="ce22">
            <text:p>22</text:p>
          </table:table-cell>
          <table:table-cell office:value-type="float" office:value="2.176534928548584E-2" table:formula="of:=STDEV([.D11:.H11])/[.$C11]" table:style-name="ce22">
            <text:p>0,021765349</text:p>
          </table:table-cell>
          <table:table-cell office:value-type="float" office:value="21.2" table:formula="of:=AVERAGE([.D11:.H11])" table:style-name="ce25">
            <text:p>21,20</text:p>
          </table:table-cell>
          <table:table-cell office:value-type="percentage" office:value="-0.44849115504682618" table:formula="of:=([.L11]-[.$C11])/[.$C11]" table:style-name="ce26">
            <text:p>-45%</text:p>
          </table:table-cell>
          <table:table-cell office:value-type="float" office:value="43" table:style-name="ce24">
            <text:p>43</text:p>
          </table:table-cell>
          <table:table-cell office:value-type="float" office:value="43" table:style-name="ce22">
            <text:p>43</text:p>
          </table:table-cell>
          <table:table-cell office:value-type="float" office:value="45" table:style-name="ce22">
            <text:p>45</text:p>
          </table:table-cell>
          <table:table-cell office:value-type="float" office:value="47" table:style-name="ce22">
            <text:p>47</text:p>
          </table:table-cell>
          <table:table-cell office:value-type="float" office:value="42" table:style-name="ce23">
            <text:p>42</text:p>
          </table:table-cell>
          <table:table-cell office:value-type="float" office:value="42" table:formula="of:=MIN([.N11:.R11])" table:style-name="ce24">
            <text:p>42</text:p>
          </table:table-cell>
          <table:table-cell office:value-type="float" office:value="47" table:formula="of:=MAX([.N11:.R11])" table:style-name="ce22">
            <text:p>47</text:p>
          </table:table-cell>
          <table:table-cell office:value-type="float" office:value="5.2029136316337155E-2" table:formula="of:=STDEV([.N11:.R11])/[.$C11]" table:style-name="ce22">
            <text:p>0,052029136</text:p>
          </table:table-cell>
          <table:table-cell office:value-type="float" office:value="44" table:formula="of:=AVERAGE([.N11:.R11])" table:style-name="ce25">
            <text:p>44,00</text:p>
          </table:table-cell>
          <table:table-cell office:value-type="percentage" office:value="0.14464099895941734" table:formula="of:=([.V11]-[.$C11])/[.$C11]" table:style-name="ce27">
            <text:p>14%</text:p>
          </table:table-cell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office:value-type="float" office:value="46" table:style-name="ce21">
            <text:p>46</text:p>
          </table:table-cell>
          <table:table-cell office:value-type="float" office:value="30" table:style-name="ce22">
            <text:p>30</text:p>
          </table:table-cell>
          <table:table-cell office:value-type="float" office:value="27" table:style-name="ce22">
            <text:p>27</text:p>
          </table:table-cell>
          <table:table-cell office:value-type="float" office:value="44" table:style-name="ce22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27" table:formula="of:=MIN([.Z11:.AD11])" table:style-name="ce24">
            <text:p>27</text:p>
          </table:table-cell>
          <table:table-cell office:value-type="float" office:value="46" table:formula="of:=MAX([.Z11:.AD11])" table:style-name="ce22">
            <text:p>46</text:p>
          </table:table-cell>
          <table:table-cell office:value-type="float" office:value="0.23743192942985705" table:formula="of:=STDEV([.Z11:.AD11])/[.$C11]" table:style-name="ce22">
            <text:p>0,237431929</text:p>
          </table:table-cell>
          <table:table-cell office:value-type="float" office:value="38.4" table:formula="of:=AVERAGE([.Z11:.AD11])" table:style-name="ce25">
            <text:p>38,40</text:p>
          </table:table-cell>
          <table:table-cell office:value-type="percentage" office:value="-1.040582726326721E-3" table:formula="of:=([.AH11]-[.$C11])/[.$C11]" table:style-name="ce26">
            <text:p>0%</text:p>
          </table:table-cell>
          <table:table-cell office:value-type="float" office:value="55" table:style-name="ce24">
            <text:p>55</text:p>
          </table:table-cell>
          <table:table-cell office:value-type="float" office:value="59" table:style-name="ce22">
            <text:p>59</text:p>
          </table:table-cell>
          <table:table-cell office:value-type="float" office:value="57" table:style-name="ce22">
            <text:p>57</text:p>
          </table:table-cell>
          <table:table-cell office:value-type="float" office:value="61" table:style-name="ce22">
            <text:p>61</text:p>
          </table:table-cell>
          <table:table-cell office:value-type="float" office:value="59" table:style-name="ce23">
            <text:p>59</text:p>
          </table:table-cell>
          <table:table-cell office:value-type="float" office:value="55" table:formula="of:=MIN([.AJ11:.AN11])" table:style-name="ce24">
            <text:p>55</text:p>
          </table:table-cell>
          <table:table-cell office:value-type="float" office:value="61" table:formula="of:=MAX([.AJ11:.AN11])" table:style-name="ce22">
            <text:p>61</text:p>
          </table:table-cell>
          <table:table-cell office:value-type="float" office:value="5.9322342617020712E-2" table:formula="of:=STDEV([.AJ11:.AN11])/[.$C11]" table:style-name="ce22">
            <text:p>0,059322343</text:p>
          </table:table-cell>
          <table:table-cell office:value-type="float" office:value="58.2" table:formula="of:=AVERAGE([.AJ11:.AN11])" table:style-name="ce25">
            <text:p>58,20</text:p>
          </table:table-cell>
          <table:table-cell office:value-type="percentage" office:value="0.51404786680541115" table:formula="of:=([.AR11]-[.$C11])/[.$C11]" table:style-name="ce27">
            <text:p>51%</text:p>
          </table:table-cell>
          <table:table-cell office:value-type="float" office:value="35" table:formula="of:=[without_protection.$B11]" table:style-name="ce11">
            <text:p>35</text:p>
          </table:table-cell>
          <table:table-cell office:value-type="float" office:value="38.44" table:formula="of:=[without_protection.$C11]" table:style-name="ce12">
            <text:p>3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office:value-type="float" office:value="60" table:style-name="ce21">
            <text:p>60</text:p>
          </table:table-cell>
          <table:table-cell office:value-type="float" office:value="34" table:style-name="ce22">
            <text:p>34</text:p>
          </table:table-cell>
          <table:table-cell office:value-type="float" office:value="57" table:style-name="ce22">
            <text:p>57</text:p>
          </table:table-cell>
          <table:table-cell office:value-type="float" office:value="32" table:style-name="ce22">
            <text:p>32</text:p>
          </table:table-cell>
          <table:table-cell office:value-type="float" office:value="58" table:style-name="ce23">
            <text:p>58</text:p>
          </table:table-cell>
          <table:table-cell office:value-type="float" office:value="32" table:formula="of:=MIN([.D12:.H12])" table:style-name="ce24">
            <text:p>32</text:p>
          </table:table-cell>
          <table:table-cell office:value-type="float" office:value="60" table:formula="of:=MAX([.D12:.H12])" table:style-name="ce22">
            <text:p>60</text:p>
          </table:table-cell>
          <table:table-cell office:value-type="float" office:value="0.32080032249806328" table:formula="of:=STDEV([.D12:.H12])/[.$C12]" table:style-name="ce22">
            <text:p>0,320800322</text:p>
          </table:table-cell>
          <table:table-cell office:value-type="float" office:value="48.2" table:formula="of:=AVERAGE([.D12:.H12])" table:style-name="ce25">
            <text:p>48,20</text:p>
          </table:table-cell>
          <table:table-cell office:value-type="percentage" office:value="0.10957642725598539" table:formula="of:=([.L12]-[.$C12])/[.$C12]" table:style-name="ce26">
            <text:p>11%</text:p>
          </table:table-cell>
          <table:table-cell office:value-type="float" office:value="52" table:style-name="ce24">
            <text:p>52</text:p>
          </table:table-cell>
          <table:table-cell office:value-type="float" office:value="50" table:style-name="ce22">
            <text:p>50</text:p>
          </table:table-cell>
          <table:table-cell office:value-type="float" office:value="51" table:style-name="ce22">
            <text:p>51</text:p>
          </table:table-cell>
          <table:table-cell office:value-type="float" office:value="49" table:style-name="ce22">
            <text:p>49</text:p>
          </table:table-cell>
          <table:table-cell office:value-type="float" office:value="53" table:style-name="ce23">
            <text:p>53</text:p>
          </table:table-cell>
          <table:table-cell office:value-type="float" office:value="49" table:formula="of:=MIN([.N12:.R12])" table:style-name="ce24">
            <text:p>49</text:p>
          </table:table-cell>
          <table:table-cell office:value-type="float" office:value="53" table:formula="of:=MAX([.N12:.R12])" table:style-name="ce22">
            <text:p>53</text:p>
          </table:table-cell>
          <table:table-cell office:value-type="float" office:value="3.6398223528641568E-2" table:formula="of:=STDEV([.N12:.R12])/[.$C12]" table:style-name="ce22">
            <text:p>0,036398224</text:p>
          </table:table-cell>
          <table:table-cell office:value-type="float" office:value="51" table:formula="of:=AVERAGE([.N12:.R12])" table:style-name="ce25">
            <text:p>51,00</text:p>
          </table:table-cell>
          <table:table-cell office:value-type="percentage" office:value="0.17403314917127077" table:formula="of:=([.V12]-[.$C12])/[.$C12]" table:style-name="ce27">
            <text:p>17%</text:p>
          </table:table-cell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office:value-type="float" office:value="52" table:style-name="ce21">
            <text:p>52</text:p>
          </table:table-cell>
          <table:table-cell office:value-type="float" office:value="43" table:style-name="ce22">
            <text:p>43</text:p>
          </table:table-cell>
          <table:table-cell office:value-type="float" office:value="40" table:style-name="ce22">
            <text:p>40</text:p>
          </table:table-cell>
          <table:table-cell office:value-type="float" office:value="54" table:style-name="ce22">
            <text:p>54</text:p>
          </table:table-cell>
          <table:table-cell office:value-type="float" office:value="44" table:style-name="ce23">
            <text:p>44</text:p>
          </table:table-cell>
          <table:table-cell office:value-type="float" office:value="40" table:formula="of:=MIN([.Z12:.AD12])" table:style-name="ce24">
            <text:p>40</text:p>
          </table:table-cell>
          <table:table-cell office:value-type="float" office:value="54" table:formula="of:=MAX([.Z12:.AD12])" table:style-name="ce22">
            <text:p>54</text:p>
          </table:table-cell>
          <table:table-cell office:value-type="float" office:value="0.13964779823299392" table:formula="of:=STDEV([.Z12:.AD12])/[.$C12]" table:style-name="ce22">
            <text:p>0,139647798</text:p>
          </table:table-cell>
          <table:table-cell office:value-type="float" office:value="46.6" table:formula="of:=AVERAGE([.Z12:.AD12])" table:style-name="ce25">
            <text:p>46,60</text:p>
          </table:table-cell>
          <table:table-cell office:value-type="percentage" office:value="7.2744014732965101E-2" table:formula="of:=([.AH12]-[.$C12])/[.$C12]" table:style-name="ce26">
            <text:p>7%</text:p>
          </table:table-cell>
          <table:table-cell office:value-type="float" office:value="36" table:style-name="ce24">
            <text:p>36</text:p>
          </table:table-cell>
          <table:table-cell office:value-type="float" office:value="76" table:style-name="ce22">
            <text:p>76</text:p>
          </table:table-cell>
          <table:table-cell office:value-type="float" office:value="75" table:style-name="ce22">
            <text:p>75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3">
            <text:p>37</text:p>
          </table:table-cell>
          <table:table-cell office:value-type="float" office:value="36" table:formula="of:=MIN([.AJ12:.AN12])" table:style-name="ce24">
            <text:p>36</text:p>
          </table:table-cell>
          <table:table-cell office:value-type="float" office:value="76" table:formula="of:=MAX([.AJ12:.AN12])" table:style-name="ce22">
            <text:p>76</text:p>
          </table:table-cell>
          <table:table-cell office:value-type="float" office:value="0.48577653300300055" table:formula="of:=STDEV([.AJ12:.AN12])/[.$C12]" table:style-name="ce22">
            <text:p>0,485776533</text:p>
          </table:table-cell>
          <table:table-cell office:value-type="float" office:value="52.4" table:formula="of:=AVERAGE([.AJ12:.AN12])" table:style-name="ce25">
            <text:p>52,40</text:p>
          </table:table-cell>
          <table:table-cell office:value-type="percentage" office:value="0.20626151012891347" table:formula="of:=([.AR12]-[.$C12])/[.$C12]" table:style-name="ce27">
            <text:p>21%</text:p>
          </table:table-cell>
          <table:table-cell office:value-type="float" office:value="40" table:formula="of:=[without_protection.$B12]" table:style-name="ce11">
            <text:p>40</text:p>
          </table:table-cell>
          <table:table-cell office:value-type="float" office:value="43.44" table:formula="of:=[without_protection.$C12]" table:style-name="ce12">
            <text:p>4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2">
            <text:p>53</text:p>
          </table:table-cell>
          <table:table-cell office:value-type="float" office:value="50" table:style-name="ce22">
            <text:p>50</text:p>
          </table:table-cell>
          <table:table-cell office:value-type="float" office:value="50" table:style-name="ce22">
            <text:p>50</text:p>
          </table:table-cell>
          <table:table-cell office:value-type="float" office:value="52" table:style-name="ce23">
            <text:p>52</text:p>
          </table:table-cell>
          <table:table-cell office:value-type="float" office:value="50" table:formula="of:=MIN([.D13:.H13])" table:style-name="ce24">
            <text:p>50</text:p>
          </table:table-cell>
          <table:table-cell office:value-type="float" office:value="53" table:formula="of:=MAX([.D13:.H13])" table:style-name="ce22">
            <text:p>53</text:p>
          </table:table-cell>
          <table:table-cell office:value-type="float" office:value="2.7696960910402021E-2" table:formula="of:=STDEV([.D13:.H13])/[.$C13]" table:style-name="ce22">
            <text:p>0,027696961</text:p>
          </table:table-cell>
          <table:table-cell office:value-type="float" office:value="51.4" table:formula="of:=AVERAGE([.D13:.H13])" table:style-name="ce25">
            <text:p>51,40</text:p>
          </table:table-cell>
          <table:table-cell office:value-type="percentage" office:value="6.1106523534269222E-2" table:formula="of:=([.L13]-[.$C13])/[.$C13]" table:style-name="ce26">
            <text:p>6%</text:p>
          </table:table-cell>
          <table:table-cell office:value-type="float" office:value="52" table:style-name="ce24">
            <text:p>52</text:p>
          </table:table-cell>
          <table:table-cell office:value-type="float" office:value="52" table:style-name="ce22">
            <text:p>52</text:p>
          </table:table-cell>
          <table:table-cell office:value-type="float" office:value="46" table:style-name="ce22">
            <text:p>46</text:p>
          </table:table-cell>
          <table:table-cell office:value-type="float" office:value="45" table:style-name="ce22">
            <text:p>45</text:p>
          </table:table-cell>
          <table:table-cell office:value-type="float" office:value="54" table:style-name="ce23">
            <text:p>54</text:p>
          </table:table-cell>
          <table:table-cell office:value-type="float" office:value="45" table:formula="of:=MIN([.N13:.R13])" table:style-name="ce24">
            <text:p>45</text:p>
          </table:table-cell>
          <table:table-cell office:value-type="float" office:value="54" table:formula="of:=MAX([.N13:.R13])" table:style-name="ce22">
            <text:p>54</text:p>
          </table:table-cell>
          <table:table-cell office:value-type="float" office:value="8.3090882731206073E-2" table:formula="of:=STDEV([.N13:.R13])/[.$C13]" table:style-name="ce22">
            <text:p>0,083090883</text:p>
          </table:table-cell>
          <table:table-cell office:value-type="float" office:value="49.8" table:formula="of:=AVERAGE([.N13:.R13])" table:style-name="ce25">
            <text:p>49,80</text:p>
          </table:table-cell>
          <table:table-cell office:value-type="percentage" office:value="2.8075970272502054E-2" table:formula="of:=([.V13]-[.$C13])/[.$C13]" table:style-name="ce27">
            <text:p>3%</text:p>
          </table:table-cell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office:value-type="float" office:value="48" table:style-name="ce21">
            <text:p>48</text:p>
          </table:table-cell>
          <table:table-cell office:value-type="float" office:value="48" table:style-name="ce22">
            <text:p>48</text:p>
          </table:table-cell>
          <table:table-cell office:value-type="float" office:value="49" table:style-name="ce22">
            <text:p>49</text:p>
          </table:table-cell>
          <table:table-cell office:value-type="float" office:value="47" table:style-name="ce22">
            <text:p>47</text:p>
          </table:table-cell>
          <table:table-cell office:value-type="float" office:value="45" table:style-name="ce23">
            <text:p>45</text:p>
          </table:table-cell>
          <table:table-cell office:value-type="float" office:value="45" table:formula="of:=MIN([.Z13:.AD13])" table:style-name="ce24">
            <text:p>45</text:p>
          </table:table-cell>
          <table:table-cell office:value-type="float" office:value="49" table:formula="of:=MAX([.Z13:.AD13])" table:style-name="ce22">
            <text:p>49</text:p>
          </table:table-cell>
          <table:table-cell office:value-type="float" office:value="3.1308321404011359E-2" table:formula="of:=STDEV([.Z13:.AD13])/[.$C13]" table:style-name="ce22">
            <text:p>0,031308321</text:p>
          </table:table-cell>
          <table:table-cell office:value-type="float" office:value="47.4" table:formula="of:=AVERAGE([.Z13:.AD13])" table:style-name="ce25">
            <text:p>47,40</text:p>
          </table:table-cell>
          <table:table-cell office:value-type="percentage" office:value="-2.1469859620148621E-2" table:formula="of:=([.AH13]-[.$C13])/[.$C13]" table:style-name="ce26">
            <text:p>-2%</text:p>
          </table:table-cell>
          <table:table-cell office:value-type="float" office:value="76" table:style-name="ce24">
            <text:p>76</text:p>
          </table:table-cell>
          <table:table-cell office:value-type="float" office:value="35" table:style-name="ce22">
            <text:p>35</text:p>
          </table:table-cell>
          <table:table-cell office:value-type="float" office:value="72" table:style-name="ce22">
            <text:p>72</text:p>
          </table:table-cell>
          <table:table-cell office:value-type="float" office:value="35" table:style-name="ce22">
            <text:p>35</text:p>
          </table:table-cell>
          <table:table-cell office:value-type="float" office:value="71" table:style-name="ce23">
            <text:p>71</text:p>
          </table:table-cell>
          <table:table-cell office:value-type="float" office:value="35" table:formula="of:=MIN([.AJ13:.AN13])" table:style-name="ce24">
            <text:p>35</text:p>
          </table:table-cell>
          <table:table-cell office:value-type="float" office:value="76" table:formula="of:=MAX([.AJ13:.AN13])" table:style-name="ce22">
            <text:p>76</text:p>
          </table:table-cell>
          <table:table-cell office:value-type="float" office:value="0.43140727199333068" table:formula="of:=STDEV([.AJ13:.AN13])/[.$C13]" table:style-name="ce22">
            <text:p>0,431407272</text:p>
          </table:table-cell>
          <table:table-cell office:value-type="float" office:value="57.8" table:formula="of:=AVERAGE([.AJ13:.AN13])" table:style-name="ce25">
            <text:p>57,80</text:p>
          </table:table-cell>
          <table:table-cell office:value-type="percentage" office:value="0.19322873658133774" table:formula="of:=([.AR13]-[.$C13])/[.$C13]" table:style-name="ce27">
            <text:p>19%</text:p>
          </table:table-cell>
          <table:table-cell office:value-type="float" office:value="45" table:formula="of:=[without_protection.$B13]" table:style-name="ce11">
            <text:p>45</text:p>
          </table:table-cell>
          <table:table-cell office:value-type="float" office:value="48.44" table:formula="of:=[without_protection.$C13]" table:style-name="ce12">
            <text:p>48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office:value-type="float" office:value="76" table:style-name="ce21">
            <text:p>76</text:p>
          </table:table-cell>
          <table:table-cell office:value-type="float" office:value="39" table:style-name="ce22">
            <text:p>39</text:p>
          </table:table-cell>
          <table:table-cell office:value-type="float" office:value="64" table:style-name="ce22">
            <text:p>64</text:p>
          </table:table-cell>
          <table:table-cell office:value-type="float" office:value="41" table:style-name="ce22">
            <text:p>41</text:p>
          </table:table-cell>
          <table:table-cell office:value-type="float" office:value="77" table:style-name="ce23">
            <text:p>77</text:p>
          </table:table-cell>
          <table:table-cell office:value-type="float" office:value="39" table:formula="of:=MIN([.D14:.H14])" table:style-name="ce24">
            <text:p>39</text:p>
          </table:table-cell>
          <table:table-cell office:value-type="float" office:value="77" table:formula="of:=MAX([.D14:.H14])" table:style-name="ce22">
            <text:p>77</text:p>
          </table:table-cell>
          <table:table-cell office:value-type="float" office:value="0.34519502269991975" table:formula="of:=STDEV([.D14:.H14])/[.$C14]" table:style-name="ce22">
            <text:p>0,345195023</text:p>
          </table:table-cell>
          <table:table-cell office:value-type="float" office:value="59.4" table:formula="of:=AVERAGE([.D14:.H14])" table:style-name="ce25">
            <text:p>59,40</text:p>
          </table:table-cell>
          <table:table-cell office:value-type="percentage" office:value="0.11152694610778445" table:formula="of:=([.L14]-[.$C14])/[.$C14]" table:style-name="ce26">
            <text:p>11%</text:p>
          </table:table-cell>
          <table:table-cell office:value-type="float" office:value="62" table:style-name="ce24">
            <text:p>62</text:p>
          </table:table-cell>
          <table:table-cell office:value-type="float" office:value="62" table:style-name="ce22">
            <text:p>62</text:p>
          </table:table-cell>
          <table:table-cell office:value-type="float" office:value="61" table:style-name="ce22">
            <text:p>61</text:p>
          </table:table-cell>
          <table:table-cell office:value-type="float" office:value="60" table:style-name="ce22">
            <text:p>60</text:p>
          </table:table-cell>
          <table:table-cell office:value-type="float" office:value="60" table:style-name="ce23">
            <text:p>60</text:p>
          </table:table-cell>
          <table:table-cell office:value-type="float" office:value="60" table:formula="of:=MIN([.N14:.R14])" table:style-name="ce24">
            <text:p>60</text:p>
          </table:table-cell>
          <table:table-cell office:value-type="float" office:value="62" table:formula="of:=MAX([.N14:.R14])" table:style-name="ce22">
            <text:p>62</text:p>
          </table:table-cell>
          <table:table-cell office:value-type="float" office:value="1.8712574850299403E-2" table:formula="of:=STDEV([.N14:.R14])/[.$C14]" table:style-name="ce22">
            <text:p>0,018712575</text:p>
          </table:table-cell>
          <table:table-cell office:value-type="float" office:value="61" table:formula="of:=AVERAGE([.N14:.R14])" table:style-name="ce25">
            <text:p>61,00</text:p>
          </table:table-cell>
          <table:table-cell office:value-type="percentage" office:value="0.14146706586826352" table:formula="of:=([.V14]-[.$C14])/[.$C14]" table:style-name="ce27">
            <text:p>14%</text:p>
          </table:table-cell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2">
            <text:p>56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5" table:formula="of:=MIN([.Z14:.AD14])" table:style-name="ce24">
            <text:p>55</text:p>
          </table:table-cell>
          <table:table-cell office:value-type="float" office:value="56" table:formula="of:=MAX([.Z14:.AD14])" table:style-name="ce22">
            <text:p>56</text:p>
          </table:table-cell>
          <table:table-cell office:value-type="float" office:value="1.0249299354512839E-2" table:formula="of:=STDEV([.Z14:.AD14])/[.$C14]" table:style-name="ce22">
            <text:p>0,010249299</text:p>
          </table:table-cell>
          <table:table-cell office:value-type="float" office:value="55.4" table:formula="of:=AVERAGE([.Z14:.AD14])" table:style-name="ce25">
            <text:p>55,40</text:p>
          </table:table-cell>
          <table:table-cell office:value-type="percentage" office:value="3.6676646706586845E-2" table:formula="of:=([.AH14]-[.$C14])/[.$C14]" table:style-name="ce26">
            <text:p>4%</text:p>
          </table:table-cell>
          <table:table-cell office:value-type="float" office:value="61" table:style-name="ce24">
            <text:p>61</text:p>
          </table:table-cell>
          <table:table-cell office:value-type="float" office:value="64" table:style-name="ce22">
            <text:p>64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64" table:style-name="ce23">
            <text:p>64</text:p>
          </table:table-cell>
          <table:table-cell office:value-type="float" office:value="61" table:formula="of:=MIN([.AJ14:.AN14])" table:style-name="ce24">
            <text:p>61</text:p>
          </table:table-cell>
          <table:table-cell office:value-type="float" office:value="66" table:formula="of:=MAX([.AJ14:.AN14])" table:style-name="ce22">
            <text:p>66</text:p>
          </table:table-cell>
          <table:table-cell office:value-type="float" office:value="3.3474071519457929E-2" table:formula="of:=STDEV([.AJ14:.AN14])/[.$C14]" table:style-name="ce22">
            <text:p>0,033474072</text:p>
          </table:table-cell>
          <table:table-cell office:value-type="float" office:value="63.8" table:formula="of:=AVERAGE([.AJ14:.AN14])" table:style-name="ce25">
            <text:p>63,80</text:p>
          </table:table-cell>
          <table:table-cell office:value-type="percentage" office:value="0.19386227544910178" table:formula="of:=([.AR14]-[.$C14])/[.$C14]" table:style-name="ce27">
            <text:p>19%</text:p>
          </table:table-cell>
          <table:table-cell office:value-type="float" office:value="50" table:formula="of:=[without_protection.$B14]" table:style-name="ce11">
            <text:p>50</text:p>
          </table:table-cell>
          <table:table-cell office:value-type="float" office:value="53.44" table:formula="of:=[without_protection.$C14]" table:style-name="ce12">
            <text:p>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2">
            <text:p>59</text:p>
          </table:table-cell>
          <table:table-cell office:value-type="float" office:value="59" table:style-name="ce22">
            <text:p>59</text:p>
          </table:table-cell>
          <table:table-cell office:value-type="float" office:value="57" table:style-name="ce22">
            <text:p>57</text:p>
          </table:table-cell>
          <table:table-cell office:value-type="float" office:value="56" table:style-name="ce23">
            <text:p>56</text:p>
          </table:table-cell>
          <table:table-cell office:value-type="float" office:value="56" table:formula="of:=MIN([.D15:.H15])" table:style-name="ce24">
            <text:p>56</text:p>
          </table:table-cell>
          <table:table-cell office:value-type="float" office:value="59" table:formula="of:=MAX([.D15:.H15])" table:style-name="ce22">
            <text:p>59</text:p>
          </table:table-cell>
          <table:table-cell office:value-type="float" office:value="2.0552340495594731E-2" table:formula="of:=STDEV([.D15:.H15])/[.$C15]" table:style-name="ce22">
            <text:p>0,02055234</text:p>
          </table:table-cell>
          <table:table-cell office:value-type="float" office:value="57.8" table:formula="of:=AVERAGE([.D15:.H15])" table:style-name="ce25">
            <text:p>57,80</text:p>
          </table:table-cell>
          <table:table-cell office:value-type="percentage" office:value="-8.8902900378310223E-2" table:formula="of:=([.L15]-[.$C15])/[.$C15]" table:style-name="ce26">
            <text:p>-9%</text:p>
          </table:table-cell>
          <table:table-cell office:value-type="float" office:value="63" table:style-name="ce24">
            <text:p>63</text:p>
          </table:table-cell>
          <table:table-cell office:value-type="float" office:value="61" table:style-name="ce22">
            <text:p>61</text:p>
          </table:table-cell>
          <table:table-cell office:value-type="float" office:value="58" table:style-name="ce22">
            <text:p>58</text:p>
          </table:table-cell>
          <table:table-cell office:value-type="float" office:value="59" table:style-name="ce22">
            <text:p>59</text:p>
          </table:table-cell>
          <table:table-cell office:value-type="float" office:value="62" table:style-name="ce23">
            <text:p>62</text:p>
          </table:table-cell>
          <table:table-cell office:value-type="float" office:value="58" table:formula="of:=MIN([.N15:.R15])" table:style-name="ce24">
            <text:p>58</text:p>
          </table:table-cell>
          <table:table-cell office:value-type="float" office:value="63" table:formula="of:=MAX([.N15:.R15])" table:style-name="ce22">
            <text:p>63</text:p>
          </table:table-cell>
          <table:table-cell office:value-type="float" office:value="3.2686698224034867E-2" table:formula="of:=STDEV([.N15:.R15])/[.$C15]" table:style-name="ce22">
            <text:p>0,032686698</text:p>
          </table:table-cell>
          <table:table-cell office:value-type="float" office:value="60.6" table:formula="of:=AVERAGE([.N15:.R15])" table:style-name="ce25">
            <text:p>60,60</text:p>
          </table:table-cell>
          <table:table-cell office:value-type="percentage" office:value="-4.4766708701134875E-2" table:formula="of:=([.V15]-[.$C15])/[.$C15]" table:style-name="ce27">
            <text:p>-4%</text:p>
          </table:table-cell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office:value-type="float" office:value="69" table:style-name="ce21">
            <text:p>69</text:p>
          </table:table-cell>
          <table:table-cell office:value-type="float" office:value="67" table:style-name="ce22">
            <text:p>67</text:p>
          </table:table-cell>
          <table:table-cell office:value-type="float" office:value="70" table:style-name="ce22">
            <text:p>70</text:p>
          </table:table-cell>
          <table:table-cell office:value-type="float" office:value="72" table:style-name="ce22">
            <text:p>72</text:p>
          </table:table-cell>
          <table:table-cell office:value-type="float" office:value="69" table:style-name="ce23">
            <text:p>69</text:p>
          </table:table-cell>
          <table:table-cell office:value-type="float" office:value="67" table:formula="of:=MIN([.Z15:.AD15])" table:style-name="ce24">
            <text:p>67</text:p>
          </table:table-cell>
          <table:table-cell office:value-type="float" office:value="72" table:formula="of:=MAX([.Z15:.AD15])" table:style-name="ce22">
            <text:p>72</text:p>
          </table:table-cell>
          <table:table-cell office:value-type="float" office:value="2.8634776362838826E-2" table:formula="of:=STDEV([.Z15:.AD15])/[.$C15]" table:style-name="ce22">
            <text:p>0,028634776</text:p>
          </table:table-cell>
          <table:table-cell office:value-type="float" office:value="69.400000000000006" table:formula="of:=AVERAGE([.Z15:.AD15])" table:style-name="ce25">
            <text:p>69,40</text:p>
          </table:table-cell>
          <table:table-cell office:value-type="percentage" office:value="9.3947036569987513E-2" table:formula="of:=([.AH15]-[.$C15])/[.$C15]" table:style-name="ce26">
            <text:p>9%</text:p>
          </table:table-cell>
          <table:table-cell office:value-type="float" office:value="78" table:style-name="ce24">
            <text:p>78</text:p>
          </table:table-cell>
          <table:table-cell office:value-type="float" office:value="78" table:style-name="ce22">
            <text:p>78</text:p>
          </table:table-cell>
          <table:table-cell office:value-type="float" office:value="81" table:style-name="ce22">
            <text:p>81</text:p>
          </table:table-cell>
          <table:table-cell office:value-type="float" office:value="77" table:style-name="ce22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77" table:formula="of:=MIN([.AJ15:.AN15])" table:style-name="ce24">
            <text:p>77</text:p>
          </table:table-cell>
          <table:table-cell office:value-type="float" office:value="81" table:formula="of:=MAX([.AJ15:.AN15])" table:style-name="ce22">
            <text:p>81</text:p>
          </table:table-cell>
          <table:table-cell office:value-type="float" office:value="2.5901129768529291E-2" table:formula="of:=STDEV([.AJ15:.AN15])/[.$C15]" table:style-name="ce22">
            <text:p>0,02590113</text:p>
          </table:table-cell>
          <table:table-cell office:value-type="float" office:value="78.2" table:formula="of:=AVERAGE([.AJ15:.AN15])" table:style-name="ce25">
            <text:p>78,20</text:p>
          </table:table-cell>
          <table:table-cell office:value-type="percentage" office:value="0.2326607818411098" table:formula="of:=([.AR15]-[.$C15])/[.$C15]" table:style-name="ce27">
            <text:p>23%</text:p>
          </table:table-cell>
          <table:table-cell office:value-type="float" office:value="60" table:formula="of:=[without_protection.$B15]" table:style-name="ce11">
            <text:p>60</text:p>
          </table:table-cell>
          <table:table-cell office:value-type="float" office:value="63.44" table:formula="of:=[without_protection.$C15]" table:style-name="ce12">
            <text:p>6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office:value-type="float" office:value="76" table:style-name="ce21">
            <text:p>76</text:p>
          </table:table-cell>
          <table:table-cell office:value-type="float" office:value="76" table:style-name="ce22">
            <text:p>76</text:p>
          </table:table-cell>
          <table:table-cell office:value-type="float" office:value="72" table:style-name="ce22">
            <text:p>72</text:p>
          </table:table-cell>
          <table:table-cell office:value-type="float" office:value="75" table:style-name="ce22">
            <text:p>75</text:p>
          </table:table-cell>
          <table:table-cell office:value-type="float" office:value="75" table:style-name="ce23">
            <text:p>75</text:p>
          </table:table-cell>
          <table:table-cell office:value-type="float" office:value="72" table:formula="of:=MIN([.D16:.H16])" table:style-name="ce24">
            <text:p>72</text:p>
          </table:table-cell>
          <table:table-cell office:value-type="float" office:value="76" table:formula="of:=MAX([.D16:.H16])" table:style-name="ce22">
            <text:p>76</text:p>
          </table:table-cell>
          <table:table-cell office:value-type="float" office:value="2.2374287479786197E-2" table:formula="of:=STDEV([.D16:.H16])/[.$C16]" table:style-name="ce22">
            <text:p>0,022374287</text:p>
          </table:table-cell>
          <table:table-cell office:value-type="float" office:value="74.8" table:formula="of:=AVERAGE([.D16:.H16])" table:style-name="ce25">
            <text:p>74,80</text:p>
          </table:table-cell>
          <table:table-cell office:value-type="percentage" office:value="1.8518518518518511E-2" table:formula="of:=([.L16]-[.$C16])/[.$C16]" table:style-name="ce26">
            <text:p>2%</text:p>
          </table:table-cell>
          <table:table-cell office:value-type="float" office:value="76" table:style-name="ce24">
            <text:p>76</text:p>
          </table:table-cell>
          <table:table-cell office:value-type="float" office:value="66" table:style-name="ce22">
            <text:p>66</text:p>
          </table:table-cell>
          <table:table-cell office:value-type="float" office:value="75" table:style-name="ce22">
            <text:p>75</text:p>
          </table:table-cell>
          <table:table-cell office:value-type="float" office:value="65" table:style-name="ce22">
            <text:p>65</text:p>
          </table:table-cell>
          <table:table-cell office:value-type="float" office:value="72" table:style-name="ce23">
            <text:p>72</text:p>
          </table:table-cell>
          <table:table-cell office:value-type="float" office:value="65" table:formula="of:=MIN([.N16:.R16])" table:style-name="ce24">
            <text:p>65</text:p>
          </table:table-cell>
          <table:table-cell office:value-type="float" office:value="76" table:formula="of:=MAX([.N16:.R16])" table:style-name="ce22">
            <text:p>76</text:p>
          </table:table-cell>
          <table:table-cell office:value-type="float" office:value="6.9029367405427977E-2" table:formula="of:=STDEV([.N16:.R16])/[.$C16]" table:style-name="ce22">
            <text:p>0,069029367</text:p>
          </table:table-cell>
          <table:table-cell office:value-type="float" office:value="70.8" table:formula="of:=AVERAGE([.N16:.R16])" table:style-name="ce25">
            <text:p>70,80</text:p>
          </table:table-cell>
          <table:table-cell office:value-type="percentage" office:value="-3.5947712418300665E-2" table:formula="of:=([.V16]-[.$C16])/[.$C16]" table:style-name="ce27">
            <text:p>-4%</text:p>
          </table:table-cell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office:value-type="float" office:value="79" table:style-name="ce21">
            <text:p>79</text:p>
          </table:table-cell>
          <table:table-cell office:value-type="float" office:value="83" table:style-name="ce22">
            <text:p>83</text:p>
          </table:table-cell>
          <table:table-cell office:value-type="float" office:value="72" table:style-name="ce22">
            <text:p>72</text:p>
          </table:table-cell>
          <table:table-cell office:value-type="float" office:value="77" table:style-name="ce22">
            <text:p>77</text:p>
          </table:table-cell>
          <table:table-cell office:value-type="float" office:value="77" table:style-name="ce23">
            <text:p>77</text:p>
          </table:table-cell>
          <table:table-cell office:value-type="float" office:value="72" table:formula="of:=MIN([.Z16:.AD16])" table:style-name="ce24">
            <text:p>72</text:p>
          </table:table-cell>
          <table:table-cell office:value-type="float" office:value="83" table:formula="of:=MAX([.Z16:.AD16])" table:style-name="ce22">
            <text:p>83</text:p>
          </table:table-cell>
          <table:table-cell office:value-type="float" office:value="5.412474649877938E-2" table:formula="of:=STDEV([.Z16:.AD16])/[.$C16]" table:style-name="ce22">
            <text:p>0,054124746</text:p>
          </table:table-cell>
          <table:table-cell office:value-type="float" office:value="77.599999999999994" table:formula="of:=AVERAGE([.Z16:.AD16])" table:style-name="ce25">
            <text:p>77,60</text:p>
          </table:table-cell>
          <table:table-cell office:value-type="percentage" office:value="5.6644880174291895E-2" table:formula="of:=([.AH16]-[.$C16])/[.$C16]" table:style-name="ce26">
            <text:p>6%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2">
            <text:p>82</text:p>
          </table:table-cell>
          <table:table-cell office:value-type="float" office:value="84" table:style-name="ce22">
            <text:p>84</text:p>
          </table:table-cell>
          <table:table-cell office:value-type="float" office:value="85" table:style-name="ce22">
            <text:p>85</text:p>
          </table:table-cell>
          <table:table-cell office:value-type="float" office:value="82" table:style-name="ce23">
            <text:p>82</text:p>
          </table:table-cell>
          <table:table-cell office:value-type="float" office:value="81" table:formula="of:=MIN([.AJ16:.AN16])" table:style-name="ce24">
            <text:p>81</text:p>
          </table:table-cell>
          <table:table-cell office:value-type="float" office:value="85" table:formula="of:=MAX([.AJ16:.AN16])" table:style-name="ce22">
            <text:p>85</text:p>
          </table:table-cell>
          <table:table-cell office:value-type="float" office:value="2.2374287479786197E-2" table:formula="of:=STDEV([.AJ16:.AN16])/[.$C16]" table:style-name="ce22">
            <text:p>0,022374287</text:p>
          </table:table-cell>
          <table:table-cell office:value-type="float" office:value="82.8" table:formula="of:=AVERAGE([.AJ16:.AN16])" table:style-name="ce25">
            <text:p>82,80</text:p>
          </table:table-cell>
          <table:table-cell office:value-type="percentage" office:value="0.12745098039215685" table:formula="of:=([.AR16]-[.$C16])/[.$C16]" table:style-name="ce27">
            <text:p>13%</text:p>
          </table:table-cell>
          <table:table-cell office:value-type="float" office:value="70" table:formula="of:=[without_protection.$B16]" table:style-name="ce11">
            <text:p>70</text:p>
          </table:table-cell>
          <table:table-cell office:value-type="float" office:value="73.44" table:formula="of:=[without_protection.$C16]" table:style-name="ce12">
            <text:p>7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2">
            <text:p>83</text:p>
          </table:table-cell>
          <table:table-cell office:value-type="float" office:value="82" table:style-name="ce22">
            <text:p>82</text:p>
          </table:table-cell>
          <table:table-cell office:value-type="float" office:value="79" table:style-name="ce22">
            <text:p>79</text:p>
          </table:table-cell>
          <table:table-cell office:value-type="float" office:value="82" table:style-name="ce23">
            <text:p>82</text:p>
          </table:table-cell>
          <table:table-cell office:value-type="float" office:value="79" table:formula="of:=MIN([.D17:.H17])" table:style-name="ce24">
            <text:p>79</text:p>
          </table:table-cell>
          <table:table-cell office:value-type="float" office:value="83" table:formula="of:=MAX([.D17:.H17])" table:style-name="ce22">
            <text:p>83</text:p>
          </table:table-cell>
          <table:table-cell office:value-type="float" office:value="1.8175636251322028E-2" table:formula="of:=STDEV([.D17:.H17])/[.$C17]" table:style-name="ce22">
            <text:p>0,018175636</text:p>
          </table:table-cell>
          <table:table-cell office:value-type="float" office:value="81.599999999999994" table:formula="of:=AVERAGE([.D17:.H17])" table:style-name="ce25">
            <text:p>81,60</text:p>
          </table:table-cell>
          <table:table-cell office:value-type="percentage" office:value="-2.205177372962612E-2" table:formula="of:=([.L17]-[.$C17])/[.$C17]" table:style-name="ce26">
            <text:p>-2%</text:p>
          </table:table-cell>
          <table:table-cell office:value-type="float" office:value="80" table:style-name="ce24">
            <text:p>80</text:p>
          </table:table-cell>
          <table:table-cell office:value-type="float" office:value="77" table:style-name="ce22">
            <text:p>77</text:p>
          </table:table-cell>
          <table:table-cell office:value-type="float" office:value="81" table:style-name="ce22">
            <text:p>81</text:p>
          </table:table-cell>
          <table:table-cell office:value-type="float" office:value="80" table:style-name="ce22">
            <text:p>80</text:p>
          </table:table-cell>
          <table:table-cell office:value-type="float" office:value="75" table:style-name="ce23">
            <text:p>75</text:p>
          </table:table-cell>
          <table:table-cell office:value-type="float" office:value="75" table:formula="of:=MIN([.N17:.R17])" table:style-name="ce24">
            <text:p>75</text:p>
          </table:table-cell>
          <table:table-cell office:value-type="float" office:value="81" table:formula="of:=MAX([.N17:.R17])" table:style-name="ce22">
            <text:p>81</text:p>
          </table:table-cell>
          <table:table-cell office:value-type="float" office:value="3.0081256946335413E-2" table:formula="of:=STDEV([.N17:.R17])/[.$C17]" table:style-name="ce22">
            <text:p>0,030081257</text:p>
          </table:table-cell>
          <table:table-cell office:value-type="float" office:value="78.599999999999994" table:formula="of:=AVERAGE([.N17:.R17])" table:style-name="ce25">
            <text:p>78,60</text:p>
          </table:table-cell>
          <table:table-cell office:value-type="percentage" office:value="-5.8005752636625163E-2" table:formula="of:=([.V17]-[.$C17])/[.$C17]" table:style-name="ce27">
            <text:p>-6%</text:p>
          </table:table-cell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office:value-type="float" office:value="66" table:style-name="ce21">
            <text:p>66</text:p>
          </table:table-cell>
          <table:table-cell office:value-type="float" office:value="78" table:style-name="ce22">
            <text:p>78</text:p>
          </table:table-cell>
          <table:table-cell office:value-type="float" office:value="85" table:style-name="ce22">
            <text:p>85</text:p>
          </table:table-cell>
          <table:table-cell office:value-type="float" office:value="83" table:style-name="ce22">
            <text:p>83</text:p>
          </table:table-cell>
          <table:table-cell office:value-type="float" office:value="76" table:style-name="ce23">
            <text:p>76</text:p>
          </table:table-cell>
          <table:table-cell office:value-type="float" office:value="66" table:formula="of:=MIN([.Z17:.AD17])" table:style-name="ce24">
            <text:p>66</text:p>
          </table:table-cell>
          <table:table-cell office:value-type="float" office:value="85" table:formula="of:=MAX([.Z17:.AD17])" table:style-name="ce22">
            <text:p>85</text:p>
          </table:table-cell>
          <table:table-cell office:value-type="float" office:value="8.9122686685418048E-2" table:formula="of:=STDEV([.Z17:.AD17])/[.$C17]" table:style-name="ce22">
            <text:p>0,089122687</text:p>
          </table:table-cell>
          <table:table-cell office:value-type="float" office:value="77.599999999999994" table:formula="of:=AVERAGE([.Z17:.AD17])" table:style-name="ce25">
            <text:p>77,60</text:p>
          </table:table-cell>
          <table:table-cell office:value-type="percentage" office:value="-6.9990412272291511E-2" table:formula="of:=([.AH17]-[.$C17])/[.$C17]" table:style-name="ce26">
            <text:p>-7%</text:p>
          </table:table-cell>
          <table:table-cell office:value-type="float" office:value="99" table:style-name="ce24">
            <text:p>99</text:p>
          </table:table-cell>
          <table:table-cell office:value-type="float" office:value="96" table:style-name="ce22">
            <text:p>96</text:p>
          </table:table-cell>
          <table:table-cell office:value-type="float" office:value="97" table:style-name="ce22">
            <text:p>97</text:p>
          </table:table-cell>
          <table:table-cell office:value-type="float" office:value="98" table:style-name="ce22">
            <text:p>98</text:p>
          </table:table-cell>
          <table:table-cell office:value-type="float" office:value="98" table:style-name="ce23">
            <text:p>98</text:p>
          </table:table-cell>
          <table:table-cell office:value-type="float" office:value="96" table:formula="of:=MIN([.AJ17:.AN17])" table:style-name="ce24">
            <text:p>96</text:p>
          </table:table-cell>
          <table:table-cell office:value-type="float" office:value="99" table:formula="of:=MAX([.AJ17:.AN17])" table:style-name="ce22">
            <text:p>99</text:p>
          </table:table-cell>
          <table:table-cell office:value-type="float" office:value="1.3664614394764359E-2" table:formula="of:=STDEV([.AJ17:.AN17])/[.$C17]" table:style-name="ce22">
            <text:p>0,013664614</text:p>
          </table:table-cell>
          <table:table-cell office:value-type="float" office:value="97.6" table:formula="of:=AVERAGE([.AJ17:.AN17])" table:style-name="ce25">
            <text:p>97,60</text:p>
          </table:table-cell>
          <table:table-cell office:value-type="percentage" office:value="0.16970278044103543" table:formula="of:=([.AR17]-[.$C17])/[.$C17]" table:style-name="ce27">
            <text:p>17%</text:p>
          </table:table-cell>
          <table:table-cell office:value-type="float" office:value="80" table:formula="of:=[without_protection.$B17]" table:style-name="ce11">
            <text:p>80</text:p>
          </table:table-cell>
          <table:table-cell office:value-type="float" office:value="83.44" table:formula="of:=[without_protection.$C17]" table:style-name="ce12">
            <text:p>8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office:value-type="float" office:value="91" table:style-name="ce21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2">
            <text:p>91</text:p>
          </table:table-cell>
          <table:table-cell office:value-type="float" office:value="91" table:style-name="ce23">
            <text:p>91</text:p>
          </table:table-cell>
          <table:table-cell office:value-type="float" office:value="91" table:formula="of:=MIN([.D18:.H18])" table:style-name="ce24">
            <text:p>91</text:p>
          </table:table-cell>
          <table:table-cell office:value-type="float" office:value="91" table:formula="of:=MAX([.D18:.H18])" table:style-name="ce22">
            <text:p>91</text:p>
          </table:table-cell>
          <table:table-cell office:value-type="float" office:value="0" table:formula="of:=STDEV([.D18:.H18])/[.$C18]" table:style-name="ce22">
            <text:p>0</text:p>
          </table:table-cell>
          <table:table-cell office:value-type="float" office:value="91" table:formula="of:=AVERAGE([.D18:.H18])" table:style-name="ce25">
            <text:p>91,00</text:p>
          </table:table-cell>
          <table:table-cell office:value-type="percentage" office:value="-2.6113013698630113E-2" table:formula="of:=([.L18]-[.$C18])/[.$C18]" table:style-name="ce26">
            <text:p>-3%</text:p>
          </table:table-cell>
          <table:table-cell office:value-type="float" office:value="87" table:style-name="ce24">
            <text:p>87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2">
            <text:p>85</text:p>
          </table:table-cell>
          <table:table-cell office:value-type="float" office:value="85" table:style-name="ce23">
            <text:p>85</text:p>
          </table:table-cell>
          <table:table-cell office:value-type="float" office:value="85" table:formula="of:=MIN([.N18:.R18])" table:style-name="ce24">
            <text:p>85</text:p>
          </table:table-cell>
          <table:table-cell office:value-type="float" office:value="87" table:formula="of:=MAX([.N18:.R18])" table:style-name="ce22">
            <text:p>87</text:p>
          </table:table-cell>
          <table:table-cell office:value-type="float" office:value="9.5722088077901963E-3" table:formula="of:=STDEV([.N18:.R18])/[.$C18]" table:style-name="ce22">
            <text:p>0,009572209</text:p>
          </table:table-cell>
          <table:table-cell office:value-type="float" office:value="85.4" table:formula="of:=AVERAGE([.N18:.R18])" table:style-name="ce25">
            <text:p>85,40</text:p>
          </table:table-cell>
          <table:table-cell office:value-type="percentage" office:value="-8.6044520547945119E-2" table:formula="of:=([.V18]-[.$C18])/[.$C18]" table:style-name="ce27">
            <text:p>-9%</text:p>
          </table:table-cell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office:value-type="float" office:value="99" table:style-name="ce21">
            <text:p>99</text:p>
          </table:table-cell>
          <table:table-cell office:value-type="float" office:value="81" table:style-name="ce22">
            <text:p>81</text:p>
          </table:table-cell>
          <table:table-cell office:value-type="float" office:value="84" table:style-name="ce22">
            <text:p>84</text:p>
          </table:table-cell>
          <table:table-cell office:value-type="float" office:value="85" table:style-name="ce22">
            <text:p>85</text:p>
          </table:table-cell>
          <table:table-cell office:value-type="float" office:value="94" table:style-name="ce23">
            <text:p>94</text:p>
          </table:table-cell>
          <table:table-cell office:value-type="float" office:value="81" table:formula="of:=MIN([.Z18:.AD18])" table:style-name="ce24">
            <text:p>81</text:p>
          </table:table-cell>
          <table:table-cell office:value-type="float" office:value="99" table:formula="of:=MAX([.Z18:.AD18])" table:style-name="ce22">
            <text:p>99</text:p>
          </table:table-cell>
          <table:table-cell office:value-type="float" office:value="8.101109104355976E-2" table:formula="of:=STDEV([.Z18:.AD18])/[.$C18]" table:style-name="ce22">
            <text:p>0,081011091</text:p>
          </table:table-cell>
          <table:table-cell office:value-type="float" office:value="88.6" table:formula="of:=AVERAGE([.Z18:.AD18])" table:style-name="ce25">
            <text:p>88,60</text:p>
          </table:table-cell>
          <table:table-cell office:value-type="percentage" office:value="-5.1797945205479493E-2" table:formula="of:=([.AH18]-[.$C18])/[.$C18]" table:style-name="ce26">
            <text:p>-5%</text:p>
          </table:table-cell>
          <table:table-cell office:value-type="float" office:value="104" table:style-name="ce24">
            <text:p>104</text:p>
          </table:table-cell>
          <table:table-cell office:value-type="float" office:value="105" table:style-name="ce22">
            <text:p>105</text:p>
          </table:table-cell>
          <table:table-cell office:value-type="float" office:value="105" table:style-name="ce22">
            <text:p>105</text:p>
          </table:table-cell>
          <table:table-cell office:value-type="float" office:value="105" table:style-name="ce22">
            <text:p>105</text:p>
          </table:table-cell>
          <table:table-cell office:value-type="float" office:value="102" table:style-name="ce23">
            <text:p>102</text:p>
          </table:table-cell>
          <table:table-cell office:value-type="float" office:value="102" table:formula="of:=MIN([.AJ18:.AN18])" table:style-name="ce24">
            <text:p>102</text:p>
          </table:table-cell>
          <table:table-cell office:value-type="float" office:value="105" table:formula="of:=MAX([.AJ18:.AN18])" table:style-name="ce22">
            <text:p>105</text:p>
          </table:table-cell>
          <table:table-cell office:value-type="float" office:value="1.395377227140978E-2" table:formula="of:=STDEV([.AJ18:.AN18])/[.$C18]" table:style-name="ce22">
            <text:p>0,013953772</text:p>
          </table:table-cell>
          <table:table-cell office:value-type="float" office:value="104.2" table:formula="of:=AVERAGE([.AJ18:.AN18])" table:style-name="ce25">
            <text:p>104,20</text:p>
          </table:table-cell>
          <table:table-cell office:value-type="percentage" office:value="0.11515410958904115" table:formula="of:=([.AR18]-[.$C18])/[.$C18]" table:style-name="ce27">
            <text:p>12%</text:p>
          </table:table-cell>
          <table:table-cell office:value-type="float" office:value="90" table:formula="of:=[without_protection.$B18]" table:style-name="ce11">
            <text:p>90</text:p>
          </table:table-cell>
          <table:table-cell office:value-type="float" office:value="93.44" table:formula="of:=[without_protection.$C18]" table:style-name="ce12">
            <text:p>9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office:value-type="float" office:value="106" table:style-name="ce21">
            <text:p>106</text:p>
          </table:table-cell>
          <table:table-cell office:value-type="float" office:value="107" table:style-name="ce22">
            <text:p>107</text:p>
          </table:table-cell>
          <table:table-cell office:value-type="float" office:value="106" table:style-name="ce22">
            <text:p>106</text:p>
          </table:table-cell>
          <table:table-cell office:value-type="float" office:value="107" table:style-name="ce22">
            <text:p>107</text:p>
          </table:table-cell>
          <table:table-cell office:value-type="float" office:value="105" table:style-name="ce23">
            <text:p>105</text:p>
          </table:table-cell>
          <table:table-cell office:value-type="float" office:value="105" table:formula="of:=MIN([.D19:.H19])" table:style-name="ce24">
            <text:p>105</text:p>
          </table:table-cell>
          <table:table-cell office:value-type="float" office:value="107" table:formula="of:=MAX([.D19:.H19])" table:style-name="ce22">
            <text:p>107</text:p>
          </table:table-cell>
          <table:table-cell office:value-type="float" office:value="8.0883606586820925E-3" table:formula="of:=STDEV([.D19:.H19])/[.$C19]" table:style-name="ce22">
            <text:p>0,008088361</text:p>
          </table:table-cell>
          <table:table-cell office:value-type="float" office:value="106.2" table:formula="of:=AVERAGE([.D19:.H19])" table:style-name="ce25">
            <text:p>106,20</text:p>
          </table:table-cell>
          <table:table-cell office:value-type="percentage" office:value="2.6682134570765712E-2" table:formula="of:=([.L19]-[.$C19])/[.$C19]" table:style-name="ce26">
            <text:p>3%</text:p>
          </table:table-cell>
          <table:table-cell office:value-type="float" office:value="94" table:style-name="ce24">
            <text:p>94</text:p>
          </table:table-cell>
          <table:table-cell office:value-type="float" office:value="102" table:style-name="ce22">
            <text:p>102</text:p>
          </table:table-cell>
          <table:table-cell office:value-type="float" office:value="93" table:style-name="ce22">
            <text:p>93</text:p>
          </table:table-cell>
          <table:table-cell office:value-type="float" office:value="101" table:style-name="ce22">
            <text:p>101</text:p>
          </table:table-cell>
          <table:table-cell office:value-type="float" office:value="95" table:style-name="ce23">
            <text:p>95</text:p>
          </table:table-cell>
          <table:table-cell office:value-type="float" office:value="93" table:formula="of:=MIN([.N19:.R19])" table:style-name="ce24">
            <text:p>93</text:p>
          </table:table-cell>
          <table:table-cell office:value-type="float" office:value="102" table:formula="of:=MAX([.N19:.R19])" table:style-name="ce22">
            <text:p>102</text:p>
          </table:table-cell>
          <table:table-cell office:value-type="float" office:value="4.0441803293410461E-2" table:formula="of:=STDEV([.N19:.R19])/[.$C19]" table:style-name="ce22">
            <text:p>0,040441803</text:p>
          </table:table-cell>
          <table:table-cell office:value-type="float" office:value="97" table:formula="of:=AVERAGE([.N19:.R19])" table:style-name="ce25">
            <text:p>97,00</text:p>
          </table:table-cell>
          <table:table-cell office:value-type="percentage" office:value="-6.2258313998453191E-2" table:formula="of:=([.V19]-[.$C19])/[.$C19]" table:style-name="ce27">
            <text:p>-6%</text:p>
          </table:table-cell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office:value-type="float" office:value="129" table:style-name="ce21">
            <text:p>129</text:p>
          </table:table-cell>
          <table:table-cell office:value-type="float" office:value="121" table:style-name="ce22">
            <text:p>121</text:p>
          </table:table-cell>
          <table:table-cell office:value-type="float" office:value="89" table:style-name="ce22">
            <text:p>89</text:p>
          </table:table-cell>
          <table:table-cell office:value-type="float" office:value="98" table:style-name="ce22">
            <text:p>98</text:p>
          </table:table-cell>
          <table:table-cell office:value-type="float" office:value="82" table:style-name="ce23">
            <text:p>82</text:p>
          </table:table-cell>
          <table:table-cell office:value-type="float" office:value="82" table:formula="of:=MIN([.Z19:.AD19])" table:style-name="ce24">
            <text:p>82</text:p>
          </table:table-cell>
          <table:table-cell office:value-type="float" office:value="129" table:formula="of:=MAX([.Z19:.AD19])" table:style-name="ce22">
            <text:p>129</text:p>
          </table:table-cell>
          <table:table-cell office:value-type="float" office:value="0.19686953060592038" table:formula="of:=STDEV([.Z19:.AD19])/[.$C19]" table:style-name="ce22">
            <text:p>0,196869531</text:p>
          </table:table-cell>
          <table:table-cell office:value-type="float" office:value="103.8" table:formula="of:=AVERAGE([.Z19:.AD19])" table:style-name="ce25">
            <text:p>103,80</text:p>
          </table:table-cell>
          <table:table-cell office:value-type="percentage" office:value="3.4802784222737766E-3" table:formula="of:=([.AH19]-[.$C19])/[.$C19]" table:style-name="ce26">
            <text:p>0%</text:p>
          </table:table-cell>
          <table:table-cell office:value-type="float" office:value="120" table:style-name="ce24">
            <text:p>120</text:p>
          </table:table-cell>
          <table:table-cell office:value-type="float" office:value="118" table:style-name="ce22">
            <text:p>118</text:p>
          </table:table-cell>
          <table:table-cell office:value-type="float" office:value="120" table:style-name="ce22">
            <text:p>120</text:p>
          </table:table-cell>
          <table:table-cell office:value-type="float" office:value="120" table:style-name="ce22">
            <text:p>120</text:p>
          </table:table-cell>
          <table:table-cell office:value-type="float" office:value="116" table:style-name="ce23">
            <text:p>116</text:p>
          </table:table-cell>
          <table:table-cell office:value-type="float" office:value="116" table:formula="of:=MIN([.AJ19:.AN19])" table:style-name="ce24">
            <text:p>116</text:p>
          </table:table-cell>
          <table:table-cell office:value-type="float" office:value="120" table:formula="of:=MAX([.AJ19:.AN19])" table:style-name="ce22">
            <text:p>120</text:p>
          </table:table-cell>
          <table:table-cell office:value-type="float" office:value="1.7293642517399767E-2" table:formula="of:=STDEV([.AJ19:.AN19])/[.$C19]" table:style-name="ce22">
            <text:p>0,017293643</text:p>
          </table:table-cell>
          <table:table-cell office:value-type="float" office:value="118.8" table:formula="of:=AVERAGE([.AJ19:.AN19])" table:style-name="ce25">
            <text:p>118,80</text:p>
          </table:table-cell>
          <table:table-cell office:value-type="percentage" office:value="0.14849187935034802" table:formula="of:=([.AR19]-[.$C19])/[.$C19]" table:style-name="ce27">
            <text:p>15%</text:p>
          </table:table-cell>
          <table:table-cell office:value-type="float" office:value="100" table:formula="of:=[without_protection.$B19]" table:style-name="ce11">
            <text:p>100</text:p>
          </table:table-cell>
          <table:table-cell office:value-type="float" office:value="103.44" table:formula="of:=[without_protection.$C19]" table:style-name="ce12">
            <text:p>1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office:value-type="float" office:value="146" table:style-name="ce21">
            <text:p>146</text:p>
          </table:table-cell>
          <table:table-cell office:value-type="float" office:value="145" table:style-name="ce22">
            <text:p>145</text:p>
          </table:table-cell>
          <table:table-cell office:value-type="float" office:value="143" table:style-name="ce22">
            <text:p>143</text:p>
          </table:table-cell>
          <table:table-cell office:value-type="float" office:value="145" table:style-name="ce22">
            <text:p>145</text:p>
          </table:table-cell>
          <table:table-cell office:value-type="float" office:value="143" table:style-name="ce23">
            <text:p>143</text:p>
          </table:table-cell>
          <table:table-cell office:value-type="float" office:value="143" table:formula="of:=MIN([.D20:.H20])" table:style-name="ce24">
            <text:p>143</text:p>
          </table:table-cell>
          <table:table-cell office:value-type="float" office:value="146" table:formula="of:=MAX([.D20:.H20])" table:style-name="ce22">
            <text:p>146</text:p>
          </table:table-cell>
          <table:table-cell office:value-type="float" office:value="8.7437486085758208E-3" table:formula="of:=STDEV([.D20:.H20])/[.$C20]" table:style-name="ce22">
            <text:p>0,008743749</text:p>
          </table:table-cell>
          <table:table-cell office:value-type="float" office:value="144.4" table:formula="of:=AVERAGE([.D20:.H20])" table:style-name="ce25">
            <text:p>144,40</text:p>
          </table:table-cell>
          <table:table-cell office:value-type="percentage" office:value="-5.8915537017726748E-2" table:formula="of:=([.L20]-[.$C20])/[.$C20]" table:style-name="ce26">
            <text:p>-6%</text:p>
          </table:table-cell>
          <table:table-cell office:value-type="float" office:value="141" table:style-name="ce24">
            <text:p>141</text:p>
          </table:table-cell>
          <table:table-cell office:value-type="float" office:value="141" table:style-name="ce22">
            <text:p>141</text:p>
          </table:table-cell>
          <table:table-cell office:value-type="float" office:value="149" table:style-name="ce22">
            <text:p>149</text:p>
          </table:table-cell>
          <table:table-cell office:value-type="float" office:value="148" table:style-name="ce22">
            <text:p>148</text:p>
          </table:table-cell>
          <table:table-cell office:value-type="float" office:value="152" table:style-name="ce23">
            <text:p>152</text:p>
          </table:table-cell>
          <table:table-cell office:value-type="float" office:value="141" table:formula="of:=MIN([.N20:.R20])" table:style-name="ce24">
            <text:p>141</text:p>
          </table:table-cell>
          <table:table-cell office:value-type="float" office:value="152" table:formula="of:=MAX([.N20:.R20])" table:style-name="ce22">
            <text:p>152</text:p>
          </table:table-cell>
          <table:table-cell office:value-type="float" office:value="3.2389920854507759E-2" table:formula="of:=STDEV([.N20:.R20])/[.$C20]" table:style-name="ce22">
            <text:p>0,032389921</text:p>
          </table:table-cell>
          <table:table-cell office:value-type="float" office:value="146.19999999999999" table:formula="of:=AVERAGE([.N20:.R20])" table:style-name="ce25">
            <text:p>146,20</text:p>
          </table:table-cell>
          <table:table-cell office:value-type="percentage" office:value="-4.7184567257560019E-2" table:formula="of:=([.V20]-[.$C20])/[.$C20]" table:style-name="ce27">
            <text:p>-5%</text:p>
          </table:table-cell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office:value-type="float" office:value="174" table:style-name="ce21">
            <text:p>174</text:p>
          </table:table-cell>
          <table:table-cell office:value-type="float" office:value="214" table:style-name="ce22">
            <text:p>214</text:p>
          </table:table-cell>
          <table:table-cell office:value-type="float" office:value="187" table:style-name="ce22">
            <text:p>187</text:p>
          </table:table-cell>
          <table:table-cell office:value-type="float" office:value="136" table:style-name="ce22">
            <text:p>136</text:p>
          </table:table-cell>
          <table:table-cell office:value-type="float" office:value="162" table:style-name="ce23">
            <text:p>162</text:p>
          </table:table-cell>
          <table:table-cell office:value-type="float" office:value="136" table:formula="of:=MIN([.Z20:.AD20])" table:style-name="ce24">
            <text:p>136</text:p>
          </table:table-cell>
          <table:table-cell office:value-type="float" office:value="214" table:formula="of:=MAX([.Z20:.AD20])" table:style-name="ce22">
            <text:p>214</text:p>
          </table:table-cell>
          <table:table-cell office:value-type="float" office:value="0.18875159102420008" table:formula="of:=STDEV([.Z20:.AD20])/[.$C20]" table:style-name="ce22">
            <text:p>0,188751591</text:p>
          </table:table-cell>
          <table:table-cell office:value-type="float" office:value="174.6" table:formula="of:=AVERAGE([.Z20:.AD20])" table:style-name="ce25">
            <text:p>174,60</text:p>
          </table:table-cell>
          <table:table-cell office:value-type="percentage" office:value="0.13790406673618349" table:formula="of:=([.AH20]-[.$C20])/[.$C20]" table:style-name="ce26">
            <text:p>14%</text:p>
          </table:table-cell>
          <table:table-cell office:value-type="float" office:value="150" table:style-name="ce24">
            <text:p>150</text:p>
          </table:table-cell>
          <table:table-cell office:value-type="float" office:value="153" table:style-name="ce22">
            <text:p>153</text:p>
          </table:table-cell>
          <table:table-cell office:value-type="float" office:value="151" table:style-name="ce22">
            <text:p>151</text:p>
          </table:table-cell>
          <table:table-cell office:value-type="float" office:value="151" table:style-name="ce22">
            <text:p>151</text:p>
          </table:table-cell>
          <table:table-cell office:value-type="float" office:value="152" table:style-name="ce23">
            <text:p>152</text:p>
          </table:table-cell>
          <table:table-cell office:value-type="float" office:value="150" table:formula="of:=MIN([.AJ20:.AN20])" table:style-name="ce24">
            <text:p>150</text:p>
          </table:table-cell>
          <table:table-cell office:value-type="float" office:value="153" table:formula="of:=MAX([.AJ20:.AN20])" table:style-name="ce22">
            <text:p>153</text:p>
          </table:table-cell>
          <table:table-cell office:value-type="float" office:value="7.4307574628463121E-3" table:formula="of:=STDEV([.AJ20:.AN20])/[.$C20]" table:style-name="ce22">
            <text:p>0,007430757</text:p>
          </table:table-cell>
          <table:table-cell office:value-type="float" office:value="151.4" table:formula="of:=AVERAGE([.AJ20:.AN20])" table:style-name="ce25">
            <text:p>151,40</text:p>
          </table:table-cell>
          <table:table-cell office:value-type="percentage" office:value="-1.3295099061522368E-2" table:formula="of:=([.AR20]-[.$C20])/[.$C20]" table:style-name="ce27">
            <text:p>-1%</text:p>
          </table:table-cell>
          <table:table-cell office:value-type="float" office:value="150" table:formula="of:=[without_protection.$B20]" table:style-name="ce11">
            <text:p>150</text:p>
          </table:table-cell>
          <table:table-cell office:value-type="float" office:value="153.44" table:formula="of:=[without_protection.$C20]" table:style-name="ce12">
            <text:p>1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office:value-type="float" office:value="174" table:style-name="ce21">
            <text:p>174</text:p>
          </table:table-cell>
          <table:table-cell office:value-type="float" office:value="174" table:style-name="ce22">
            <text:p>174</text:p>
          </table:table-cell>
          <table:table-cell office:value-type="float" office:value="178" table:style-name="ce22">
            <text:p>178</text:p>
          </table:table-cell>
          <table:table-cell office:value-type="float" office:value="179" table:style-name="ce22">
            <text:p>179</text:p>
          </table:table-cell>
          <table:table-cell office:value-type="float" office:value="177" table:style-name="ce23">
            <text:p>177</text:p>
          </table:table-cell>
          <table:table-cell office:value-type="float" office:value="174" table:formula="of:=MIN([.D21:.H21])" table:style-name="ce24">
            <text:p>174</text:p>
          </table:table-cell>
          <table:table-cell office:value-type="float" office:value="179" table:formula="of:=MAX([.D21:.H21])" table:style-name="ce22">
            <text:p>179</text:p>
          </table:table-cell>
          <table:table-cell office:value-type="float" office:value="1.1316225357079568E-2" table:formula="of:=STDEV([.D21:.H21])/[.$C21]" table:style-name="ce22">
            <text:p>0,011316225</text:p>
          </table:table-cell>
          <table:table-cell office:value-type="float" office:value="176.4" table:formula="of:=AVERAGE([.D21:.H21])" table:style-name="ce25">
            <text:p>176,40</text:p>
          </table:table-cell>
          <table:table-cell office:value-type="percentage" office:value="-0.13291388124262679" table:formula="of:=([.L21]-[.$C21])/[.$C21]" table:style-name="ce26">
            <text:p>-13%</text:p>
          </table:table-cell>
          <table:table-cell office:value-type="float" office:value="181" table:style-name="ce24">
            <text:p>181</text:p>
          </table:table-cell>
          <table:table-cell office:value-type="float" office:value="178" table:style-name="ce22">
            <text:p>178</text:p>
          </table:table-cell>
          <table:table-cell office:value-type="float" office:value="179" table:style-name="ce22">
            <text:p>179</text:p>
          </table:table-cell>
          <table:table-cell office:value-type="float" office:value="179" table:style-name="ce22">
            <text:p>179</text:p>
          </table:table-cell>
          <table:table-cell office:value-type="float" office:value="183" table:style-name="ce23">
            <text:p>183</text:p>
          </table:table-cell>
          <table:table-cell office:value-type="float" office:value="178" table:formula="of:=MIN([.N21:.R21])" table:style-name="ce24">
            <text:p>178</text:p>
          </table:table-cell>
          <table:table-cell office:value-type="float" office:value="183" table:formula="of:=MAX([.N21:.R21])" table:style-name="ce22">
            <text:p>183</text:p>
          </table:table-cell>
          <table:table-cell office:value-type="float" office:value="9.8309083759339361E-3" table:formula="of:=STDEV([.N21:.R21])/[.$C21]" table:style-name="ce22">
            <text:p>0,009830908</text:p>
          </table:table-cell>
          <table:table-cell office:value-type="float" office:value="180" table:formula="of:=AVERAGE([.N21:.R21])" table:style-name="ce25">
            <text:p>180,00</text:p>
          </table:table-cell>
          <table:table-cell office:value-type="percentage" office:value="-0.11521824616594573" table:formula="of:=([.V21]-[.$C21])/[.$C21]" table:style-name="ce27">
            <text:p>-12%</text:p>
          </table:table-cell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office:value-type="float" office:value="209" table:style-name="ce21">
            <text:p>209</text:p>
          </table:table-cell>
          <table:table-cell office:value-type="float" office:value="155" table:style-name="ce22">
            <text:p>155</text:p>
          </table:table-cell>
          <table:table-cell office:value-type="float" office:value="177" table:style-name="ce22">
            <text:p>177</text:p>
          </table:table-cell>
          <table:table-cell office:value-type="float" office:value="179" table:style-name="ce22">
            <text:p>179</text:p>
          </table:table-cell>
          <table:table-cell office:value-type="float" office:value="171" table:style-name="ce23">
            <text:p>171</text:p>
          </table:table-cell>
          <table:table-cell office:value-type="float" office:value="155" table:formula="of:=MIN([.Z21:.AD21])" table:style-name="ce24">
            <text:p>155</text:p>
          </table:table-cell>
          <table:table-cell office:value-type="float" office:value="209" table:formula="of:=MAX([.Z21:.AD21])" table:style-name="ce22">
            <text:p>209</text:p>
          </table:table-cell>
          <table:table-cell office:value-type="float" office:value="9.6473223950822612E-2" table:formula="of:=STDEV([.Z21:.AD21])/[.$C21]" table:style-name="ce22">
            <text:p>0,096473224</text:p>
          </table:table-cell>
          <table:table-cell office:value-type="float" office:value="178.2" table:formula="of:=AVERAGE([.Z21:.AD21])" table:style-name="ce25">
            <text:p>178,20</text:p>
          </table:table-cell>
          <table:table-cell office:value-type="percentage" office:value="-0.12406606370428633" table:formula="of:=([.AH21]-[.$C21])/[.$C21]" table:style-name="ce26">
            <text:p>-12%</text:p>
          </table:table-cell>
          <table:table-cell office:value-type="float" office:value="188" table:style-name="ce24">
            <text:p>188</text:p>
          </table:table-cell>
          <table:table-cell office:value-type="float" office:value="184" table:style-name="ce22">
            <text:p>184</text:p>
          </table:table-cell>
          <table:table-cell office:value-type="float" office:value="183" table:style-name="ce22">
            <text:p>183</text:p>
          </table:table-cell>
          <table:table-cell office:value-type="float" office:value="187" table:style-name="ce22">
            <text:p>187</text:p>
          </table:table-cell>
          <table:table-cell office:value-type="float" office:value="185" table:style-name="ce23">
            <text:p>185</text:p>
          </table:table-cell>
          <table:table-cell office:value-type="float" office:value="183" table:formula="of:=MIN([.AJ21:.AN21])" table:style-name="ce24">
            <text:p>183</text:p>
          </table:table-cell>
          <table:table-cell office:value-type="float" office:value="188" table:formula="of:=MAX([.AJ21:.AN21])" table:style-name="ce22">
            <text:p>188</text:p>
          </table:table-cell>
          <table:table-cell office:value-type="float" office:value="1.0192902749374616E-2" table:formula="of:=STDEV([.AJ21:.AN21])/[.$C21]" table:style-name="ce22">
            <text:p>0,010192903</text:p>
          </table:table-cell>
          <table:table-cell office:value-type="float" office:value="185.4" table:formula="of:=AVERAGE([.AJ21:.AN21])" table:style-name="ce25">
            <text:p>185,40</text:p>
          </table:table-cell>
          <table:table-cell office:value-type="percentage" office:value="-8.8674793550924072E-2" table:formula="of:=([.AR21]-[.$C21])/[.$C21]" table:style-name="ce27">
            <text:p>-9%</text:p>
          </table:table-cell>
          <table:table-cell office:value-type="float" office:value="200" table:formula="of:=[without_protection.$B21]" table:style-name="ce11">
            <text:p>200</text:p>
          </table:table-cell>
          <table:table-cell office:value-type="float" office:value="203.44" table:formula="of:=[without_protection.$C21]" table:style-name="ce12">
            <text:p>2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office:value-type="float" office:value="196" table:style-name="ce21">
            <text:p>196</text:p>
          </table:table-cell>
          <table:table-cell office:value-type="float" office:value="198" table:style-name="ce22">
            <text:p>198</text:p>
          </table:table-cell>
          <table:table-cell office:value-type="float" office:value="198" table:style-name="ce22">
            <text:p>198</text:p>
          </table:table-cell>
          <table:table-cell office:value-type="float" office:value="198" table:style-name="ce22">
            <text:p>198</text:p>
          </table:table-cell>
          <table:table-cell office:value-type="float" office:value="193" table:style-name="ce23">
            <text:p>193</text:p>
          </table:table-cell>
          <table:table-cell office:value-type="float" office:value="193" table:formula="of:=MIN([.D22:.H22])" table:style-name="ce24">
            <text:p>193</text:p>
          </table:table-cell>
          <table:table-cell office:value-type="float" office:value="198" table:formula="of:=MAX([.D22:.H22])" table:style-name="ce22">
            <text:p>198</text:p>
          </table:table-cell>
          <table:table-cell office:value-type="float" office:value="8.6446110717355758E-3" table:formula="of:=STDEV([.D22:.H22])/[.$C22]" table:style-name="ce22">
            <text:p>0,008644611</text:p>
          </table:table-cell>
          <table:table-cell office:value-type="float" office:value="196.6" table:formula="of:=AVERAGE([.D22:.H22])" table:style-name="ce22">
            <text:p>196,6</text:p>
          </table:table-cell>
          <table:table-cell office:value-type="percentage" office:value="-0.22427398989898992" table:formula="of:=([.L22]-[.$C22])/[.$C22]" table:style-name="ce26">
            <text:p>-22%</text:p>
          </table:table-cell>
          <table:table-cell office:value-type="float" office:value="198" table:style-name="ce24">
            <text:p>198</text:p>
          </table:table-cell>
          <table:table-cell office:value-type="float" office:value="200" table:style-name="ce22">
            <text:p>200</text:p>
          </table:table-cell>
          <table:table-cell office:value-type="float" office:value="200" table:style-name="ce22">
            <text:p>200</text:p>
          </table:table-cell>
          <table:table-cell office:value-type="float" office:value="198" table:style-name="ce22">
            <text:p>198</text:p>
          </table:table-cell>
          <table:table-cell office:value-type="float" office:value="294" table:style-name="ce23">
            <text:p>294</text:p>
          </table:table-cell>
          <table:table-cell office:value-type="float" office:value="198" table:formula="of:=MIN([.N22:.R22])" table:style-name="ce24">
            <text:p>198</text:p>
          </table:table-cell>
          <table:table-cell office:value-type="float" office:value="294" table:formula="of:=MAX([.N22:.R22])" table:style-name="ce22">
            <text:p>294</text:p>
          </table:table-cell>
          <table:table-cell office:value-type="float" office:value="0.1676809450826687" table:formula="of:=STDEV([.N22:.R22])/[.$C22]" table:style-name="ce22">
            <text:p>0,167680945</text:p>
          </table:table-cell>
          <table:table-cell office:value-type="float" office:value="218" table:formula="of:=AVERAGE([.N22:.R22])" table:style-name="ce22">
            <text:p>218</text:p>
          </table:table-cell>
          <table:table-cell office:value-type="percentage" office:value="-0.13983585858585859" table:formula="of:=([.V22]-[.$C22])/[.$C22]" table:style-name="ce27">
            <text:p>-14%</text:p>
          </table:table-cell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office:value-type="float" office:value="195" table:style-name="ce21">
            <text:p>195</text:p>
          </table:table-cell>
          <table:table-cell office:value-type="float" office:value="220" table:style-name="ce22">
            <text:p>220</text:p>
          </table:table-cell>
          <table:table-cell office:value-type="float" office:value="211" table:style-name="ce22">
            <text:p>211</text:p>
          </table:table-cell>
          <table:table-cell office:value-type="float" office:value="211" table:style-name="ce22">
            <text:p>211</text:p>
          </table:table-cell>
          <table:table-cell office:value-type="float" office:value="208" table:style-name="ce23">
            <text:p>208</text:p>
          </table:table-cell>
          <table:table-cell office:value-type="float" office:value="195" table:formula="of:=MIN([.Z22:.AD22])" table:style-name="ce24">
            <text:p>195</text:p>
          </table:table-cell>
          <table:table-cell office:value-type="float" office:value="220" table:formula="of:=MAX([.Z22:.AD22])" table:style-name="ce22">
            <text:p>220</text:p>
          </table:table-cell>
          <table:table-cell office:value-type="float" office:value="3.5620797990190557E-2" table:formula="of:=STDEV([.Z22:.AD22])/[.$C22]" table:style-name="ce22">
            <text:p>0,035620798</text:p>
          </table:table-cell>
          <table:table-cell office:value-type="float" office:value="209" table:formula="of:=AVERAGE([.Z22:.AD22])" table:style-name="ce22">
            <text:p>209</text:p>
          </table:table-cell>
          <table:table-cell office:value-type="percentage" office:value="-0.17534722222222221" table:formula="of:=([.AH22]-[.$C22])/[.$C22]" table:style-name="ce26">
            <text:p>-18%</text:p>
          </table:table-cell>
          <table:table-cell office:value-type="float" office:value="209" table:style-name="ce24">
            <text:p>209</text:p>
          </table:table-cell>
          <table:table-cell office:value-type="float" office:value="214" table:style-name="ce22">
            <text:p>214</text:p>
          </table:table-cell>
          <table:table-cell office:value-type="float" office:value="216" table:style-name="ce22">
            <text:p>216</text:p>
          </table:table-cell>
          <table:table-cell office:value-type="float" office:value="213" table:style-name="ce22">
            <text:p>213</text:p>
          </table:table-cell>
          <table:table-cell office:value-type="float" office:value="215" table:style-name="ce23">
            <text:p>215</text:p>
          </table:table-cell>
          <table:table-cell office:value-type="float" office:value="209" table:formula="of:=MIN([.AJ22:.AN22])" table:style-name="ce24">
            <text:p>209</text:p>
          </table:table-cell>
          <table:table-cell office:value-type="float" office:value="216" table:formula="of:=MAX([.AJ22:.AN22])" table:style-name="ce22">
            <text:p>216</text:p>
          </table:table-cell>
          <table:table-cell office:value-type="float" office:value="1.0660713451788428E-2" table:formula="of:=STDEV([.AJ22:.AN22])/[.$C22]" table:style-name="ce22">
            <text:p>0,010660713</text:p>
          </table:table-cell>
          <table:table-cell office:value-type="float" office:value="213.4" table:formula="of:=AVERAGE([.AJ22:.AN22])" table:style-name="ce22">
            <text:p>213,4</text:p>
          </table:table-cell>
          <table:table-cell office:value-type="percentage" office:value="-0.15798611111111108" table:formula="of:=([.AR22]-[.$C22])/[.$C22]" table:style-name="ce27">
            <text:p>-16%</text:p>
          </table:table-cell>
          <table:table-cell office:value-type="float" office:value="250" table:formula="of:=[without_protection.$B22]" table:style-name="ce11">
            <text:p>250</text:p>
          </table:table-cell>
          <table:table-cell office:value-type="float" office:value="253.44" table:formula="of:=[without_protection.$C22]" table:style-name="ce12">
            <text:p>2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office:value-type="float" office:value="220" table:style-name="ce21">
            <text:p>220</text:p>
          </table:table-cell>
          <table:table-cell office:value-type="float" office:value="219" table:style-name="ce22">
            <text:p>219</text:p>
          </table:table-cell>
          <table:table-cell office:value-type="float" office:value="220" table:style-name="ce22">
            <text:p>220</text:p>
          </table:table-cell>
          <table:table-cell office:value-type="float" office:value="218" table:style-name="ce22">
            <text:p>218</text:p>
          </table:table-cell>
          <table:table-cell office:value-type="float" office:value="219" table:style-name="ce23">
            <text:p>219</text:p>
          </table:table-cell>
          <table:table-cell office:value-type="float" office:value="218" table:formula="of:=MIN([.D23:.H23])" table:style-name="ce24">
            <text:p>218</text:p>
          </table:table-cell>
          <table:table-cell office:value-type="float" office:value="220" table:formula="of:=MAX([.D23:.H23])" table:style-name="ce22">
            <text:p>220</text:p>
          </table:table-cell>
          <table:table-cell office:value-type="float" office:value="2.7572502851768901E-3" table:formula="of:=STDEV([.D23:.H23])/[.$C23]" table:style-name="ce22">
            <text:p>0,00275725</text:p>
          </table:table-cell>
          <table:table-cell office:value-type="float" office:value="219.2" table:formula="of:=AVERAGE([.D23:.H23])" table:style-name="ce22">
            <text:p>219,2</text:p>
          </table:table-cell>
          <table:table-cell office:value-type="percentage" office:value="-0.27761666227260745" table:formula="of:=([.L23]-[.$C23])/[.$C23]" table:style-name="ce26">
            <text:p>-28%</text:p>
          </table:table-cell>
          <table:table-cell office:value-type="float" office:value="247" table:style-name="ce24">
            <text:p>247</text:p>
          </table:table-cell>
          <table:table-cell office:value-type="float" office:value="244" table:style-name="ce22">
            <text:p>244</text:p>
          </table:table-cell>
          <table:table-cell office:value-type="float" office:value="241" table:style-name="ce22">
            <text:p>241</text:p>
          </table:table-cell>
          <table:table-cell office:value-type="float" office:value="238" table:style-name="ce22">
            <text:p>238</text:p>
          </table:table-cell>
          <table:table-cell office:value-type="float" office:value="248" table:style-name="ce23">
            <text:p>248</text:p>
          </table:table-cell>
          <table:table-cell office:value-type="float" office:value="238" table:formula="of:=MIN([.N23:.R23])" table:style-name="ce24">
            <text:p>238</text:p>
          </table:table-cell>
          <table:table-cell office:value-type="float" office:value="248" table:formula="of:=MAX([.N23:.R23])" table:style-name="ce22">
            <text:p>248</text:p>
          </table:table-cell>
          <table:table-cell office:value-type="float" office:value="1.3707246469210005E-2" table:formula="of:=STDEV([.N23:.R23])/[.$C23]" table:style-name="ce22">
            <text:p>0,013707246</text:p>
          </table:table-cell>
          <table:table-cell office:value-type="float" office:value="243.6" table:formula="of:=AVERAGE([.N23:.R23])" table:style-name="ce22">
            <text:p>243,6</text:p>
          </table:table-cell>
          <table:table-cell office:value-type="percentage" office:value="-0.19720537832849988" table:formula="of:=([.V23]-[.$C23])/[.$C23]" table:style-name="ce27">
            <text:p>-20%</text:p>
          </table:table-cell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office:value-type="float" office:value="261" table:style-name="ce21">
            <text:p>261</text:p>
          </table:table-cell>
          <table:table-cell office:value-type="float" office:value="270" table:style-name="ce22">
            <text:p>270</text:p>
          </table:table-cell>
          <table:table-cell office:value-type="float" office:value="263" table:style-name="ce22">
            <text:p>263</text:p>
          </table:table-cell>
          <table:table-cell office:value-type="float" office:value="264" table:style-name="ce22">
            <text:p>264</text:p>
          </table:table-cell>
          <table:table-cell office:value-type="float" office:value="262" table:style-name="ce23">
            <text:p>262</text:p>
          </table:table-cell>
          <table:table-cell office:value-type="float" office:value="261" table:formula="of:=MIN([.Z23:.AD23])" table:style-name="ce24">
            <text:p>261</text:p>
          </table:table-cell>
          <table:table-cell office:value-type="float" office:value="270" table:formula="of:=MAX([.Z23:.AD23])" table:style-name="ce22">
            <text:p>270</text:p>
          </table:table-cell>
          <table:table-cell office:value-type="float" office:value="1.1651509049343322E-2" table:formula="of:=STDEV([.Z23:.AD23])/[.$C23]" table:style-name="ce22">
            <text:p>0,011651509</text:p>
          </table:table-cell>
          <table:table-cell office:value-type="float" office:value="264" table:formula="of:=AVERAGE([.Z23:.AD23])" table:style-name="ce22">
            <text:p>264</text:p>
          </table:table-cell>
          <table:table-cell office:value-type="percentage" office:value="-0.12997627208014764" table:formula="of:=([.AH23]-[.$C23])/[.$C23]" table:style-name="ce26">
            <text:p>-13%</text:p>
          </table:table-cell>
          <table:table-cell office:value-type="float" office:value="240" table:style-name="ce24">
            <text:p>240</text:p>
          </table:table-cell>
          <table:table-cell office:value-type="float" office:value="243" table:style-name="ce22">
            <text:p>243</text:p>
          </table:table-cell>
          <table:table-cell office:value-type="float" office:value="243" table:style-name="ce22">
            <text:p>243</text:p>
          </table:table-cell>
          <table:table-cell office:value-type="float" office:value="244" table:style-name="ce22">
            <text:p>244</text:p>
          </table:table-cell>
          <table:table-cell office:value-type="float" office:value="245" table:style-name="ce23">
            <text:p>245</text:p>
          </table:table-cell>
          <table:table-cell office:value-type="float" office:value="240" table:formula="of:=MIN([.AJ23:.AN23])" table:style-name="ce24">
            <text:p>240</text:p>
          </table:table-cell>
          <table:table-cell office:value-type="float" office:value="245" table:formula="of:=MAX([.AJ23:.AN23])" table:style-name="ce22">
            <text:p>245</text:p>
          </table:table-cell>
          <table:table-cell office:value-type="float" office:value="6.1653990686362072E-3" table:formula="of:=STDEV([.AJ23:.AN23])/[.$C23]" table:style-name="ce22">
            <text:p>0,006165399</text:p>
          </table:table-cell>
          <table:table-cell office:value-type="float" office:value="243" table:formula="of:=AVERAGE([.AJ23:.AN23])" table:style-name="ce22">
            <text:p>243</text:p>
          </table:table-cell>
          <table:table-cell office:value-type="percentage" office:value="-0.19918270498286317" table:formula="of:=([.AR23]-[.$C23])/[.$C23]" table:style-name="ce27">
            <text:p>-20%</text:p>
          </table:table-cell>
          <table:table-cell office:value-type="float" office:value="300" table:formula="of:=[without_protection.$B23]" table:style-name="ce11">
            <text:p>300</text:p>
          </table:table-cell>
          <table:table-cell office:value-type="float" office:value="303.44" table:formula="of:=[without_protection.$C23]" table:style-name="ce12">
            <text:p>3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office:value-type="float" office:value="241" table:style-name="ce21">
            <text:p>241</text:p>
          </table:table-cell>
          <table:table-cell office:value-type="float" office:value="239" table:style-name="ce22">
            <text:p>239</text:p>
          </table:table-cell>
          <table:table-cell office:value-type="float" office:value="237" table:style-name="ce22">
            <text:p>237</text:p>
          </table:table-cell>
          <table:table-cell office:value-type="float" office:value="239" table:style-name="ce22">
            <text:p>239</text:p>
          </table:table-cell>
          <table:table-cell office:value-type="float" office:value="239" table:style-name="ce23">
            <text:p>239</text:p>
          </table:table-cell>
          <table:table-cell office:value-type="float" office:value="237" table:formula="of:=MIN([.D24:.H24])" table:style-name="ce24">
            <text:p>237</text:p>
          </table:table-cell>
          <table:table-cell office:value-type="float" office:value="241" table:formula="of:=MAX([.D24:.H24])" table:style-name="ce22">
            <text:p>241</text:p>
          </table:table-cell>
          <table:table-cell office:value-type="float" office:value="4.0012832796884768E-3" table:formula="of:=STDEV([.D24:.H24])/[.$C24]" table:style-name="ce22">
            <text:p>0,004001283</text:p>
          </table:table-cell>
          <table:table-cell office:value-type="float" office:value="239" table:formula="of:=AVERAGE([.D24:.H24])" table:style-name="ce22">
            <text:p>239</text:p>
          </table:table-cell>
          <table:table-cell office:value-type="percentage" office:value="-0.3237890448166591" table:formula="of:=([.L24]-[.$C24])/[.$C24]" table:style-name="ce26">
            <text:p>-32%</text:p>
          </table:table-cell>
          <table:table-cell office:value-type="float" office:value="281" table:style-name="ce24">
            <text:p>281</text:p>
          </table:table-cell>
          <table:table-cell office:value-type="float" office:value="274" table:style-name="ce22">
            <text:p>274</text:p>
          </table:table-cell>
          <table:table-cell office:value-type="float" office:value="276" table:style-name="ce22">
            <text:p>276</text:p>
          </table:table-cell>
          <table:table-cell office:value-type="float" office:value="277" table:style-name="ce22">
            <text:p>277</text:p>
          </table:table-cell>
          <table:table-cell office:value-type="float" office:value="279" table:style-name="ce23">
            <text:p>279</text:p>
          </table:table-cell>
          <table:table-cell office:value-type="float" office:value="274" table:formula="of:=MIN([.N24:.R24])" table:style-name="ce24">
            <text:p>274</text:p>
          </table:table-cell>
          <table:table-cell office:value-type="float" office:value="281" table:formula="of:=MAX([.N24:.R24])" table:style-name="ce22">
            <text:p>281</text:p>
          </table:table-cell>
          <table:table-cell office:value-type="float" office:value="7.6444409722194974E-3" table:formula="of:=STDEV([.N24:.R24])/[.$C24]" table:style-name="ce22">
            <text:p>0,007644441</text:p>
          </table:table-cell>
          <table:table-cell office:value-type="float" office:value="277.39999999999998" table:formula="of:=AVERAGE([.N24:.R24])" table:style-name="ce22">
            <text:p>277,4</text:p>
          </table:table-cell>
          <table:table-cell office:value-type="percentage" office:value="-0.21514259846084208" table:formula="of:=([.V24]-[.$C24])/[.$C24]" table:style-name="ce27">
            <text:p>-22%</text:p>
          </table:table-cell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office:value-type="float" office:value="264" table:style-name="ce21">
            <text:p>264</text:p>
          </table:table-cell>
          <table:table-cell office:value-type="float" office:value="249" table:style-name="ce22">
            <text:p>249</text:p>
          </table:table-cell>
          <table:table-cell office:value-type="float" office:value="277" table:style-name="ce22">
            <text:p>277</text:p>
          </table:table-cell>
          <table:table-cell office:value-type="float" office:value="296" table:style-name="ce22">
            <text:p>296</text:p>
          </table:table-cell>
          <table:table-cell office:value-type="float" office:value="258" table:style-name="ce23">
            <text:p>258</text:p>
          </table:table-cell>
          <table:table-cell office:value-type="float" office:value="249" table:formula="of:=MIN([.Z24:.AD24])" table:style-name="ce24">
            <text:p>249</text:p>
          </table:table-cell>
          <table:table-cell office:value-type="float" office:value="296" table:formula="of:=MAX([.Z24:.AD24])" table:style-name="ce22">
            <text:p>296</text:p>
          </table:table-cell>
          <table:table-cell office:value-type="float" office:value="5.1762132205310507E-2" table:formula="of:=STDEV([.Z24:.AD24])/[.$C24]" table:style-name="ce22">
            <text:p>0,051762132</text:p>
          </table:table-cell>
          <table:table-cell office:value-type="float" office:value="268.8" table:formula="of:=AVERAGE([.Z24:.AD24])" table:style-name="ce22">
            <text:p>268,8</text:p>
          </table:table-cell>
          <table:table-cell office:value-type="percentage" office:value="-0.23947487550928018" table:formula="of:=([.AH24]-[.$C24])/[.$C24]" table:style-name="ce26">
            <text:p>-24%</text:p>
          </table:table-cell>
          <table:table-cell office:value-type="float" office:value="252" table:style-name="ce24">
            <text:p>252</text:p>
          </table:table-cell>
          <table:table-cell office:value-type="float" office:value="247" table:style-name="ce22">
            <text:p>247</text:p>
          </table:table-cell>
          <table:table-cell office:value-type="float" office:value="246" table:style-name="ce22">
            <text:p>246</text:p>
          </table:table-cell>
          <table:table-cell office:value-type="float" office:value="251" table:style-name="ce22">
            <text:p>251</text:p>
          </table:table-cell>
          <table:table-cell office:value-type="float" office:value="249" table:style-name="ce23">
            <text:p>249</text:p>
          </table:table-cell>
          <table:table-cell office:value-type="float" office:value="246" table:formula="of:=MIN([.AJ24:.AN24])" table:style-name="ce24">
            <text:p>246</text:p>
          </table:table-cell>
          <table:table-cell office:value-type="float" office:value="252" table:formula="of:=MAX([.AJ24:.AN24])" table:style-name="ce22">
            <text:p>252</text:p>
          </table:table-cell>
          <table:table-cell office:value-type="float" office:value="7.2134160162867595E-3" table:formula="of:=STDEV([.AJ24:.AN24])/[.$C24]" table:style-name="ce22">
            <text:p>0,007213416</text:p>
          </table:table-cell>
          <table:table-cell office:value-type="float" office:value="249" table:formula="of:=AVERAGE([.AJ24:.AN24])" table:style-name="ce22">
            <text:p>249</text:p>
          </table:table-cell>
          <table:table-cell office:value-type="percentage" office:value="-0.29549569941149839" table:formula="of:=([.AR24]-[.$C24])/[.$C24]" table:style-name="ce27">
            <text:p>-30%</text:p>
          </table:table-cell>
          <table:table-cell office:value-type="float" office:value="350" table:formula="of:=[without_protection.$B24]" table:style-name="ce11">
            <text:p>350</text:p>
          </table:table-cell>
          <table:table-cell office:value-type="float" office:value="353.44" table:formula="of:=[without_protection.$C24]" table:style-name="ce12">
            <text:p>3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office:value-type="float" office:value="220" table:style-name="ce21">
            <text:p>220</text:p>
          </table:table-cell>
          <table:table-cell office:value-type="float" office:value="218" table:style-name="ce22">
            <text:p>218</text:p>
          </table:table-cell>
          <table:table-cell office:value-type="float" office:value="219" table:style-name="ce22">
            <text:p>219</text:p>
          </table:table-cell>
          <table:table-cell office:value-type="float" office:value="221" table:style-name="ce22">
            <text:p>221</text:p>
          </table:table-cell>
          <table:table-cell office:value-type="float" office:value="220" table:style-name="ce23">
            <text:p>220</text:p>
          </table:table-cell>
          <table:table-cell office:value-type="float" office:value="218" table:formula="of:=MIN([.D25:.H25])" table:style-name="ce24">
            <text:p>218</text:p>
          </table:table-cell>
          <table:table-cell office:value-type="float" office:value="221" table:formula="of:=MAX([.D25:.H25])" table:style-name="ce22">
            <text:p>221</text:p>
          </table:table-cell>
          <table:table-cell office:value-type="float" office:value="2.8261338119649464E-3" table:formula="of:=STDEV([.D25:.H25])/[.$C25]" table:style-name="ce22">
            <text:p>0,002826134</text:p>
          </table:table-cell>
          <table:table-cell office:value-type="float" office:value="219.6" table:formula="of:=AVERAGE([.D25:.H25])" table:style-name="ce22">
            <text:p>219,6</text:p>
          </table:table-cell>
          <table:table-cell office:value-type="percentage" office:value="-0.45568114217727546" table:formula="of:=([.L25]-[.$C25])/[.$C25]" table:style-name="ce26">
            <text:p>-46%</text:p>
          </table:table-cell>
          <table:table-cell office:value-type="float" office:value="252" table:style-name="ce24">
            <text:p>252</text:p>
          </table:table-cell>
          <table:table-cell office:value-type="float" office:value="253" table:style-name="ce22">
            <text:p>253</text:p>
          </table:table-cell>
          <table:table-cell office:value-type="float" office:value="253" table:style-name="ce22">
            <text:p>253</text:p>
          </table:table-cell>
          <table:table-cell office:value-type="float" office:value="252" table:style-name="ce22">
            <text:p>252</text:p>
          </table:table-cell>
          <table:table-cell office:value-type="float" office:value="258" table:style-name="ce23">
            <text:p>258</text:p>
          </table:table-cell>
          <table:table-cell office:value-type="float" office:value="252" table:formula="of:=MIN([.N25:.R25])" table:style-name="ce24">
            <text:p>252</text:p>
          </table:table-cell>
          <table:table-cell office:value-type="float" office:value="258" table:formula="of:=MAX([.N25:.R25])" table:style-name="ce22">
            <text:p>258</text:p>
          </table:table-cell>
          <table:table-cell office:value-type="float" office:value="6.2214457654229298E-3" table:formula="of:=STDEV([.N25:.R25])/[.$C25]" table:style-name="ce22">
            <text:p>0,006221446</text:p>
          </table:table-cell>
          <table:table-cell office:value-type="float" office:value="253.6" table:formula="of:=AVERAGE([.N25:.R25])" table:style-name="ce22">
            <text:p>253,6</text:p>
          </table:table-cell>
          <table:table-cell office:value-type="percentage" office:value="-0.37140590918104305" table:formula="of:=([.V25]-[.$C25])/[.$C25]" table:style-name="ce27">
            <text:p>-37%</text:p>
          </table:table-cell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office:value-type="float" office:value="265" table:style-name="ce21">
            <text:p>265</text:p>
          </table:table-cell>
          <table:table-cell office:value-type="float" office:value="269" table:style-name="ce22">
            <text:p>269</text:p>
          </table:table-cell>
          <table:table-cell office:value-type="float" office:value="267" table:style-name="ce22">
            <text:p>267</text:p>
          </table:table-cell>
          <table:table-cell office:value-type="float" office:value="259" table:style-name="ce22">
            <text:p>259</text:p>
          </table:table-cell>
          <table:table-cell office:value-type="float" office:value="259" table:style-name="ce23">
            <text:p>259</text:p>
          </table:table-cell>
          <table:table-cell office:value-type="float" office:value="259" table:formula="of:=MIN([.Z25:.AD25])" table:style-name="ce24">
            <text:p>259</text:p>
          </table:table-cell>
          <table:table-cell office:value-type="float" office:value="269" table:formula="of:=MAX([.Z25:.AD25])" table:style-name="ce22">
            <text:p>269</text:p>
          </table:table-cell>
          <table:table-cell office:value-type="float" office:value="1.141271508350321E-2" table:formula="of:=STDEV([.Z25:.AD25])/[.$C25]" table:style-name="ce22">
            <text:p>0,011412715</text:p>
          </table:table-cell>
          <table:table-cell office:value-type="float" office:value="263.8" table:formula="of:=AVERAGE([.Z25:.AD25])" table:style-name="ce22">
            <text:p>263,8</text:p>
          </table:table-cell>
          <table:table-cell office:value-type="percentage" office:value="-0.34612333928217326" table:formula="of:=([.AH25]-[.$C25])/[.$C25]" table:style-name="ce26">
            <text:p>-35%</text:p>
          </table:table-cell>
          <table:table-cell office:value-type="float" office:value="214" table:style-name="ce24">
            <text:p>214</text:p>
          </table:table-cell>
          <table:table-cell office:value-type="float" office:value="210" table:style-name="ce22">
            <text:p>210</text:p>
          </table:table-cell>
          <table:table-cell office:value-type="float" office:value="213" table:style-name="ce22">
            <text:p>213</text:p>
          </table:table-cell>
          <table:table-cell office:value-type="float" office:value="217" table:style-name="ce22">
            <text:p>217</text:p>
          </table:table-cell>
          <table:table-cell office:value-type="float" office:value="212" table:style-name="ce23">
            <text:p>212</text:p>
          </table:table-cell>
          <table:table-cell office:value-type="float" office:value="210" table:formula="of:=MIN([.AJ25:.AN25])" table:style-name="ce24">
            <text:p>210</text:p>
          </table:table-cell>
          <table:table-cell office:value-type="float" office:value="217" table:formula="of:=MAX([.AJ25:.AN25])" table:style-name="ce22">
            <text:p>217</text:p>
          </table:table-cell>
          <table:table-cell office:value-type="float" office:value="6.4159127035221019E-3" table:formula="of:=STDEV([.AJ25:.AN25])/[.$C25]" table:style-name="ce22">
            <text:p>0,006415913</text:p>
          </table:table-cell>
          <table:table-cell office:value-type="float" office:value="213.2" table:formula="of:=AVERAGE([.AJ25:.AN25])" table:style-name="ce22">
            <text:p>213,2</text:p>
          </table:table-cell>
          <table:table-cell office:value-type="percentage" office:value="-0.47154471544715448" table:formula="of:=([.AR25]-[.$C25])/[.$C25]" table:style-name="ce27">
            <text:p>-47%</text:p>
          </table:table-cell>
          <table:table-cell office:value-type="float" office:value="400" table:formula="of:=[without_protection.$B25]" table:style-name="ce11">
            <text:p>400</text:p>
          </table:table-cell>
          <table:table-cell office:value-type="float" office:value="403.44" table:formula="of:=[without_protection.$C25]" table:style-name="ce12">
            <text:p>4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office:value-type="float" office:value="220" table:style-name="ce21">
            <text:p>220</text:p>
          </table:table-cell>
          <table:table-cell office:value-type="float" office:value="219" table:style-name="ce22">
            <text:p>219</text:p>
          </table:table-cell>
          <table:table-cell office:value-type="float" office:value="220" table:style-name="ce22">
            <text:p>220</text:p>
          </table:table-cell>
          <table:table-cell office:value-type="float" office:value="221" table:style-name="ce22">
            <text:p>221</text:p>
          </table:table-cell>
          <table:table-cell office:value-type="float" office:value="218" table:style-name="ce23">
            <text:p>218</text:p>
          </table:table-cell>
          <table:table-cell office:value-type="float" office:value="218" table:formula="of:=MIN([.D26:.H26])" table:style-name="ce24">
            <text:p>218</text:p>
          </table:table-cell>
          <table:table-cell office:value-type="float" office:value="221" table:formula="of:=MAX([.D26:.H26])" table:style-name="ce22">
            <text:p>221</text:p>
          </table:table-cell>
          <table:table-cell office:value-type="float" office:value="2.5145012021417124E-3" table:formula="of:=STDEV([.D26:.H26])/[.$C26]" table:style-name="ce22">
            <text:p>0,002514501</text:p>
          </table:table-cell>
          <table:table-cell office:value-type="float" office:value="219.6" table:formula="of:=AVERAGE([.D26:.H26])" table:style-name="ce22">
            <text:p>219,6</text:p>
          </table:table-cell>
          <table:table-cell office:value-type="percentage" office:value="-0.51570218772053633" table:formula="of:=([.L26]-[.$C26])/[.$C26]" table:style-name="ce26">
            <text:p>-52%</text:p>
          </table:table-cell>
          <table:table-cell office:value-type="float" office:value="318" table:style-name="ce24">
            <text:p>318</text:p>
          </table:table-cell>
          <table:table-cell office:value-type="float" office:value="316" table:style-name="ce22">
            <text:p>316</text:p>
          </table:table-cell>
          <table:table-cell office:value-type="float" office:value="318" table:style-name="ce22">
            <text:p>318</text:p>
          </table:table-cell>
          <table:table-cell office:value-type="float" office:value="318" table:style-name="ce22">
            <text:p>318</text:p>
          </table:table-cell>
          <table:table-cell office:value-type="float" office:value="316" table:style-name="ce23">
            <text:p>316</text:p>
          </table:table-cell>
          <table:table-cell office:value-type="float" office:value="316" table:formula="of:=MIN([.N26:.R26])" table:style-name="ce24">
            <text:p>316</text:p>
          </table:table-cell>
          <table:table-cell office:value-type="float" office:value="318" table:formula="of:=MAX([.N26:.R26])" table:style-name="ce22">
            <text:p>318</text:p>
          </table:table-cell>
          <table:table-cell office:value-type="float" office:value="2.4158546114377475E-3" table:formula="of:=STDEV([.N26:.R26])/[.$C26]" table:style-name="ce22">
            <text:p>0,002415855</text:p>
          </table:table-cell>
          <table:table-cell office:value-type="float" office:value="317.2" table:formula="of:=AVERAGE([.N26:.R26])" table:style-name="ce22">
            <text:p>317,2</text:p>
          </table:table-cell>
          <table:table-cell office:value-type="percentage" office:value="-0.30045871559633031" table:formula="of:=([.V26]-[.$C26])/[.$C26]" table:style-name="ce27">
            <text:p>-30%</text:p>
          </table:table-cell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office:value-type="float" office:value="265" table:style-name="ce21">
            <text:p>265</text:p>
          </table:table-cell>
          <table:table-cell office:value-type="float" office:value="268" table:style-name="ce22">
            <text:p>268</text:p>
          </table:table-cell>
          <table:table-cell office:value-type="float" office:value="276" table:style-name="ce22">
            <text:p>276</text:p>
          </table:table-cell>
          <table:table-cell office:value-type="float" office:value="274" table:style-name="ce22">
            <text:p>274</text:p>
          </table:table-cell>
          <table:table-cell office:value-type="float" office:value="266" table:style-name="ce23">
            <text:p>266</text:p>
          </table:table-cell>
          <table:table-cell office:value-type="float" office:value="265" table:formula="of:=MIN([.Z26:.AD26])" table:style-name="ce24">
            <text:p>265</text:p>
          </table:table-cell>
          <table:table-cell office:value-type="float" office:value="276" table:formula="of:=MAX([.Z26:.AD26])" table:style-name="ce22">
            <text:p>276</text:p>
          </table:table-cell>
          <table:table-cell office:value-type="float" office:value="1.0848953666415705E-2" table:formula="of:=STDEV([.Z26:.AD26])/[.$C26]" table:style-name="ce22">
            <text:p>0,010848954</text:p>
          </table:table-cell>
          <table:table-cell office:value-type="float" office:value="269.8" table:formula="of:=AVERAGE([.Z26:.AD26])" table:style-name="ce22">
            <text:p>269,8</text:p>
          </table:table-cell>
          <table:table-cell office:value-type="percentage" office:value="-0.40499294283697951" table:formula="of:=([.AH26]-[.$C26])/[.$C26]" table:style-name="ce26">
            <text:p>-40%</text:p>
          </table:table-cell>
          <table:table-cell office:value-type="float" office:value="222" table:style-name="ce24">
            <text:p>222</text:p>
          </table:table-cell>
          <table:table-cell office:value-type="float" office:value="218" table:style-name="ce22">
            <text:p>218</text:p>
          </table:table-cell>
          <table:table-cell office:value-type="float" office:value="216" table:style-name="ce22">
            <text:p>216</text:p>
          </table:table-cell>
          <table:table-cell office:value-type="float" office:value="212" table:style-name="ce22">
            <text:p>212</text:p>
          </table:table-cell>
          <table:table-cell office:value-type="float" office:value="213" table:style-name="ce23">
            <text:p>213</text:p>
          </table:table-cell>
          <table:table-cell office:value-type="float" office:value="212" table:formula="of:=MIN([.AJ26:.AN26])" table:style-name="ce24">
            <text:p>212</text:p>
          </table:table-cell>
          <table:table-cell office:value-type="float" office:value="222" table:formula="of:=MAX([.AJ26:.AN26])" table:style-name="ce22">
            <text:p>222</text:p>
          </table:table-cell>
          <table:table-cell office:value-type="float" office:value="8.8764166361583047E-3" table:formula="of:=STDEV([.AJ26:.AN26])/[.$C26]" table:style-name="ce22">
            <text:p>0,008876417</text:p>
          </table:table-cell>
          <table:table-cell office:value-type="float" office:value="216.2" table:formula="of:=AVERAGE([.AJ26:.AN26])" table:style-name="ce22">
            <text:p>216,2</text:p>
          </table:table-cell>
          <table:table-cell office:value-type="percentage" office:value="-0.52320042342978124" table:formula="of:=([.AR26]-[.$C26])/[.$C26]" table:style-name="ce27">
            <text:p>-52%</text:p>
          </table:table-cell>
          <table:table-cell office:value-type="float" office:value="450" table:formula="of:=[without_protection.$B26]" table:style-name="ce11">
            <text:p>450</text:p>
          </table:table-cell>
          <table:table-cell office:value-type="float" office:value="453.44" table:formula="of:=[without_protection.$C26]" table:style-name="ce12">
            <text:p>45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office:value-type="float" office:value="212" table:style-name="ce21">
            <text:p>212</text:p>
          </table:table-cell>
          <table:table-cell office:value-type="float" office:value="211" table:style-name="ce22">
            <text:p>211</text:p>
          </table:table-cell>
          <table:table-cell office:value-type="float" office:value="216" table:style-name="ce22">
            <text:p>216</text:p>
          </table:table-cell>
          <table:table-cell office:value-type="float" office:value="210" table:style-name="ce22">
            <text:p>210</text:p>
          </table:table-cell>
          <table:table-cell office:value-type="float" office:value="211" table:style-name="ce23">
            <text:p>211</text:p>
          </table:table-cell>
          <table:table-cell office:value-type="float" office:value="210" table:formula="of:=MIN([.D27:.H27])" table:style-name="ce24">
            <text:p>210</text:p>
          </table:table-cell>
          <table:table-cell office:value-type="float" office:value="216" table:formula="of:=MAX([.D27:.H27])" table:style-name="ce22">
            <text:p>216</text:p>
          </table:table-cell>
          <table:table-cell office:value-type="float" office:value="4.6583662003649188E-3" table:formula="of:=STDEV([.D27:.H27])/[.$C27]" table:style-name="ce22">
            <text:p>0,004658366</text:p>
          </table:table-cell>
          <table:table-cell office:value-type="float" office:value="212" table:formula="of:=AVERAGE([.D27:.H27])" table:style-name="ce22">
            <text:p>212</text:p>
          </table:table-cell>
          <table:table-cell office:value-type="percentage" office:value="-0.57889718735102491" table:formula="of:=([.L27]-[.$C27])/[.$C27]" table:style-name="ce26">
            <text:p>-58%</text:p>
          </table:table-cell>
          <table:table-cell office:value-type="float" office:value="299" table:style-name="ce24">
            <text:p>299</text:p>
          </table:table-cell>
          <table:table-cell office:value-type="float" office:value="307" table:style-name="ce22">
            <text:p>307</text:p>
          </table:table-cell>
          <table:table-cell office:value-type="float" office:value="311" table:style-name="ce22">
            <text:p>311</text:p>
          </table:table-cell>
          <table:table-cell office:value-type="float" office:value="305" table:style-name="ce22">
            <text:p>305</text:p>
          </table:table-cell>
          <table:table-cell office:value-type="float" office:value="308" table:style-name="ce23">
            <text:p>308</text:p>
          </table:table-cell>
          <table:table-cell office:value-type="float" office:value="299" table:formula="of:=MIN([.N27:.R27])" table:style-name="ce24">
            <text:p>299</text:p>
          </table:table-cell>
          <table:table-cell office:value-type="float" office:value="311" table:formula="of:=MAX([.N27:.R27])" table:style-name="ce22">
            <text:p>311</text:p>
          </table:table-cell>
          <table:table-cell office:value-type="float" office:value="8.8831557981081753E-3" table:formula="of:=STDEV([.N27:.R27])/[.$C27]" table:style-name="ce22">
            <text:p>0,008883156</text:p>
          </table:table-cell>
          <table:table-cell office:value-type="float" office:value="306" table:formula="of:=AVERAGE([.N27:.R27])" table:style-name="ce22">
            <text:p>306</text:p>
          </table:table-cell>
          <table:table-cell office:value-type="percentage" office:value="-0.39218178928968694" table:formula="of:=([.V27]-[.$C27])/[.$C27]" table:style-name="ce27">
            <text:p>-39%</text:p>
          </table:table-cell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office:value-type="float" office:value="288" table:style-name="ce21">
            <text:p>288</text:p>
          </table:table-cell>
          <table:table-cell office:value-type="float" office:value="298" table:style-name="ce22">
            <text:p>298</text:p>
          </table:table-cell>
          <table:table-cell office:value-type="float" office:value="281" table:style-name="ce22">
            <text:p>281</text:p>
          </table:table-cell>
          <table:table-cell office:value-type="float" office:value="293" table:style-name="ce22">
            <text:p>293</text:p>
          </table:table-cell>
          <table:table-cell office:value-type="float" office:value="263" table:style-name="ce23">
            <text:p>263</text:p>
          </table:table-cell>
          <table:table-cell office:value-type="float" office:value="263" table:formula="of:=MIN([.Z27:.AD27])" table:style-name="ce24">
            <text:p>263</text:p>
          </table:table-cell>
          <table:table-cell office:value-type="float" office:value="298" table:formula="of:=MAX([.Z27:.AD27])" table:style-name="ce22">
            <text:p>298</text:p>
          </table:table-cell>
          <table:table-cell office:value-type="float" office:value="2.70389604735192E-2" table:formula="of:=STDEV([.Z27:.AD27])/[.$C27]" table:style-name="ce22">
            <text:p>0,02703896</text:p>
          </table:table-cell>
          <table:table-cell office:value-type="float" office:value="284.60000000000002" table:formula="of:=AVERAGE([.Z27:.AD27])" table:style-name="ce22">
            <text:p>284,6</text:p>
          </table:table-cell>
          <table:table-cell office:value-type="percentage" office:value="-0.43468933735897025" table:formula="of:=([.AH27]-[.$C27])/[.$C27]" table:style-name="ce26">
            <text:p>-43%</text:p>
          </table:table-cell>
          <table:table-cell office:value-type="float" office:value="226" table:style-name="ce24">
            <text:p>226</text:p>
          </table:table-cell>
          <table:table-cell office:value-type="float" office:value="227" table:style-name="ce22">
            <text:p>227</text:p>
          </table:table-cell>
          <table:table-cell office:value-type="float" office:value="211" table:style-name="ce22">
            <text:p>211</text:p>
          </table:table-cell>
          <table:table-cell office:value-type="float" office:value="224" table:style-name="ce22">
            <text:p>224</text:p>
          </table:table-cell>
          <table:table-cell office:value-type="float" office:value="219" table:style-name="ce23">
            <text:p>219</text:p>
          </table:table-cell>
          <table:table-cell office:value-type="float" office:value="211" table:formula="of:=MIN([.AJ27:.AN27])" table:style-name="ce24">
            <text:p>211</text:p>
          </table:table-cell>
          <table:table-cell office:value-type="float" office:value="227" table:formula="of:=MAX([.AJ27:.AN27])" table:style-name="ce22">
            <text:p>227</text:p>
          </table:table-cell>
          <table:table-cell office:value-type="float" office:value="1.3070621227047592E-2" table:formula="of:=STDEV([.AJ27:.AN27])/[.$C27]" table:style-name="ce22">
            <text:p>0,013070621</text:p>
          </table:table-cell>
          <table:table-cell office:value-type="float" office:value="221.4" table:formula="of:=AVERAGE([.AJ27:.AN27])" table:style-name="ce22">
            <text:p>221,4</text:p>
          </table:table-cell>
          <table:table-cell office:value-type="percentage" office:value="-0.56022564754489113" table:formula="of:=([.AR27]-[.$C27])/[.$C27]" table:style-name="ce27">
            <text:p>-56%</text:p>
          </table:table-cell>
          <table:table-cell office:value-type="float" office:value="500" table:formula="of:=[without_protection.$B27]" table:style-name="ce11">
            <text:p>500</text:p>
          </table:table-cell>
          <table:table-cell office:value-type="float" office:value="503.44" table:formula="of:=[without_protection.$C27]" table:style-name="ce12">
            <text:p>503,44</text:p>
          </table:table-cell>
          <table:table-cell table:number-columns-repeated="16337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8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29"/>
          <table:table-cell table:style-name="ce19"/>
          <table:table-cell table:style-name="ce20"/>
          <table:table-cell table:number-columns-repeated="16337" table:style-name="ce1"/>
        </table:table-row>
        <table:table-row table:style-name="ro3">
          <table:table-cell table:style-name="ce1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style-name="ce5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0"/>
          <table:table-cell table:style-name="ce3"/>
          <table:table-cell table:style-name="ce10"/>
          <table:table-cell table:number-columns-repeated="16337" table:style-name="ce1"/>
        </table:table-row>
        <table:table-row table:style-name="ro4">
          <table:table-cell table:style-name="ce1"/>
          <table:table-cell office:value-type="string" office:string-value="offset" table:formula="of:=[without_protection.B30]" table:style-name="ce31">
            <text:p>offset</text:p>
          </table:table-cell>
          <table:table-cell office:value-type="float" office:value="3.44" table:formula="of:=[without_protection.C30]" table:style-name="ce32">
            <text:p>3,44</text:p>
          </table:table-cell>
          <table:table-cell table:number-columns-repeated="20" table:style-name="ce2"/>
          <table:table-cell table:number-columns-repeated="2" table:style-name="ce33"/>
          <table:table-cell table:number-columns-repeated="20" table:style-name="ce2"/>
          <table:table-cell table:number-columns-repeated="2" table:style-name="ce33"/>
          <table:table-cell table:number-columns-repeated="16337" table:style-name="ce1"/>
        </table:table-row>
        <table:table-row table:style-name="ro2">
          <table:table-cell/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2" draw:style-name="a12" draw:name="Graphique 1" svg:x="0.88244in" svg:y="0.17857in" svg:width="11.26218in" svg:height="4.5197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9" table:style-name="ce2"/>
          <table:table-cell table:style-name="ce2">
            <draw:frame draw:z-index="4" draw:id="id15" draw:style-name="a15" draw:name="Graphique 4" svg:x="0in" svg:y="0in" svg:width="11.26218in" svg:height="4.51974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7" draw:id="id18" draw:style-name="a18" draw:name="Graphique 7" svg:x="0in" svg:y="0in" svg:width="11.26218in" svg:height="4.51974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2" draw:id="id23" draw:style-name="a23" draw:name="Graphique 12" svg:x="0in" svg:y="0in" svg:width="11.26218in" svg:height="4.51974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2" draw:id="id13" draw:style-name="a13" draw:name="Graphique 2" svg:x="0.8631in" svg:y="0.00406in" svg:width="11.26218in" svg:height="4.5197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5" draw:id="id16" draw:style-name="a16" draw:name="Graphique 5" svg:x="0in" svg:y="0in" svg:width="11.26218in" svg:height="4.5197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8" draw:id="id19" draw:style-name="a19" draw:name="Graphique 8" svg:x="0in" svg:y="0in" svg:width="11.26218in" svg:height="4.51974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>
            <draw:frame draw:z-index="11" draw:id="id22" draw:style-name="a22" draw:name="Graphique 11" svg:x="0in" svg:y="0in" svg:width="11.26218in" svg:height="4.51974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5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2">
            <draw:frame draw:z-index="3" draw:id="id14" draw:style-name="a14" draw:name="Graphique 3" svg:x="0.87798in" svg:y="0in" svg:width="11.26218in" svg:height="4.5197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6" draw:id="id17" draw:style-name="a17" draw:name="Graphique 6" svg:x="0in" svg:y="0in" svg:width="11.26218in" svg:height="4.51974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9" draw:id="id20" draw:style-name="a20" draw:name="Graphique 9" svg:x="0in" svg:y="0in" svg:width="11.26218in" svg:height="4.5197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2">
            <draw:frame draw:z-index="10" draw:id="id21" draw:style-name="a21" draw:name="Graphique 10" svg:x="0in" svg:y="0in" svg:width="11.26218in" svg:height="4.51974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50" table:style-name="ce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4" table:style-name="ce2"/>
          <table:table-cell table:number-columns-repeated="16339" table:style-name="ce1"/>
        </table:table-row>
        <table:table-row table:number-rows-repeated="1048481" table:style-name="ro1">
          <table:table-cell table:number-columns-repeated="16384"/>
        </table:table-row>
      </table:table>
      <table:table table:name="comparisons_with-out_protection" table:style-name="ta2">
        <table:table-column table:style-name="co5" table:number-columns-repeated="16384" table:default-cell-style-name="ce1"/>
        <table:table-row table:style-name="ro1">
          <table:table-cell table:number-columns-repeated="13"/>
          <table:table-cell table:style-name="ce1">
            <draw:frame draw:z-index="4" draw:id="id27" draw:style-name="a27" draw:name="Graphique 5" svg:x="0.75148in" svg:y="0.1875in" svg:width="11.26218in" svg:height="4.51974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7" draw:id="id30" draw:style-name="a30" draw:name="Graphique 13" svg:x="0.18898in" svg:y="0.1875in" svg:width="11.26218in" svg:height="4.51974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2" draw:id="id35" draw:style-name="a35" draw:name="Graphique 19" svg:x="0.62648in" svg:y="0.1875in" svg:width="11.26218in" svg:height="4.51974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style-name="ro1">
          <table:table-cell/>
          <table:table-cell table:style-name="ce1">
            <draw:frame draw:z-index="1" draw:id="id24" draw:style-name="a24" draw:name="Graphique 2" svg:x="0in" svg:y="0in" svg:width="11.26218in" svg:height="4.51974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25" draw:style-name="a25" draw:name="Graphique 3" svg:x="0in" svg:y="0.19156in" svg:width="11.26218in" svg:height="4.51974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5" draw:id="id28" draw:style-name="a28" draw:name="Graphique 17" svg:x="0.75148in" svg:y="0.1875in" svg:width="11.26218in" svg:height="4.51974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8" draw:id="id31" draw:style-name="a31" draw:name="Graphique 14" svg:x="0.18898in" svg:y="0.1875in" svg:width="11.26218in" svg:height="4.51974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1" draw:id="id34" draw:style-name="a34" draw:name="Graphique 17" svg:x="0.62648in" svg:y="0.1875in" svg:width="11.26218in" svg:height="4.51974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6" draw:style-name="a26" draw:name="Graphique 4" svg:x="0.01488in" svg:y="0.1875in" svg:width="11.26218in" svg:height="4.51974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6" draw:id="id29" draw:style-name="a29" draw:name="Graphique 7" svg:x="0.75148in" svg:y="0.1875in" svg:width="11.26218in" svg:height="4.51974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9" draw:id="id32" draw:style-name="a32" draw:name="Graphique 15" svg:x="0.18898in" svg:y="0.1875in" svg:width="11.26218in" svg:height="4.51974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10" draw:id="id33" draw:style-name="a33" draw:name="Graphique 16" svg:x="0.62648in" svg:y="0.1875in" svg:width="11.26218in" svg:height="4.51974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45"/>
        </table:table-row>
        <table:table-row table:number-rows-repeated="1048527" table:style-name="ro1">
          <table:table-cell table:number-columns-repeated="16384"/>
        </table:table-row>
      </table:table>
      <table:table table:name="comparisons_each_sensors" table:style-name="ta2">
        <table:table-column table:style-name="co5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4" draw:id="id39" draw:style-name="a39" draw:name="Graphique 5" svg:x="0.00148in" svg:y="0.19643in" svg:width="11.26218in" svg:height="4.51974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1" draw:id="id36" draw:style-name="a36" draw:name="Graphique 1" svg:x="0.01934in" svg:y="0in" svg:width="11.26218in" svg:height="4.51974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>
            <draw:frame draw:z-index="5" draw:id="id40" draw:style-name="a40" draw:name="Graphique 5" svg:x="0.00148in" svg:y="0.19643in" svg:width="11.26218in" svg:height="4.51974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table:style-name="ce1">
            <draw:frame draw:z-index="2" draw:id="id37" draw:style-name="a37" draw:name="Graphique 3" svg:x="0in" svg:y="0.00257in" svg:width="11.26218in" svg:height="4.51974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38" draw:style-name="a38" draw:name="Graphique 4" svg:x="0.01488in" svg:y="0.19643in" svg:width="11.26218in" svg:height="4.51974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1">
            <draw:frame draw:z-index="6" draw:id="id41" draw:style-name="a41" draw:name="Graphique 7" svg:x="0.00148in" svg:y="0.19643in" svg:width="11.26218in" svg:height="4.51974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1048529" table:style-name="ro1">
          <table:table-cell table:number-columns-repeated="16384"/>
        </table:table-row>
      </table:table>
      <table:table table:name="comparision_different_materials" table:style-name="ta3">
        <table:table-column table:style-name="co5" table:number-columns-repeated="11" table:default-cell-style-name="ce1"/>
        <table:table-column table:style-name="co9" table:default-cell-style-name="ce1"/>
        <table:table-column table:style-name="co5" table:number-columns-repeated="16372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1" table:number-rows-spanned="2" table:style-name="ce84">
            <text:p>materials</text:p>
          </table:table-cell>
          <table:table-cell office:value-type="string" office:string-value="distance in mm" table:formula="of:=[without_protection.$B3]" table:number-columns-spanned="2" table:number-rows-spanned="1" table:style-name="ce85">
            <text:p>distance in mm</text:p>
          </table:table-cell>
          <table:covered-table-cell/>
          <table:table-cell office:value-type="string" table:number-columns-spanned="10" table:number-rows-spanned="1" table:style-name="ce86">
            <text:p>Sensor wot protextion</text:p>
          </table:table-cell>
          <table:covered-table-cell table:number-columns-repeated="9"/>
          <table:table-cell table:number-columns-repeated="16370"/>
        </table:table-row>
        <table:table-row table:style-name="ro4">
          <table:table-cell/>
          <table:covered-table-cell/>
          <table:table-cell office:value-type="string" office:string-value="measured" table:formula="of:=[without_protection.$B4]" table:style-name="ce38">
            <text:p>measured</text:p>
          </table:table-cell>
          <table:table-cell office:value-type="string" office:string-value="real" table:formula="of:=[without_protection.$C4]" table:style-name="ce4">
            <text:p>real</text:p>
          </table:table-cell>
          <table:table-cell office:value-type="float" office:value="1" table:formula="of:=[without_protection.$D4]" table:style-name="ce5">
            <text:p>1</text:p>
          </table:table-cell>
          <table:table-cell office:value-type="float" office:value="2" table:formula="of:=[without_protection.$E4]" table:style-name="ce6">
            <text:p>2</text:p>
          </table:table-cell>
          <table:table-cell office:value-type="float" office:value="3" table:formula="of:=[without_protection.$F4]" table:style-name="ce6">
            <text:p>3</text:p>
          </table:table-cell>
          <table:table-cell office:value-type="float" office:value="4" table:formula="of:=[without_protection.$G4]" table:style-name="ce6">
            <text:p>4</text:p>
          </table:table-cell>
          <table:table-cell office:value-type="float" office:value="5" table:formula="of:=[without_protection.$H4]" table:style-name="ce7">
            <text:p>5</text:p>
          </table:table-cell>
          <table:table-cell office:value-type="string" office:string-value="min" table:formula="of:=[without_protection.$I4]" table:style-name="ce8">
            <text:p>min</text:p>
          </table:table-cell>
          <table:table-cell office:value-type="string" office:string-value="max" table:formula="of:=[without_protection.$J4]" table:style-name="ce6">
            <text:p>max</text:p>
          </table:table-cell>
          <table:table-cell office:value-type="string" office:string-value="std deviation / distance_real" table:formula="of:=[without_protection.$K4]" table:style-name="ce6">
            <text:p>std deviation / distance_real</text:p>
          </table:table-cell>
          <table:table-cell office:value-type="string" office:string-value="mean" table:formula="of:=[without_protection.$L4]" table:style-name="ce6">
            <text:p>mean</text:p>
          </table:table-cell>
          <table:table-cell office:value-type="string" office:string-value="error" table:formula="of:=[without_protection.$M4]" table:style-name="ce39">
            <text:p>error</text:p>
          </table:table-cell>
          <table:table-cell table:number-columns-repeated="16370"/>
        </table:table-row>
        <table:table-row table:style-name="ro4">
          <table:table-cell/>
          <table:table-cell office:value-type="string" table:number-columns-spanned="1" table:number-rows-spanned="6" table:style-name="ce87">
            <text:p>dossier de chaise noir</text:p>
          </table:table-cell>
          <table:table-cell office:value-type="float" office:value="50" table:formula="of:=50" table:style-name="ce40">
            <text:p>50</text:p>
          </table:table-cell>
          <table:table-cell office:value-type="float" office:value="53.44" table:formula="of:=[.C4]+[.$D$37]" table:style-name="ce12">
            <text:p>53,44</text:p>
          </table:table-cell>
          <table:table-cell office:value-type="float" office:value="59" table:style-name="ce13">
            <text:p>59</text:p>
          </table:table-cell>
          <table:table-cell office:value-type="float" office:value="62" table:style-name="ce14">
            <text:p>62</text:p>
          </table:table-cell>
          <table:table-cell office:value-type="float" office:value="61" table:style-name="ce14">
            <text:p>61</text:p>
          </table:table-cell>
          <table:table-cell office:value-type="float" office:value="63" table:style-name="ce14">
            <text:p>63</text:p>
          </table:table-cell>
          <table:table-cell office:value-type="float" office:value="60" table:style-name="ce15">
            <text:p>60</text:p>
          </table:table-cell>
          <table:table-cell office:value-type="float" office:value="59" table:formula="of:=MIN([.E4:.I4])" table:style-name="ce16">
            <text:p>59</text:p>
          </table:table-cell>
          <table:table-cell office:value-type="float" office:value="63" table:formula="of:=MAX([.E4:.I4])" table:style-name="ce14">
            <text:p>63</text:p>
          </table:table-cell>
          <table:table-cell office:value-type="float" office:value="2.9587178706665229E-2" table:formula="of:=STDEV([.E4:.I4])/[.$D4]" table:style-name="ce14">
            <text:p>0,029587179</text:p>
          </table:table-cell>
          <table:table-cell office:value-type="float" office:value="61" table:formula="of:=AVERAGE([.E4:.I4])" table:style-name="ce14">
            <text:p>61</text:p>
          </table:table-cell>
          <table:table-cell office:value-type="percentage" office:value="0.14146706586826352" table:formula="of:=([.M4]-[.$D4])/[.$D4]" table:style-name="ce41">
            <text:p>14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100" table:formula="of:=100" table:style-name="ce40">
            <text:p>100</text:p>
          </table:table-cell>
          <table:table-cell office:value-type="float" office:value="103.44" table:formula="of:=[.C5]+[.$D$37]" table:style-name="ce12">
            <text:p>103,44</text:p>
          </table:table-cell>
          <table:table-cell office:value-type="float" office:value="118" table:style-name="ce21">
            <text:p>118</text:p>
          </table:table-cell>
          <table:table-cell office:value-type="float" office:value="116" table:style-name="ce22">
            <text:p>116</text:p>
          </table:table-cell>
          <table:table-cell office:value-type="float" office:value="116" table:style-name="ce22">
            <text:p>116</text:p>
          </table:table-cell>
          <table:table-cell office:value-type="float" office:value="117" table:style-name="ce22">
            <text:p>117</text:p>
          </table:table-cell>
          <table:table-cell office:value-type="float" office:value="118" table:style-name="ce23">
            <text:p>118</text:p>
          </table:table-cell>
          <table:table-cell office:value-type="float" office:value="116" table:formula="of:=MIN([.E5:.I5])" table:style-name="ce24">
            <text:p>116</text:p>
          </table:table-cell>
          <table:table-cell office:value-type="float" office:value="118" table:formula="of:=MAX([.E5:.I5])" table:style-name="ce22">
            <text:p>118</text:p>
          </table:table-cell>
          <table:table-cell office:value-type="float" office:value="9.6674400618716166E-3" table:formula="of:=STDEV([.E5:.I5])/[.$D5]" table:style-name="ce22">
            <text:p>0,00966744</text:p>
          </table:table-cell>
          <table:table-cell office:value-type="float" office:value="117" table:formula="of:=AVERAGE([.E5:.I5])" table:style-name="ce25">
            <text:p>117,00</text:p>
          </table:table-cell>
          <table:table-cell office:value-type="percentage" office:value="0.13109048723897915" table:formula="of:=([.M5]-[.$D5])/[.$D5]" table:style-name="ce42">
            <text:p>13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150" table:formula="of:=150" table:style-name="ce40">
            <text:p>150</text:p>
          </table:table-cell>
          <table:table-cell office:value-type="float" office:value="153.44" table:formula="of:=[.C6]+[.$D$37]" table:style-name="ce12">
            <text:p>153,44</text:p>
          </table:table-cell>
          <table:table-cell office:value-type="float" office:value="133" table:style-name="ce21">
            <text:p>133</text:p>
          </table:table-cell>
          <table:table-cell office:value-type="float" office:value="132" table:style-name="ce22">
            <text:p>132</text:p>
          </table:table-cell>
          <table:table-cell office:value-type="float" office:value="134" table:style-name="ce22">
            <text:p>134</text:p>
          </table:table-cell>
          <table:table-cell office:value-type="float" office:value="132" table:style-name="ce22">
            <text:p>132</text:p>
          </table:table-cell>
          <table:table-cell office:value-type="float" office:value="133" table:style-name="ce23">
            <text:p>133</text:p>
          </table:table-cell>
          <table:table-cell office:value-type="float" office:value="132" table:formula="of:=MIN([.E6:.I6])" table:style-name="ce24">
            <text:p>132</text:p>
          </table:table-cell>
          <table:table-cell office:value-type="float" office:value="134" table:formula="of:=MAX([.E6:.I6])" table:style-name="ce22">
            <text:p>134</text:p>
          </table:table-cell>
          <table:table-cell office:value-type="float" office:value="5.4526852615620148E-3" table:formula="of:=STDEV([.E6:.I6])/[.$D6]" table:style-name="ce22">
            <text:p>0,005452685</text:p>
          </table:table-cell>
          <table:table-cell office:value-type="float" office:value="132.80000000000001" table:formula="of:=AVERAGE([.E6:.I6])" table:style-name="ce25">
            <text:p>132,80</text:p>
          </table:table-cell>
          <table:table-cell office:value-type="percentage" office:value="-0.13451511991657969" table:formula="of:=([.M6]-[.$D6])/[.$D6]" table:style-name="ce42">
            <text:p>-13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200" table:formula="of:=200" table:style-name="ce40">
            <text:p>200</text:p>
          </table:table-cell>
          <table:table-cell office:value-type="float" office:value="203.44" table:formula="of:=[.C7]+[.$D$37]" table:style-name="ce12">
            <text:p>203,44</text:p>
          </table:table-cell>
          <table:table-cell office:value-type="float" office:value="131" table:style-name="ce21">
            <text:p>131</text:p>
          </table:table-cell>
          <table:table-cell office:value-type="float" office:value="133" table:style-name="ce22">
            <text:p>133</text:p>
          </table:table-cell>
          <table:table-cell office:value-type="float" office:value="130" table:style-name="ce22">
            <text:p>130</text:p>
          </table:table-cell>
          <table:table-cell office:value-type="float" office:value="131" table:style-name="ce22">
            <text:p>131</text:p>
          </table:table-cell>
          <table:table-cell office:value-type="float" office:value="133" table:style-name="ce23">
            <text:p>133</text:p>
          </table:table-cell>
          <table:table-cell office:value-type="float" office:value="130" table:formula="of:=MIN([.E7:.I7])" table:style-name="ce24">
            <text:p>130</text:p>
          </table:table-cell>
          <table:table-cell office:value-type="float" office:value="133" table:formula="of:=MAX([.E7:.I7])" table:style-name="ce22">
            <text:p>133</text:p>
          </table:table-cell>
          <table:table-cell office:value-type="float" office:value="6.5947738227481022E-3" table:formula="of:=STDEV([.E7:.I7])/[.$D7]" table:style-name="ce22">
            <text:p>0,006594774</text:p>
          </table:table-cell>
          <table:table-cell office:value-type="float" office:value="131.6" table:formula="of:=AVERAGE([.E7:.I7])" table:style-name="ce25">
            <text:p>131,60</text:p>
          </table:table-cell>
          <table:table-cell office:value-type="percentage" office:value="-0.353126228863547" table:formula="of:=([.M7]-[.$D7])/[.$D7]" table:style-name="ce42">
            <text:p>-35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250" table:style-name="ce40">
            <text:p>250</text:p>
          </table:table-cell>
          <table:table-cell office:value-type="float" office:value="253.44" table:formula="of:=[.C8]+[.$D$37]" table:style-name="ce12">
            <text:p>253,44</text:p>
          </table:table-cell>
          <table:table-cell office:value-type="float" office:value="134" table:style-name="ce21">
            <text:p>134</text:p>
          </table:table-cell>
          <table:table-cell office:value-type="float" office:value="135" table:style-name="ce22">
            <text:p>135</text:p>
          </table:table-cell>
          <table:table-cell office:value-type="float" office:value="134" table:style-name="ce22">
            <text:p>134</text:p>
          </table:table-cell>
          <table:table-cell office:value-type="float" office:value="136" table:style-name="ce22">
            <text:p>136</text:p>
          </table:table-cell>
          <table:table-cell office:value-type="float" office:value="133" table:style-name="ce23">
            <text:p>133</text:p>
          </table:table-cell>
          <table:table-cell office:value-type="float" office:value="133" table:formula="of:=MIN([.E8:.I8])" table:style-name="ce24">
            <text:p>133</text:p>
          </table:table-cell>
          <table:table-cell office:value-type="float" office:value="136" table:formula="of:=MAX([.E8:.I8])" table:style-name="ce22">
            <text:p>136</text:p>
          </table:table-cell>
          <table:table-cell office:value-type="float" office:value="4.4987982366601091E-3" table:formula="of:=STDEV([.E8:.I8])/[.$D8]" table:style-name="ce22">
            <text:p>0,004498798</text:p>
          </table:table-cell>
          <table:table-cell office:value-type="float" office:value="134.4" table:formula="of:=AVERAGE([.E8:.I8])" table:style-name="ce25">
            <text:p>134,40</text:p>
          </table:table-cell>
          <table:table-cell office:value-type="percentage" office:value="-0.46969696969696967" table:formula="of:=([.M8]-[.$D8])/[.$D8]" table:style-name="ce42">
            <text:p>-47%</text:p>
          </table:table-cell>
          <table:table-cell table:number-columns-repeated="16370"/>
        </table:table-row>
        <table:table-row table:style-name="ro4">
          <table:table-cell/>
          <table:covered-table-cell/>
          <table:table-cell office:value-type="float" office:value="300" table:style-name="ce43">
            <text:p>300</text:p>
          </table:table-cell>
          <table:table-cell office:value-type="float" office:value="303.44" table:formula="of:=[.C9]+[.$D$37]" table:style-name="ce44">
            <text:p>303,44</text:p>
          </table:table-cell>
          <table:table-cell office:value-type="float" office:value="137" table:style-name="ce45">
            <text:p>137</text:p>
          </table:table-cell>
          <table:table-cell office:value-type="float" office:value="136" table:style-name="ce46">
            <text:p>136</text:p>
          </table:table-cell>
          <table:table-cell office:value-type="float" office:value="137" table:style-name="ce46">
            <text:p>137</text:p>
          </table:table-cell>
          <table:table-cell office:value-type="float" office:value="136" table:style-name="ce46">
            <text:p>136</text:p>
          </table:table-cell>
          <table:table-cell office:value-type="float" office:value="136" table:style-name="ce47">
            <text:p>136</text:p>
          </table:table-cell>
          <table:table-cell office:value-type="float" office:value="136" table:formula="of:=MIN([.E9:.I9])" table:style-name="ce48">
            <text:p>136</text:p>
          </table:table-cell>
          <table:table-cell office:value-type="float" office:value="137" table:formula="of:=MAX([.E9:.I9])" table:style-name="ce46">
            <text:p>137</text:p>
          </table:table-cell>
          <table:table-cell office:value-type="float" office:value="1.8050440202516678E-3" table:formula="of:=STDEV([.E9:.I9])/[.$D9]" table:style-name="ce46">
            <text:p>0,001805044</text:p>
          </table:table-cell>
          <table:table-cell office:value-type="float" office:value="136.4" table:formula="of:=AVERAGE([.E9:.I9])" table:style-name="ce49">
            <text:p>136,40</text:p>
          </table:table-cell>
          <table:table-cell office:value-type="percentage" office:value="-0.55048774057474292" table:formula="of:=([.M9]-[.$D9])/[.$D9]" table:style-name="ce50">
            <text:p>-55%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8">
            <text:p>mousse de chaise verte</text:p>
          </table:table-cell>
          <table:table-cell office:value-type="float" office:value="50" table:formula="of:=[.C4]" table:style-name="ce51">
            <text:p>50</text:p>
          </table:table-cell>
          <table:table-cell office:value-type="float" office:value="53.44" table:formula="of:=[.D4]" table:style-name="ce52">
            <text:p>53,44</text:p>
          </table:table-cell>
          <table:table-cell office:value-type="float" office:value="83" table:style-name="ce53">
            <text:p>83</text:p>
          </table:table-cell>
          <table:table-cell office:value-type="float" office:value="83" table:style-name="ce54">
            <text:p>83</text:p>
          </table:table-cell>
          <table:table-cell office:value-type="float" office:value="82" table:style-name="ce54">
            <text:p>82</text:p>
          </table:table-cell>
          <table:table-cell office:value-type="float" office:value="84" table:style-name="ce54">
            <text:p>84</text:p>
          </table:table-cell>
          <table:table-cell office:value-type="float" office:value="84" table:style-name="ce55">
            <text:p>84</text:p>
          </table:table-cell>
          <table:table-cell office:value-type="float" office:value="82" table:formula="of:=MIN([.E10:.I10])" table:style-name="ce56">
            <text:p>82</text:p>
          </table:table-cell>
          <table:table-cell office:value-type="float" office:value="84" table:formula="of:=MAX([.E10:.I10])" table:style-name="ce54">
            <text:p>84</text:p>
          </table:table-cell>
          <table:table-cell office:value-type="float" office:value="1.5656063370772372E-2" table:formula="of:=STDEV([.E10:.I10])/[.$D10]" table:style-name="ce54">
            <text:p>0,015656063</text:p>
          </table:table-cell>
          <table:table-cell office:value-type="float" office:value="83.2" table:formula="of:=AVERAGE([.E10:.I10])" table:style-name="ce57">
            <text:p>83,20</text:p>
          </table:table-cell>
          <table:table-cell office:value-type="percentage" office:value="0.55688622754491035" table:formula="of:=([.M10]-[.$D10])/[.$D10]" table:style-name="ce58">
            <text:p>56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5]" table:style-name="ce40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4">
            <text:p>130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6" table:style-name="ce15">
            <text:p>126</text:p>
          </table:table-cell>
          <table:table-cell office:value-type="float" office:value="126" table:formula="of:=MIN([.E11:.I11])" table:style-name="ce16">
            <text:p>126</text:p>
          </table:table-cell>
          <table:table-cell office:value-type="float" office:value="130" table:formula="of:=MAX([.E11:.I11])" table:style-name="ce14">
            <text:p>130</text:p>
          </table:table-cell>
          <table:table-cell office:value-type="float" office:value="1.6176721317364185E-2" table:formula="of:=STDEV([.E11:.I11])/[.$D11]" table:style-name="ce14">
            <text:p>0,016176721</text:p>
          </table:table-cell>
          <table:table-cell office:value-type="float" office:value="128.4" table:formula="of:=AVERAGE([.E11:.I11])" table:style-name="ce59">
            <text:p>128,40</text:p>
          </table:table-cell>
          <table:table-cell office:value-type="percentage" office:value="0.24129930394431562" table:formula="of:=([.M11]-[.$D11])/[.$D11]" table:style-name="ce41">
            <text:p>24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6]" table:style-name="ce40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176" table:style-name="ce21">
            <text:p>176</text:p>
          </table:table-cell>
          <table:table-cell office:value-type="float" office:value="173" table:style-name="ce22">
            <text:p>173</text:p>
          </table:table-cell>
          <table:table-cell office:value-type="float" office:value="176" table:style-name="ce22">
            <text:p>176</text:p>
          </table:table-cell>
          <table:table-cell office:value-type="float" office:value="177" table:style-name="ce22">
            <text:p>177</text:p>
          </table:table-cell>
          <table:table-cell office:value-type="float" office:value="177" table:style-name="ce23">
            <text:p>177</text:p>
          </table:table-cell>
          <table:table-cell office:value-type="float" office:value="173" table:formula="of:=MIN([.E12:.I12])" table:style-name="ce24">
            <text:p>173</text:p>
          </table:table-cell>
          <table:table-cell office:value-type="float" office:value="177" table:formula="of:=MAX([.E12:.I12])" table:style-name="ce22">
            <text:p>177</text:p>
          </table:table-cell>
          <table:table-cell office:value-type="float" office:value="1.070886126509058E-2" table:formula="of:=STDEV([.E12:.I12])/[.$D12]" table:style-name="ce22">
            <text:p>0,010708861</text:p>
          </table:table-cell>
          <table:table-cell office:value-type="float" office:value="175.8" table:formula="of:=AVERAGE([.E12:.I12])" table:style-name="ce25">
            <text:p>175,80</text:p>
          </table:table-cell>
          <table:table-cell office:value-type="percentage" office:value="0.14572471324296152" table:formula="of:=([.M12]-[.$D12])/[.$D12]" table:style-name="ce42">
            <text:p>15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7]" table:style-name="ce40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190" table:style-name="ce21">
            <text:p>190</text:p>
          </table:table-cell>
          <table:table-cell office:value-type="float" office:value="191" table:style-name="ce22">
            <text:p>191</text:p>
          </table:table-cell>
          <table:table-cell office:value-type="float" office:value="187" table:style-name="ce22">
            <text:p>187</text:p>
          </table:table-cell>
          <table:table-cell office:value-type="float" office:value="189" table:style-name="ce22">
            <text:p>189</text:p>
          </table:table-cell>
          <table:table-cell office:value-type="float" office:value="186" table:style-name="ce23">
            <text:p>186</text:p>
          </table:table-cell>
          <table:table-cell office:value-type="float" office:value="186" table:formula="of:=MIN([.E13:.I13])" table:style-name="ce24">
            <text:p>186</text:p>
          </table:table-cell>
          <table:table-cell office:value-type="float" office:value="191" table:formula="of:=MAX([.E13:.I13])" table:style-name="ce22">
            <text:p>191</text:p>
          </table:table-cell>
          <table:table-cell office:value-type="float" office:value="1.0192902749374616E-2" table:formula="of:=STDEV([.E13:.I13])/[.$D13]" table:style-name="ce22">
            <text:p>0,010192903</text:p>
          </table:table-cell>
          <table:table-cell office:value-type="float" office:value="188.6" table:formula="of:=AVERAGE([.E13:.I13])" table:style-name="ce25">
            <text:p>188,60</text:p>
          </table:table-cell>
          <table:table-cell office:value-type="percentage" office:value="-7.2945340149429827E-2" table:formula="of:=([.M13]-[.$D13])/[.$D13]" table:style-name="ce42">
            <text:p>-7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8]" table:style-name="ce40">
            <text:p>250</text:p>
          </table:table-cell>
          <table:table-cell office:value-type="float" office:value="253.44" table:formula="of:=[.D8]" table:style-name="ce12">
            <text:p>253,44</text:p>
          </table:table-cell>
          <table:table-cell office:value-type="float" office:value="229" table:style-name="ce21">
            <text:p>229</text:p>
          </table:table-cell>
          <table:table-cell office:value-type="float" office:value="227" table:style-name="ce22">
            <text:p>227</text:p>
          </table:table-cell>
          <table:table-cell office:value-type="float" office:value="229" table:style-name="ce22">
            <text:p>229</text:p>
          </table:table-cell>
          <table:table-cell office:value-type="float" office:value="229" table:style-name="ce22">
            <text:p>229</text:p>
          </table:table-cell>
          <table:table-cell office:value-type="float" office:value="230" table:style-name="ce23">
            <text:p>230</text:p>
          </table:table-cell>
          <table:table-cell office:value-type="float" office:value="227" table:formula="of:=MIN([.E14:.I14])" table:style-name="ce24">
            <text:p>227</text:p>
          </table:table-cell>
          <table:table-cell office:value-type="float" office:value="230" table:formula="of:=MAX([.E14:.I14])" table:style-name="ce22">
            <text:p>230</text:p>
          </table:table-cell>
          <table:table-cell office:value-type="float" office:value="4.3223055358677888E-3" table:formula="of:=STDEV([.E14:.I14])/[.$D14]" table:style-name="ce22">
            <text:p>0,004322306</text:p>
          </table:table-cell>
          <table:table-cell office:value-type="float" office:value="228.8" table:formula="of:=AVERAGE([.E14:.I14])" table:style-name="ce25">
            <text:p>228,80</text:p>
          </table:table-cell>
          <table:table-cell office:value-type="percentage" office:value="-9.7222222222222168E-2" table:formula="of:=([.M14]-[.$D14])/[.$D14]" table:style-name="ce42">
            <text:p>-10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9]" table:style-name="ce60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73" table:style-name="ce62">
            <text:p>273</text:p>
          </table:table-cell>
          <table:table-cell office:value-type="float" office:value="275" table:style-name="ce63">
            <text:p>275</text:p>
          </table:table-cell>
          <table:table-cell office:value-type="float" office:value="275" table:style-name="ce63">
            <text:p>275</text:p>
          </table:table-cell>
          <table:table-cell office:value-type="float" office:value="274" table:style-name="ce63">
            <text:p>274</text:p>
          </table:table-cell>
          <table:table-cell office:value-type="float" office:value="273" table:style-name="ce64">
            <text:p>273</text:p>
          </table:table-cell>
          <table:table-cell office:value-type="float" office:value="273" table:formula="of:=MIN([.E15:.I15])" table:style-name="ce65">
            <text:p>273</text:p>
          </table:table-cell>
          <table:table-cell office:value-type="float" office:value="275" table:formula="of:=MAX([.E15:.I15])" table:style-name="ce63">
            <text:p>275</text:p>
          </table:table-cell>
          <table:table-cell office:value-type="float" office:value="3.2955444239388346E-3" table:formula="of:=STDEV([.E15:.I15])/[.$D15]" table:style-name="ce63">
            <text:p>0,003295544</text:p>
          </table:table-cell>
          <table:table-cell office:value-type="float" office:value="274" table:formula="of:=AVERAGE([.E15:.I15])" table:style-name="ce66">
            <text:p>274,00</text:p>
          </table:table-cell>
          <table:table-cell office:value-type="percentage" office:value="-9.7020827840759286E-2" table:formula="of:=([.M15]-[.$D15])/[.$D15]" table:style-name="ce67">
            <text:p>-10%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9">
            <text:p>Carton blanc</text:p>
          </table:table-cell>
          <table:table-cell office:value-type="float" office:value="50" table:formula="of:=[.C4]" table:style-name="ce40">
            <text:p>50</text:p>
          </table:table-cell>
          <table:table-cell office:value-type="float" office:value="53.44" table:formula="of:=[.D4]" table:style-name="ce12">
            <text:p>53,44</text:p>
          </table:table-cell>
          <table:table-cell office:value-type="float" office:value="72" table:style-name="ce13">
            <text:p>72</text:p>
          </table:table-cell>
          <table:table-cell office:value-type="float" office:value="72" table:style-name="ce14">
            <text:p>72</text:p>
          </table:table-cell>
          <table:table-cell office:value-type="float" office:value="71" table:style-name="ce14">
            <text:p>71</text:p>
          </table:table-cell>
          <table:table-cell office:value-type="float" office:value="72" table:style-name="ce14">
            <text:p>72</text:p>
          </table:table-cell>
          <table:table-cell office:value-type="float" office:value="73" table:style-name="ce15">
            <text:p>73</text:p>
          </table:table-cell>
          <table:table-cell office:value-type="float" office:value="71" table:formula="of:=MIN([.E16:.I16])" table:style-name="ce16">
            <text:p>71</text:p>
          </table:table-cell>
          <table:table-cell office:value-type="float" office:value="73" table:formula="of:=MAX([.E16:.I16])" table:style-name="ce14">
            <text:p>73</text:p>
          </table:table-cell>
          <table:table-cell office:value-type="float" office:value="1.3231788570107553E-2" table:formula="of:=STDEV([.E16:.I16])/[.$D16]" table:style-name="ce14">
            <text:p>0,013231789</text:p>
          </table:table-cell>
          <table:table-cell office:value-type="float" office:value="72" table:formula="of:=AVERAGE([.E16:.I16])" table:style-name="ce59">
            <text:p>72,00</text:p>
          </table:table-cell>
          <table:table-cell office:value-type="percentage" office:value="0.34730538922155696" table:formula="of:=([.M16]-[.$D16])/[.$D16]" table:style-name="ce41">
            <text:p>35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5]" table:style-name="ce40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26" table:style-name="ce21">
            <text:p>126</text:p>
          </table:table-cell>
          <table:table-cell office:value-type="float" office:value="125" table:style-name="ce22">
            <text:p>125</text:p>
          </table:table-cell>
          <table:table-cell office:value-type="float" office:value="124" table:style-name="ce22">
            <text:p>124</text:p>
          </table:table-cell>
          <table:table-cell office:value-type="float" office:value="124" table:style-name="ce22">
            <text:p>124</text:p>
          </table:table-cell>
          <table:table-cell office:value-type="float" office:value="122" table:style-name="ce23">
            <text:p>122</text:p>
          </table:table-cell>
          <table:table-cell office:value-type="float" office:value="122" table:formula="of:=MIN([.E17:.I17])" table:style-name="ce24">
            <text:p>122</text:p>
          </table:table-cell>
          <table:table-cell office:value-type="float" office:value="126" table:formula="of:=MAX([.E17:.I17])" table:style-name="ce22">
            <text:p>126</text:p>
          </table:table-cell>
          <table:table-cell office:value-type="float" office:value="1.4339130872188055E-2" table:formula="of:=STDEV([.E17:.I17])/[.$D17]" table:style-name="ce22">
            <text:p>0,014339131</text:p>
          </table:table-cell>
          <table:table-cell office:value-type="float" office:value="124.2" table:formula="of:=AVERAGE([.E17:.I17])" table:style-name="ce25">
            <text:p>124,20</text:p>
          </table:table-cell>
          <table:table-cell office:value-type="percentage" office:value="0.20069605568445481" table:formula="of:=([.M17]-[.$D17])/[.$D17]" table:style-name="ce42">
            <text:p>20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6]" table:style-name="ce40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165" table:style-name="ce21">
            <text:p>165</text:p>
          </table:table-cell>
          <table:table-cell office:value-type="float" office:value="167" table:style-name="ce22">
            <text:p>167</text:p>
          </table:table-cell>
          <table:table-cell office:value-type="float" office:value="165" table:style-name="ce22">
            <text:p>165</text:p>
          </table:table-cell>
          <table:table-cell office:value-type="float" office:value="168" table:style-name="ce22">
            <text:p>168</text:p>
          </table:table-cell>
          <table:table-cell office:value-type="float" office:value="163" table:style-name="ce23">
            <text:p>163</text:p>
          </table:table-cell>
          <table:table-cell office:value-type="float" office:value="163" table:formula="of:=MIN([.E18:.I18])" table:style-name="ce24">
            <text:p>163</text:p>
          </table:table-cell>
          <table:table-cell office:value-type="float" office:value="168" table:formula="of:=MAX([.E18:.I18])" table:style-name="ce22">
            <text:p>168</text:p>
          </table:table-cell>
          <table:table-cell office:value-type="float" office:value="1.2704372190835459E-2" table:formula="of:=STDEV([.E18:.I18])/[.$D18]" table:style-name="ce22">
            <text:p>0,012704372</text:p>
          </table:table-cell>
          <table:table-cell office:value-type="float" office:value="165.6" table:formula="of:=AVERAGE([.E18:.I18])" table:style-name="ce25">
            <text:p>165,60</text:p>
          </table:table-cell>
          <table:table-cell office:value-type="percentage" office:value="7.9249217935349295E-2" table:formula="of:=([.M18]-[.$D18])/[.$D18]" table:style-name="ce42">
            <text:p>8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7]" table:style-name="ce40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184" table:style-name="ce21">
            <text:p>184</text:p>
          </table:table-cell>
          <table:table-cell office:value-type="float" office:value="186" table:style-name="ce22">
            <text:p>186</text:p>
          </table:table-cell>
          <table:table-cell office:value-type="float" office:value="184" table:style-name="ce22">
            <text:p>184</text:p>
          </table:table-cell>
          <table:table-cell office:value-type="float" office:value="185" table:style-name="ce22">
            <text:p>185</text:p>
          </table:table-cell>
          <table:table-cell office:value-type="float" office:value="187" table:style-name="ce23">
            <text:p>187</text:p>
          </table:table-cell>
          <table:table-cell office:value-type="float" office:value="184" table:formula="of:=MIN([.E19:.I19])" table:style-name="ce24">
            <text:p>184</text:p>
          </table:table-cell>
          <table:table-cell office:value-type="float" office:value="187" table:formula="of:=MAX([.E19:.I19])" table:style-name="ce22">
            <text:p>187</text:p>
          </table:table-cell>
          <table:table-cell office:value-type="float" office:value="6.4089681529715383E-3" table:formula="of:=STDEV([.E19:.I19])/[.$D19]" table:style-name="ce22">
            <text:p>0,006408968</text:p>
          </table:table-cell>
          <table:table-cell office:value-type="float" office:value="185.2" table:formula="of:=AVERAGE([.E19:.I19])" table:style-name="ce25">
            <text:p>185,20</text:p>
          </table:table-cell>
          <table:table-cell office:value-type="percentage" office:value="-8.9657884388517545E-2" table:formula="of:=([.M19]-[.$D19])/[.$D19]" table:style-name="ce42">
            <text:p>-9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8]" table:style-name="ce40">
            <text:p>250</text:p>
          </table:table-cell>
          <table:table-cell office:value-type="float" office:value="253.44" table:formula="of:=[.D8]" table:style-name="ce12">
            <text:p>253,44</text:p>
          </table:table-cell>
          <table:table-cell office:value-type="float" office:value="207" table:style-name="ce21">
            <text:p>207</text:p>
          </table:table-cell>
          <table:table-cell office:value-type="float" office:value="204" table:style-name="ce22">
            <text:p>204</text:p>
          </table:table-cell>
          <table:table-cell office:value-type="float" office:value="208" table:style-name="ce22">
            <text:p>208</text:p>
          </table:table-cell>
          <table:table-cell office:value-type="float" office:value="209" table:style-name="ce22">
            <text:p>209</text:p>
          </table:table-cell>
          <table:table-cell office:value-type="float" office:value="207" table:style-name="ce23">
            <text:p>207</text:p>
          </table:table-cell>
          <table:table-cell office:value-type="float" office:value="204" table:formula="of:=MIN([.E20:.I20])" table:style-name="ce24">
            <text:p>204</text:p>
          </table:table-cell>
          <table:table-cell office:value-type="float" office:value="209" table:formula="of:=MAX([.E20:.I20])" table:style-name="ce22">
            <text:p>209</text:p>
          </table:table-cell>
          <table:table-cell office:value-type="float" office:value="7.381742003578641E-3" table:formula="of:=STDEV([.E20:.I20])/[.$D20]" table:style-name="ce22">
            <text:p>0,007381742</text:p>
          </table:table-cell>
          <table:table-cell office:value-type="float" office:value="207" table:formula="of:=AVERAGE([.E20:.I20])" table:style-name="ce25">
            <text:p>207,00</text:p>
          </table:table-cell>
          <table:table-cell office:value-type="percentage" office:value="-0.18323863636363635" table:formula="of:=([.M20]-[.$D20])/[.$D20]" table:style-name="ce42">
            <text:p>-18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9]" table:style-name="ce60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29" table:style-name="ce62">
            <text:p>229</text:p>
          </table:table-cell>
          <table:table-cell office:value-type="float" office:value="222" table:style-name="ce63">
            <text:p>222</text:p>
          </table:table-cell>
          <table:table-cell office:value-type="float" office:value="224" table:style-name="ce63">
            <text:p>224</text:p>
          </table:table-cell>
          <table:table-cell office:value-type="float" office:value="225" table:style-name="ce63">
            <text:p>225</text:p>
          </table:table-cell>
          <table:table-cell office:value-type="float" office:value="224" table:style-name="ce64">
            <text:p>224</text:p>
          </table:table-cell>
          <table:table-cell office:value-type="float" office:value="222" table:formula="of:=MIN([.E21:.I21])" table:style-name="ce65">
            <text:p>222</text:p>
          </table:table-cell>
          <table:table-cell office:value-type="float" office:value="229" table:formula="of:=MAX([.E21:.I21])" table:style-name="ce63">
            <text:p>229</text:p>
          </table:table-cell>
          <table:table-cell office:value-type="float" office:value="8.5303052369791622E-3" table:formula="of:=STDEV([.E21:.I21])/[.$D21]" table:style-name="ce63">
            <text:p>0,008530305</text:p>
          </table:table-cell>
          <table:table-cell office:value-type="float" office:value="224.8" table:formula="of:=AVERAGE([.E21:.I21])" table:style-name="ce63">
            <text:p>224,8</text:p>
          </table:table-cell>
          <table:table-cell office:value-type="percentage" office:value="-0.25916161349854994" table:formula="of:=([.M21]-[.$D21])/[.$D21]" table:style-name="ce67">
            <text:p>-26%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9">
            <text:p>Plastique Transparent</text:p>
          </table:table-cell>
          <table:table-cell office:value-type="float" office:value="50" table:formula="of:=[.C16]" table:style-name="ce40">
            <text:p>50</text:p>
          </table:table-cell>
          <table:table-cell office:value-type="float" office:value="53.44" table:formula="of:=[.D4]" table:style-name="ce12">
            <text:p>53,44</text:p>
          </table:table-cell>
          <table:table-cell office:value-type="float" office:value="93" table:style-name="ce13">
            <text:p>93</text:p>
          </table:table-cell>
          <table:table-cell office:value-type="float" office:value="95" table:style-name="ce14">
            <text:p>95</text:p>
          </table:table-cell>
          <table:table-cell office:value-type="float" office:value="83" table:style-name="ce14">
            <text:p>83</text:p>
          </table:table-cell>
          <table:table-cell office:value-type="float" office:value="81" table:style-name="ce14">
            <text:p>81</text:p>
          </table:table-cell>
          <table:table-cell office:value-type="float" office:value="98" table:style-name="ce15">
            <text:p>98</text:p>
          </table:table-cell>
          <table:table-cell office:value-type="float" office:value="81" table:formula="of:=MIN([.E22:.I22])" table:style-name="ce16">
            <text:p>81</text:p>
          </table:table-cell>
          <table:table-cell office:value-type="float" office:value="98" table:formula="of:=MAX([.E22:.I22])" table:style-name="ce14">
            <text:p>98</text:p>
          </table:table-cell>
          <table:table-cell office:value-type="float" office:value="0.14127684197737181" table:formula="of:=STDEV([.E22:.I22])/[.$D22]" table:style-name="ce14">
            <text:p>0,141276842</text:p>
          </table:table-cell>
          <table:table-cell office:value-type="float" office:value="90" table:formula="of:=AVERAGE([.E22:.I22])" table:style-name="ce14">
            <text:p>90</text:p>
          </table:table-cell>
          <table:table-cell office:value-type="percentage" office:value="0.68413173652694614" table:formula="of:=([.M22]-[.$D22])/[.$D22]" table:style-name="ce41">
            <text:p>68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17]" table:style-name="ce40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48" table:style-name="ce21">
            <text:p>148</text:p>
          </table:table-cell>
          <table:table-cell office:value-type="float" office:value="148" table:style-name="ce22">
            <text:p>148</text:p>
          </table:table-cell>
          <table:table-cell office:value-type="float" office:value="145" table:style-name="ce22">
            <text:p>145</text:p>
          </table:table-cell>
          <table:table-cell office:value-type="float" office:value="146" table:style-name="ce22">
            <text:p>146</text:p>
          </table:table-cell>
          <table:table-cell office:value-type="float" office:value="149" table:style-name="ce23">
            <text:p>149</text:p>
          </table:table-cell>
          <table:table-cell office:value-type="float" office:value="145" table:formula="of:=MIN([.E23:.I23])" table:style-name="ce24">
            <text:p>145</text:p>
          </table:table-cell>
          <table:table-cell office:value-type="float" office:value="149" table:formula="of:=MAX([.E23:.I23])" table:style-name="ce22">
            <text:p>149</text:p>
          </table:table-cell>
          <table:table-cell office:value-type="float" office:value="1.588522498564867E-2" table:formula="of:=STDEV([.E23:.I23])/[.$D23]" table:style-name="ce22">
            <text:p>0,015885225</text:p>
          </table:table-cell>
          <table:table-cell office:value-type="float" office:value="147.19999999999999" table:formula="of:=AVERAGE([.E23:.I23])" table:style-name="ce22">
            <text:p>147,2</text:p>
          </table:table-cell>
          <table:table-cell office:value-type="percentage" office:value="0.42304717710750184" table:formula="of:=([.M23]-[.$D23])/[.$D23]" table:style-name="ce42">
            <text:p>42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18]" table:style-name="ce40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200" table:style-name="ce21">
            <text:p>200</text:p>
          </table:table-cell>
          <table:table-cell office:value-type="float" office:value="196" table:style-name="ce22">
            <text:p>196</text:p>
          </table:table-cell>
          <table:table-cell office:value-type="float" office:value="202" table:style-name="ce22">
            <text:p>202</text:p>
          </table:table-cell>
          <table:table-cell office:value-type="float" office:value="197" table:style-name="ce22">
            <text:p>197</text:p>
          </table:table-cell>
          <table:table-cell office:value-type="float" office:value="199" table:style-name="ce23">
            <text:p>199</text:p>
          </table:table-cell>
          <table:table-cell office:value-type="float" office:value="196" table:formula="of:=MIN([.E24:.I24])" table:style-name="ce24">
            <text:p>196</text:p>
          </table:table-cell>
          <table:table-cell office:value-type="float" office:value="202" table:formula="of:=MAX([.E24:.I24])" table:style-name="ce22">
            <text:p>202</text:p>
          </table:table-cell>
          <table:table-cell office:value-type="float" office:value="1.5559614684975654E-2" table:formula="of:=STDEV([.E24:.I24])/[.$D24]" table:style-name="ce22">
            <text:p>0,015559615</text:p>
          </table:table-cell>
          <table:table-cell office:value-type="float" office:value="198.8" table:formula="of:=AVERAGE([.E24:.I24])" table:style-name="ce22">
            <text:p>198,8</text:p>
          </table:table-cell>
          <table:table-cell office:value-type="percentage" office:value="0.29562043795620446" table:formula="of:=([.M24]-[.$D24])/[.$D24]" table:style-name="ce42">
            <text:p>30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19]" table:style-name="ce40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208" table:style-name="ce21">
            <text:p>208</text:p>
          </table:table-cell>
          <table:table-cell office:value-type="float" office:value="200" table:style-name="ce22">
            <text:p>200</text:p>
          </table:table-cell>
          <table:table-cell office:value-type="float" office:value="208" table:style-name="ce22">
            <text:p>208</text:p>
          </table:table-cell>
          <table:table-cell office:value-type="float" office:value="203" table:style-name="ce22">
            <text:p>203</text:p>
          </table:table-cell>
          <table:table-cell office:value-type="float" office:value="208" table:style-name="ce23">
            <text:p>208</text:p>
          </table:table-cell>
          <table:table-cell office:value-type="float" office:value="200" table:formula="of:=MIN([.E25:.I25])" table:style-name="ce24">
            <text:p>200</text:p>
          </table:table-cell>
          <table:table-cell office:value-type="float" office:value="208" table:formula="of:=MAX([.E25:.I25])" table:style-name="ce22">
            <text:p>208</text:p>
          </table:table-cell>
          <table:table-cell office:value-type="float" office:value="1.8260101868862278E-2" table:formula="of:=STDEV([.E25:.I25])/[.$D25]" table:style-name="ce22">
            <text:p>0,018260102</text:p>
          </table:table-cell>
          <table:table-cell office:value-type="float" office:value="205.4" table:formula="of:=AVERAGE([.E25:.I25])" table:style-name="ce22">
            <text:p>205,4</text:p>
          </table:table-cell>
          <table:table-cell office:value-type="percentage" office:value="9.6342902084152974E-3" table:formula="of:=([.M25]-[.$D25])/[.$D25]" table:style-name="ce42">
            <text:p>1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20]" table:style-name="ce40">
            <text:p>250</text:p>
          </table:table-cell>
          <table:table-cell office:value-type="float" office:value="253.44" table:formula="of:=[.D8]" table:style-name="ce12">
            <text:p>253,44</text:p>
          </table:table-cell>
          <table:table-cell office:value-type="float" office:value="248" table:style-name="ce21">
            <text:p>248</text:p>
          </table:table-cell>
          <table:table-cell office:value-type="float" office:value="253" table:style-name="ce22">
            <text:p>253</text:p>
          </table:table-cell>
          <table:table-cell office:value-type="float" office:value="250" table:style-name="ce22">
            <text:p>250</text:p>
          </table:table-cell>
          <table:table-cell office:value-type="float" office:value="255" table:style-name="ce22">
            <text:p>255</text:p>
          </table:table-cell>
          <table:table-cell office:value-type="float" office:value="247" table:style-name="ce23">
            <text:p>247</text:p>
          </table:table-cell>
          <table:table-cell office:value-type="float" office:value="247" table:formula="of:=MIN([.E26:.I26])" table:style-name="ce24">
            <text:p>247</text:p>
          </table:table-cell>
          <table:table-cell office:value-type="float" office:value="255" table:formula="of:=MAX([.E26:.I26])" table:style-name="ce22">
            <text:p>255</text:p>
          </table:table-cell>
          <table:table-cell office:value-type="float" office:value="1.3263680803323557E-2" table:formula="of:=STDEV([.E26:.I26])/[.$D26]" table:style-name="ce22">
            <text:p>0,013263681</text:p>
          </table:table-cell>
          <table:table-cell office:value-type="float" office:value="250.6" table:formula="of:=AVERAGE([.E26:.I26])" table:style-name="ce22">
            <text:p>250,6</text:p>
          </table:table-cell>
          <table:table-cell office:value-type="percentage" office:value="-1.1205808080808094E-2" table:formula="of:=([.M26]-[.$D26])/[.$D26]" table:style-name="ce42">
            <text:p>-1%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21]" table:style-name="ce60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81" table:style-name="ce62">
            <text:p>281</text:p>
          </table:table-cell>
          <table:table-cell office:value-type="float" office:value="279" table:style-name="ce63">
            <text:p>279</text:p>
          </table:table-cell>
          <table:table-cell office:value-type="float" office:value="285" table:style-name="ce63">
            <text:p>285</text:p>
          </table:table-cell>
          <table:table-cell office:value-type="float" office:value="278" table:style-name="ce63">
            <text:p>278</text:p>
          </table:table-cell>
          <table:table-cell office:value-type="float" office:value="281" table:style-name="ce64">
            <text:p>281</text:p>
          </table:table-cell>
          <table:table-cell office:value-type="float" office:value="278" table:formula="of:=MIN([.E27:.I27])" table:style-name="ce65">
            <text:p>278</text:p>
          </table:table-cell>
          <table:table-cell office:value-type="float" office:value="285" table:formula="of:=MAX([.E27:.I27])" table:style-name="ce63">
            <text:p>285</text:p>
          </table:table-cell>
          <table:table-cell office:value-type="float" office:value="8.8428736257571434E-3" table:formula="of:=STDEV([.E27:.I27])/[.$D27]" table:style-name="ce63">
            <text:p>0,008842874</text:p>
          </table:table-cell>
          <table:table-cell office:value-type="float" office:value="280.8" table:formula="of:=AVERAGE([.E27:.I27])" table:style-name="ce63">
            <text:p>280,8</text:p>
          </table:table-cell>
          <table:table-cell office:value-type="float" office:value="-7.4611125757975169E-2" table:formula="of:=([.M27]-[.$D27])/[.$D27]" table:style-name="ce68">
            <text:p>-0,074611126</text:p>
          </table:table-cell>
          <table:table-cell table:number-columns-repeated="16370"/>
        </table:table-row>
        <table:table-row table:style-name="ro3">
          <table:table-cell/>
          <table:table-cell office:value-type="string" table:number-columns-spanned="1" table:number-rows-spanned="6" table:style-name="ce89">
            <text:p>Plastique Gris</text:p>
          </table:table-cell>
          <table:table-cell office:value-type="float" office:value="50" table:formula="of:=[.C4]" table:style-name="ce69">
            <text:p>50</text:p>
          </table:table-cell>
          <table:table-cell office:value-type="float" office:value="53.44" table:formula="of:=[.D4]" table:style-name="ce52">
            <text:p>53,44</text:p>
          </table:table-cell>
          <table:table-cell office:value-type="float" office:value="61" table:style-name="ce56">
            <text:p>61</text:p>
          </table:table-cell>
          <table:table-cell office:value-type="float" office:value="61" table:style-name="ce54">
            <text:p>61</text:p>
          </table:table-cell>
          <table:table-cell office:value-type="float" office:value="63" table:style-name="ce54">
            <text:p>63</text:p>
          </table:table-cell>
          <table:table-cell office:value-type="float" office:value="58" table:style-name="ce54">
            <text:p>58</text:p>
          </table:table-cell>
          <table:table-cell office:value-type="float" office:value="61" table:style-name="ce55">
            <text:p>61</text:p>
          </table:table-cell>
          <table:table-cell office:value-type="float" office:value="58" table:formula="of:=MIN([.E28:.I28])" table:style-name="ce56">
            <text:p>58</text:p>
          </table:table-cell>
          <table:table-cell office:value-type="float" office:value="63" table:formula="of:=MAX([.E28:.I28])" table:style-name="ce56">
            <text:p>63</text:p>
          </table:table-cell>
          <table:table-cell office:value-type="float" office:value="3.3474071519457929E-2" table:formula="of:=STDEV([.E28:.I28])/[.$D28]" table:style-name="ce54">
            <text:p>0,033474072</text:p>
          </table:table-cell>
          <table:table-cell office:value-type="float" office:value="60.8" table:formula="of:=AVERAGE([.E28:.I28])" table:style-name="ce54">
            <text:p>60,8</text:p>
          </table:table-cell>
          <table:table-cell office:value-type="float" office:value="0.1377245508982036" table:formula="of:=([.M28]-[.$D28])/[.$D28]" table:style-name="ce70">
            <text:p>0,137724551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00" table:formula="of:=[.C5]" table:style-name="ce71">
            <text:p>100</text:p>
          </table:table-cell>
          <table:table-cell office:value-type="float" office:value="103.44" table:formula="of:=[.D5]" table:style-name="ce12">
            <text:p>103,44</text:p>
          </table:table-cell>
          <table:table-cell office:value-type="float" office:value="114" table:style-name="ce16">
            <text:p>114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108" table:style-name="ce14">
            <text:p>108</text:p>
          </table:table-cell>
          <table:table-cell office:value-type="float" office:value="113" table:style-name="ce15">
            <text:p>113</text:p>
          </table:table-cell>
          <table:table-cell office:value-type="float" office:value="108" table:formula="of:=MIN([.E29:.I29])" table:style-name="ce16">
            <text:p>108</text:p>
          </table:table-cell>
          <table:table-cell office:value-type="float" office:value="114" table:formula="of:=MAX([.E29:.I29])" table:style-name="ce14">
            <text:p>114</text:p>
          </table:table-cell>
          <table:table-cell office:value-type="float" office:value="2.3680295270525696E-2" table:formula="of:=STDEV([.E29:.I29])/[.$D29]" table:style-name="ce14">
            <text:p>0,023680295</text:p>
          </table:table-cell>
          <table:table-cell office:value-type="float" office:value="111" table:formula="of:=AVERAGE([.E29:.I29])" table:style-name="ce14">
            <text:p>111</text:p>
          </table:table-cell>
          <table:table-cell office:value-type="float" office:value="7.3085846867749438E-2" table:formula="of:=([.M29]-[.$D29])/[.$D29]" table:style-name="ce72">
            <text:p>0,073085847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150" table:formula="of:=[.C6]" table:style-name="ce71">
            <text:p>150</text:p>
          </table:table-cell>
          <table:table-cell office:value-type="float" office:value="153.44" table:formula="of:=[.D6]" table:style-name="ce12">
            <text:p>153,44</text:p>
          </table:table-cell>
          <table:table-cell office:value-type="float" office:value="144" table:style-name="ce16">
            <text:p>144</text:p>
          </table:table-cell>
          <table:table-cell office:value-type="float" office:value="141" table:style-name="ce14">
            <text:p>141</text:p>
          </table:table-cell>
          <table:table-cell office:value-type="float" office:value="156" table:style-name="ce14">
            <text:p>156</text:p>
          </table:table-cell>
          <table:table-cell office:value-type="float" office:value="150" table:style-name="ce14">
            <text:p>150</text:p>
          </table:table-cell>
          <table:table-cell office:value-type="float" office:value="144" table:style-name="ce15">
            <text:p>144</text:p>
          </table:table-cell>
          <table:table-cell office:value-type="float" office:value="141" table:formula="of:=MIN([.E30:.I30])" table:style-name="ce16">
            <text:p>141</text:p>
          </table:table-cell>
          <table:table-cell office:value-type="float" office:value="156" table:formula="of:=MAX([.E30:.I30])" table:style-name="ce14">
            <text:p>156</text:p>
          </table:table-cell>
          <table:table-cell office:value-type="float" office:value="3.9103232533889469E-2" table:formula="of:=STDEV([.E30:.I30])/[.$D30]" table:style-name="ce14">
            <text:p>0,039103233</text:p>
          </table:table-cell>
          <table:table-cell office:value-type="float" office:value="147" table:formula="of:=AVERAGE([.E30:.I30])" table:style-name="ce14">
            <text:p>147</text:p>
          </table:table-cell>
          <table:table-cell office:value-type="float" office:value="-4.1970802919708013E-2" table:formula="of:=([.M30]-[.$D30])/[.$D30]" table:style-name="ce72">
            <text:p>-0,041970803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00" table:formula="of:=[.C7]" table:style-name="ce71">
            <text:p>200</text:p>
          </table:table-cell>
          <table:table-cell office:value-type="float" office:value="203.44" table:formula="of:=[.D7]" table:style-name="ce12">
            <text:p>203,44</text:p>
          </table:table-cell>
          <table:table-cell office:value-type="float" office:value="165" table:style-name="ce16">
            <text:p>165</text:p>
          </table:table-cell>
          <table:table-cell office:value-type="float" office:value="166" table:style-name="ce14">
            <text:p>166</text:p>
          </table:table-cell>
          <table:table-cell office:value-type="float" office:value="166" table:style-name="ce14">
            <text:p>166</text:p>
          </table:table-cell>
          <table:table-cell office:value-type="float" office:value="164" table:style-name="ce14">
            <text:p>164</text:p>
          </table:table-cell>
          <table:table-cell office:value-type="float" office:value="165" table:style-name="ce15">
            <text:p>165</text:p>
          </table:table-cell>
          <table:table-cell office:value-type="float" office:value="164" table:formula="of:=MIN([.E31:.I31])" table:style-name="ce16">
            <text:p>164</text:p>
          </table:table-cell>
          <table:table-cell office:value-type="float" office:value="166" table:formula="of:=MAX([.E31:.I31])" table:style-name="ce14">
            <text:p>166</text:p>
          </table:table-cell>
          <table:table-cell office:value-type="float" office:value="4.1125640313314765E-3" table:formula="of:=STDEV([.E31:.I31])/[.$D31]" table:style-name="ce14">
            <text:p>0,004112564</text:p>
          </table:table-cell>
          <table:table-cell office:value-type="float" office:value="165.2" table:formula="of:=AVERAGE([.E31:.I31])" table:style-name="ce14">
            <text:p>165,2</text:p>
          </table:table-cell>
          <table:table-cell office:value-type="float" office:value="-0.18796696814785691" table:formula="of:=([.M31]-[.$D31])/[.$D31]" table:style-name="ce72">
            <text:p>-0,187966968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250" table:formula="of:=[.C8]" table:style-name="ce73">
            <text:p>250</text:p>
          </table:table-cell>
          <table:table-cell office:value-type="float" office:value="253.44" table:formula="of:=[.D8]" table:style-name="ce20">
            <text:p>253,44</text:p>
          </table:table-cell>
          <table:table-cell office:value-type="float" office:value="192" table:style-name="ce24">
            <text:p>192</text:p>
          </table:table-cell>
          <table:table-cell office:value-type="float" office:value="192" table:style-name="ce22">
            <text:p>192</text:p>
          </table:table-cell>
          <table:table-cell office:value-type="float" office:value="195" table:style-name="ce22">
            <text:p>195</text:p>
          </table:table-cell>
          <table:table-cell office:value-type="float" office:value="192" table:style-name="ce22">
            <text:p>192</text:p>
          </table:table-cell>
          <table:table-cell office:value-type="float" office:value="192" table:style-name="ce23">
            <text:p>192</text:p>
          </table:table-cell>
          <table:table-cell office:value-type="float" office:value="192" table:formula="of:=MIN([.E32:.I32])" table:style-name="ce16">
            <text:p>192</text:p>
          </table:table-cell>
          <table:table-cell office:value-type="float" office:value="195" table:formula="of:=MAX([.E32:.I32])" table:style-name="ce14">
            <text:p>195</text:p>
          </table:table-cell>
          <table:table-cell office:value-type="float" office:value="5.293721537641548E-3" table:formula="of:=STDEV([.E32:.I32])/[.$D32]" table:style-name="ce14">
            <text:p>0,005293722</text:p>
          </table:table-cell>
          <table:table-cell office:value-type="float" office:value="192.6" table:formula="of:=AVERAGE([.E32:.I32])" table:style-name="ce14">
            <text:p>192,6</text:p>
          </table:table-cell>
          <table:table-cell office:value-type="float" office:value="-0.2400568181818182" table:formula="of:=([.M32]-[.$D32])/[.$D32]" table:style-name="ce72">
            <text:p>-0,240056818</text:p>
          </table:table-cell>
          <table:table-cell table:number-columns-repeated="16370"/>
        </table:table-row>
        <table:table-row table:style-name="ro3">
          <table:table-cell/>
          <table:covered-table-cell/>
          <table:table-cell office:value-type="float" office:value="300" table:formula="of:=[.C9]" table:style-name="ce74">
            <text:p>300</text:p>
          </table:table-cell>
          <table:table-cell office:value-type="float" office:value="303.44" table:formula="of:=[.D9]" table:style-name="ce61">
            <text:p>303,44</text:p>
          </table:table-cell>
          <table:table-cell office:value-type="float" office:value="210" table:style-name="ce65">
            <text:p>210</text:p>
          </table:table-cell>
          <table:table-cell office:value-type="float" office:value="213" table:style-name="ce63">
            <text:p>213</text:p>
          </table:table-cell>
          <table:table-cell office:value-type="float" office:value="211" table:style-name="ce63">
            <text:p>211</text:p>
          </table:table-cell>
          <table:table-cell office:value-type="float" office:value="210" table:style-name="ce63">
            <text:p>210</text:p>
          </table:table-cell>
          <table:table-cell office:value-type="float" office:value="210" table:style-name="ce64">
            <text:p>210</text:p>
          </table:table-cell>
          <table:table-cell office:value-type="float" office:value="210" table:formula="of:=MIN([.E33:.I33])" table:style-name="ce75">
            <text:p>210</text:p>
          </table:table-cell>
          <table:table-cell office:value-type="float" office:value="213" table:formula="of:=MAX([.E33:.I33])" table:style-name="ce76">
            <text:p>213</text:p>
          </table:table-cell>
          <table:table-cell office:value-type="float" office:value="4.296864226998846E-3" table:formula="of:=STDEV([.E33:.I33])/[.$D33]" table:style-name="ce76">
            <text:p>0,004296864</text:p>
          </table:table-cell>
          <table:table-cell office:value-type="float" office:value="210.8" table:formula="of:=AVERAGE([.E33:.I33])" table:style-name="ce63">
            <text:p>210,8</text:p>
          </table:table-cell>
          <table:table-cell office:value-type="float" office:value="-0.30529923543369358" table:formula="of:=([.M33]-[.$D33])/[.$D33]" table:style-name="ce68">
            <text:p>-0,305299235</text:p>
          </table:table-cell>
          <table:table-cell table:number-columns-repeated="16370"/>
        </table:table-row>
        <table:table-row table:style-name="ro2">
          <table:table-cell/>
          <table:table-cell table:style-name="ce77"/>
          <table:table-cell table:style-name="ce71"/>
          <table:table-cell table:style-name="ce12"/>
          <table:table-cell table:style-name="ce16"/>
          <table:table-cell table:number-columns-repeated="3" table:style-name="ce14"/>
          <table:table-cell table:style-name="ce15"/>
          <table:table-cell table:style-name="ce16"/>
          <table:table-cell table:number-columns-repeated="3" table:style-name="ce14"/>
          <table:table-cell table:style-name="ce72"/>
          <table:table-cell table:number-columns-repeated="16370"/>
        </table:table-row>
        <table:table-row table:style-name="ro2">
          <table:table-cell/>
          <table:table-cell table:style-name="ce78"/>
          <table:table-cell table:style-name="ce73"/>
          <table:table-cell table:style-name="ce20"/>
          <table:table-cell table:style-name="ce24"/>
          <table:table-cell table:number-columns-repeated="3" table:style-name="ce22"/>
          <table:table-cell table:style-name="ce23"/>
          <table:table-cell table:style-name="ce24"/>
          <table:table-cell table:number-columns-repeated="3" table:style-name="ce22"/>
          <table:table-cell table:style-name="ce79"/>
          <table:table-cell table:number-columns-repeated="16370"/>
        </table:table-row>
        <table:table-row table:style-name="ro3">
          <table:table-cell/>
          <table:table-cell table:style-name="ce80"/>
          <table:table-cell table:style-name="ce81"/>
          <table:table-cell table:style-name="ce10"/>
          <table:table-cell table:style-name="ce8"/>
          <table:table-cell table:number-columns-repeated="3" table:style-name="ce6"/>
          <table:table-cell table:style-name="ce7"/>
          <table:table-cell table:style-name="ce8"/>
          <table:table-cell table:number-columns-repeated="3" table:style-name="ce6"/>
          <table:table-cell table:style-name="ce39"/>
          <table:table-cell table:number-columns-repeated="16370"/>
        </table:table-row>
        <table:table-row table:style-name="ro4">
          <table:table-cell/>
          <table:table-cell table:style-name="ce1"/>
          <table:table-cell office:value-type="string" office:string-value="offset" table:formula="of:=[without_protection.B30]" table:style-name="ce82">
            <text:p>offset</text:p>
          </table:table-cell>
          <table:table-cell office:value-type="float" office:value="3.44" table:formula="of:=[without_protection.C30]" table:style-name="ce83">
            <text:p>3,44</text:p>
          </table:table-cell>
          <table:table-cell table:number-columns-repeated="10" table:style-name="ce2"/>
          <table:table-cell table:number-columns-repeated="16370"/>
        </table:table-row>
        <table:table-row table:style-name="ro2">
          <table:table-cell/>
          <table:table-cell table:style-name="ce1"/>
          <table:table-cell table:style-name="ce1">
            <draw:frame draw:z-index="1" draw:id="id42" draw:style-name="a42" draw:name="Graphique 1" svg:x="0.41667in" svg:y="0.16146in" svg:width="12.9375in" svg:height="5.59896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Gilles HUBERT</dc:creator>
    <meta:creation-date>2019-06-07T14:04:35Z</meta:creation-date>
    <dc:date>2019-07-01T15:50:29Z</dc:date>
    <meta:editing-cycles>1</meta:editing-cycles>
    <meta:editing-duration>PT15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08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I$4" chart:values-cell-range-address="without_protection.$I$5:.$I$27" chart:class="chart:line" chart:attached-axis="primary-y" chart:style-name="G0S0">
            <chart:data-label chart:style-name="DL00"/>
            <chart:data-point chart:repeated="23"/>
          </chart:series>
          <chart:series chart:label-cell-address="without_protection.$J$4" chart:values-cell-range-address="without_protection.$J$5:.$J$27" chart:class="chart:line" chart:attached-axis="primary-y" chart:style-name="G0S1">
            <chart:data-point chart:repeated="23"/>
          </chart:series>
          <chart:series chart:label-cell-address="without_protection.$L$4" chart:values-cell-range-address="without_protection.$L$5:.$L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Q$4" chart:values-cell-range-address="without_protection.$AQ$5:.$AQ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S$4" chart:values-cell-range-address="without_protection.$AS$5:.$AS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O$4" chart:values-cell-range-address="without_protection.$AO$5:.$AO$27" chart:class="chart:line" chart:attached-axis="primary-y" chart:style-name="G0S0">
            <chart:data-point chart:repeated="23"/>
          </chart:series>
          <chart:series chart:label-cell-address="without_protection.$AP$4" chart:values-cell-range-address="without_protection.$AP$5:.$AP$27" chart:class="chart:line" chart:attached-axis="primary-y" chart:style-name="G0S1">
            <chart:data-point chart:repeated="23"/>
          </chart:series>
          <chart:series chart:label-cell-address="without_protection.$AR$4" chart:values-cell-range-address="without_protection.$AR$5:.$AR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I$4" chart:values-cell-range-address="with_protection.$I$5:.$I$27" chart:class="chart:line" chart:attached-axis="primary-y" chart:style-name="G0S0">
            <chart:data-point chart:repeated="23"/>
          </chart:series>
          <chart:series chart:label-cell-address="without_protection.$J$4" chart:values-cell-range-address="with_protection.$J$5:.$J$27" chart:class="chart:line" chart:attached-axis="primary-y" chart:style-name="G0S1">
            <chart:data-point chart:repeated="23"/>
          </chart:series>
          <chart:series chart:label-cell-address="without_protection.$L$4" chart:values-cell-range-address="with_protection.$L$5:.$L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M$4" chart:values-cell-range-address="with_protection.$M$5:.$M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K$4" chart:values-cell-range-address="with_protection.$K$5:.$K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S$4" chart:values-cell-range-address="with_protection.$S$5:.$S$27" chart:class="chart:line" chart:attached-axis="primary-y" chart:style-name="G0S0">
            <chart:data-point chart:repeated="23"/>
          </chart:series>
          <chart:series chart:label-cell-address="without_protection.$T$4" chart:values-cell-range-address="with_protection.$T$5:.$T$27" chart:class="chart:line" chart:attached-axis="primary-y" chart:style-name="G0S1">
            <chart:data-point chart:repeated="23"/>
          </chart:series>
          <chart:series chart:label-cell-address="without_protection.$V$4" chart:values-cell-range-address="with_protection.$V$5:.$V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W$4" chart:values-cell-range-address="with_protection.$W$5:.$W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U$4" chart:values-cell-range-address="with_protection.$U$5:.$U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E$4" chart:values-cell-range-address="with_protection.$AE$5:.$AE$27" chart:class="chart:line" chart:attached-axis="primary-y" chart:style-name="G0S0">
            <chart:data-point chart:repeated="23"/>
          </chart:series>
          <chart:series chart:label-cell-address="without_protection.$AF$4" chart:values-cell-range-address="with_protection.$AF$5:.$AF$27" chart:class="chart:line" chart:attached-axis="primary-y" chart:style-name="G0S1">
            <chart:data-point chart:repeated="23"/>
          </chart:series>
          <chart:series chart:label-cell-address="without_protection.$AH$4" chart:values-cell-range-address="with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M$4" chart:values-cell-range-address="without_protection.$M$5:.$M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I$4" chart:values-cell-range-address="with_protection.$AI$5:.$AI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G$4" chart:values-cell-range-address="with_protection.$AG$5:.$AG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7716535433pt" svg:y="13.92pt" chart:style-name="Lgnd"/>
        <chart:plot-area svg:x="112.9861417322835pt" svg:y="39.24165354330709pt" svg:width="532.4845669291338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Q$4" chart:values-cell-range-address="with_protection.$AQ$5:.$AQ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S$4" chart:values-cell-range-address="with_protection.$AS$5:.$AS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O$4" chart:values-cell-range-address="with_protection.$AO$5:.$AO$27" chart:class="chart:line" chart:attached-axis="primary-y" chart:style-name="G0S0">
            <chart:data-point chart:repeated="23"/>
          </chart:series>
          <chart:series chart:label-cell-address="without_protection.$AP$4" chart:values-cell-range-address="with_protection.$AP$5:.$AP$27" chart:class="chart:line" chart:attached-axis="primary-y" chart:style-name="G0S1">
            <chart:data-point chart:repeated="23"/>
          </chart:series>
          <chart:series chart:label-cell-address="without_protection.$AR$4" chart:values-cell-range-address="with_protection.$AR$5:.$AR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1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L$5:.$L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L$5:.$L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1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M$5:.$M$27" chart:class="chart:line" chart:attached-axis="primary-y" chart:style-name="G0S0">
            <chart:data-point chart:repeated="23"/>
          </chart:series>
          <chart:series chart:values-cell-range-address="with_protection.$M$5:.$M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K$5:.$K$27" chart:class="chart:line" chart:attached-axis="primary-y" chart:style-name="G0S0">
            <chart:data-point chart:repeated="23"/>
          </chart:series>
          <chart:series chart:values-cell-range-address="with_protection.$K$5:.$K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V$5:.$V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V$5:.$V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W$5:.$W$27" chart:class="chart:line" chart:attached-axis="primary-y" chart:style-name="G0S0">
            <chart:data-point chart:repeated="23"/>
          </chart:series>
          <chart:series chart:values-cell-range-address="with_protection.$W$5:.$W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1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K$4" chart:values-cell-range-address="without_protection.$K$5:.$K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U$5:.$U$27" chart:class="chart:line" chart:attached-axis="primary-y" chart:style-name="G0S0">
            <chart:data-point chart:repeated="23"/>
          </chart:series>
          <chart:series chart:values-cell-range-address="with_protection.$U$5:.$U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H$5:.$AH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AH$5:.$AH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I$5:.$AI$27" chart:class="chart:line" chart:attached-axis="primary-y" chart:style-name="G0S0">
            <chart:data-point chart:repeated="23"/>
          </chart:series>
          <chart:series chart:values-cell-range-address="with_protection.$AI$5:.$AI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G$5:.$AG$27" chart:class="chart:line" chart:attached-axis="primary-y" chart:style-name="G0S0">
            <chart:data-point chart:repeated="23"/>
          </chart:series>
          <chart:series chart:values-cell-range-address="with_protection.$AG$5:.$AG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4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Q$5:.$AQ$27" chart:class="chart:line" chart:attached-axis="primary-y" chart:style-name="G0S0">
            <chart:data-point chart:repeated="23"/>
          </chart:series>
          <chart:series chart:values-cell-range-address="with_protection.$AQ$5:.$AQ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fabab" svg:stroke-opacity="100%" draw:stroke-linejoin="round" svg:stroke-linecap="round"/>
    </style:style>
    <style:style style:family="chart" style:name="G0S1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4</text:p>
        </chart:title>
        <chart:legend svg:x="627.5616535433071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S$5:.$AS$27" chart:class="chart:line" chart:attached-axis="primary-y" chart:style-name="G0S0">
            <chart:data-point chart:repeated="23"/>
          </chart:series>
          <chart:series chart:values-cell-range-address="with_protection.$AS$5:.$AS$27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4</text:p>
        </chart:title>
        <chart:legend svg:x="627.5616535433071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AR$5:.$AR$27" chart:class="chart:line" chart:attached-axis="primary-y" chart:style-name="G0S0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1">
            <chart:data-point chart:repeated="23"/>
          </chart:series>
          <chart:series chart:values-cell-range-address="with_protection.$AR$5:.$AR$27" chart:class="chart:line" chart:attached-axis="primary-y" chart:style-name="G0S2">
            <chart:data-point chart:repeated="23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without protection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L$5:.$L$27" chart:class="chart:line" chart:attached-axis="primary-y" chart:style-name="G0S0">
            <chart:data-point chart:repeated="23"/>
          </chart:series>
          <chart:series chart:values-cell-range-address="without_protection.$V$5:.$V$27" chart:class="chart:line" chart:attached-axis="primary-y" chart:style-name="G0S1">
            <chart:data-point chart:repeated="23"/>
          </chart:series>
          <chart:series chart:values-cell-range-address="without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series chart:values-cell-range-address="without_protection.$AR$5:.$AR$27" chart:class="chart:line" chart:attached-axis="primary-y" chart:style-name="G0S4">
            <chart:data-point chart:repeated="23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without protection</text:p>
        </chart:title>
        <chart:legend svg:x="654.496062992126pt" svg:y="28.92pt" chart:style-name="Lgnd"/>
        <chart:plot-area svg:x="95.20133858267717pt" svg:y="62.24165354330709pt" svg:width="546.116535433071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M$5:.$M$27" chart:class="chart:line" chart:attached-axis="primary-y" chart:style-name="G0S0">
            <chart:data-point chart:repeated="23"/>
          </chart:series>
          <chart:series chart:values-cell-range-address="without_protection.$W$5:.$W$27" chart:class="chart:line" chart:attached-axis="primary-y" chart:style-name="G0S1">
            <chart:data-point chart:repeated="23"/>
          </chart:series>
          <chart:series chart:values-cell-range-address="without_protection.$AI$5:.$AI$27" chart:class="chart:line" chart:attached-axis="primary-y" chart:style-name="G0S2">
            <chart:data-point chart:repeated="23"/>
          </chart:series>
          <chart:series chart:values-cell-range-address="without_protection.$AS$5:.$AS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without protection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out_protection.$K$5:.$K$27" chart:class="chart:line" chart:attached-axis="primary-y" chart:style-name="G0S0">
            <chart:data-point chart:repeated="23"/>
          </chart:series>
          <chart:series chart:values-cell-range-address="without_protection.$U$5:.$U$27" chart:class="chart:line" chart:attached-axis="primary-y" chart:style-name="G0S1">
            <chart:data-point chart:repeated="23"/>
          </chart:series>
          <chart:series chart:values-cell-range-address="without_protection.$AG$5:.$AG$27" chart:class="chart:line" chart:attached-axis="primary-y" chart:style-name="G0S2">
            <chart:data-point chart:repeated="23"/>
          </chart:series>
          <chart:series chart:values-cell-range-address="without_protection.$AQ$5:.$AQ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2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S$4" chart:values-cell-range-address="without_protection.$S$5:.$S$27" chart:class="chart:line" chart:attached-axis="primary-y" chart:style-name="G0S0">
            <chart:data-point chart:repeated="23"/>
          </chart:series>
          <chart:series chart:label-cell-address="without_protection.$T$4" chart:values-cell-range-address="without_protection.$T$5:.$T$27" chart:class="chart:line" chart:attached-axis="primary-y" chart:style-name="G0S1">
            <chart:data-point chart:repeated="23"/>
          </chart:series>
          <chart:series chart:label-cell-address="without_protection.$V$4" chart:values-cell-range-address="without_protection.$V$5:.$V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with protection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L$5:.$L$27" chart:class="chart:line" chart:attached-axis="primary-y" chart:style-name="G0S0">
            <chart:data-point chart:repeated="23"/>
          </chart:series>
          <chart:series chart:values-cell-range-address="with_protection.$V$5:.$V$27" chart:class="chart:line" chart:attached-axis="primary-y" chart:style-name="G0S1">
            <chart:data-point chart:repeated="23"/>
          </chart:series>
          <chart:series chart:values-cell-range-address="with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series chart:values-cell-range-address="with_protection.$AR$5:.$AR$27" chart:class="chart:line" chart:attached-axis="primary-y" chart:style-name="G0S4">
            <chart:data-point chart:repeated="23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with protection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W$5:.$W$27" chart:class="chart:line" chart:attached-axis="primary-y" chart:style-name="G0S0">
            <chart:data-point chart:repeated="23"/>
          </chart:series>
          <chart:series chart:values-cell-range-address="with_protection.$W$5:.$W$27" chart:class="chart:line" chart:attached-axis="primary-y" chart:style-name="G0S1">
            <chart:data-point chart:repeated="23"/>
          </chart:series>
          <chart:series chart:values-cell-range-address="with_protection.$AI$5:.$AI$27" chart:class="chart:line" chart:attached-axis="primary-y" chart:style-name="G0S2">
            <chart:data-point chart:repeated="23"/>
          </chart:series>
          <chart:series chart:values-cell-range-address="with_protection.$AS$5:.$AS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with protection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values-cell-range-address="with_protection.$K$5:.$K$27" chart:class="chart:line" chart:attached-axis="primary-y" chart:style-name="G0S0">
            <chart:data-point chart:repeated="23"/>
          </chart:series>
          <chart:series chart:values-cell-range-address="with_protection.$U$5:.$U$27" chart:class="chart:line" chart:attached-axis="primary-y" chart:style-name="G0S1">
            <chart:data-point chart:repeated="23"/>
          </chart:series>
          <chart:series chart:values-cell-range-address="with_protection.$AG$5:.$AG$27" chart:class="chart:line" chart:attached-axis="primary-y" chart:style-name="G0S2">
            <chart:data-point chart:repeated="23"/>
          </chart:series>
          <chart:series chart:values-cell-range-address="with_protection.$AQ$5:.$AQ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03.1251181102362pt" svg:width="931.5pt" chart:style-name="Crt0">
        <chart:title chart:style-name="CT00">
          <text:p text:style-name="a0" text:class-names="" text:cond-style-name="">Precision depending on material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</chart:axis>
          <chart:series chart:label-cell-address="comparision_different_materials.$D$3" chart:values-cell-range-address="comparision_different_materials.$D$4:.$D$9" chart:class="chart:line" chart:attached-axis="primary-y" chart:style-name="G0S0">
            <chart:data-point chart:repeated="6"/>
          </chart:series>
          <chart:series chart:label-cell-address="comparision_different_materials.$B$4" chart:values-cell-range-address="comparision_different_materials.$M$4:.$M$9" chart:class="chart:line" chart:attached-axis="primary-y" chart:style-name="G0S1">
            <chart:data-point chart:repeated="6"/>
          </chart:series>
          <chart:series chart:label-cell-address="comparision_different_materials.$B$10" chart:values-cell-range-address="comparision_different_materials.$M$10:.$M$15" chart:class="chart:line" chart:attached-axis="primary-y" chart:style-name="G0S2">
            <chart:data-point chart:repeated="6"/>
          </chart:series>
          <chart:series chart:label-cell-address="comparision_different_materials.$B$16" chart:values-cell-range-address="comparision_different_materials.$M$16:.$M$21" chart:class="chart:line" chart:attached-axis="primary-y" chart:style-name="G0S3">
            <chart:data-point chart:repeated="6"/>
          </chart:series>
          <chart:series chart:label-cell-address="comparision_different_materials.$B$22" chart:values-cell-range-address="comparision_different_materials.$M$22:.$M$27" chart:class="chart:line" chart:attached-axis="primary-y" chart:style-name="G0S4">
            <chart:data-point chart:repeated="6"/>
          </chart:series>
          <chart:series chart:label-cell-address="comparision_different_materials.$B$28" chart:values-cell-range-address="comparision_different_materials.$M$28:.$M$33" chart:class="chart:line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2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W$4" chart:values-cell-range-address="without_protection.$W$5:.$W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2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U$4" chart:values-cell-range-address="without_protection.$U$5:.$U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Measurements from Sensor 3</text:p>
        </chart:title>
        <chart:legend svg:x="654.496062992126pt" svg:y="28.92pt" chart:style-name="Lgnd"/>
        <chart:plot-area svg:x="110.4113385826772pt" svg:y="39.24165354330709pt" svg:width="535.0595275590551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Distance measured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E$4" chart:values-cell-range-address="without_protection.$AE$5:.$AE$27" chart:class="chart:line" chart:attached-axis="primary-y" chart:style-name="G0S0">
            <chart:data-point chart:repeated="23"/>
          </chart:series>
          <chart:series chart:label-cell-address="without_protection.$AF$4" chart:values-cell-range-address="without_protection.$AF$5:.$AF$27" chart:class="chart:line" chart:attached-axis="primary-y" chart:style-name="G0S1">
            <chart:data-point chart:repeated="23"/>
          </chart:series>
          <chart:series chart:label-cell-address="without_protection.$AH$4" chart:values-cell-range-address="without_protection.$AH$5:.$AH$27" chart:class="chart:line" chart:attached-axis="primary-y" chart:style-name="G0S2">
            <chart:data-point chart:repeated="23"/>
          </chart:series>
          <chart:series chart:label-cell-address="without_protection.$C$4" chart:values-cell-range-address="without_protection.$C$5:.$C$27" chart:class="chart:line" chart:attached-axis="primary-y" chart:style-name="G0S3">
            <chart:data-point chart:repeated="2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Error from Sensor 3</text:p>
        </chart:title>
        <chart:legend svg:x="654.496062992126pt" svg:y="28.92pt" chart:style-name="Lgnd"/>
        <chart:plot-area svg:x="100.2013385826772pt" svg:y="39.24165354330709pt" svg:width="545.2694488188976pt" svg:height="219.4715748031496pt" chart:style-name="Plt0">
          <chart:axis chart:dimension="y" chart:name="primary-y" chart:style-name="Axs0">
            <chart:title chart:style-name="AT00">
              <text:p text:style-name="a1" text:class-names="" text:cond-style-name=""><text:s text:c="1"/>Error %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I$4" chart:values-cell-range-address="without_protection.$AI$5:.$AI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325.4212598425197pt" svg:width="810.8769291338583pt" chart:style-name="Crt0">
        <chart:title chart:style-name="CT00">
          <text:p text:style-name="a0" text:class-names="" text:cond-style-name="">Stability from Sensor 3</text:p>
        </chart:title>
        <chart:legend svg:x="578.3767716535433pt" svg:y="13.92pt" chart:style-name="Lgnd"/>
        <chart:plot-area svg:x="107.9161417322835pt" svg:y="39.24165354330709pt" svg:width="537.5544881889764pt" svg:height="249.5350393700787pt" chart:style-name="Plt0">
          <chart:axis chart:dimension="y" chart:name="primary-y" chart:style-name="Axs0">
            <chart:title chart:style-name="AT00">
              <text:p text:style-name="a1" text:class-names="" text:cond-style-name=""><text:s text:c="1"/>std_deviation / distance_real</text:p>
            </chart:title>
            <chart:grid chart:class="major" chart:style-name="GMa0"/>
          </chart:axis>
          <chart:axis chart:dimension="x" chart:name="primary-x" chart:style-name="Axs1">
            <chart:title svg:x="361.1733070866142pt" svg:y="292.6255905511811pt" chart:style-name="AT01">
              <text:p text:style-name="a2" text:class-names="" text:cond-style-name="">Real Distance</text:p>
            </chart:title>
            <chart:categories table:cell-range-address="without_protection.$C$5:.$C$27"/>
          </chart:axis>
          <chart:series chart:label-cell-address="without_protection.$AG$4" chart:values-cell-range-address="without_protection.$AG$5:.$AG$27" chart:class="chart:line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